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ccffcc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ccffcc"/>
    </style:style>
    <style:style style:name="ce24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fo:background-color="#ccffcc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cc" style:text-align-source="fix" style:repeat-content="false"/>
      <style:paragraph-properties fo:text-align="justify" fo:margin-left="0in"/>
    </style:style>
    <style:style style:name="ce30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21">
      <style:table-cell-properties fo:background-color="#dddddd"/>
    </style:style>
    <style:style style:name="ce85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86" style:family="table-cell" style:parent-style-name="Default" style:data-style-name="N121"/>
    <style:style style:name="ce87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10" table:default-cell-style-name="Default"/>
        <table:table-column table:style-name="co7" table:default-cell-style-name="ce86"/>
        <table:table-column table:style-name="co7" table:number-columns-repeated="2" table:default-cell-style-name="Default"/>
        <table:table-column table:style-name="co8" table:number-columns-repeated="993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6" table:number-rows-spanned="1">
            <text:p>missile characteristics</text:p>
          </table:table-cell>
          <table:covered-table-cell table:number-columns-repeated="4" table:style-name="ce1"/>
          <table:covered-table-cell table:style-name="ce69"/>
          <table:table-cell table:style-name="ce69" office:value-type="string" table:number-columns-spanned="1" table:number-rows-spanned="2">
            <text:p>size mod</text:p>
          </table:table-cell>
          <table:table-cell table:style-name="ce71" office:value-type="string" table:number-columns-spanned="1" table:number-rows-spanned="2">
            <text:p>dps</text:p>
          </table:table-cell>
          <table:table-cell table:style-name="ce71" office:value-type="string" table:number-columns-spanned="1" table:number-rows-spanned="2">
            <text:p>dps/alloy</text:p>
          </table:table-cell>
          <table:table-cell table:style-name="ce71" office:value-type="string" table:number-columns-spanned="1" table:number-rows-spanned="2">
            <text:p>dps/en</text:p>
          </table:table-cell>
          <table:table-cell table:style-name="ce83" office:value-type="string" table:number-columns-spanned="1" table:number-rows-spanned="2">
            <text:p>wdps</text:p>
          </table:table-cell>
          <table:table-cell table:style-name="ce83" office:value-type="string" table:number-columns-spanned="1" table:number-rows-spanned="2">
            <text:p>dps mod</text:p>
          </table:table-cell>
          <table:table-cell table:number-columns-repeated="994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9" office:value-type="string">
            <text:p>retarget</text:p>
          </table:table-cell>
          <table:covered-table-cell table:style-name="ce69"/>
          <table:covered-table-cell table:number-columns-repeated="3" table:style-name="ce71"/>
          <table:covered-table-cell table:style-name="ce84"/>
          <table:covered-table-cell/>
          <table:table-cell table:number-columns-repeated="994"/>
        </table:table-row>
        <table:table-row table:style-name="ro3">
          <table:table-cell table:style-name="ce1" table:number-columns-repeated="23"/>
          <table:table-cell table:style-name="ce69" table:number-columns-repeated="2"/>
          <table:table-cell table:style-name="ce71" table:number-columns-repeated="3"/>
          <table:table-cell table:style-name="ce85"/>
          <table:table-cell table:style-name="ce87" table:number-columns-repeated="992"/>
          <table:table-cell table:number-columns-repeated="3"/>
        </table:table-row>
        <table:table-row table:style-name="ro2">
          <table:table-cell table:style-name="ce2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32" office:value-type="string">
            <text:p>S</text:p>
          </table:table-cell>
          <table:table-cell table:style-name="ce32" office:value-type="float" office:value="28">
            <text:p>28</text:p>
          </table:table-cell>
          <table:table-cell table:style-name="ce46" office:value-type="float" office:value="-17">
            <text:p>-17</text:p>
          </table:table-cell>
          <table:table-cell table:style-name="ce32" office:value-type="float" office:value="17">
            <text:p>17</text:p>
          </table:table-cell>
          <table:table-cell table:style-name="ce46" office:value-type="float" office:value="46">
            <text:p>46</text:p>
          </table:table-cell>
          <table:table-cell table:style-name="ce32" office:value-type="float" office:value="5">
            <text:p>5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30">
            <text:p>30</text:p>
          </table:table-cell>
          <table:table-cell table:style-name="ce32" office:value-type="float" office:value="40">
            <text:p>40</text:p>
          </table:table-cell>
          <table:table-cell table:style-name="ce46" office:value-type="float" office:value="0.9">
            <text:p>0.9</text:p>
          </table:table-cell>
          <table:table-cell table:style-name="ce46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style-name="ce46" office:value-type="float" office:value="0.5">
            <text:p>0.5</text:p>
          </table:table-cell>
          <table:table-cell table:style-name="ce46" office:value-type="float" office:value="1.5">
            <text:p>1.5</text:p>
          </table:table-cell>
          <table:table-cell table:number-columns-repeated="2" table:style-name="ce46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6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2" table:formula="of:=([.F4] + [.G4]) / (2 * ( ((([.H4] + [.I4]) / 2) + [.J4]) / 10 )) * [.L4]" office:value-type="float" office:value="6.67058823529412">
            <text:p>6.6706</text:p>
          </table:table-cell>
          <table:table-cell table:style-name="ce77" table:formula="of:=[.Z4]/[.D4]" office:value-type="float" office:value="0.238235294117647">
            <text:p>0.2382</text:p>
          </table:table-cell>
          <table:table-cell table:style-name="ce80" table:formula="of:=-1*[.Z4]/[.E4]" office:value-type="float" office:value="0.392387543252595">
            <text:p>0.3924</text:p>
          </table:table-cell>
          <table:table-cell table:style-name="ce77" table:formula="of:=[.Z4] * ([.N4] + [.O4] + [.P4]) / (3 - [.Q4] - [.R4])" office:value-type="float" office:value="6.67058823529412">
            <text:p>6.6706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3" office:value-type="string">
            <text:p>M</text:p>
          </table:table-cell>
          <table:table-cell table:style-name="ce33" office:value-type="float" office:value="56">
            <text:p>56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115">
            <text:p>115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5] + [.G5]) / (2 * ( ((([.H5] + [.I5]) / 2) + [.J5]) / 10 )) * [.L5]" office:value-type="float" office:value="13.41">
            <text:p>13.4100</text:p>
          </table:table-cell>
          <table:table-cell table:style-name="ce77" table:formula="of:=[.Z5]/[.D5]" office:value-type="float" office:value="0.239464285714286">
            <text:p>0.2395</text:p>
          </table:table-cell>
          <table:table-cell table:style-name="ce80" table:formula="of:=-1*[.Z5]/[.E5]" office:value-type="float" office:value="0.447">
            <text:p>0.4470</text:p>
          </table:table-cell>
          <table:table-cell table:style-name="ce77" table:formula="of:=[.Z5] * ([.N5] + [.O5] + [.P5]) / (3 - [.Q5] - [.R5])" office:value-type="float" office:value="13.41">
            <text:p>13.4100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3" office:value-type="string">
            <text:p>L</text:p>
          </table:table-cell>
          <table:table-cell table:style-name="ce33" office:value-type="float" office:value="112">
            <text:p>112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102">
            <text:p>102</text:p>
          </table:table-cell>
          <table:table-cell table:style-name="ce47" office:value-type="float" office:value="276">
            <text:p>276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6] + [.G6]) / (2 * ( ((([.H6] + [.I6]) / 2) + [.J6]) / 10 )) * [.L6]" office:value-type="float" office:value="29.8421052631579">
            <text:p>29.8421</text:p>
          </table:table-cell>
          <table:table-cell table:style-name="ce77" table:formula="of:=[.Z6]/[.D6]" office:value-type="float" office:value="0.266447368421053">
            <text:p>0.2664</text:p>
          </table:table-cell>
          <table:table-cell table:style-name="ce80" table:formula="of:=-1*[.Z6]/[.E6]" office:value-type="float" office:value="0.505798394290812">
            <text:p>0.5058</text:p>
          </table:table-cell>
          <table:table-cell table:style-name="ce77" table:formula="of:=[.Z6] * ([.N6] + [.O6] + [.P6]) / (3 - [.Q6] - [.R6])" office:value-type="float" office:value="29.8421052631579">
            <text:p>29.8421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7] + [.G7]) / (2 * ( ((([.H7] + [.I7]) / 2) + [.J7]) / 10 )) * [.L7]" office:value-type="float" office:value="8.36470588235294">
            <text:p>8.3647</text:p>
          </table:table-cell>
          <table:table-cell table:style-name="ce76" table:formula="of:=[.Z7]/[.D7]" office:value-type="float" office:value="0.278823529411765">
            <text:p>0.2788</text:p>
          </table:table-cell>
          <table:table-cell table:style-name="ce81" table:formula="of:=-1*[.Z7]/[.E7]" office:value-type="float" office:value="0.418235294117647">
            <text:p>0.4182</text:p>
          </table:table-cell>
          <table:table-cell table:style-name="ce76" table:formula="of:=[.Z7] * ([.N7] + [.O7] + [.P7]) / (3 - [.Q7] - [.R7])" office:value-type="float" office:value="8.36470588235294">
            <text:p>8.3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3">
            <text:p>53</text:p>
          </table:table-cell>
          <table:table-cell table:style-name="ce48" office:value-type="float" office:value="134">
            <text:p>13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] + [.G8]) / (2 * ( ((([.H8] + [.I8]) / 2) + [.J8]) / 10 )) * [.L8]" office:value-type="float" office:value="16.83">
            <text:p>16.8300</text:p>
          </table:table-cell>
          <table:table-cell table:style-name="ce76" table:formula="of:=[.Z8]/[.D8]" office:value-type="float" office:value="0.2805">
            <text:p>0.2805</text:p>
          </table:table-cell>
          <table:table-cell table:style-name="ce81" table:formula="of:=-1*[.Z8]/[.E8]" office:value-type="float" office:value="0.495">
            <text:p>0.4950</text:p>
          </table:table-cell>
          <table:table-cell table:style-name="ce76" table:formula="of:=[.Z8] * ([.N8] + [.O8] + [.P8]) / (3 - [.Q8] - [.R8])" office:value-type="float" office:value="16.83">
            <text:p>16.83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] + [.G9]) / (2 * ( ((([.H9] + [.I9]) / 2) + [.J9]) / 10 )) * [.L9]" office:value-type="float" office:value="34.8947368421053">
            <text:p>34.8947</text:p>
          </table:table-cell>
          <table:table-cell table:style-name="ce76" table:formula="of:=[.Z9]/[.D9]" office:value-type="float" office:value="0.290789473684211">
            <text:p>0.2908</text:p>
          </table:table-cell>
          <table:table-cell table:style-name="ce81" table:formula="of:=-1*[.Z9]/[.E9]" office:value-type="float" office:value="0.545230263157895">
            <text:p>0.5452</text:p>
          </table:table-cell>
          <table:table-cell table:style-name="ce76" table:formula="of:=[.Z9] * ([.N9] + [.O9] + [.P9]) / (3 - [.Q9] - [.R9])" office:value-type="float" office:value="34.8947368421053">
            <text:p>34.89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] + [.G10]) / (2 * ( ((([.H10] + [.I10]) / 2) + [.J10]) / 10 )) * [.L10]" office:value-type="float" office:value="8.36470588235294">
            <text:p>8.3647</text:p>
          </table:table-cell>
          <table:table-cell table:style-name="ce76" table:formula="of:=[.Z10]/[.D10]" office:value-type="float" office:value="0.278823529411765">
            <text:p>0.2788</text:p>
          </table:table-cell>
          <table:table-cell table:style-name="ce81" office:value-type="string">
            <text:p>n/a</text:p>
          </table:table-cell>
          <table:table-cell table:style-name="ce76" table:formula="of:=[.Z10] * ([.N10] + [.O10] + [.P10]) / (3 - [.Q10] - [.R10])" office:value-type="float" office:value="8.36470588235294">
            <text:p>8.3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3">
            <text:p>53</text:p>
          </table:table-cell>
          <table:table-cell table:style-name="ce48" office:value-type="float" office:value="134">
            <text:p>13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] + [.G11]) / (2 * ( ((([.H11] + [.I11]) / 2) + [.J11]) / 10 )) * [.L11]" office:value-type="float" office:value="16.83">
            <text:p>16.8300</text:p>
          </table:table-cell>
          <table:table-cell table:style-name="ce76" table:formula="of:=[.Z11]/[.D11]" office:value-type="float" office:value="0.2805">
            <text:p>0.2805</text:p>
          </table:table-cell>
          <table:table-cell table:style-name="ce81" office:value-type="string">
            <text:p>n/a</text:p>
          </table:table-cell>
          <table:table-cell table:style-name="ce76" table:formula="of:=[.Z11] * ([.N11] + [.O11] + [.P11]) / (3 - [.Q11] - [.R11])" office:value-type="float" office:value="16.83">
            <text:p>16.83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] + [.G12]) / (2 * ( ((([.H12] + [.I12]) / 2) + [.J12]) / 10 )) * [.L12]" office:value-type="float" office:value="34.8947368421053">
            <text:p>34.8947</text:p>
          </table:table-cell>
          <table:table-cell table:style-name="ce76" table:formula="of:=[.Z12]/[.D12]" office:value-type="float" office:value="0.290789473684211">
            <text:p>0.2908</text:p>
          </table:table-cell>
          <table:table-cell table:style-name="ce81" office:value-type="string">
            <text:p>n/a</text:p>
          </table:table-cell>
          <table:table-cell table:style-name="ce76" table:formula="of:=[.Z12] * ([.N12] + [.O12] + [.P12]) / (3 - [.Q12] - [.R12])" office:value-type="float" office:value="34.8947368421053">
            <text:p>34.89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64">
            <text:p>264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] + [.G13]) / (2 * ( ((([.H13] + [.I13]) / 2) + [.J13]) / 10 )) * [.L13]" office:value-type="float" office:value="68.2105263157895">
            <text:p>68.2105</text:p>
          </table:table-cell>
          <table:table-cell table:style-name="ce76" table:formula="of:=[.Z13]/[.D13]" office:value-type="float" office:value="0.284210526315789">
            <text:p>0.2842</text:p>
          </table:table-cell>
          <table:table-cell table:style-name="ce81" office:value-type="string">
            <text:p>n/a</text:p>
          </table:table-cell>
          <table:table-cell table:style-name="ce76" table:formula="of:=[.Z13] * ([.N13] + [.O13] + [.P13]) / (3 - [.Q13] - [.R13])" office:value-type="float" office:value="68.2105263157895">
            <text:p>68.210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] + [.G14]) / (2 * ( ((([.H14] + [.I14]) / 2) + [.J14]) / 10 )) * [.L14]" office:value-type="float" office:value="10.2705882352941">
            <text:p>10.2706</text:p>
          </table:table-cell>
          <table:table-cell table:style-name="ce76" table:formula="of:=[.Z14]/[.D14]" office:value-type="float" office:value="0.285294117647059">
            <text:p>0.2853</text:p>
          </table:table-cell>
          <table:table-cell table:style-name="ce81" table:formula="of:=-1*[.Z14]/[.E14]" office:value-type="float" office:value="0.427941176470588">
            <text:p>0.4279</text:p>
          </table:table-cell>
          <table:table-cell table:style-name="ce76" table:formula="of:=[.Z14] * ([.N14] + [.O14] + [.P14]) / (3 - [.Q14] - [.R14])" office:value-type="float" office:value="10.2705882352941">
            <text:p>10.2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206">
            <text:p>20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] + [.G15]) / (2 * ( ((([.H15] + [.I15]) / 2) + [.J15]) / 10 )) * [.L15]" office:value-type="float" office:value="24.39">
            <text:p>24.3900</text:p>
          </table:table-cell>
          <table:table-cell table:style-name="ce76" table:formula="of:=[.Z15]/[.D15]" office:value-type="float" office:value="0.33875">
            <text:p>0.3388</text:p>
          </table:table-cell>
          <table:table-cell table:style-name="ce81" table:formula="of:=-1*[.Z15]/[.E15]" office:value-type="float" office:value="0.530217391304348">
            <text:p>0.5302</text:p>
          </table:table-cell>
          <table:table-cell table:style-name="ce76" table:formula="of:=[.Z15] * ([.N15] + [.O15] + [.P15]) / (3 - [.Q15] - [.R15])" office:value-type="float" office:value="24.39">
            <text:p>24.39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412">
            <text:p>41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] + [.G16]) / (2 * ( ((([.H16] + [.I16]) / 2) + [.J16]) / 10 )) * [.L16]" office:value-type="float" office:value="47.0526315789474">
            <text:p>47.0526</text:p>
          </table:table-cell>
          <table:table-cell table:style-name="ce76" table:formula="of:=[.Z16]/[.D16]" office:value-type="float" office:value="0.326754385964912">
            <text:p>0.3268</text:p>
          </table:table-cell>
          <table:table-cell table:style-name="ce81" table:formula="of:=-1*[.Z16]/[.E16]" office:value-type="float" office:value="0.52280701754386">
            <text:p>0.5228</text:p>
          </table:table-cell>
          <table:table-cell table:style-name="ce76" table:formula="of:=[.Z16] * ([.N16] + [.O16] + [.P16]) / (3 - [.Q16] - [.R16])" office:value-type="float" office:value="47.0526315789474">
            <text:p>47.05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] + [.G17]) / (2 * ( ((([.H17] + [.I17]) / 2) + [.J17]) / 10 )) * [.L17]" office:value-type="float" office:value="10.2705882352941">
            <text:p>10.2706</text:p>
          </table:table-cell>
          <table:table-cell table:style-name="ce76" table:formula="of:=[.Z17]/[.D17]" office:value-type="float" office:value="0.285294117647059">
            <text:p>0.2853</text:p>
          </table:table-cell>
          <table:table-cell table:style-name="ce81" office:value-type="string">
            <text:p>n/a</text:p>
          </table:table-cell>
          <table:table-cell table:style-name="ce76" table:formula="of:=[.Z17] * ([.N17] + [.O17] + [.P17]) / (3 - [.Q17] - [.R17])" office:value-type="float" office:value="10.2705882352941">
            <text:p>10.2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206">
            <text:p>20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] + [.G18]) / (2 * ( ((([.H18] + [.I18]) / 2) + [.J18]) / 10 )) * [.L18]" office:value-type="float" office:value="24.39">
            <text:p>24.3900</text:p>
          </table:table-cell>
          <table:table-cell table:style-name="ce76" table:formula="of:=[.Z18]/[.D18]" office:value-type="float" office:value="0.33875">
            <text:p>0.3388</text:p>
          </table:table-cell>
          <table:table-cell table:style-name="ce81" office:value-type="string">
            <text:p>n/a</text:p>
          </table:table-cell>
          <table:table-cell table:style-name="ce76" table:formula="of:=[.Z18] * ([.N18] + [.O18] + [.P18]) / (3 - [.Q18] - [.R18])" office:value-type="float" office:value="24.39">
            <text:p>24.39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412">
            <text:p>41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] + [.G19]) / (2 * ( ((([.H19] + [.I19]) / 2) + [.J19]) / 10 )) * [.L19]" office:value-type="float" office:value="47.0526315789474">
            <text:p>47.0526</text:p>
          </table:table-cell>
          <table:table-cell table:style-name="ce76" table:formula="of:=[.Z19]/[.D19]" office:value-type="float" office:value="0.326754385964912">
            <text:p>0.3268</text:p>
          </table:table-cell>
          <table:table-cell table:style-name="ce81" office:value-type="string">
            <text:p>n/a</text:p>
          </table:table-cell>
          <table:table-cell table:style-name="ce76" table:formula="of:=[.Z19] * ([.N19] + [.O19] + [.P19]) / (3 - [.Q19] - [.R19])" office:value-type="float" office:value="47.0526315789474">
            <text:p>47.05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6">
            <text:p>366</text:p>
          </table:table-cell>
          <table:table-cell table:style-name="ce48" office:value-type="float" office:value="820">
            <text:p>82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] + [.G20]) / (2 * ( ((([.H20] + [.I20]) / 2) + [.J20]) / 10 )) * [.L20]" office:value-type="float" office:value="93.6315789473684">
            <text:p>93.6316</text:p>
          </table:table-cell>
          <table:table-cell table:style-name="ce76" table:formula="of:=[.Z20]/[.D20]" office:value-type="float" office:value="0.325109649122807">
            <text:p>0.3251</text:p>
          </table:table-cell>
          <table:table-cell table:style-name="ce81" office:value-type="string">
            <text:p>n/a</text:p>
          </table:table-cell>
          <table:table-cell table:style-name="ce76" table:formula="of:=[.Z20] * ([.N20] + [.O20] + [.P20]) / (3 - [.Q20] - [.R20])" office:value-type="float" office:value="93.6315789473684">
            <text:p>93.63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hase Disruptor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21] + [.G21]) / (2 * ( ((([.H21] + [.I21]) / 2) + [.J21]) / 10 )) * [.L21]" office:value-type="float" office:value="4.34782608695652">
            <text:p>4.3478</text:p>
          </table:table-cell>
          <table:table-cell table:style-name="ce77" table:formula="of:=[.Z21]/[.D21]" office:value-type="float" office:value="0.173913043478261">
            <text:p>0.1739</text:p>
          </table:table-cell>
          <table:table-cell table:style-name="ce80" table:formula="of:=-1*[.Z21]/[.E21]" office:value-type="float" office:value="0.255754475703325">
            <text:p>0.2558</text:p>
          </table:table-cell>
          <table:table-cell table:style-name="ce77" table:formula="of:=[.Z21] * ([.N21] + [.O21] + [.P21]) / (3 - [.Q21] - [.R21])" office:value-type="float" office:value="13.0434782608696">
            <text:p>13.04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hase Disruptor</text:p>
          </table:table-cell>
          <table:table-cell table:style-name="ce33" office:value-type="string">
            <text:p>M</text:p>
          </table:table-cell>
          <table:table-cell table:style-name="ce33" office:value-type="float" office:value="35">
            <text:p>35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8">
            <text:p>48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6">
            <text:p>16</text:p>
          </table:table-cell>
          <table:table-cell table:style-name="ce47" office:value-type="float" office:value="24">
            <text:p>24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22] + [.G22]) / (2 * ( ((([.H22] + [.I22]) / 2) + [.J22]) / 10 )) * [.L22]" office:value-type="float" office:value="7.20588235294118">
            <text:p>7.2059</text:p>
          </table:table-cell>
          <table:table-cell table:style-name="ce77" table:formula="of:=[.Z22]/[.D22]" office:value-type="float" office:value="0.205882352941176">
            <text:p>0.2059</text:p>
          </table:table-cell>
          <table:table-cell table:style-name="ce80" table:formula="of:=-1*[.Z22]/[.E22]" office:value-type="float" office:value="0.240196078431373">
            <text:p>0.2402</text:p>
          </table:table-cell>
          <table:table-cell table:style-name="ce77" table:formula="of:=[.Z22] * ([.N22] + [.O22] + [.P22]) / (3 - [.Q22] - [.R22])" office:value-type="float" office:value="21.6176470588235">
            <text:p>21.6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] + [.G23]) / (2 * ( ((([.H23] + [.I23]) / 2) + [.J23]) / 10 )) * [.L23]" office:value-type="float" office:value="7.60869565217391">
            <text:p>7.6087</text:p>
          </table:table-cell>
          <table:table-cell table:style-name="ce76" table:formula="of:=[.Z23]/[.D23]" office:value-type="float" office:value="0.253623188405797">
            <text:p>0.2536</text:p>
          </table:table-cell>
          <table:table-cell table:style-name="ce81" table:formula="of:=-1*[.Z23]/[.E23]" office:value-type="float" office:value="0.380434782608696">
            <text:p>0.3804</text:p>
          </table:table-cell>
          <table:table-cell table:style-name="ce76" table:formula="of:=[.Z23] * ([.N23] + [.O23] + [.P23]) / (3 - [.Q23] - [.R23])" office:value-type="float" office:value="22.8260869565217">
            <text:p>22.82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85">
            <text:p>8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] + [.G24]) / (2 * ( ((([.H24] + [.I24]) / 2) + [.J24]) / 10 )) * [.L24]" office:value-type="float" office:value="13.6764705882353">
            <text:p>13.6765</text:p>
          </table:table-cell>
          <table:table-cell table:style-name="ce76" table:formula="of:=[.Z24]/[.D24]" office:value-type="float" office:value="0.227941176470588">
            <text:p>0.2279</text:p>
          </table:table-cell>
          <table:table-cell table:style-name="ce81" table:formula="of:=-1*[.Z24]/[.E24]" office:value-type="float" office:value="0.402249134948097">
            <text:p>0.4022</text:p>
          </table:table-cell>
          <table:table-cell table:style-name="ce76" table:formula="of:=[.Z24] * ([.N24] + [.O24] + [.P24]) / (3 - [.Q24] - [.R24])" office:value-type="float" office:value="41.0294117647059">
            <text:p>41.029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] + [.G25]) / (2 * ( ((([.H25] + [.I25]) / 2) + [.J25]) / 10 )) * [.L25]" office:value-type="float" office:value="7.60869565217391">
            <text:p>7.6087</text:p>
          </table:table-cell>
          <table:table-cell table:style-name="ce76" table:formula="of:=[.Z25]/[.D25]" office:value-type="float" office:value="0.253623188405797">
            <text:p>0.2536</text:p>
          </table:table-cell>
          <table:table-cell table:style-name="ce81" office:value-type="string">
            <text:p>n/a</text:p>
          </table:table-cell>
          <table:table-cell table:style-name="ce76" table:formula="of:=[.Z25] * ([.N25] + [.O25] + [.P25]) / (3 - [.Q25] - [.R25])" office:value-type="float" office:value="22.8260869565217">
            <text:p>22.82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85">
            <text:p>8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] + [.G26]) / (2 * ( ((([.H26] + [.I26]) / 2) + [.J26]) / 10 )) * [.L26]" office:value-type="float" office:value="13.6764705882353">
            <text:p>13.6765</text:p>
          </table:table-cell>
          <table:table-cell table:style-name="ce76" table:formula="of:=[.Z26]/[.D26]" office:value-type="float" office:value="0.227941176470588">
            <text:p>0.2279</text:p>
          </table:table-cell>
          <table:table-cell table:style-name="ce81" office:value-type="string">
            <text:p>n/a</text:p>
          </table:table-cell>
          <table:table-cell table:style-name="ce76" table:formula="of:=[.Z26] * ([.N26] + [.O26] + [.P26]) / (3 - [.Q26] - [.R26])" office:value-type="float" office:value="41.0294117647059">
            <text:p>41.029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3">
            <text:p>13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7] + [.G27]) / (2 * ( ((([.H27] + [.I27]) / 2) + [.J27]) / 10 )) * [.L27]" office:value-type="float" office:value="25.0684931506849">
            <text:p>25.0685</text:p>
          </table:table-cell>
          <table:table-cell table:style-name="ce76" table:formula="of:=[.Z27]/[.D27]" office:value-type="float" office:value="0.208904109589041">
            <text:p>0.2089</text:p>
          </table:table-cell>
          <table:table-cell table:style-name="ce81" office:value-type="string">
            <text:p>n/a</text:p>
          </table:table-cell>
          <table:table-cell table:style-name="ce76" table:formula="of:=[.Z27] * ([.N27] + [.O27] + [.P27]) / (3 - [.Q27] - [.R27])" office:value-type="float" office:value="75.2054794520548">
            <text:p>75.205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45">
            <text:p>345</text:p>
          </table:table-cell>
          <table:table-cell table:style-name="ce35" office:value-type="float" office:value="6">
            <text:p>6</text:p>
          </table:table-cell>
          <table:table-cell table:number-columns-repeated="2"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8] + [.G28]) / (2 * ( ((([.H28] + [.I28]) / 2) + [.J28]) / 10 )) * [.L28]" office:value-type="float" office:value="46.5384615384615">
            <text:p>46.5385</text:p>
          </table:table-cell>
          <table:table-cell table:style-name="ce76" table:formula="of:=[.Z28]/[.D28]" office:value-type="float" office:value="0.193910256410256">
            <text:p>0.1939</text:p>
          </table:table-cell>
          <table:table-cell table:style-name="ce81" office:value-type="string">
            <text:p>n/a</text:p>
          </table:table-cell>
          <table:table-cell table:style-name="ce76" table:formula="of:=[.Z28] * ([.N28] + [.O28] + [.P28]) / (3 - [.Q28] - [.R28])" office:value-type="float" office:value="139.615384615385">
            <text:p>139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43">
            <text:p>43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9] + [.G29]) / (2 * ( ((([.H29] + [.I29]) / 2) + [.J29]) / 10 )) * [.L29]" office:value-type="float" office:value="10.4347826086957">
            <text:p>10.4348</text:p>
          </table:table-cell>
          <table:table-cell table:style-name="ce76" table:formula="of:=[.Z29]/[.D29]" office:value-type="float" office:value="0.289855072463768">
            <text:p>0.2899</text:p>
          </table:table-cell>
          <table:table-cell table:style-name="ce81" table:formula="of:=-1*[.Z29]/[.E29]" office:value-type="float" office:value="0.434782608695652">
            <text:p>0.4348</text:p>
          </table:table-cell>
          <table:table-cell table:style-name="ce76" table:formula="of:=[.Z29] * ([.N29] + [.O29] + [.P29]) / (3 - [.Q29] - [.R29])" office:value-type="float" office:value="31.304347826087">
            <text:p>31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15">
            <text:p>11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0] + [.G30]) / (2 * ( ((([.H30] + [.I30]) / 2) + [.J30]) / 10 )) * [.L30]" office:value-type="float" office:value="18.3823529411765">
            <text:p>18.3824</text:p>
          </table:table-cell>
          <table:table-cell table:style-name="ce76" table:formula="of:=[.Z30]/[.D30]" office:value-type="float" office:value="0.25531045751634">
            <text:p>0.2553</text:p>
          </table:table-cell>
          <table:table-cell table:style-name="ce81" table:formula="of:=-1*[.Z30]/[.E30]" office:value-type="float" office:value="0.399616368286445">
            <text:p>0.3996</text:p>
          </table:table-cell>
          <table:table-cell table:style-name="ce76" table:formula="of:=[.Z30] * ([.N30] + [.O30] + [.P30]) / (3 - [.Q30] - [.R30])" office:value-type="float" office:value="55.1470588235294">
            <text:p>55.14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43">
            <text:p>43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1] + [.G31]) / (2 * ( ((([.H31] + [.I31]) / 2) + [.J31]) / 10 )) * [.L31]" office:value-type="float" office:value="10.4347826086957">
            <text:p>10.4348</text:p>
          </table:table-cell>
          <table:table-cell table:style-name="ce76" table:formula="of:=[.Z31]/[.D31]" office:value-type="float" office:value="0.289855072463768">
            <text:p>0.2899</text:p>
          </table:table-cell>
          <table:table-cell table:style-name="ce81" office:value-type="string">
            <text:p>n/a</text:p>
          </table:table-cell>
          <table:table-cell table:style-name="ce76" table:formula="of:=[.Z31] * ([.N31] + [.O31] + [.P31]) / (3 - [.Q31] - [.R31])" office:value-type="float" office:value="31.304347826087">
            <text:p>31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15">
            <text:p>11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2] + [.G32]) / (2 * ( ((([.H32] + [.I32]) / 2) + [.J32]) / 10 )) * [.L32]" office:value-type="float" office:value="18.3823529411765">
            <text:p>18.3824</text:p>
          </table:table-cell>
          <table:table-cell table:style-name="ce76" table:formula="of:=[.Z32]/[.D32]" office:value-type="float" office:value="0.25531045751634">
            <text:p>0.2553</text:p>
          </table:table-cell>
          <table:table-cell table:style-name="ce81" office:value-type="string">
            <text:p>n/a</text:p>
          </table:table-cell>
          <table:table-cell table:style-name="ce76" table:formula="of:=[.Z32] * ([.N32] + [.O32] + [.P32]) / (3 - [.Q32] - [.R32])" office:value-type="float" office:value="55.1470588235294">
            <text:p>55.14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3] + [.G33]) / (2 * ( ((([.H33] + [.I33]) / 2) + [.J33]) / 10 )) * [.L33]" office:value-type="float" office:value="33.5616438356164">
            <text:p>33.5616</text:p>
          </table:table-cell>
          <table:table-cell table:style-name="ce76" table:formula="of:=[.Z33]/[.D33]" office:value-type="float" office:value="0.23306697108067">
            <text:p>0.2331</text:p>
          </table:table-cell>
          <table:table-cell table:style-name="ce81" office:value-type="string">
            <text:p>n/a</text:p>
          </table:table-cell>
          <table:table-cell table:style-name="ce76" table:formula="of:=[.Z33] * ([.N33] + [.O33] + [.P33]) / (3 - [.Q33] - [.R33])" office:value-type="float" office:value="100.684931506849">
            <text:p>100.68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480">
            <text:p>480</text:p>
          </table:table-cell>
          <table:table-cell table:style-name="ce35" office:value-type="float" office:value="6">
            <text:p>6</text:p>
          </table:table-cell>
          <table:table-cell table:number-columns-repeated="2"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4] + [.G34]) / (2 * ( ((([.H34] + [.I34]) / 2) + [.J34]) / 10 )) * [.L34]" office:value-type="float" office:value="64.1025641025641">
            <text:p>64.1026</text:p>
          </table:table-cell>
          <table:table-cell table:style-name="ce76" table:formula="of:=[.Z34]/[.D34]" office:value-type="float" office:value="0.222578347578348">
            <text:p>0.2226</text:p>
          </table:table-cell>
          <table:table-cell table:style-name="ce81" office:value-type="string">
            <text:p>n/a</text:p>
          </table:table-cell>
          <table:table-cell table:style-name="ce76" table:formula="of:=[.Z34] * ([.N34] + [.O34] + [.P34]) / (3 - [.Q34] - [.R34])" office:value-type="float" office:value="192.307692307692">
            <text:p>192.30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Neutron Launchers</text:p>
          </table:table-cell>
          <table:table-cell table:style-name="ce33" office:value-type="string">
            <text:p>G</text:p>
          </table:table-cell>
          <table:table-cell table:style-name="ce33" office:value-type="float" office:value="155">
            <text:p>155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61">
            <text:p>61</text:p>
          </table:table-cell>
          <table:table-cell table:style-name="ce47" office:value-type="float" office:value="131">
            <text:p>131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50">
            <text:p>150</text:p>
          </table:table-cell>
          <table:table-cell table:style-name="ce33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1">
            <text:p>1</text:p>
          </table:table-cell>
          <table:table-cell table:style-name="ce72" table:formula="of:=([.F35] + [.G35]) / (2 * ( ((([.H35] + [.I35]) / 2) + [.J35]) / 10 )) * [.L35]" office:value-type="float" office:value="4.06588235294118">
            <text:p>4.0659</text:p>
          </table:table-cell>
          <table:table-cell table:style-name="ce77" table:formula="of:=[.Z35]/[.D35]" office:value-type="float" office:value="0.0262314990512334">
            <text:p>0.0262</text:p>
          </table:table-cell>
          <table:table-cell table:style-name="ce80" table:formula="of:=-1*[.Z35]/[.E35]" office:value-type="float" office:value="0.0451764705882353">
            <text:p>0.0452</text:p>
          </table:table-cell>
          <table:table-cell table:style-name="ce77" table:formula="of:=[.Z35] * ([.N35] + [.O35] + [.P35]) / (3 - [.Q35] - [.R35])" office:value-type="float" office:value="5.08235294117647">
            <text:p>5.0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Muon Launchers</text:p>
          </table:table-cell>
          <table:table-cell table:style-name="ce34" office:value-type="string">
            <text:p>G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05">
            <text:p>-105</text:p>
          </table:table-cell>
          <table:table-cell table:style-name="ce35" office:value-type="float" office:value="76">
            <text:p>76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6] + [.G36]) / (2 * ( ((([.H36] + [.I36]) / 2) + [.J36]) / 10 )) * [.L36]" office:value-type="float" office:value="5.04">
            <text:p>5.0400</text:p>
          </table:table-cell>
          <table:table-cell table:style-name="ce76" table:formula="of:=[.Z36]/[.D36]" office:value-type="float" office:value="0.028">
            <text:p>0.0280</text:p>
          </table:table-cell>
          <table:table-cell table:style-name="ce81" table:formula="of:=-1*[.Z36]/[.E36]" office:value-type="float" office:value="0.048">
            <text:p>0.0480</text:p>
          </table:table-cell>
          <table:table-cell table:style-name="ce76" table:formula="of:=[.Z36] * ([.N36] + [.O36] + [.P36]) / (3 - [.Q36] - [.R36])" office:value-type="float" office:value="6.3">
            <text:p>6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8">
            <text:p>38</text:p>
          </table:table-cell>
          <table:table-cell table:style-name="ce48" office:value-type="float" office:value="81">
            <text:p>81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7] + [.G37]) / (2 * ( ((([.H37] + [.I37]) / 2) + [.J37]) / 10 )) * [.L37]" office:value-type="float" office:value="2.52">
            <text:p>2.5200</text:p>
          </table:table-cell>
          <table:table-cell table:style-name="ce76" table:formula="of:=[.Z37]/[.D37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7] * ([.N37] + [.O37] + [.P37]) / (3 - [.Q37] - [.R37])" office:value-type="float" office:value="3.15">
            <text:p>3.1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76">
            <text:p>76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8] + [.G38]) / (2 * ( ((([.H38] + [.I38]) / 2) + [.J38]) / 10 )) * [.L38]" office:value-type="float" office:value="5.04">
            <text:p>5.0400</text:p>
          </table:table-cell>
          <table:table-cell table:style-name="ce76" table:formula="of:=[.Z38]/[.D38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8] * ([.N38] + [.O38] + [.P38]) / (3 - [.Q38] - [.R38])" office:value-type="float" office:value="6.3">
            <text:p>6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2">
            <text:p>152</text:p>
          </table:table-cell>
          <table:table-cell table:style-name="ce48" office:value-type="float" office:value="324">
            <text:p>324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9] + [.G39]) / (2 * ( ((([.H39] + [.I39]) / 2) + [.J39]) / 10 )) * [.L39]" office:value-type="float" office:value="10.08">
            <text:p>10.0800</text:p>
          </table:table-cell>
          <table:table-cell table:style-name="ce76" table:formula="of:=[.Z39]/[.D39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9] * ([.N39] + [.O39] + [.P39]) / (3 - [.Q39] - [.R39])" office:value-type="float" office:value="12.6">
            <text:p>12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60">
            <text:p>3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4">
            <text:p>304</text:p>
          </table:table-cell>
          <table:table-cell table:style-name="ce48" office:value-type="float" office:value="648">
            <text:p>648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0] + [.G40]) / (2 * ( ((([.H40] + [.I40]) / 2) + [.J40]) / 10 )) * [.L40]" office:value-type="float" office:value="20.16">
            <text:p>20.1600</text:p>
          </table:table-cell>
          <table:table-cell table:style-name="ce76" table:formula="of:=[.Z40]/[.D40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40] * ([.N40] + [.O40] + [.P40]) / (3 - [.Q40] - [.R40])" office:value-type="float" office:value="25.2">
            <text:p>25.2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ntimatter Launchers</text:p>
          </table:table-cell>
          <table:table-cell table:style-name="ce34" office:value-type="string">
            <text:p>G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20">
            <text:p>-12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1] + [.G41]) / (2 * ( ((([.H41] + [.I41]) / 2) + [.J41]) / 10 )) * [.L41]" office:value-type="float" office:value="6.07764705882353">
            <text:p>6.0776</text:p>
          </table:table-cell>
          <table:table-cell table:style-name="ce76" table:formula="of:=[.Z41]/[.D41]" office:value-type="float" office:value="0.0296470588235294">
            <text:p>0.0296</text:p>
          </table:table-cell>
          <table:table-cell table:style-name="ce81" table:formula="of:=-1*[.Z41]/[.E41]" office:value-type="float" office:value="0.0506470588235294">
            <text:p>0.0506</text:p>
          </table:table-cell>
          <table:table-cell table:style-name="ce76" table:formula="of:=[.Z41] * ([.N41] + [.O41] + [.P41]) / (3 - [.Q41] - [.R41])" office:value-type="float" office:value="7.59705882352941">
            <text:p>7.59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6">
            <text:p>4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2] + [.G42]) / (2 * ( ((([.H42] + [.I42]) / 2) + [.J42]) / 10 )) * [.L42]" office:value-type="float" office:value="3.04941176470588">
            <text:p>3.0494</text:p>
          </table:table-cell>
          <table:table-cell table:style-name="ce76" table:formula="of:=[.Z42]/[.D42]" office:value-type="float" office:value="0.0148751793400287">
            <text:p>0.0149</text:p>
          </table:table-cell>
          <table:table-cell table:style-name="ce81" office:value-type="string">
            <text:p>n/a</text:p>
          </table:table-cell>
          <table:table-cell table:style-name="ce76" table:formula="of:=[.Z42] * ([.N42] + [.O42] + [.P42]) / (3 - [.Q42] - [.R42])" office:value-type="float" office:value="3.81176470588235">
            <text:p>3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3] + [.G43]) / (2 * ( ((([.H43] + [.I43]) / 2) + [.J43]) / 10 )) * [.L43]" office:value-type="float" office:value="6.07764705882353">
            <text:p>6.0776</text:p>
          </table:table-cell>
          <table:table-cell table:style-name="ce76" table:formula="of:=[.Z43]/[.D43]" office:value-type="float" office:value="0.0296470588235294">
            <text:p>0.0296</text:p>
          </table:table-cell>
          <table:table-cell table:style-name="ce81" office:value-type="string">
            <text:p>n/a</text:p>
          </table:table-cell>
          <table:table-cell table:style-name="ce76" table:formula="of:=[.Z43] * ([.N43] + [.O43] + [.P43]) / (3 - [.Q43] - [.R43])" office:value-type="float" office:value="7.59705882352941">
            <text:p>7.59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390">
            <text:p>39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4] + [.G44]) / (2 * ( ((([.H44] + [.I44]) / 2) + [.J44]) / 10 )) * [.L44]" office:value-type="float" office:value="12.1552941176471">
            <text:p>12.1553</text:p>
          </table:table-cell>
          <table:table-cell table:style-name="ce76" table:formula="of:=[.Z44]/[.D44]" office:value-type="float" office:value="0.0592941176470588">
            <text:p>0.0593</text:p>
          </table:table-cell>
          <table:table-cell table:style-name="ce81" office:value-type="string">
            <text:p>n/a</text:p>
          </table:table-cell>
          <table:table-cell table:style-name="ce76" table:formula="of:=[.Z44] * ([.N44] + [.O44] + [.P44]) / (3 - [.Q44] - [.R44])" office:value-type="float" office:value="15.1941176470588">
            <text:p>15.1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68">
            <text:p>368</text:p>
          </table:table-cell>
          <table:table-cell table:style-name="ce48" office:value-type="float" office:value="780">
            <text:p>78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5] + [.G45]) / (2 * ( ((([.H45] + [.I45]) / 2) + [.J45]) / 10 )) * [.L45]" office:value-type="float" office:value="24.3105882352941">
            <text:p>24.3106</text:p>
          </table:table-cell>
          <table:table-cell table:style-name="ce76" table:formula="of:=[.Z45]/[.D45]" office:value-type="float" office:value="0.118588235294118">
            <text:p>0.1186</text:p>
          </table:table-cell>
          <table:table-cell table:style-name="ce81" office:value-type="string">
            <text:p>n/a</text:p>
          </table:table-cell>
          <table:table-cell table:style-name="ce76" table:formula="of:=[.Z45] * ([.N45] + [.O45] + [.P45]) / (3 - [.Q45] - [.R45])" office:value-type="float" office:value="30.3882352941176">
            <text:p>30.38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21">
            <text:p>21</text:p>
          </table:table-cell>
          <table:table-cell table:style-name="ce47" office:value-type="float" office:value="56">
            <text:p>56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6] + [.G46]) / (2 * ( ((([.H46] + [.I46]) / 2) + [.J46]) / 10 )) * [.L46]" office:value-type="float" office:value="6.16">
            <text:p>6.1600</text:p>
          </table:table-cell>
          <table:table-cell table:style-name="ce77" table:formula="of:=[.Z46]/[.D46]" office:value-type="float" office:value="0.2464">
            <text:p>0.2464</text:p>
          </table:table-cell>
          <table:table-cell table:style-name="ce80" table:formula="of:=-1*[.Z46]/[.E46]" office:value-type="float" office:value="0.362352941176471">
            <text:p>0.3624</text:p>
          </table:table-cell>
          <table:table-cell table:style-name="ce77" table:formula="of:=[.Z46] * ([.N46] + [.O46] + [.P46]) / (3 - [.Q46] - [.R46])" office:value-type="float" office:value="7.7">
            <text:p>7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M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53">
            <text:p>53</text:p>
          </table:table-cell>
          <table:table-cell table:style-name="ce47" office:value-type="float" office:value="140">
            <text:p>140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7] + [.G47]) / (2 * ( ((([.H47] + [.I47]) / 2) + [.J47]) / 10 )) * [.L47]" office:value-type="float" office:value="13.5438596491228">
            <text:p>13.5439</text:p>
          </table:table-cell>
          <table:table-cell table:style-name="ce77" table:formula="of:=[.Z47]/[.D47]" office:value-type="float" office:value="0.270877192982456">
            <text:p>0.2709</text:p>
          </table:table-cell>
          <table:table-cell table:style-name="ce80" table:formula="of:=-1*[.Z47]/[.E47]" office:value-type="float" office:value="0.451461988304094">
            <text:p>0.4515</text:p>
          </table:table-cell>
          <table:table-cell table:style-name="ce77" table:formula="of:=[.Z47] * ([.N47] + [.O47] + [.P47]) / (3 - [.Q47] - [.R47])" office:value-type="float" office:value="16.9298245614035">
            <text:p>16.92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L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126">
            <text:p>126</text:p>
          </table:table-cell>
          <table:table-cell table:style-name="ce47" office:value-type="float" office:value="336">
            <text:p>336</text:p>
          </table:table-cell>
          <table:table-cell table:style-name="ce33" office:value-type="float" office:value="8">
            <text:p>8</text:p>
          </table:table-cell>
          <table:table-cell table:style-name="ce47" office:value-type="float" office:value="30">
            <text:p>30</text:p>
          </table:table-cell>
          <table:table-cell table:style-name="ce47" office:value-type="float" office:value="45">
            <text:p>45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8] + [.G48]) / (2 * ( ((([.H48] + [.I48]) / 2) + [.J48]) / 10 )) * [.L48]" office:value-type="float" office:value="28.875">
            <text:p>28.8750</text:p>
          </table:table-cell>
          <table:table-cell table:style-name="ce77" table:formula="of:=[.Z48]/[.D48]" office:value-type="float" office:value="0.28875">
            <text:p>0.2888</text:p>
          </table:table-cell>
          <table:table-cell table:style-name="ce80" table:formula="of:=-1*[.Z48]/[.E48]" office:value-type="float" office:value="0.489406779661017">
            <text:p>0.4894</text:p>
          </table:table-cell>
          <table:table-cell table:style-name="ce77" table:formula="of:=[.Z48] * ([.N48] + [.O48] + [.P48]) / (3 - [.Q48] - [.R48])" office:value-type="float" office:value="36.09375">
            <text:p>36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62">
            <text:p>6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] + [.G49]) / (2 * ( ((([.H49] + [.I49]) / 2) + [.J49]) / 10 )) * [.L49]" office:value-type="float" office:value="7.12">
            <text:p>7.1200</text:p>
          </table:table-cell>
          <table:table-cell table:style-name="ce76" table:formula="of:=[.Z49]/[.D49]" office:value-type="float" office:value="0.237333333333333">
            <text:p>0.2373</text:p>
          </table:table-cell>
          <table:table-cell table:style-name="ce81" table:formula="of:=-1*[.Z49]/[.E49]" office:value-type="float" office:value="0.356">
            <text:p>0.3560</text:p>
          </table:table-cell>
          <table:table-cell table:style-name="ce76" table:formula="of:=[.Z49] * ([.N49] + [.O49] + [.P49]) / (3 - [.Q49] - [.R49])" office:value-type="float" office:value="8.9">
            <text:p>8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1">
            <text:p>71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] + [.G50]) / (2 * ( ((([.H50] + [.I50]) / 2) + [.J50]) / 10 )) * [.L50]" office:value-type="float" office:value="16.2105263157895">
            <text:p>16.2105</text:p>
          </table:table-cell>
          <table:table-cell table:style-name="ce76" table:formula="of:=[.Z50]/[.D50]" office:value-type="float" office:value="0.270175438596491">
            <text:p>0.2702</text:p>
          </table:table-cell>
          <table:table-cell table:style-name="ce81" table:formula="of:=-1*[.Z50]/[.E50]" office:value-type="float" office:value="0.476780185758514">
            <text:p>0.4768</text:p>
          </table:table-cell>
          <table:table-cell table:style-name="ce76" table:formula="of:=[.Z50] * ([.N50] + [.O50] + [.P50]) / (3 - [.Q50] - [.R50])" office:value-type="float" office:value="20.2631578947368">
            <text:p>20.263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70">
            <text:p>170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] + [.G51]) / (2 * ( ((([.H51] + [.I51]) / 2) + [.J51]) / 10 )) * [.L51]" office:value-type="float" office:value="32.875">
            <text:p>32.8750</text:p>
          </table:table-cell>
          <table:table-cell table:style-name="ce76" table:formula="of:=[.Z51]/[.D51]" office:value-type="float" office:value="0.273958333333333">
            <text:p>0.2740</text:p>
          </table:table-cell>
          <table:table-cell table:style-name="ce81" table:formula="of:=-1*[.Z51]/[.E51]" office:value-type="float" office:value="0.513671875">
            <text:p>0.5137</text:p>
          </table:table-cell>
          <table:table-cell table:style-name="ce76" table:formula="of:=[.Z51] * ([.N51] + [.O51] + [.P51]) / (3 - [.Q51] - [.R51])" office:value-type="float" office:value="41.09375">
            <text:p>41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62">
            <text:p>6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] + [.G52]) / (2 * ( ((([.H52] + [.I52]) / 2) + [.J52]) / 10 )) * [.L52]" office:value-type="float" office:value="7.12">
            <text:p>7.1200</text:p>
          </table:table-cell>
          <table:table-cell table:style-name="ce76" table:formula="of:=[.Z52]/[.D52]" office:value-type="float" office:value="0.237333333333333">
            <text:p>0.2373</text:p>
          </table:table-cell>
          <table:table-cell table:style-name="ce81" office:value-type="string">
            <text:p>n/a</text:p>
          </table:table-cell>
          <table:table-cell table:style-name="ce76" table:formula="of:=[.Z52] * ([.N52] + [.O52] + [.P52]) / (3 - [.Q52] - [.R52])" office:value-type="float" office:value="8.9">
            <text:p>8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1">
            <text:p>71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] + [.G53]) / (2 * ( ((([.H53] + [.I53]) / 2) + [.J53]) / 10 )) * [.L53]" office:value-type="float" office:value="16.2105263157895">
            <text:p>16.2105</text:p>
          </table:table-cell>
          <table:table-cell table:style-name="ce76" table:formula="of:=[.Z53]/[.D53]" office:value-type="float" office:value="0.270175438596491">
            <text:p>0.2702</text:p>
          </table:table-cell>
          <table:table-cell table:style-name="ce81" office:value-type="string">
            <text:p>n/a</text:p>
          </table:table-cell>
          <table:table-cell table:style-name="ce76" table:formula="of:=[.Z53] * ([.N53] + [.O53] + [.P53]) / (3 - [.Q53] - [.R53])" office:value-type="float" office:value="20.2631578947368">
            <text:p>20.263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0">
            <text:p>170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] + [.G54]) / (2 * ( ((([.H54] + [.I54]) / 2) + [.J54]) / 10 )) * [.L54]" office:value-type="float" office:value="32.875">
            <text:p>32.8750</text:p>
          </table:table-cell>
          <table:table-cell table:style-name="ce76" table:formula="of:=[.Z54]/[.D54]" office:value-type="float" office:value="0.273958333333333">
            <text:p>0.2740</text:p>
          </table:table-cell>
          <table:table-cell table:style-name="ce81" office:value-type="string">
            <text:p>n/a</text:p>
          </table:table-cell>
          <table:table-cell table:style-name="ce76" table:formula="of:=[.Z54] * ([.N54] + [.O54] + [.P54]) / (3 - [.Q54] - [.R54])" office:value-type="float" office:value="41.09375">
            <text:p>41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40">
            <text:p>340</text:p>
          </table:table-cell>
          <table:table-cell table:style-name="ce48" office:value-type="float" office:value="700">
            <text:p>7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] + [.G55]) / (2 * ( ((([.H55] + [.I55]) / 2) + [.J55]) / 10 )) * [.L55]" office:value-type="float" office:value="65">
            <text:p>65.0000</text:p>
          </table:table-cell>
          <table:table-cell table:style-name="ce76" table:formula="of:=[.Z55]/[.D55]" office:value-type="float" office:value="0.270833333333333">
            <text:p>0.2708</text:p>
          </table:table-cell>
          <table:table-cell table:style-name="ce81" office:value-type="string">
            <text:p>n/a</text:p>
          </table:table-cell>
          <table:table-cell table:style-name="ce76" table:formula="of:=[.Z55] * ([.N55] + [.O55] + [.P55]) / (3 - [.Q55] - [.R55])" office:value-type="float" office:value="81.25">
            <text:p>81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1">
            <text:p>31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] + [.G56]) / (2 * ( ((([.H56] + [.I56]) / 2) + [.J56]) / 10 )) * [.L56]" office:value-type="float" office:value="8.24">
            <text:p>8.2400</text:p>
          </table:table-cell>
          <table:table-cell table:style-name="ce76" table:formula="of:=[.Z56]/[.D56]" office:value-type="float" office:value="0.228888888888889">
            <text:p>0.2289</text:p>
          </table:table-cell>
          <table:table-cell table:style-name="ce81" table:formula="of:=-1*[.Z56]/[.E56]" office:value-type="float" office:value="0.343333333333333">
            <text:p>0.3433</text:p>
          </table:table-cell>
          <table:table-cell table:style-name="ce76" table:formula="of:=[.Z56] * ([.N56] + [.O56] + [.P56]) / (3 - [.Q56] - [.R56])" office:value-type="float" office:value="10.3">
            <text:p>10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79">
            <text:p>79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7] + [.G57]) / (2 * ( ((([.H57] + [.I57]) / 2) + [.J57]) / 10 )) * [.L57]" office:value-type="float" office:value="19.2280701754386">
            <text:p>19.2281</text:p>
          </table:table-cell>
          <table:table-cell table:style-name="ce76" table:formula="of:=[.Z57]/[.D57]" office:value-type="float" office:value="0.267056530214425">
            <text:p>0.2671</text:p>
          </table:table-cell>
          <table:table-cell table:style-name="ce81" table:formula="of:=-1*[.Z57]/[.E57]" office:value-type="float" office:value="0.418001525553013">
            <text:p>0.4180</text:p>
          </table:table-cell>
          <table:table-cell table:style-name="ce76" table:formula="of:=[.Z57] * ([.N57] + [.O57] + [.P57]) / (3 - [.Q57] - [.R57])" office:value-type="float" office:value="24.0350877192982">
            <text:p>24.03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790">
            <text:p>79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] + [.G58]) / (2 * ( ((([.H58] + [.I58]) / 2) + [.J58]) / 10 )) * [.L58]" office:value-type="float" office:value="61.375">
            <text:p>61.3750</text:p>
          </table:table-cell>
          <table:table-cell table:style-name="ce76" table:formula="of:=[.Z58]/[.D58]" office:value-type="float" office:value="0.426215277777778">
            <text:p>0.4262</text:p>
          </table:table-cell>
          <table:table-cell table:style-name="ce81" table:formula="of:=-1*[.Z58]/[.E58]" office:value-type="float" office:value="0.681944444444444">
            <text:p>0.6819</text:p>
          </table:table-cell>
          <table:table-cell table:style-name="ce76" table:formula="of:=[.Z58] * ([.N58] + [.O58] + [.P58]) / (3 - [.Q58] - [.R58])" office:value-type="float" office:value="76.71875">
            <text:p>76.71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">
            <text:p>31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9] + [.G59]) / (2 * ( ((([.H59] + [.I59]) / 2) + [.J59]) / 10 )) * [.L59]" office:value-type="float" office:value="8.24">
            <text:p>8.2400</text:p>
          </table:table-cell>
          <table:table-cell table:style-name="ce76" table:formula="of:=[.Z59]/[.D59]" office:value-type="float" office:value="0.228888888888889">
            <text:p>0.2289</text:p>
          </table:table-cell>
          <table:table-cell table:style-name="ce81" office:value-type="string">
            <text:p>n/a</text:p>
          </table:table-cell>
          <table:table-cell table:style-name="ce76" table:formula="of:=[.Z59] * ([.N59] + [.O59] + [.P59]) / (3 - [.Q59] - [.R59])" office:value-type="float" office:value="10.3">
            <text:p>10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9">
            <text:p>79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0] + [.G60]) / (2 * ( ((([.H60] + [.I60]) / 2) + [.J60]) / 10 )) * [.L60]" office:value-type="float" office:value="19.2280701754386">
            <text:p>19.2281</text:p>
          </table:table-cell>
          <table:table-cell table:style-name="ce76" table:formula="of:=[.Z60]/[.D60]" office:value-type="float" office:value="0.267056530214425">
            <text:p>0.2671</text:p>
          </table:table-cell>
          <table:table-cell table:style-name="ce81" office:value-type="string">
            <text:p>n/a</text:p>
          </table:table-cell>
          <table:table-cell table:style-name="ce76" table:formula="of:=[.Z60] * ([.N60] + [.O60] + [.P60]) / (3 - [.Q60] - [.R60])" office:value-type="float" office:value="24.0350877192982">
            <text:p>24.03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400">
            <text:p>4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1] + [.G61]) / (2 * ( ((([.H61] + [.I61]) / 2) + [.J61]) / 10 )) * [.L61]" office:value-type="float" office:value="37">
            <text:p>37.0000</text:p>
          </table:table-cell>
          <table:table-cell table:style-name="ce76" table:formula="of:=[.Z61]/[.D61]" office:value-type="float" office:value="0.256944444444444">
            <text:p>0.2569</text:p>
          </table:table-cell>
          <table:table-cell table:style-name="ce81" office:value-type="string">
            <text:p>n/a</text:p>
          </table:table-cell>
          <table:table-cell table:style-name="ce76" table:formula="of:=[.Z61] * ([.N61] + [.O61] + [.P61]) / (3 - [.Q61] - [.R61])" office:value-type="float" office:value="46.25">
            <text:p>46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90">
            <text:p>390</text:p>
          </table:table-cell>
          <table:table-cell table:style-name="ce48" office:value-type="float" office:value="800">
            <text:p>8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2] + [.G62]) / (2 * ( ((([.H62] + [.I62]) / 2) + [.J62]) / 10 )) * [.L62]" office:value-type="float" office:value="74.375">
            <text:p>74.3750</text:p>
          </table:table-cell>
          <table:table-cell table:style-name="ce76" table:formula="of:=[.Z62]/[.D62]" office:value-type="float" office:value="0.258246527777778">
            <text:p>0.2582</text:p>
          </table:table-cell>
          <table:table-cell table:style-name="ce81" office:value-type="string">
            <text:p>n/a</text:p>
          </table:table-cell>
          <table:table-cell table:style-name="ce76" table:formula="of:=[.Z62] * ([.N62] + [.O62] + [.P62]) / (3 - [.Q62] - [.R62])" office:value-type="float" office:value="92.96875">
            <text:p>92.96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3] + [.G63]) / (2 * ( ((([.H63] + [.I63]) / 2) + [.J63]) / 10 )) * [.L63]" office:value-type="float" office:value="9">
            <text:p>9.0000</text:p>
          </table:table-cell>
          <table:table-cell table:style-name="ce76" table:formula="of:=[.Z63]/[.D63]" office:value-type="float" office:value="0.3">
            <text:p>0.3000</text:p>
          </table:table-cell>
          <table:table-cell table:style-name="ce81" table:formula="of:=-1*[.Z63]/[.E63]" office:value-type="float" office:value="0.45">
            <text:p>0.4500</text:p>
          </table:table-cell>
          <table:table-cell table:style-name="ce76" table:formula="of:=[.Z63] * ([.N63] + [.O63] + [.P63]) / (3 - [.Q63] - [.R63])" office:value-type="float" office:value="10.74">
            <text:p>10.7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2">
            <text:p>13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4] + [.G64]) / (2 * ( ((([.H64] + [.I64]) / 2) + [.J64]) / 10 )) * [.L64]" office:value-type="float" office:value="16.8421052631579">
            <text:p>16.8421</text:p>
          </table:table-cell>
          <table:table-cell table:style-name="ce76" table:formula="of:=[.Z64]/[.D64]" office:value-type="float" office:value="0.280701754385965">
            <text:p>0.2807</text:p>
          </table:table-cell>
          <table:table-cell table:style-name="ce81" table:formula="of:=-1*[.Z64]/[.E64]" office:value-type="float" office:value="0.495356037151703">
            <text:p>0.4954</text:p>
          </table:table-cell>
          <table:table-cell table:style-name="ce76" table:formula="of:=[.Z64] * ([.N64] + [.O64] + [.P64]) / (3 - [.Q64] - [.R64])" office:value-type="float" office:value="20.0982456140351">
            <text:p>20.09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48">
            <text:p>148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5] + [.G65]) / (2 * ( ((([.H65] + [.I65]) / 2) + [.J65]) / 10 )) * [.L65]" office:value-type="float" office:value="37.65625">
            <text:p>37.6563</text:p>
          </table:table-cell>
          <table:table-cell table:style-name="ce76" table:formula="of:=[.Z65]/[.D65]" office:value-type="float" office:value="0.313802083333333">
            <text:p>0.3138</text:p>
          </table:table-cell>
          <table:table-cell table:style-name="ce81" table:formula="of:=-1*[.Z65]/[.E65]" office:value-type="float" office:value="0.58837890625">
            <text:p>0.5884</text:p>
          </table:table-cell>
          <table:table-cell table:style-name="ce76" table:formula="of:=[.Z65] * ([.N65] + [.O65] + [.P65]) / (3 - [.Q65] - [.R65])" office:value-type="float" office:value="44.9364583333333">
            <text:p>44.93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6] + [.G66]) / (2 * ( ((([.H66] + [.I66]) / 2) + [.J66]) / 10 )) * [.L66]" office:value-type="float" office:value="9">
            <text:p>9.0000</text:p>
          </table:table-cell>
          <table:table-cell table:style-name="ce76" table:formula="of:=[.Z66]/[.D66]" office:value-type="float" office:value="0.3">
            <text:p>0.3000</text:p>
          </table:table-cell>
          <table:table-cell table:style-name="ce81" office:value-type="string">
            <text:p>n/a</text:p>
          </table:table-cell>
          <table:table-cell table:style-name="ce76" table:formula="of:=[.Z66] * ([.N66] + [.O66] + [.P66]) / (3 - [.Q66] - [.R66])" office:value-type="float" office:value="10.74">
            <text:p>10.7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2">
            <text:p>13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7] + [.G67]) / (2 * ( ((([.H67] + [.I67]) / 2) + [.J67]) / 10 )) * [.L67]" office:value-type="float" office:value="16.8421052631579">
            <text:p>16.8421</text:p>
          </table:table-cell>
          <table:table-cell table:style-name="ce76" table:formula="of:=[.Z67]/[.D67]" office:value-type="float" office:value="0.280701754385965">
            <text:p>0.2807</text:p>
          </table:table-cell>
          <table:table-cell table:style-name="ce81" office:value-type="string">
            <text:p>n/a</text:p>
          </table:table-cell>
          <table:table-cell table:style-name="ce76" table:formula="of:=[.Z67] * ([.N67] + [.O67] + [.P67]) / (3 - [.Q67] - [.R67])" office:value-type="float" office:value="20.0982456140351">
            <text:p>20.09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8">
            <text:p>148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8] + [.G68]) / (2 * ( ((([.H68] + [.I68]) / 2) + [.J68]) / 10 )) * [.L68]" office:value-type="float" office:value="37.65625">
            <text:p>37.6563</text:p>
          </table:table-cell>
          <table:table-cell table:style-name="ce76" table:formula="of:=[.Z68]/[.D68]" office:value-type="float" office:value="0.313802083333333">
            <text:p>0.3138</text:p>
          </table:table-cell>
          <table:table-cell table:style-name="ce81" office:value-type="string">
            <text:p>n/a</text:p>
          </table:table-cell>
          <table:table-cell table:style-name="ce76" table:formula="of:=[.Z68] * ([.N68] + [.O68] + [.P68]) / (3 - [.Q68] - [.R68])" office:value-type="float" office:value="44.9364583333333">
            <text:p>44.93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668">
            <text:p>66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9] + [.G69]) / (2 * ( ((([.H69] + [.I69]) / 2) + [.J69]) / 10 )) * [.L69]" office:value-type="float" office:value="74.6875">
            <text:p>74.6875</text:p>
          </table:table-cell>
          <table:table-cell table:style-name="ce76" table:formula="of:=[.Z69]/[.D69]" office:value-type="float" office:value="0.311197916666667">
            <text:p>0.3112</text:p>
          </table:table-cell>
          <table:table-cell table:style-name="ce81" office:value-type="string">
            <text:p>n/a</text:p>
          </table:table-cell>
          <table:table-cell table:style-name="ce76" table:formula="of:=[.Z69] * ([.N69] + [.O69] + [.P69]) / (3 - [.Q69] - [.R69])" office:value-type="float" office:value="89.1270833333333">
            <text:p>89.1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0] + [.G70]) / (2 * ( ((([.H70] + [.I70]) / 2) + [.J70]) / 10 )) * [.L70]" office:value-type="float" office:value="11.4">
            <text:p>11.4000</text:p>
          </table:table-cell>
          <table:table-cell table:style-name="ce76" table:formula="of:=[.Z70]/[.D70]" office:value-type="float" office:value="0.316666666666667">
            <text:p>0.3167</text:p>
          </table:table-cell>
          <table:table-cell table:style-name="ce81" table:formula="of:=-1*[.Z70]/[.E70]" office:value-type="float" office:value="0.475">
            <text:p>0.4750</text:p>
          </table:table-cell>
          <table:table-cell table:style-name="ce76" table:formula="of:=[.Z70] * ([.N70] + [.O70] + [.P70]) / (3 - [.Q70] - [.R70])" office:value-type="float" office:value="13.604">
            <text:p>13.60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214">
            <text:p>214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1] + [.G71]) / (2 * ( ((([.H71] + [.I71]) / 2) + [.J71]) / 10 )) * [.L71]" office:value-type="float" office:value="26.6666666666667">
            <text:p>26.6667</text:p>
          </table:table-cell>
          <table:table-cell table:style-name="ce76" table:formula="of:=[.Z71]/[.D71]" office:value-type="float" office:value="0.37037037037037">
            <text:p>0.3704</text:p>
          </table:table-cell>
          <table:table-cell table:style-name="ce81" table:formula="of:=-1*[.Z71]/[.E71]" office:value-type="float" office:value="0.579710144927536">
            <text:p>0.5797</text:p>
          </table:table-cell>
          <table:table-cell table:style-name="ce76" table:formula="of:=[.Z71] * ([.N71] + [.O71] + [.P71]) / (3 - [.Q71] - [.R71])" office:value-type="float" office:value="31.8222222222222">
            <text:p>31.822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12">
            <text:p>212</text:p>
          </table:table-cell>
          <table:table-cell table:style-name="ce48" office:value-type="float" office:value="438">
            <text:p>43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2] + [.G72]) / (2 * ( ((([.H72] + [.I72]) / 2) + [.J72]) / 10 )) * [.L72]" office:value-type="float" office:value="50.78125">
            <text:p>50.7813</text:p>
          </table:table-cell>
          <table:table-cell table:style-name="ce76" table:formula="of:=[.Z72]/[.D72]" office:value-type="float" office:value="0.352647569444444">
            <text:p>0.3526</text:p>
          </table:table-cell>
          <table:table-cell table:style-name="ce81" table:formula="of:=-1*[.Z72]/[.E72]" office:value-type="float" office:value="0.564236111111111">
            <text:p>0.5642</text:p>
          </table:table-cell>
          <table:table-cell table:style-name="ce76" table:formula="of:=[.Z72] * ([.N72] + [.O72] + [.P72]) / (3 - [.Q72] - [.R72])" office:value-type="float" office:value="60.5989583333333">
            <text:p>60.5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3] + [.G73]) / (2 * ( ((([.H73] + [.I73]) / 2) + [.J73]) / 10 )) * [.L73]" office:value-type="float" office:value="11.4">
            <text:p>11.4000</text:p>
          </table:table-cell>
          <table:table-cell table:style-name="ce76" table:formula="of:=[.Z73]/[.D73]" office:value-type="float" office:value="0.316666666666667">
            <text:p>0.3167</text:p>
          </table:table-cell>
          <table:table-cell table:style-name="ce81" office:value-type="string">
            <text:p>n/a</text:p>
          </table:table-cell>
          <table:table-cell table:style-name="ce76" table:formula="of:=[.Z73] * ([.N73] + [.O73] + [.P73]) / (3 - [.Q73] - [.R73])" office:value-type="float" office:value="13.604">
            <text:p>13.60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214">
            <text:p>214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4] + [.G74]) / (2 * ( ((([.H74] + [.I74]) / 2) + [.J74]) / 10 )) * [.L74]" office:value-type="float" office:value="26.6666666666667">
            <text:p>26.6667</text:p>
          </table:table-cell>
          <table:table-cell table:style-name="ce76" table:formula="of:=[.Z74]/[.D74]" office:value-type="float" office:value="0.37037037037037">
            <text:p>0.3704</text:p>
          </table:table-cell>
          <table:table-cell table:style-name="ce81" office:value-type="string">
            <text:p>n/a</text:p>
          </table:table-cell>
          <table:table-cell table:style-name="ce76" table:formula="of:=[.Z74] * ([.N74] + [.O74] + [.P74]) / (3 - [.Q74] - [.R74])" office:value-type="float" office:value="31.8222222222222">
            <text:p>31.822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2">
            <text:p>212</text:p>
          </table:table-cell>
          <table:table-cell table:style-name="ce48" office:value-type="float" office:value="438">
            <text:p>43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5] + [.G75]) / (2 * ( ((([.H75] + [.I75]) / 2) + [.J75]) / 10 )) * [.L75]" office:value-type="float" office:value="50.78125">
            <text:p>50.7813</text:p>
          </table:table-cell>
          <table:table-cell table:style-name="ce76" table:formula="of:=[.Z75]/[.D75]" office:value-type="float" office:value="0.352647569444444">
            <text:p>0.3526</text:p>
          </table:table-cell>
          <table:table-cell table:style-name="ce81" office:value-type="string">
            <text:p>n/a</text:p>
          </table:table-cell>
          <table:table-cell table:style-name="ce76" table:formula="of:=[.Z75] * ([.N75] + [.O75] + [.P75]) / (3 - [.Q75] - [.R75])" office:value-type="float" office:value="60.5989583333333">
            <text:p>60.5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04">
            <text:p>404</text:p>
          </table:table-cell>
          <table:table-cell table:style-name="ce48" office:value-type="float" office:value="852">
            <text:p>852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6] + [.G76]) / (2 * ( ((([.H76] + [.I76]) / 2) + [.J76]) / 10 )) * [.L76]" office:value-type="float" office:value="98.125">
            <text:p>98.1250</text:p>
          </table:table-cell>
          <table:table-cell table:style-name="ce76" table:formula="of:=[.Z76]/[.D76]" office:value-type="float" office:value="0.340711805555556">
            <text:p>0.3407</text:p>
          </table:table-cell>
          <table:table-cell table:style-name="ce81" office:value-type="string">
            <text:p>n/a</text:p>
          </table:table-cell>
          <table:table-cell table:style-name="ce76" table:formula="of:=[.Z76] * ([.N76] + [.O76] + [.P76]) / (3 - [.Q76] - [.R76])" office:value-type="float" office:value="117.095833333333">
            <text:p>117.0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04">
            <text:p>10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7] + [.G77]) / (2 * ( ((([.H77] + [.I77]) / 2) + [.J77]) / 10 )) * [.L77]" office:value-type="float" office:value="14.6">
            <text:p>14.6000</text:p>
          </table:table-cell>
          <table:table-cell table:style-name="ce76" table:formula="of:=[.Z77]/[.D77]" office:value-type="float" office:value="0.365">
            <text:p>0.3650</text:p>
          </table:table-cell>
          <table:table-cell table:style-name="ce81" table:formula="of:=-1*[.Z77]/[.E77]" office:value-type="float" office:value="0.521428571428571">
            <text:p>0.5214</text:p>
          </table:table-cell>
          <table:table-cell table:style-name="ce76" table:formula="of:=[.Z77] * ([.N77] + [.O77] + [.P77]) / (3 - [.Q77] - [.R77])" office:value-type="float" office:value="17.4226666666667">
            <text:p>17.42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8] + [.G78]) / (2 * ( ((([.H78] + [.I78]) / 2) + [.J78]) / 10 )) * [.L78]" office:value-type="float" office:value="31.9298245614035">
            <text:p>31.9298</text:p>
          </table:table-cell>
          <table:table-cell table:style-name="ce76" table:formula="of:=[.Z78]/[.D78]" office:value-type="float" office:value="0.399122807017544">
            <text:p>0.3991</text:p>
          </table:table-cell>
          <table:table-cell table:style-name="ce81" table:formula="of:=-1*[.Z78]/[.E78]" office:value-type="float" office:value="0.614035087719298">
            <text:p>0.6140</text:p>
          </table:table-cell>
          <table:table-cell table:style-name="ce76" table:formula="of:=[.Z78] * ([.N78] + [.O78] + [.P78]) / (3 - [.Q78] - [.R78])" office:value-type="float" office:value="38.1029239766082">
            <text:p>38.102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508">
            <text:p>50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9] + [.G79]) / (2 * ( ((([.H79] + [.I79]) / 2) + [.J79]) / 10 )) * [.L79]" office:value-type="float" office:value="59.6875">
            <text:p>59.6875</text:p>
          </table:table-cell>
          <table:table-cell table:style-name="ce76" table:formula="of:=[.Z79]/[.D79]" office:value-type="float" office:value="0.373046875">
            <text:p>0.3730</text:p>
          </table:table-cell>
          <table:table-cell table:style-name="ce81" table:formula="of:=-1*[.Z79]/[.E79]" office:value-type="float" office:value="0.596875">
            <text:p>0.5969</text:p>
          </table:table-cell>
          <table:table-cell table:style-name="ce76" table:formula="of:=[.Z79] * ([.N79] + [.O79] + [.P79]) / (3 - [.Q79] - [.R79])" office:value-type="float" office:value="71.2270833333333">
            <text:p>71.2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04">
            <text:p>10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0] + [.G80]) / (2 * ( ((([.H80] + [.I80]) / 2) + [.J80]) / 10 )) * [.L80]" office:value-type="float" office:value="14.6">
            <text:p>14.6000</text:p>
          </table:table-cell>
          <table:table-cell table:style-name="ce76" table:formula="of:=[.Z80]/[.D80]" office:value-type="float" office:value="0.365">
            <text:p>0.3650</text:p>
          </table:table-cell>
          <table:table-cell table:style-name="ce81" office:value-type="string">
            <text:p>n/a</text:p>
          </table:table-cell>
          <table:table-cell table:style-name="ce76" table:formula="of:=[.Z80] * ([.N80] + [.O80] + [.P80]) / (3 - [.Q80] - [.R80])" office:value-type="float" office:value="17.4226666666667">
            <text:p>17.42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1] + [.G81]) / (2 * ( ((([.H81] + [.I81]) / 2) + [.J81]) / 10 )) * [.L81]" office:value-type="float" office:value="31.9298245614035">
            <text:p>31.9298</text:p>
          </table:table-cell>
          <table:table-cell table:style-name="ce76" table:formula="of:=[.Z81]/[.D81]" office:value-type="float" office:value="0.399122807017544">
            <text:p>0.3991</text:p>
          </table:table-cell>
          <table:table-cell table:style-name="ce81" office:value-type="string">
            <text:p>n/a</text:p>
          </table:table-cell>
          <table:table-cell table:style-name="ce76" table:formula="of:=[.Z81] * ([.N81] + [.O81] + [.P81]) / (3 - [.Q81] - [.R81])" office:value-type="float" office:value="38.1029239766082">
            <text:p>38.102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508">
            <text:p>50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2] + [.G82]) / (2 * ( ((([.H82] + [.I82]) / 2) + [.J82]) / 10 )) * [.L82]" office:value-type="float" office:value="59.6875">
            <text:p>59.6875</text:p>
          </table:table-cell>
          <table:table-cell table:style-name="ce76" table:formula="of:=[.Z82]/[.D82]" office:value-type="float" office:value="0.373046875">
            <text:p>0.3730</text:p>
          </table:table-cell>
          <table:table-cell table:style-name="ce81" office:value-type="string">
            <text:p>n/a</text:p>
          </table:table-cell>
          <table:table-cell table:style-name="ce76" table:formula="of:=[.Z82] * ([.N82] + [.O82] + [.P82]) / (3 - [.Q82] - [.R82])" office:value-type="float" office:value="71.2270833333333">
            <text:p>71.2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2">
            <text:p>502</text:p>
          </table:table-cell>
          <table:table-cell table:style-name="ce48" office:value-type="float" office:value="998">
            <text:p>99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3] + [.G83]) / (2 * ( ((([.H83] + [.I83]) / 2) + [.J83]) / 10 )) * [.L83]" office:value-type="float" office:value="117.1875">
            <text:p>117.1875</text:p>
          </table:table-cell>
          <table:table-cell table:style-name="ce76" table:formula="of:=[.Z83]/[.D83]" office:value-type="float" office:value="0.3662109375">
            <text:p>0.3662</text:p>
          </table:table-cell>
          <table:table-cell table:style-name="ce81" office:value-type="string">
            <text:p>n/a</text:p>
          </table:table-cell>
          <table:table-cell table:style-name="ce76" table:formula="of:=[.Z83] * ([.N83] + [.O83] + [.P83]) / (3 - [.Q83] - [.R83])" office:value-type="float" office:value="139.84375">
            <text:p>139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achyon Lance 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780">
            <text:p>780</text:p>
          </table:table-cell>
          <table:table-cell table:style-name="ce47" office:value-type="float" office:value="1950">
            <text:p>195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47">
            <text:p>47</text:p>
          </table:table-cell>
          <table:table-cell table:style-name="ce47" office:value-type="float" office:value="70">
            <text:p>7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84] + [.G84]) / (2 * ( ((([.H84] + [.I84]) / 2) + [.J84]) / 10 )) * [.L84]" office:value-type="float" office:value="116.608040201005">
            <text:p>116.6080</text:p>
          </table:table-cell>
          <table:table-cell table:style-name="ce77" table:formula="of:=[.Z84]/[.D84]" office:value-type="float" office:value="0.358793969849246">
            <text:p>0.3588</text:p>
          </table:table-cell>
          <table:table-cell table:style-name="ce80" table:formula="of:=-1*[.Z84]/[.E84]" office:value-type="float" office:value="0.46643216080402">
            <text:p>0.4664</text:p>
          </table:table-cell>
          <table:table-cell table:style-name="ce77" table:formula="of:=[.Z84] * ([.N84] + [.O84] + [.P84]) / (3 - [.Q84] - [.R84])" office:value-type="float" office:value="155.477386934673">
            <text:p>155.477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Tachyon Lance 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5] + [.G85]) / (2 * ( ((([.H85] + [.I85]) / 2) + [.J85]) / 10 )) * [.L85]" office:value-type="float" office:value="140.954773869347">
            <text:p>140.9548</text:p>
          </table:table-cell>
          <table:table-cell table:style-name="ce76" table:formula="of:=[.Z85]/[.D85]" office:value-type="float" office:value="0.375879396984925">
            <text:p>0.3759</text:p>
          </table:table-cell>
          <table:table-cell table:style-name="ce81" table:formula="of:=-1*[.Z85]/[.E85]" office:value-type="float" office:value="0.503409906676238">
            <text:p>0.5034</text:p>
          </table:table-cell>
          <table:table-cell table:style-name="ce76" table:formula="of:=[.Z85] * ([.N85] + [.O85] + [.P85]) / (3 - [.Q85] - [.R85])" office:value-type="float" office:value="187.939698492462">
            <text:p>187.93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">
            <text:p>125</text:p>
          </table:table-cell>
          <table:table-cell table:style-name="ce48" office:value-type="float" office:value="285">
            <text:p>28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6] + [.G86]) / (2 * ( ((([.H86] + [.I86]) / 2) + [.J86]) / 10 )) * [.L86]" office:value-type="float" office:value="17.5125628140704">
            <text:p>17.5126</text:p>
          </table:table-cell>
          <table:table-cell table:style-name="ce76" table:formula="of:=[.Z86]/[.D86]" office:value-type="float" office:value="0.364845058626466">
            <text:p>0.3648</text:p>
          </table:table-cell>
          <table:table-cell table:style-name="ce81" office:value-type="string">
            <text:p>n/a</text:p>
          </table:table-cell>
          <table:table-cell table:style-name="ce76" table:formula="of:=[.Z86] * ([.N86] + [.O86] + [.P86]) / (3 - [.Q86] - [.R86])" office:value-type="float" office:value="23.3500837520938">
            <text:p>23.350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575">
            <text:p>57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7] + [.G87]) / (2 * ( ((([.H87] + [.I87]) / 2) + [.J87]) / 10 )) * [.L87]" office:value-type="float" office:value="35.2386934673367">
            <text:p>35.2387</text:p>
          </table:table-cell>
          <table:table-cell table:style-name="ce76" table:formula="of:=[.Z87]/[.D87]" office:value-type="float" office:value="0.370933615445649">
            <text:p>0.3709</text:p>
          </table:table-cell>
          <table:table-cell table:style-name="ce81" office:value-type="string">
            <text:p>n/a</text:p>
          </table:table-cell>
          <table:table-cell table:style-name="ce76" table:formula="of:=[.Z87] * ([.N87] + [.O87] + [.P87]) / (3 - [.Q87] - [.R87])" office:value-type="float" office:value="46.9849246231156">
            <text:p>46.98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1150">
            <text:p>11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8] + [.G88]) / (2 * ( ((([.H88] + [.I88]) / 2) + [.J88]) / 10 )) * [.L88]" office:value-type="float" office:value="70.4773869346734">
            <text:p>70.4774</text:p>
          </table:table-cell>
          <table:table-cell table:style-name="ce76" table:formula="of:=[.Z88]/[.D88]" office:value-type="float" office:value="0.380958848295532">
            <text:p>0.3810</text:p>
          </table:table-cell>
          <table:table-cell table:style-name="ce81" office:value-type="string">
            <text:p>n/a</text:p>
          </table:table-cell>
          <table:table-cell table:style-name="ce76" table:formula="of:=[.Z88] * ([.N88] + [.O88] + [.P88]) / (3 - [.Q88] - [.R88])" office:value-type="float" office:value="93.9698492462312">
            <text:p>93.96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9] + [.G89]) / (2 * ( ((([.H89] + [.I89]) / 2) + [.J89]) / 10 )) * [.L89]" office:value-type="float" office:value="140.954773869347">
            <text:p>140.9548</text:p>
          </table:table-cell>
          <table:table-cell table:style-name="ce76" table:formula="of:=[.Z89]/[.D89]" office:value-type="float" office:value="0.375879396984925">
            <text:p>0.3759</text:p>
          </table:table-cell>
          <table:table-cell table:style-name="ce81" office:value-type="string">
            <text:p>n/a</text:p>
          </table:table-cell>
          <table:table-cell table:style-name="ce76" table:formula="of:=[.Z89] * ([.N89] + [.O89] + [.P89]) / (3 - [.Q89] - [.R89])" office:value-type="float" office:value="187.939698492462">
            <text:p>187.93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0] + [.G90]) / (2 * ( ((([.H90] + [.I90]) / 2) + [.J90]) / 10 )) * [.L90]" office:value-type="float" office:value="164.447236180905">
            <text:p>164.4472</text:p>
          </table:table-cell>
          <table:table-cell table:style-name="ce76" table:formula="of:=[.Z90]/[.D90]" office:value-type="float" office:value="0.386934673366834">
            <text:p>0.3869</text:p>
          </table:table-cell>
          <table:table-cell table:style-name="ce81" table:formula="of:=-1*[.Z90]/[.E90]" office:value-type="float" office:value="0.530474955422273">
            <text:p>0.5305</text:p>
          </table:table-cell>
          <table:table-cell table:style-name="ce76" table:formula="of:=[.Z90] * ([.N90] + [.O90] + [.P90]) / (3 - [.Q90] - [.R90])" office:value-type="float" office:value="219.262981574539">
            <text:p>219.2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325">
            <text:p>32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1] + [.G91]) / (2 * ( ((([.H91] + [.I91]) / 2) + [.J91]) / 10 )) * [.L91]" office:value-type="float" office:value="20.5025125628141">
            <text:p>20.5025</text:p>
          </table:table-cell>
          <table:table-cell table:style-name="ce76" table:formula="of:=[.Z91]/[.D91]" office:value-type="float" office:value="0.366116295764537">
            <text:p>0.3661</text:p>
          </table:table-cell>
          <table:table-cell table:style-name="ce81" office:value-type="string">
            <text:p>n/a</text:p>
          </table:table-cell>
          <table:table-cell table:style-name="ce76" table:formula="of:=[.Z91] * ([.N91] + [.O91] + [.P91]) / (3 - [.Q91] - [.R91])" office:value-type="float" office:value="27.3366834170854">
            <text:p>27.33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5">
            <text:p>315</text:p>
          </table:table-cell>
          <table:table-cell table:style-name="ce48" office:value-type="float" office:value="650">
            <text:p>6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2] + [.G92]) / (2 * ( ((([.H92] + [.I92]) / 2) + [.J92]) / 10 )) * [.L92]" office:value-type="float" office:value="41.2185929648241">
            <text:p>41.2186</text:p>
          </table:table-cell>
          <table:table-cell table:style-name="ce76" table:formula="of:=[.Z92]/[.D92]" office:value-type="float" office:value="0.381653638563186">
            <text:p>0.3817</text:p>
          </table:table-cell>
          <table:table-cell table:style-name="ce81" office:value-type="string">
            <text:p>n/a</text:p>
          </table:table-cell>
          <table:table-cell table:style-name="ce76" table:formula="of:=[.Z92] * ([.N92] + [.O92] + [.P92]) / (3 - [.Q92] - [.R92])" office:value-type="float" office:value="54.9581239530988">
            <text:p>54.95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5">
            <text:p>625</text:p>
          </table:table-cell>
          <table:table-cell table:style-name="ce48" office:value-type="float" office:value="1300">
            <text:p>1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3] + [.G93]) / (2 * ( ((([.H93] + [.I93]) / 2) + [.J93]) / 10 )) * [.L93]" office:value-type="float" office:value="82.2236180904523">
            <text:p>82.2236</text:p>
          </table:table-cell>
          <table:table-cell table:style-name="ce76" table:formula="of:=[.Z93]/[.D93]" office:value-type="float" office:value="0.382435432978848">
            <text:p>0.3824</text:p>
          </table:table-cell>
          <table:table-cell table:style-name="ce81" office:value-type="string">
            <text:p>n/a</text:p>
          </table:table-cell>
          <table:table-cell table:style-name="ce76" table:formula="of:=[.Z93] * ([.N93] + [.O93] + [.P93]) / (3 - [.Q93] - [.R93])" office:value-type="float" office:value="109.63149078727">
            <text:p>109.63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4] + [.G94]) / (2 * ( ((([.H94] + [.I94]) / 2) + [.J94]) / 10 )) * [.L94]" office:value-type="float" office:value="164.447236180905">
            <text:p>164.4472</text:p>
          </table:table-cell>
          <table:table-cell table:style-name="ce76" table:formula="of:=[.Z94]/[.D94]" office:value-type="float" office:value="0.386934673366834">
            <text:p>0.3869</text:p>
          </table:table-cell>
          <table:table-cell table:style-name="ce81" office:value-type="string">
            <text:p>n/a</text:p>
          </table:table-cell>
          <table:table-cell table:style-name="ce76" table:formula="of:=[.Z94] * ([.N94] + [.O94] + [.P94]) / (3 - [.Q94] - [.R94])" office:value-type="float" office:value="219.262981574539">
            <text:p>219.2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 of Destruction </text:p>
          </table:table-cell>
          <table:table-cell table:style-name="ce34" office:value-type="string">
            <text:p>T</text:p>
          </table:table-cell>
          <table:table-cell table:style-name="ce40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75">
            <text:p>17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5] + [.G95]) / (2 * ( ((([.H95] + [.I95]) / 2) + [.J95]) / 10 )) * [.L95]" office:value-type="float" office:value="265.625">
            <text:p>265.6250</text:p>
          </table:table-cell>
          <table:table-cell table:style-name="ce76" table:formula="of:=[.Z95]/[.D95]" office:value-type="float" office:value="0.53125">
            <text:p>0.5313</text:p>
          </table:table-cell>
          <table:table-cell table:style-name="ce81" table:formula="of:=-1*[.Z95]/[.E95]" office:value-type="float" office:value="0.53125">
            <text:p>0.5313</text:p>
          </table:table-cell>
          <table:table-cell table:style-name="ce76" table:formula="of:=[.Z95] * ([.N95] + [.O95] + [.P95]) / (3 - [.Q95] - [.R95])" office:value-type="float" office:value="354.166666666667">
            <text:p>354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Focused Arc Emitter 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1690">
            <text:p>169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48">
            <text:p>48</text:p>
          </table:table-cell>
          <table:table-cell table:style-name="ce47" office:value-type="float" office:value="71">
            <text:p>71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96] + [.G96]) / (2 * ( ((([.H96] + [.I96]) / 2) + [.J96]) / 10 )) * [.L96]" office:value-type="float" office:value="83.7623762376238">
            <text:p>83.7624</text:p>
          </table:table-cell>
          <table:table-cell table:style-name="ce77" table:formula="of:=[.Z96]/[.D96]" office:value-type="float" office:value="0.257730388423458">
            <text:p>0.2577</text:p>
          </table:table-cell>
          <table:table-cell table:style-name="ce80" table:formula="of:=-1*[.Z96]/[.E96]" office:value-type="float" office:value="0.335049504950495">
            <text:p>0.3350</text:p>
          </table:table-cell>
          <table:table-cell table:style-name="ce77" table:formula="of:=[.Z96] * ([.N96] + [.O96] + [.P96]) / (3 - [.Q96] - [.R96])" office:value-type="float" office:value="251.287128712871">
            <text:p>251.28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ning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7] + [.G97]) / (2 * ( ((([.H97] + [.I97]) / 2) + [.J97]) / 10 )) * [.L97]" office:value-type="float" office:value="102.5">
            <text:p>102.5000</text:p>
          </table:table-cell>
          <table:table-cell table:style-name="ce76" table:formula="of:=[.Z97]/[.D97]" office:value-type="float" office:value="0.273333333333333">
            <text:p>0.2733</text:p>
          </table:table-cell>
          <table:table-cell table:style-name="ce81" table:formula="of:=-1*[.Z97]/[.E97]" office:value-type="float" office:value="0.366071428571429">
            <text:p>0.3661</text:p>
          </table:table-cell>
          <table:table-cell table:style-name="ce76" table:formula="of:=[.Z97] * ([.N97] + [.O97] + [.P97]) / (3 - [.Q97] - [.R97])" office:value-type="float" office:value="307.5">
            <text:p>30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50">
            <text:p>2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8] + [.G98]) / (2 * ( ((([.H98] + [.I98]) / 2) + [.J98]) / 10 )) * [.L98]" office:value-type="float" office:value="13.25">
            <text:p>13.2500</text:p>
          </table:table-cell>
          <table:table-cell table:style-name="ce76" table:formula="of:=[.Z98]/[.D98]" office:value-type="float" office:value="0.276041666666667">
            <text:p>0.2760</text:p>
          </table:table-cell>
          <table:table-cell table:style-name="ce81" office:value-type="string">
            <text:p>n/a</text:p>
          </table:table-cell>
          <table:table-cell table:style-name="ce76" table:formula="of:=[.Z98] * ([.N98] + [.O98] + [.P98]) / (3 - [.Q98] - [.R98])" office:value-type="float" office:value="39.75">
            <text:p>39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5">
            <text:p>9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00">
            <text:p>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9] + [.G99]) / (2 * ( ((([.H99] + [.I99]) / 2) + [.J99]) / 10 )) * [.L99]" office:value-type="float" office:value="26.25">
            <text:p>26.2500</text:p>
          </table:table-cell>
          <table:table-cell table:style-name="ce76" table:formula="of:=[.Z99]/[.D99]" office:value-type="float" office:value="0.276315789473684">
            <text:p>0.2763</text:p>
          </table:table-cell>
          <table:table-cell table:style-name="ce81" office:value-type="string">
            <text:p>n/a</text:p>
          </table:table-cell>
          <table:table-cell table:style-name="ce76" table:formula="of:=[.Z99] * ([.N99] + [.O99] + [.P99]) / (3 - [.Q99] - [.R99])" office:value-type="float" office:value="78.75">
            <text:p>78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5">
            <text:p>18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1000">
            <text:p>1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0] + [.G100]) / (2 * ( ((([.H100] + [.I100]) / 2) + [.J100]) / 10 )) * [.L100]" office:value-type="float" office:value="51.75">
            <text:p>51.7500</text:p>
          </table:table-cell>
          <table:table-cell table:style-name="ce76" table:formula="of:=[.Z100]/[.D100]" office:value-type="float" office:value="0.27972972972973">
            <text:p>0.2797</text:p>
          </table:table-cell>
          <table:table-cell table:style-name="ce81" office:value-type="string">
            <text:p>n/a</text:p>
          </table:table-cell>
          <table:table-cell table:style-name="ce76" table:formula="of:=[.Z100] * ([.N100] + [.O100] + [.P100]) / (3 - [.Q100] - [.R100])" office:value-type="float" office:value="155.25">
            <text:p>155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1] + [.G101]) / (2 * ( ((([.H101] + [.I101]) / 2) + [.J101]) / 10 )) * [.L101]" office:value-type="float" office:value="102.5">
            <text:p>102.5000</text:p>
          </table:table-cell>
          <table:table-cell table:style-name="ce76" table:formula="of:=[.Z101]/[.D101]" office:value-type="float" office:value="0.273333333333333">
            <text:p>0.2733</text:p>
          </table:table-cell>
          <table:table-cell table:style-name="ce81" office:value-type="string">
            <text:p>n/a</text:p>
          </table:table-cell>
          <table:table-cell table:style-name="ce76" table:formula="of:=[.Z101] * ([.N101] + [.O101] + [.P101]) / (3 - [.Q101] - [.R101])" office:value-type="float" office:value="307.5">
            <text:p>30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2] + [.G102]) / (2 * ( ((([.H102] + [.I102]) / 2) + [.J102]) / 10 )) * [.L102]" office:value-type="float" office:value="120">
            <text:p>120.0000</text:p>
          </table:table-cell>
          <table:table-cell table:style-name="ce76" table:formula="of:=[.Z102]/[.D102]" office:value-type="float" office:value="0.282352941176471">
            <text:p>0.2824</text:p>
          </table:table-cell>
          <table:table-cell table:style-name="ce81" table:formula="of:=-1*[.Z102]/[.E102]" office:value-type="float" office:value="0.387096774193548">
            <text:p>0.3871</text:p>
          </table:table-cell>
          <table:table-cell table:style-name="ce76" table:formula="of:=[.Z102] * ([.N102] + [.O102] + [.P102]) / (3 - [.Q102] - [.R102])" office:value-type="float" office:value="360">
            <text:p>3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85">
            <text:p>28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3] + [.G103]) / (2 * ( ((([.H103] + [.I103]) / 2) + [.J103]) / 10 )) * [.L103]" office:value-type="float" office:value="15">
            <text:p>15.0000</text:p>
          </table:table-cell>
          <table:table-cell table:style-name="ce76" table:formula="of:=[.Z103]/[.D103]" office:value-type="float" office:value="0.267857142857143">
            <text:p>0.2679</text:p>
          </table:table-cell>
          <table:table-cell table:style-name="ce81" office:value-type="string">
            <text:p>n/a</text:p>
          </table:table-cell>
          <table:table-cell table:style-name="ce76" table:formula="of:=[.Z103] * ([.N103] + [.O103] + [.P103]) / (3 - [.Q103] - [.R103])" office:value-type="float" office:value="45">
            <text:p>4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75">
            <text:p>57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4] + [.G104]) / (2 * ( ((([.H104] + [.I104]) / 2) + [.J104]) / 10 )) * [.L104]" office:value-type="float" office:value="30">
            <text:p>30.0000</text:p>
          </table:table-cell>
          <table:table-cell table:style-name="ce76" table:formula="of:=[.Z104]/[.D104]" office:value-type="float" office:value="0.277777777777778">
            <text:p>0.2778</text:p>
          </table:table-cell>
          <table:table-cell table:style-name="ce81" office:value-type="string">
            <text:p>n/a</text:p>
          </table:table-cell>
          <table:table-cell table:style-name="ce76" table:formula="of:=[.Z104] * ([.N104] + [.O104] + [.P104]) / (3 - [.Q104] - [.R104])" office:value-type="float" office:value="90">
            <text:p>9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50">
            <text:p>11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5] + [.G105]) / (2 * ( ((([.H105] + [.I105]) / 2) + [.J105]) / 10 )) * [.L105]" office:value-type="float" office:value="60">
            <text:p>60.0000</text:p>
          </table:table-cell>
          <table:table-cell table:style-name="ce76" table:formula="of:=[.Z105]/[.D105]" office:value-type="float" office:value="0.27906976744186">
            <text:p>0.2791</text:p>
          </table:table-cell>
          <table:table-cell table:style-name="ce81" office:value-type="string">
            <text:p>n/a</text:p>
          </table:table-cell>
          <table:table-cell table:style-name="ce76" table:formula="of:=[.Z105] * ([.N105] + [.O105] + [.P105]) / (3 - [.Q105] - [.R105])" office:value-type="float" office:value="180">
            <text:p>18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6] + [.G106]) / (2 * ( ((([.H106] + [.I106]) / 2) + [.J106]) / 10 )) * [.L106]" office:value-type="float" office:value="120">
            <text:p>120.0000</text:p>
          </table:table-cell>
          <table:table-cell table:style-name="ce76" table:formula="of:=[.Z106]/[.D106]" office:value-type="float" office:value="0.282352941176471">
            <text:p>0.2824</text:p>
          </table:table-cell>
          <table:table-cell table:style-name="ce81" office:value-type="string">
            <text:p>n/a</text:p>
          </table:table-cell>
          <table:table-cell table:style-name="ce76" table:formula="of:=[.Z106] * ([.N106] + [.O106] + [.P106]) / (3 - [.Q106] - [.R106])" office:value-type="float" office:value="360">
            <text:p>3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vine Thunder</text:p>
          </table:table-cell>
          <table:table-cell table:style-name="ce34" office:value-type="string">
            <text:p>T</text:p>
          </table:table-cell>
          <table:table-cell table:style-name="ce41" office:value-type="float" office:value="500">
            <text:p>500</text:p>
          </table:table-cell>
          <table:table-cell table:style-name="ce50" office:value-type="float" office:value="-500">
            <text:p>-500</text:p>
          </table:table-cell>
          <table:table-cell table:style-name="ce34" office:value-type="float" office:value="1000">
            <text:p>1000</text:p>
          </table:table-cell>
          <table:table-cell table:style-name="ce48" office:value-type="float" office:value="7000">
            <text:p>7000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52">
            <text:p>52</text:p>
          </table:table-cell>
          <table:table-cell table:style-name="ce44" office:value-type="float" office:value="170">
            <text:p>170</text:p>
          </table:table-cell>
          <table:table-cell table:style-name="ce34" office:value-type="float" office:value="250">
            <text:p>2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7] + [.G107]) / (2 * ( ((([.H107] + [.I107]) / 2) + [.J107]) / 10 )) * [.L107]" office:value-type="float" office:value="194.174757281553">
            <text:p>194.1748</text:p>
          </table:table-cell>
          <table:table-cell table:style-name="ce76" table:formula="of:=[.Z107]/[.D107]" office:value-type="float" office:value="0.388349514563107">
            <text:p>0.3883</text:p>
          </table:table-cell>
          <table:table-cell table:style-name="ce81" table:formula="of:=-1*[.Z107]/[.E107]" office:value-type="float" office:value="0.388349514563107">
            <text:p>0.3883</text:p>
          </table:table-cell>
          <table:table-cell table:style-name="ce76" table:formula="of:=[.Z107] * ([.N107] + [.O107] + [.P107]) / (3 - [.Q107] - [.R107])" office:value-type="float" office:value="582.52427184466">
            <text:p>582.52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Wave-Motion Gun</text:p>
          </table:table-cell>
          <table:table-cell table:style-name="ce35" office:value-type="string">
            <text:p>X</text:p>
          </table:table-cell>
          <table:table-cell table:style-name="ce40" office:value-type="float" office:value="325">
            <text:p>325</text:p>
          </table:table-cell>
          <table:table-cell table:style-name="ce49" office:value-type="float" office:value="-250">
            <text:p>-25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8] + [.G108]) / (2 * ( ((([.H108] + [.I108]) / 2) + [.J108]) / 10 )) * [.L108]" office:value-type="float" office:value="180.084745762712">
            <text:p>180.0847</text:p>
          </table:table-cell>
          <table:table-cell table:style-name="ce76" table:formula="of:=[.Z108]/[.D108]" office:value-type="float" office:value="0.554106910039114">
            <text:p>0.5541</text:p>
          </table:table-cell>
          <table:table-cell table:style-name="ce81" table:formula="of:=-1*[.Z108]/[.E108]" office:value-type="float" office:value="0.720338983050848">
            <text:p>0.7203</text:p>
          </table:table-cell>
          <table:table-cell table:style-name="ce76" table:formula="of:=[.Z108] * ([.N108] + [.O108] + [.P108]) / (3 - [.Q108] - [.R108])" office:value-type="float" office:value="240.112994350283">
            <text:p>240.11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mensional Wave Cannon</text:p>
          </table:table-cell>
          <table:table-cell table:style-name="ce35" office:value-type="string">
            <text:p>X</text:p>
          </table:table-cell>
          <table:table-cell table:style-name="ce40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9] + [.G109]) / (2 * ( ((([.H109] + [.I109]) / 2) + [.J109]) / 10 )) * [.L109]" office:value-type="float" office:value="204.09604519774">
            <text:p>204.0960</text:p>
          </table:table-cell>
          <table:table-cell table:style-name="ce76" table:formula="of:=[.Z109]/[.D109]" office:value-type="float" office:value="0.544256120527307">
            <text:p>0.5443</text:p>
          </table:table-cell>
          <table:table-cell table:style-name="ce81" table:formula="of:=-1*[.Z109]/[.E109]" office:value-type="float" office:value="0.728914447134786">
            <text:p>0.7289</text:p>
          </table:table-cell>
          <table:table-cell table:style-name="ce76" table:formula="of:=[.Z109] * ([.N109] + [.O109] + [.P109]) / (3 - [.Q109] - [.R109])" office:value-type="float" office:value="272.128060263653">
            <text:p>272.12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itanic Dimensional Wave Cannon</text:p>
          </table:table-cell>
          <table:table-cell table:style-name="ce34" office:value-type="string">
            <text:p>T</text:p>
          </table:table-cell>
          <table:table-cell table:style-name="ce41" office:value-type="float" office:value="500">
            <text:p>500</text:p>
          </table:table-cell>
          <table:table-cell table:style-name="ce50" office:value-type="float" office:value="-500">
            <text:p>-500</text:p>
          </table:table-cell>
          <table:table-cell table:style-name="ce34" office:value-type="float" office:value="5000">
            <text:p>5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225">
            <text:p>2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0] + [.G110]) / (2 * ( ((([.H110] + [.I110]) / 2) + [.J110]) / 10 )) * [.L110]" office:value-type="float" office:value="283.333333333333">
            <text:p>283.3333</text:p>
          </table:table-cell>
          <table:table-cell table:style-name="ce76" table:formula="of:=[.Z110]/[.D110]" office:value-type="float" office:value="0.566666666666667">
            <text:p>0.5667</text:p>
          </table:table-cell>
          <table:table-cell table:style-name="ce81" table:formula="of:=-1*[.Z110]/[.E110]" office:value-type="float" office:value="0.566666666666667">
            <text:p>0.5667</text:p>
          </table:table-cell>
          <table:table-cell table:style-name="ce76" table:formula="of:=[.Z110] * ([.N110] + [.O110] + [.P110]) / (3 - [.Q110] - [.R110])" office:value-type="float" office:value="377.777777777778">
            <text:p>377.77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erdition Beam</text:p>
          </table:table-cell>
          <table:table-cell table:style-name="ce33" office:value-type="string">
            <text:p>T</text:p>
          </table:table-cell>
          <table:table-cell table:style-name="ce42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3" office:value-type="float" office:value="5000">
            <text:p>5000</text:p>
          </table:table-cell>
          <table:table-cell table:style-name="ce47" office:value-type="float" office:value="10000">
            <text:p>10000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120">
            <text:p>120</text:p>
          </table:table-cell>
          <table:table-cell table:style-name="ce47" office:value-type="float" office:value="180">
            <text:p>180</text:p>
          </table:table-cell>
          <table:table-cell table:style-name="ce33" office:value-type="float" office:value="250">
            <text:p>25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11] + [.G111]) / (2 * ( ((([.H111] + [.I111]) / 2) + [.J111]) / 10 )) * [.L111]" office:value-type="float" office:value="250">
            <text:p>250.0000</text:p>
          </table:table-cell>
          <table:table-cell table:style-name="ce77" table:formula="of:=[.Z111]/[.D111]" office:value-type="float" office:value="0.5">
            <text:p>0.5000</text:p>
          </table:table-cell>
          <table:table-cell table:style-name="ce80" table:formula="of:=-1*[.Z111]/[.E111]" office:value-type="float" office:value="0.5">
            <text:p>0.5000</text:p>
          </table:table-cell>
          <table:table-cell table:style-name="ce77" table:formula="of:=[.Z111] * ([.N111] + [.O111] + [.P111]) / (3 - [.Q111] - [.R111])" office:value-type="float" office:value="291.666666666667">
            <text:p>2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2] + [.G112]) / (2 * ( ((([.H112] + [.I112]) / 2) + [.J112]) / 10 )) * [.L112]" office:value-type="float" office:value="13.1958762886598">
            <text:p>13.1959</text:p>
          </table:table-cell>
          <table:table-cell table:style-name="ce76" table:formula="of:=[.Z112]/[.D112]" office:value-type="float" office:value="0.263917525773196">
            <text:p>0.2639</text:p>
          </table:table-cell>
          <table:table-cell table:style-name="ce81" table:formula="of:=-1*[.Z112]/[.E112]" office:value-type="float" office:value="0.329896907216495">
            <text:p>0.3299</text:p>
          </table:table-cell>
          <table:table-cell table:style-name="ce76" table:formula="of:=[.Z112] * ([.N112] + [.O112] + [.P112]) / (3 - [.Q112] - [.R112])" office:value-type="float" office:value="19.7938144329897">
            <text:p>19.7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3] + [.G113]) / (2 * ( ((([.H113] + [.I113]) / 2) + [.J113]) / 10 )) * [.L113]" office:value-type="float" office:value="32.9896907216495">
            <text:p>32.9897</text:p>
          </table:table-cell>
          <table:table-cell table:style-name="ce76" table:formula="of:=[.Z113]/[.D113]" office:value-type="float" office:value="0.329896907216495">
            <text:p>0.3299</text:p>
          </table:table-cell>
          <table:table-cell table:style-name="ce81" table:formula="of:=-1*[.Z113]/[.E113]" office:value-type="float" office:value="0.471281296023564">
            <text:p>0.4713</text:p>
          </table:table-cell>
          <table:table-cell table:style-name="ce76" table:formula="of:=[.Z113] * ([.N113] + [.O113] + [.P113]) / (3 - [.Q113] - [.R113])" office:value-type="float" office:value="49.4845360824742">
            <text:p>4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-120">
            <text:p>-120</text:p>
          </table:table-cell>
          <table:table-cell table:style-name="ce35" office:value-type="float" office:value="280">
            <text:p>280</text:p>
          </table:table-cell>
          <table:table-cell table:style-name="ce48" office:value-type="float" office:value="520">
            <text:p>52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4] + [.G114]) / (2 * ( ((([.H114] + [.I114]) / 2) + [.J114]) / 10 )) * [.L114]" office:value-type="float" office:value="65.979381443299">
            <text:p>65.9794</text:p>
          </table:table-cell>
          <table:table-cell table:style-name="ce76" table:formula="of:=[.Z114]/[.D114]" office:value-type="float" office:value="0.329896907216495">
            <text:p>0.3299</text:p>
          </table:table-cell>
          <table:table-cell table:style-name="ce81" table:formula="of:=-1*[.Z114]/[.E114]" office:value-type="float" office:value="0.549828178694158">
            <text:p>0.5498</text:p>
          </table:table-cell>
          <table:table-cell table:style-name="ce76" table:formula="of:=[.Z114] * ([.N114] + [.O114] + [.P114]) / (3 - [.Q114] - [.R114])" office:value-type="float" office:value="98.9690721649485">
            <text:p>98.96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-en-Ciel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-375">
            <text:p>-375</text:p>
          </table:table-cell>
          <table:table-cell table:style-name="ce35" office:value-type="float" office:value="2000">
            <text:p>2000</text:p>
          </table:table-cell>
          <table:table-cell table:style-name="ce48" office:value-type="float" office:value="4000">
            <text:p>4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75">
            <text:p>1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15">
            <text:p>1.1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5] + [.G115]) / (2 * ( ((([.H115] + [.I115]) / 2) + [.J115]) / 10 )) * [.L115]" office:value-type="float" office:value="285.714285714286">
            <text:p>285.7143</text:p>
          </table:table-cell>
          <table:table-cell table:style-name="ce76" table:formula="of:=[.Z115]/[.D115]" office:value-type="float" office:value="0.634920634920635">
            <text:p>0.6349</text:p>
          </table:table-cell>
          <table:table-cell table:style-name="ce81" table:formula="of:=-1*[.Z115]/[.E115]" office:value-type="float" office:value="0.761904761904762">
            <text:p>0.7619</text:p>
          </table:table-cell>
          <table:table-cell table:style-name="ce76" table:formula="of:=[.Z115] * ([.N115] + [.O115] + [.P115]) / (3 - [.Q115] - [.R115])" office:value-type="float" office:value="900">
            <text:p>90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rc-en-Ciel Cannon (Titanic)</text:p>
          </table:table-cell>
          <table:table-cell table:style-name="ce34" office:value-type="string">
            <text:p>T</text:p>
          </table:table-cell>
          <table:table-cell table:style-name="ce40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170">
            <text:p>170</text:p>
          </table:table-cell>
          <table:table-cell table:style-name="ce34" office:value-type="float" office:value="275">
            <text:p>2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15">
            <text:p>1.1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6] + [.G116]) / (2 * ( ((([.H116] + [.I116]) / 2) + [.J116]) / 10 )) * [.L116]" office:value-type="float" office:value="357.142857142857">
            <text:p>357.1429</text:p>
          </table:table-cell>
          <table:table-cell table:style-name="ce76" table:formula="of:=[.Z116]/[.D116]" office:value-type="float" office:value="0.714285714285714">
            <text:p>0.7143</text:p>
          </table:table-cell>
          <table:table-cell table:style-name="ce81" table:formula="of:=-1*[.Z116]/[.E116]" office:value-type="float" office:value="0.714285714285714">
            <text:p>0.7143</text:p>
          </table:table-cell>
          <table:table-cell table:style-name="ce76" table:formula="of:=[.Z116] * ([.N116] + [.O116] + [.P116]) / (3 - [.Q116] - [.R116])" office:value-type="float" office:value="1125">
            <text:p>1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Lightstorm Point 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20">
            <text:p>-2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2">
            <text:p>12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17] + [.G117]) / (2 * ( ((([.H117] + [.I117]) / 2) + [.J117]) / 10 )) * [.L117]" office:value-type="float" office:value="16.875">
            <text:p>16.8750</text:p>
          </table:table-cell>
          <table:table-cell table:style-name="ce76" table:formula="of:=[.Z117]/[.D117]" office:value-type="float" office:value="0.84375">
            <text:p>0.8438</text:p>
          </table:table-cell>
          <table:table-cell table:style-name="ce81" table:formula="of:=-1*[.Z117]/[.E117]" office:value-type="float" office:value="0.84375">
            <text:p>0.8438</text:p>
          </table:table-cell>
          <table:table-cell table:style-name="ce76" table:formula="of:=[.Z117] * ([.N117] + [.O117] + [.P117]) / (3 - [.Q117] - [.R117])" office:value-type="float" office:value="16.875">
            <text:p>16.8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Extradimensional Spike</text:p>
          </table:table-cell>
          <table:table-cell table:style-name="ce35" office:value-type="string">
            <text:p>M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18] + [.G118]) / (2 * ( ((([.H118] + [.I118]) / 2) + [.J118]) / 10 )) * [.L118]" office:value-type="float" office:value="19.2">
            <text:p>19.2000</text:p>
          </table:table-cell>
          <table:table-cell table:style-name="ce78" table:formula="of:=[.Z118]/[.D118]" office:value-type="float" office:value="0.426666666666667">
            <text:p>0.4267</text:p>
          </table:table-cell>
          <table:table-cell table:style-name="ce82" table:formula="of:=-1*[.Z118]/[.E118]" office:value-type="float" office:value="0.768">
            <text:p>0.7680</text:p>
          </table:table-cell>
          <table:table-cell table:style-name="ce76" table:formula="of:=[.Z118] * ([.N118] + [.O118] + [.P118]) / (3 - [.Q118] - [.R118])" office:value-type="float" office:value="32.9142857142857">
            <text:p>32.91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Cloud Lightning</text:p>
          </table:table-cell>
          <table:table-cell table:style-name="ce33" office:value-type="string">
            <text:p>L</text:p>
          </table:table-cell>
          <table:table-cell table:style-name="ce42" office:value-type="float" office:value="50">
            <text:p>50</text:p>
          </table:table-cell>
          <table:table-cell table:style-name="ce51" office:value-type="float" office:value="-40">
            <text:p>-40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06">
            <text:p>106</text:p>
          </table:table-cell>
          <table:table-cell table:style-name="ce33" office:value-type="float" office:value="9">
            <text:p>9</text:p>
          </table:table-cell>
          <table:table-cell table:style-name="ce47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19] + [.G119]) / (2 * ( ((([.H119] + [.I119]) / 2) + [.J119]) / 10 )) * [.L119]" office:value-type="float" office:value="7.48251748251748">
            <text:p>7.4825</text:p>
          </table:table-cell>
          <table:table-cell table:style-name="ce77" table:formula="of:=[.Z119]/[.D119]" office:value-type="float" office:value="0.14965034965035">
            <text:p>0.1497</text:p>
          </table:table-cell>
          <table:table-cell table:style-name="ce80" table:formula="of:=-1*[.Z119]/[.E119]" office:value-type="float" office:value="0.187062937062937">
            <text:p>0.1871</text:p>
          </table:table-cell>
          <table:table-cell table:style-name="ce77" table:formula="of:=[.Z119] * ([.N119] + [.O119] + [.P119]) / (3 - [.Q119] - [.R119])" office:value-type="float" office:value="22.4475524475524">
            <text:p>22.44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mplified Cloud Lightning</text:p>
          </table:table-cell>
          <table:table-cell table:style-name="ce34" office:value-type="string">
            <text:p>L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-55">
            <text:p>-5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76">
            <text:p>1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0] + [.G120]) / (2 * ( ((([.H120] + [.I120]) / 2) + [.J120]) / 10 )) * [.L120]" office:value-type="float" office:value="13.006993006993">
            <text:p>13.0070</text:p>
          </table:table-cell>
          <table:table-cell table:style-name="ce76" table:formula="of:=[.Z120]/[.D120]" office:value-type="float" office:value="0.185814185814186">
            <text:p>0.1858</text:p>
          </table:table-cell>
          <table:table-cell table:style-name="ce81" table:formula="of:=-1*[.Z120]/[.E120]" office:value-type="float" office:value="0.236490781945327">
            <text:p>0.2365</text:p>
          </table:table-cell>
          <table:table-cell table:style-name="ce76" table:formula="of:=[.Z120] * ([.N120] + [.O120] + [.P120]) / (3 - [.Q120] - [.R120])" office:value-type="float" office:value="39.020979020979">
            <text:p>39.02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54">
            <text:p>54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1] + [.G121]) / (2 * ( ((([.H121] + [.I121]) / 2) + [.J121]) / 10 )) * [.L121]" office:value-type="float" office:value="4.47552447552448">
            <text:p>4.4755</text:p>
          </table:table-cell>
          <table:table-cell table:style-name="ce76" table:formula="of:=[.Z121]/[.D121]" office:value-type="float" office:value="0.0639360639360639">
            <text:p>0.0639</text:p>
          </table:table-cell>
          <table:table-cell table:style-name="ce81" office:value-type="string">
            <text:p>n/a</text:p>
          </table:table-cell>
          <table:table-cell table:style-name="ce76" table:formula="of:=[.Z121] * ([.N121] + [.O121] + [.P121]) / (3 - [.Q121] - [.R121])" office:value-type="float" office:value="13.4265734265734">
            <text:p>13.426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92">
            <text:p>92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2] + [.G122]) / (2 * ( ((([.H122] + [.I122]) / 2) + [.J122]) / 10 )) * [.L122]" office:value-type="float" office:value="7.13286713286713">
            <text:p>7.1329</text:p>
          </table:table-cell>
          <table:table-cell table:style-name="ce76" table:formula="of:=[.Z122]/[.D122]" office:value-type="float" office:value="0.101898101898102">
            <text:p>0.1019</text:p>
          </table:table-cell>
          <table:table-cell table:style-name="ce81" office:value-type="string">
            <text:p>n/a</text:p>
          </table:table-cell>
          <table:table-cell table:style-name="ce76" table:formula="of:=[.Z122] * ([.N122] + [.O122] + [.P122]) / (3 - [.Q122] - [.R122])" office:value-type="float" office:value="21.3986013986014">
            <text:p>21.39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76">
            <text:p>1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3] + [.G123]) / (2 * ( ((([.H123] + [.I123]) / 2) + [.J123]) / 10 )) * [.L123]" office:value-type="float" office:value="13.006993006993">
            <text:p>13.0070</text:p>
          </table:table-cell>
          <table:table-cell table:style-name="ce76" table:formula="of:=[.Z123]/[.D123]" office:value-type="float" office:value="0.185814185814186">
            <text:p>0.1858</text:p>
          </table:table-cell>
          <table:table-cell table:style-name="ce81" office:value-type="string">
            <text:p>n/a</text:p>
          </table:table-cell>
          <table:table-cell table:style-name="ce76" table:formula="of:=[.Z123] * ([.N123] + [.O123] + [.P123]) / (3 - [.Q123] - [.R123])" office:value-type="float" office:value="39.020979020979">
            <text:p>39.02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352">
            <text:p>352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4] + [.G124]) / (2 * ( ((([.H124] + [.I124]) / 2) + [.J124]) / 10 )) * [.L124]" office:value-type="float" office:value="27.4125874125874">
            <text:p>27.4126</text:p>
          </table:table-cell>
          <table:table-cell table:style-name="ce76" table:formula="of:=[.Z124]/[.D124]" office:value-type="float" office:value="0.391608391608392">
            <text:p>0.3916</text:p>
          </table:table-cell>
          <table:table-cell table:style-name="ce81" office:value-type="string">
            <text:p>n/a</text:p>
          </table:table-cell>
          <table:table-cell table:style-name="ce76" table:formula="of:=[.Z124] * ([.N124] + [.O124] + [.P124]) / (3 - [.Q124] - [.R124])" office:value-type="float" office:value="82.2377622377622">
            <text:p>82.23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56">
            <text:p>25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25] + [.G125]) / (2 * ( ((([.H125] + [.I125]) / 2) + [.J125]) / 10 )) * [.L125]" office:value-type="float" office:value="19.3006993006993">
            <text:p>19.3007</text:p>
          </table:table-cell>
          <table:table-cell table:style-name="ce78" table:formula="of:=[.Z125]/[.D125]" office:value-type="float" office:value="0.214452214452214">
            <text:p>0.2145</text:p>
          </table:table-cell>
          <table:table-cell table:style-name="ce82" table:formula="of:=-1*[.Z125]/[.E125]" office:value-type="float" office:value="0.275724275724276">
            <text:p>0.2757</text:p>
          </table:table-cell>
          <table:table-cell table:style-name="ce76" table:formula="of:=[.Z125] * ([.N125] + [.O125] + [.P125]) / (3 - [.Q125] - [.R125])" office:value-type="float" office:value="60.7972027972028">
            <text:p>60.79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6">
            <text:p>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26] + [.G126]) / (2 * ( ((([.H126] + [.I126]) / 2) + [.J126]) / 10 )) * [.L126]" office:value-type="float" office:value="6.71328671328671">
            <text:p>6.7133</text:p>
          </table:table-cell>
          <table:table-cell table:style-name="ce78" table:formula="of:=[.Z126]/[.D126]" office:value-type="float" office:value="0.0745920745920746">
            <text:p>0.0746</text:p>
          </table:table-cell>
          <table:table-cell table:style-name="ce82" office:value-type="string">
            <text:p>n/a</text:p>
          </table:table-cell>
          <table:table-cell table:style-name="ce76" table:formula="of:=[.Z126] * ([.N126] + [.O126] + [.P126]) / (3 - [.Q126] - [.R126])" office:value-type="float" office:value="21.1468531468531">
            <text:p>21.14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38">
            <text:p>138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27] + [.G127]) / (2 * ( ((([.H127] + [.I127]) / 2) + [.J127]) / 10 )) * [.L127]" office:value-type="float" office:value="11.048951048951">
            <text:p>11.0490</text:p>
          </table:table-cell>
          <table:table-cell table:style-name="ce78" table:formula="of:=[.Z127]/[.D127]" office:value-type="float" office:value="0.122766122766123">
            <text:p>0.1228</text:p>
          </table:table-cell>
          <table:table-cell table:style-name="ce82" office:value-type="string">
            <text:p>n/a</text:p>
          </table:table-cell>
          <table:table-cell table:style-name="ce76" table:formula="of:=[.Z127] * ([.N127] + [.O127] + [.P127]) / (3 - [.Q127] - [.R127])" office:value-type="float" office:value="34.8041958041958">
            <text:p>34.80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56">
            <text:p>25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28] + [.G128]) / (2 * ( ((([.H128] + [.I128]) / 2) + [.J128]) / 10 )) * [.L128]" office:value-type="float" office:value="19.3006993006993">
            <text:p>19.3007</text:p>
          </table:table-cell>
          <table:table-cell table:style-name="ce78" table:formula="of:=[.Z128]/[.D128]" office:value-type="float" office:value="0.214452214452214">
            <text:p>0.2145</text:p>
          </table:table-cell>
          <table:table-cell table:style-name="ce82" office:value-type="string">
            <text:p>n/a</text:p>
          </table:table-cell>
          <table:table-cell table:style-name="ce76" table:formula="of:=[.Z128] * ([.N128] + [.O128] + [.P128]) / (3 - [.Q128] - [.R128])" office:value-type="float" office:value="60.7972027972028">
            <text:p>60.79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506">
            <text:p>50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29] + [.G129]) / (2 * ( ((([.H129] + [.I129]) / 2) + [.J129]) / 10 )) * [.L129]" office:value-type="float" office:value="40.979020979021">
            <text:p>40.9790</text:p>
          </table:table-cell>
          <table:table-cell table:style-name="ce78" table:formula="of:=[.Z129]/[.D129]" office:value-type="float" office:value="0.455322455322455">
            <text:p>0.4553</text:p>
          </table:table-cell>
          <table:table-cell table:style-name="ce82" office:value-type="string">
            <text:p>n/a</text:p>
          </table:table-cell>
          <table:table-cell table:style-name="ce76" table:formula="of:=[.Z129] * ([.N129] + [.O129] + [.P129]) / (3 - [.Q129] - [.R129])" office:value-type="float" office:value="129.083916083916">
            <text:p>129.08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Mining Drone Laser</text:p>
          </table:table-cell>
          <table:table-cell table:style-name="ce33" office:value-type="string">
            <text:p>S</text:p>
          </table:table-cell>
          <table:table-cell table:style-name="ce42" office:value-type="float" office:value="15">
            <text:p>15</text:p>
          </table:table-cell>
          <table:table-cell table:style-name="ce51" office:value-type="float" office:value="-7">
            <text:p>-7</text:p>
          </table:table-cell>
          <table:table-cell table:style-name="ce33" office:value-type="float" office:value="8">
            <text:p>8</text:p>
          </table:table-cell>
          <table:table-cell table:style-name="ce47" office:value-type="float" office:value="21">
            <text:p>21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25">
            <text:p>1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30] + [.G130]) / (2 * ( ((([.H130] + [.I130]) / 2) + [.J130]) / 10 )) * [.L130]" office:value-type="float" office:value="4.72826086956522">
            <text:p>4.7283</text:p>
          </table:table-cell>
          <table:table-cell table:style-name="ce77" table:formula="of:=[.Z130]/[.D130]" office:value-type="float" office:value="0.315217391304348">
            <text:p>0.3152</text:p>
          </table:table-cell>
          <table:table-cell table:style-name="ce80" table:formula="of:=-1*[.Z130]/[.E130]" office:value-type="float" office:value="0.675465838509317">
            <text:p>0.6755</text:p>
          </table:table-cell>
          <table:table-cell table:style-name="ce77" table:formula="of:=[.Z130] * ([.N130] + [.O130] + [.P130]) / (3 - [.Q130] - [.R130])" office:value-type="float" office:value="5.51630434782609">
            <text:p>5.51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Mining Drone Laser</text:p>
          </table:table-cell>
          <table:table-cell table:style-name="ce33" office:value-type="string">
            <text:p>M</text:p>
          </table:table-cell>
          <table:table-cell table:style-name="ce42" office:value-type="float" office:value="30">
            <text:p>30</text:p>
          </table:table-cell>
          <table:table-cell table:style-name="ce51" office:value-type="float" office:value="-13">
            <text:p>-13</text:p>
          </table:table-cell>
          <table:table-cell table:style-name="ce33" office:value-type="float" office:value="20">
            <text:p>20</text:p>
          </table:table-cell>
          <table:table-cell table:style-name="ce47" office:value-type="float" office:value="53">
            <text:p>53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2">
            <text:p>0.2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25">
            <text:p>1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31] + [.G131]) / (2 * ( ((([.H131] + [.I131]) / 2) + [.J131]) / 10 )) * [.L131]" office:value-type="float" office:value="11.9021739130435">
            <text:p>11.9022</text:p>
          </table:table-cell>
          <table:table-cell table:style-name="ce77" table:formula="of:=[.Z131]/[.D131]" office:value-type="float" office:value="0.396739130434783">
            <text:p>0.3967</text:p>
          </table:table-cell>
          <table:table-cell table:style-name="ce80" table:formula="of:=-1*[.Z131]/[.E131]" office:value-type="float" office:value="0.915551839464883">
            <text:p>0.9156</text:p>
          </table:table-cell>
          <table:table-cell table:style-name="ce77" table:formula="of:=[.Z131] * ([.N131] + [.O131] + [.P131]) / (3 - [.Q131] - [.R131])" office:value-type="float" office:value="13.8858695652174">
            <text:p>13.88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</text:p>
          </table:table-cell>
          <table:table-cell table:style-name="ce35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-9">
            <text:p>-9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2] + [.G132]) / (2 * ( ((([.H132] + [.I132]) / 2) + [.J132]) / 10 )) * [.L132]" office:value-type="float" office:value="8.69565217391305">
            <text:p>8.6957</text:p>
          </table:table-cell>
          <table:table-cell table:style-name="ce76" table:formula="of:=[.Z132]/[.D132]" office:value-type="float" office:value="0.434782608695652">
            <text:p>0.4348</text:p>
          </table:table-cell>
          <table:table-cell table:style-name="ce81" table:formula="of:=-1*[.Z132]/[.E132]" office:value-type="float" office:value="0.966183574879227">
            <text:p>0.9662</text:p>
          </table:table-cell>
          <table:table-cell table:style-name="ce76" table:formula="of:=[.Z132] * ([.N132] + [.O132] + [.P132]) / (3 - [.Q132] - [.R132])" office:value-type="float" office:value="10.1449275362319">
            <text:p>10.14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</text:p>
          </table:table-cell>
          <table:table-cell table:style-name="ce35" office:value-type="string">
            <text:p>M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17">
            <text:p>-17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3] + [.G133]) / (2 * ( ((([.H133] + [.I133]) / 2) + [.J133]) / 10 )) * [.L133]" office:value-type="float" office:value="20.8695652173913">
            <text:p>20.8696</text:p>
          </table:table-cell>
          <table:table-cell table:style-name="ce76" table:formula="of:=[.Z133]/[.D133]" office:value-type="float" office:value="0.521739130434783">
            <text:p>0.5217</text:p>
          </table:table-cell>
          <table:table-cell table:style-name="ce81" table:formula="of:=-1*[.Z133]/[.E133]" office:value-type="float" office:value="1.22762148337596">
            <text:p>1.2276</text:p>
          </table:table-cell>
          <table:table-cell table:style-name="ce76" table:formula="of:=[.Z133] * ([.N133] + [.O133] + [.P133]) / (3 - [.Q133] - [.R133])" office:value-type="float" office:value="24.3478260869565">
            <text:p>24.34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4] + [.G134]) / (2 * ( ((([.H134] + [.I134]) / 2) + [.J134]) / 10 )) * [.L134]" office:value-type="float" office:value="8.69565217391305">
            <text:p>8.6957</text:p>
          </table:table-cell>
          <table:table-cell table:style-name="ce76" table:formula="of:=[.Z134]/[.D134]" office:value-type="float" office:value="0.434782608695652">
            <text:p>0.4348</text:p>
          </table:table-cell>
          <table:table-cell table:style-name="ce81" office:value-type="string">
            <text:p>n/a</text:p>
          </table:table-cell>
          <table:table-cell table:style-name="ce76" table:formula="of:=[.Z134] * ([.N134] + [.O134] + [.P134]) / (3 - [.Q134] - [.R134])" office:value-type="float" office:value="10.1449275362319">
            <text:p>10.14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5] + [.G135]) / (2 * ( ((([.H135] + [.I135]) / 2) + [.J135]) / 10 )) * [.L135]" office:value-type="float" office:value="20.8695652173913">
            <text:p>20.8696</text:p>
          </table:table-cell>
          <table:table-cell table:style-name="ce76" table:formula="of:=[.Z135]/[.D135]" office:value-type="float" office:value="0.521739130434783">
            <text:p>0.5217</text:p>
          </table:table-cell>
          <table:table-cell table:style-name="ce81" office:value-type="string">
            <text:p>n/a</text:p>
          </table:table-cell>
          <table:table-cell table:style-name="ce76" table:formula="of:=[.Z135] * ([.N135] + [.O135] + [.P135]) / (3 - [.Q135] - [.R135])" office:value-type="float" office:value="24.3478260869565">
            <text:p>24.34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136">
            <text:p>1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6] + [.G136]) / (2 * ( ((([.H136] + [.I136]) / 2) + [.J136]) / 10 )) * [.L136]" office:value-type="float" office:value="33.3913043478261">
            <text:p>33.3913</text:p>
          </table:table-cell>
          <table:table-cell table:style-name="ce76" table:formula="of:=[.Z136]/[.D136]" office:value-type="float" office:value="0.417391304347826">
            <text:p>0.4174</text:p>
          </table:table-cell>
          <table:table-cell table:style-name="ce81" office:value-type="string">
            <text:p>n/a</text:p>
          </table:table-cell>
          <table:table-cell table:style-name="ce76" table:formula="of:=[.Z136] * ([.N136] + [.O136] + [.P136]) / (3 - [.Q136] - [.R136])" office:value-type="float" office:value="38.9565217391304">
            <text:p>38.95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4">
            <text:p>104</text:p>
          </table:table-cell>
          <table:table-cell table:style-name="ce48" office:value-type="float" office:value="266">
            <text:p>26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7] + [.G137]) / (2 * ( ((([.H137] + [.I137]) / 2) + [.J137]) / 10 )) * [.L137]" office:value-type="float" office:value="64.3478260869565">
            <text:p>64.3478</text:p>
          </table:table-cell>
          <table:table-cell table:style-name="ce76" table:formula="of:=[.Z137]/[.D137]" office:value-type="float" office:value="0.402173913043478">
            <text:p>0.4022</text:p>
          </table:table-cell>
          <table:table-cell table:style-name="ce81" office:value-type="string">
            <text:p>n/a</text:p>
          </table:table-cell>
          <table:table-cell table:style-name="ce76" table:formula="of:=[.Z137] * ([.N137] + [.O137] + [.P137]) / (3 - [.Q137] - [.R137])" office:value-type="float" office:value="75.072463768116">
            <text:p>75.07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-12">
            <text:p>-12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1">
            <text:p>5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8] + [.G138]) / (2 * ( ((([.H138] + [.I138]) / 2) + [.J138]) / 10 )) * [.L138]" office:value-type="float" office:value="13.1195652173913">
            <text:p>13.1196</text:p>
          </table:table-cell>
          <table:table-cell table:style-name="ce76" table:formula="of:=[.Z138]/[.D138]" office:value-type="float" office:value="0.524782608695652">
            <text:p>0.5248</text:p>
          </table:table-cell>
          <table:table-cell table:style-name="ce81" table:formula="of:=-1*[.Z138]/[.E138]" office:value-type="float" office:value="1.09329710144928">
            <text:p>1.0933</text:p>
          </table:table-cell>
          <table:table-cell table:style-name="ce76" table:formula="of:=[.Z138] * ([.N138] + [.O138] + [.P138]) / (3 - [.Q138] - [.R138])" office:value-type="float" office:value="15.3061594202899">
            <text:p>15.30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9] + [.G139]) / (2 * ( ((([.H139] + [.I139]) / 2) + [.J139]) / 10 )) * [.L139]" office:value-type="float" office:value="29.9347826086957">
            <text:p>29.9348</text:p>
          </table:table-cell>
          <table:table-cell table:style-name="ce78" table:formula="of:=[.Z139]/[.D139]" office:value-type="float" office:value="0.598695652173913">
            <text:p>0.5987</text:p>
          </table:table-cell>
          <table:table-cell table:style-name="ce82" table:formula="of:=-1*[.Z139]/[.E139]" office:value-type="float" office:value="1.49673913043478">
            <text:p>1.4967</text:p>
          </table:table-cell>
          <table:table-cell table:style-name="ce76" table:formula="of:=[.Z139] * ([.N139] + [.O139] + [.P139]) / (3 - [.Q139] - [.R139])" office:value-type="float" office:value="34.9239130434783">
            <text:p>34.92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1">
            <text:p>5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0] + [.G140]) / (2 * ( ((([.H140] + [.I140]) / 2) + [.J140]) / 10 )) * [.L140]" office:value-type="float" office:value="13.1195652173913">
            <text:p>13.1196</text:p>
          </table:table-cell>
          <table:table-cell table:style-name="ce76" table:formula="of:=[.Z140]/[.D140]" office:value-type="float" office:value="0.524782608695652">
            <text:p>0.5248</text:p>
          </table:table-cell>
          <table:table-cell table:style-name="ce81" office:value-type="string">
            <text:p>n/a</text:p>
          </table:table-cell>
          <table:table-cell table:style-name="ce76" table:formula="of:=[.Z140] * ([.N140] + [.O140] + [.P140]) / (3 - [.Q140] - [.R140])" office:value-type="float" office:value="15.3061594202899">
            <text:p>15.30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1] + [.G141]) / (2 * ( ((([.H141] + [.I141]) / 2) + [.J141]) / 10 )) * [.L141]" office:value-type="float" office:value="29.9347826086957">
            <text:p>29.9348</text:p>
          </table:table-cell>
          <table:table-cell table:style-name="ce78" table:formula="of:=[.Z141]/[.D141]" office:value-type="float" office:value="0.598695652173913">
            <text:p>0.5987</text:p>
          </table:table-cell>
          <table:table-cell table:style-name="ce82" office:value-type="string">
            <text:p>n/a</text:p>
          </table:table-cell>
          <table:table-cell table:style-name="ce76" table:formula="of:=[.Z141] * ([.N141] + [.O141] + [.P141]) / (3 - [.Q141] - [.R141])" office:value-type="float" office:value="34.9239130434783">
            <text:p>34.92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168">
            <text:p>16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2] + [.G142]) / (2 * ( ((([.H142] + [.I142]) / 2) + [.J142]) / 10 )) * [.L142]" office:value-type="float" office:value="42.5">
            <text:p>42.5000</text:p>
          </table:table-cell>
          <table:table-cell table:style-name="ce76" table:formula="of:=[.Z142]/[.D142]" office:value-type="float" office:value="0.425">
            <text:p>0.4250</text:p>
          </table:table-cell>
          <table:table-cell table:style-name="ce81" office:value-type="string">
            <text:p>n/a</text:p>
          </table:table-cell>
          <table:table-cell table:style-name="ce76" table:formula="of:=[.Z142] * ([.N142] + [.O142] + [.P142]) / (3 - [.Q142] - [.R142])" office:value-type="float" office:value="49.5833333333333">
            <text:p>49.58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316">
            <text:p>31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3] + [.G143]) / (2 * ( ((([.H143] + [.I143]) / 2) + [.J143]) / 10 )) * [.L143]" office:value-type="float" office:value="80.1956521739131">
            <text:p>80.1957</text:p>
          </table:table-cell>
          <table:table-cell table:style-name="ce78" table:formula="of:=[.Z143]/[.D143]" office:value-type="float" office:value="0.400978260869565">
            <text:p>0.4010</text:p>
          </table:table-cell>
          <table:table-cell table:style-name="ce82" office:value-type="string">
            <text:p>n/a</text:p>
          </table:table-cell>
          <table:table-cell table:style-name="ce76" table:formula="of:=[.Z143] * ([.N143] + [.O143] + [.P143]) / (3 - [.Q143] - [.R143])" office:value-type="float" office:value="93.5615942028986">
            <text:p>93.56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iyanki Beam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-290">
            <text:p>-29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4] + [.G144]) / (2 * ( ((([.H144] + [.I144]) / 2) + [.J144]) / 10 )) * [.L144]" office:value-type="float" office:value="183.641975308642">
            <text:p>183.6420</text:p>
          </table:table-cell>
          <table:table-cell table:style-name="ce78" table:formula="of:=[.Z144]/[.D144]" office:value-type="float" office:value="0.459104938271605">
            <text:p>0.4591</text:p>
          </table:table-cell>
          <table:table-cell table:style-name="ce82" table:formula="of:=-1*[.Z144]/[.E144]" office:value-type="float" office:value="0.633248190719455">
            <text:p>0.6332</text:p>
          </table:table-cell>
          <table:table-cell table:style-name="ce76" table:formula="of:=[.Z144] * ([.N144] + [.O144] + [.P144]) / (3 - [.Q144] - [.R144])" office:value-type="float" office:value="275.462962962963">
            <text:p>275.4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iyanki Beam Cannon (Titanic)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4500">
            <text:p>4500</text:p>
          </table:table-cell>
          <table:table-cell table:style-name="ce48" office:value-type="float" office:value="9500">
            <text:p>95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5] + [.G145]) / (2 * ( ((([.H145] + [.I145]) / 2) + [.J145]) / 10 )) * [.L145]" office:value-type="float" office:value="309.090909090909">
            <text:p>309.0909</text:p>
          </table:table-cell>
          <table:table-cell table:style-name="ce78" table:formula="of:=[.Z145]/[.D145]" office:value-type="float" office:value="0.618181818181818">
            <text:p>0.6182</text:p>
          </table:table-cell>
          <table:table-cell table:style-name="ce82" table:formula="of:=-1*[.Z145]/[.E145]" office:value-type="float" office:value="0.618181818181818">
            <text:p>0.6182</text:p>
          </table:table-cell>
          <table:table-cell table:style-name="ce76" table:formula="of:=[.Z145] * ([.N145] + [.O145] + [.P145]) / (3 - [.Q145] - [.R145])" office:value-type="float" office:value="463.636363636364">
            <text:p>463.63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Juggernaut Beam Cannon</text:p>
          </table:table-cell>
          <table:table-cell table:style-name="ce35" office:value-type="string">
            <text:p>M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05">
            <text:p>-105</text:p>
          </table:table-cell>
          <table:table-cell table:style-name="ce34" office:value-type="float" office:value="410">
            <text:p>410</text:p>
          </table:table-cell>
          <table:table-cell table:style-name="ce44" office:value-type="float" office:value="635">
            <text:p>63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6] + [.G146]) / (2 * ( ((([.H146] + [.I146]) / 2) + [.J146]) / 10 )) * [.L146]" office:value-type="float" office:value="52.25">
            <text:p>52.2500</text:p>
          </table:table-cell>
          <table:table-cell table:style-name="ce78" table:formula="of:=[.Z146]/[.D146]" office:value-type="float" office:value="0.290277777777778">
            <text:p>0.2903</text:p>
          </table:table-cell>
          <table:table-cell table:style-name="ce82" table:formula="of:=-1*[.Z146]/[.E146]" office:value-type="float" office:value="0.497619047619048">
            <text:p>0.4976</text:p>
          </table:table-cell>
          <table:table-cell table:style-name="ce76" table:formula="of:=[.Z146] * ([.N146] + [.O146] + [.P146]) / (3 - [.Q146] - [.R146])" office:value-type="float" office:value="65.3125">
            <text:p>65.31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Improved Juggernaut Beam Cannon</text:p>
          </table:table-cell>
          <table:table-cell table:style-name="ce35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20">
            <text:p>-120</text:p>
          </table:table-cell>
          <table:table-cell table:style-name="ce34" office:value-type="float" office:value="460">
            <text:p>460</text:p>
          </table:table-cell>
          <table:table-cell table:style-name="ce48" office:value-type="float" office:value="790">
            <text:p>790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7] + [.G147]) / (2 * ( ((([.H147] + [.I147]) / 2) + [.J147]) / 10 )) * [.L147]" office:value-type="float" office:value="62.5">
            <text:p>62.5000</text:p>
          </table:table-cell>
          <table:table-cell table:style-name="ce78" table:formula="of:=[.Z147]/[.D147]" office:value-type="float" office:value="0.304878048780488">
            <text:p>0.3049</text:p>
          </table:table-cell>
          <table:table-cell table:style-name="ce82" table:formula="of:=-1*[.Z147]/[.E147]" office:value-type="float" office:value="0.520833333333333">
            <text:p>0.5208</text:p>
          </table:table-cell>
          <table:table-cell table:style-name="ce76" table:formula="of:=[.Z147] * ([.N147] + [.O147] + [.P147]) / (3 - [.Q147] - [.R147])" office:value-type="float" office:value="78.125">
            <text:p>7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43" table:number-columns-repeated="5"/>
          <table:table-cell table:number-columns-repeated="20"/>
          <table:table-cell table:style-name="ce76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9] + [.G149]) / (2 * ( ((([.H149] + [.I149]) / 2) + [.J149]) / 10 )) * [.L149]" office:value-type="float" office:value="11.7391304347826">
            <text:p>11.7391</text:p>
          </table:table-cell>
          <table:table-cell table:style-name="ce78" table:formula="of:=[.Z149]/[.D149]" office:value-type="float" office:value="0.335403726708075">
            <text:p>0.3354</text:p>
          </table:table-cell>
          <table:table-cell table:style-name="ce82" table:formula="of:=-1*[.Z149]/[.E149]" office:value-type="float" office:value="0.469565217391304">
            <text:p>0.4696</text:p>
          </table:table-cell>
          <table:table-cell table:style-name="ce76" table:formula="of:=[.Z149] * ([.N149] + [.O149] + [.P149]) / (3 - [.Q149] - [.R149])" office:value-type="float" office:value="17.6086956521739">
            <text:p>17.60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sh</text:p>
          </table:table-cell>
          <table:table-cell table:style-name="ce35" office:value-type="string">
            <text:p>M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0] + [.G150]) / (2 * ( ((([.H150] + [.I150]) / 2) + [.J150]) / 10 )) * [.L150]" office:value-type="float" office:value="18.75">
            <text:p>18.7500</text:p>
          </table:table-cell>
          <table:table-cell table:style-name="ce78" table:formula="of:=[.Z150]/[.D150]" office:value-type="float" office:value="0.625">
            <text:p>0.6250</text:p>
          </table:table-cell>
          <table:table-cell table:style-name="ce82" table:formula="of:=-1*[.Z150]/[.E150]" office:value-type="float" office:value="0.75">
            <text:p>0.7500</text:p>
          </table:table-cell>
          <table:table-cell table:style-name="ce76" table:formula="of:=[.Z150] * ([.N150] + [.O150] + [.P150]) / (3 - [.Q150] - [.R150])" office:value-type="float" office:value="28.125">
            <text:p>2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Discharger</text:p>
          </table:table-cell>
          <table:table-cell table:style-name="ce35" office:value-type="string">
            <text:p>L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-110">
            <text:p>-110</text:p>
          </table:table-cell>
          <table:table-cell table:style-name="ce35" office:value-type="float" office:value="285">
            <text:p>285</text:p>
          </table:table-cell>
          <table:table-cell table:style-name="ce48" office:value-type="float" office:value="685">
            <text:p>68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30">
            <text:p>13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1] + [.G151]) / (2 * ( ((([.H151] + [.I151]) / 2) + [.J151]) / 10 )) * [.L151]" office:value-type="float" office:value="66.1363636363636">
            <text:p>66.1364</text:p>
          </table:table-cell>
          <table:table-cell table:style-name="ce78" table:formula="of:=[.Z151]/[.D151]" office:value-type="float" office:value="0.348086124401914">
            <text:p>0.3481</text:p>
          </table:table-cell>
          <table:table-cell table:style-name="ce82" table:formula="of:=-1*[.Z151]/[.E151]" office:value-type="float" office:value="0.601239669421488">
            <text:p>0.6012</text:p>
          </table:table-cell>
          <table:table-cell table:style-name="ce76" table:formula="of:=[.Z151] * ([.N151] + [.O151] + [.P151]) / (3 - [.Q151] - [.R151])" office:value-type="float" office:value="99.2045454545455">
            <text:p>99.2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nce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2] + [.G152]) / (2 * ( ((([.H152] + [.I152]) / 2) + [.J152]) / 10 )) * [.L152]" office:value-type="float" office:value="181.532663316583">
            <text:p>181.5327</text:p>
          </table:table-cell>
          <table:table-cell table:style-name="ce78" table:formula="of:=[.Z152]/[.D152]" office:value-type="float" office:value="0.605108877721943">
            <text:p>0.6051</text:p>
          </table:table-cell>
          <table:table-cell table:style-name="ce82" table:formula="of:=-1*[.Z152]/[.E152]" office:value-type="float" office:value="0.605108877721943">
            <text:p>0.6051</text:p>
          </table:table-cell>
          <table:table-cell table:style-name="ce76" table:formula="of:=[.Z152] * ([.N152] + [.O152] + [.P152]) / (3 - [.Q152] - [.R152])" office:value-type="float" office:value="272.298994974874">
            <text:p>272.2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nce (Titanic)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500">
            <text:p>5500</text:p>
          </table:table-cell>
          <table:table-cell table:style-name="ce48" office:value-type="float" office:value="8500">
            <text:p>85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60">
            <text:p>2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3] + [.G153]) / (2 * ( ((([.H153] + [.I153]) / 2) + [.J153]) / 10 )) * [.L153]" office:value-type="float" office:value="258.695652173913">
            <text:p>258.6957</text:p>
          </table:table-cell>
          <table:table-cell table:style-name="ce78" table:formula="of:=[.Z153]/[.D153]" office:value-type="float" office:value="0.517391304347826">
            <text:p>0.5174</text:p>
          </table:table-cell>
          <table:table-cell table:style-name="ce82" table:formula="of:=-1*[.Z153]/[.E153]" office:value-type="float" office:value="0.517391304347826">
            <text:p>0.5174</text:p>
          </table:table-cell>
          <table:table-cell table:style-name="ce76" table:formula="of:=[.Z153] * ([.N153] + [.O153] + [.P153]) / (3 - [.Q153] - [.R153])" office:value-type="float" office:value="388.043478260869">
            <text:p>388.04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4">
            <text:p>3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5] + [.G155]) / (2 * ( ((([.H155] + [.I155]) / 2) + [.J155]) / 10 )) * [.L155]" office:value-type="float" office:value="10">
            <text:p>10.0000</text:p>
          </table:table-cell>
          <table:table-cell table:style-name="ce76" table:formula="of:=[.Z155]/[.D155]" office:value-type="float" office:value="0.333333333333333">
            <text:p>0.3333</text:p>
          </table:table-cell>
          <table:table-cell table:style-name="ce81" table:formula="of:=-1*[.Z155]/[.E155]" office:value-type="float" office:value="0.5">
            <text:p>0.5000</text:p>
          </table:table-cell>
          <table:table-cell table:style-name="ce76" table:formula="of:=[.Z155] * ([.N155] + [.O155] + [.P155]) / (3 - [.Q155] - [.R155])" office:value-type="float" office:value="12.5">
            <text:p>12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8">
            <text:p>68</text:p>
          </table:table-cell>
          <table:table-cell table:style-name="ce48" office:value-type="float" office:value="138">
            <text:p>138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6] + [.G156]) / (2 * ( ((([.H156] + [.I156]) / 2) + [.J156]) / 10 )) * [.L156]" office:value-type="float" office:value="17.51">
            <text:p>17.5100</text:p>
          </table:table-cell>
          <table:table-cell table:style-name="ce76" table:formula="of:=[.Z156]/[.D156]" office:value-type="float" office:value="0.291833333333333">
            <text:p>0.2918</text:p>
          </table:table-cell>
          <table:table-cell table:style-name="ce81" table:formula="of:=-1*[.Z156]/[.E156]" office:value-type="float" office:value="0.515">
            <text:p>0.5150</text:p>
          </table:table-cell>
          <table:table-cell table:style-name="ce76" table:formula="of:=[.Z156] * ([.N156] + [.O156] + [.P156]) / (3 - [.Q156] - [.R156])" office:value-type="float" office:value="21.8875">
            <text:p>21.88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82">
            <text:p>182</text:p>
          </table:table-cell>
          <table:table-cell table:style-name="ce48" office:value-type="float" office:value="358">
            <text:p>358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7] + [.G157]) / (2 * ( ((([.H157] + [.I157]) / 2) + [.J157]) / 10 )) * [.L157]" office:value-type="float" office:value="40.2631578947368">
            <text:p>40.2632</text:p>
          </table:table-cell>
          <table:table-cell table:style-name="ce76" table:formula="of:=[.Z157]/[.D157]" office:value-type="float" office:value="0.335526315789474">
            <text:p>0.3355</text:p>
          </table:table-cell>
          <table:table-cell table:style-name="ce81" table:formula="of:=-1*[.Z157]/[.E157]" office:value-type="float" office:value="0.629111842105263">
            <text:p>0.6291</text:p>
          </table:table-cell>
          <table:table-cell table:style-name="ce76" table:formula="of:=[.Z157] * ([.N157] + [.O157] + [.P157]) / (3 - [.Q157] - [.R157])" office:value-type="float" office:value="50.328947368421">
            <text:p>50.32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8] + [.G158]) / (2 * ( ((([.H158] + [.I158]) / 2) + [.J158]) / 10 )) * [.L158]" office:value-type="float" office:value="13.6">
            <text:p>13.6000</text:p>
          </table:table-cell>
          <table:table-cell table:style-name="ce76" table:formula="of:=[.Z158]/[.D158]" office:value-type="float" office:value="0.34">
            <text:p>0.3400</text:p>
          </table:table-cell>
          <table:table-cell table:style-name="ce81" table:formula="of:=-1*[.Z158]/[.E158]" office:value-type="float" office:value="0.485714285714286">
            <text:p>0.4857</text:p>
          </table:table-cell>
          <table:table-cell table:style-name="ce76" table:formula="of:=[.Z158] * ([.N158] + [.O158] + [.P158]) / (3 - [.Q158] - [.R158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06">
            <text:p>106</text:p>
          </table:table-cell>
          <table:table-cell table:style-name="ce48" office:value-type="float" office:value="242">
            <text:p>24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9] + [.G159]) / (2 * ( ((([.H159] + [.I159]) / 2) + [.J159]) / 10 )) * [.L159]" office:value-type="float" office:value="29.58">
            <text:p>29.5800</text:p>
          </table:table-cell>
          <table:table-cell table:style-name="ce76" table:formula="of:=[.Z159]/[.D159]" office:value-type="float" office:value="0.36975">
            <text:p>0.3698</text:p>
          </table:table-cell>
          <table:table-cell table:style-name="ce81" table:formula="of:=-1*[.Z159]/[.E159]" office:value-type="float" office:value="0.568846153846154">
            <text:p>0.5688</text:p>
          </table:table-cell>
          <table:table-cell table:style-name="ce76" table:formula="of:=[.Z159] * ([.N159] + [.O159] + [.P159]) / (3 - [.Q159] - [.R159])" office:value-type="float" office:value="36.975">
            <text:p>36.9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488">
            <text:p>488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0] + [.G160]) / (2 * ( ((([.H160] + [.I160]) / 2) + [.J160]) / 10 )) * [.L160]" office:value-type="float" office:value="55.4736842105263">
            <text:p>55.4737</text:p>
          </table:table-cell>
          <table:table-cell table:style-name="ce76" table:formula="of:=[.Z160]/[.D160]" office:value-type="float" office:value="0.346710526315789">
            <text:p>0.3467</text:p>
          </table:table-cell>
          <table:table-cell table:style-name="ce81" table:formula="of:=-1*[.Z160]/[.E160]" office:value-type="float" office:value="0.554736842105263">
            <text:p>0.5547</text:p>
          </table:table-cell>
          <table:table-cell table:style-name="ce76" table:formula="of:=[.Z160] * ([.N160] + [.O160] + [.P160]) / (3 - [.Q160] - [.R160])" office:value-type="float" office:value="69.3421052631579">
            <text:p>69.34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patial Distortion Warhead</text:p>
          </table:table-cell>
          <table:table-cell table:style-name="ce34" office:value-type="string">
            <text:p>G</text:p>
          </table:table-cell>
          <table:table-cell table:style-name="ce34" office:value-type="float" office:value="110">
            <text:p>11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161] + [.G161]) / (2 * ( ((([.H161] + [.I161]) / 2) + [.J161]) / 10 )) * [.L161]" office:value-type="float" office:value="10.4651162790698">
            <text:p>10.4651</text:p>
          </table:table-cell>
          <table:table-cell table:style-name="ce76" table:formula="of:=[.Z161]/[.D161]" office:value-type="float" office:value="0.0951374207188161">
            <text:p>0.0951</text:p>
          </table:table-cell>
          <table:table-cell table:style-name="ce81" table:formula="of:=-1*[.Z161]/[.E161]" office:value-type="float" office:value="0.149501661129568">
            <text:p>0.1495</text:p>
          </table:table-cell>
          <table:table-cell table:style-name="ce76" table:formula="of:=[.Z161] * ([.N161] + [.O161] + [.P161]) / (3 - [.Q161] - [.R161])" office:value-type="float" office:value="13.953488372093">
            <text:p>13.95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Warhead</text:p>
          </table:table-cell>
          <table:table-cell table:style-name="ce34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75">
            <text:p>1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162] + [.G162]) / (2 * ( ((([.H162] + [.I162]) / 2) + [.J162]) / 10 )) * [.L162]" office:value-type="float" office:value="12.7906976744186">
            <text:p>12.7907</text:p>
          </table:table-cell>
          <table:table-cell table:style-name="ce76" table:formula="of:=[.Z162]/[.D162]" office:value-type="float" office:value="0.0913621262458472">
            <text:p>0.0914</text:p>
          </table:table-cell>
          <table:table-cell table:style-name="ce81" table:formula="of:=-1*[.Z162]/[.E162]" office:value-type="float" office:value="0.159883720930233">
            <text:p>0.1599</text:p>
          </table:table-cell>
          <table:table-cell table:style-name="ce76" table:formula="of:=[.Z162] * ([.N162] + [.O162] + [.P162]) / (3 - [.Q162] - [.R162])" office:value-type="float" office:value="17.0542635658915">
            <text:p>17.05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uper-Graviton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-275">
            <text:p>-275</text:p>
          </table:table-cell>
          <table:table-cell table:style-name="ce35" office:value-type="float" office:value="1300">
            <text:p>130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3] + [.G163]) / (2 * ( ((([.H163] + [.I163]) / 2) + [.J163]) / 10 )) * [.L163]" office:value-type="float" office:value="166.582914572864">
            <text:p>166.5829</text:p>
          </table:table-cell>
          <table:table-cell table:style-name="ce76" table:formula="of:=[.Z163]/[.D163]" office:value-type="float" office:value="0.444221105527638">
            <text:p>0.4442</text:p>
          </table:table-cell>
          <table:table-cell table:style-name="ce81" table:formula="of:=-1*[.Z163]/[.E163]" office:value-type="float" office:value="0.605756052992234">
            <text:p>0.6058</text:p>
          </table:table-cell>
          <table:table-cell table:style-name="ce76" table:formula="of:=[.Z163] * ([.N163] + [.O163] + [.P163]) / (3 - [.Q163] - [.R163])" office:value-type="float" office:value="222.110552763819">
            <text:p>222.11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5" office:value-type="float" office:value="1600">
            <text:p>1600</text:p>
          </table:table-cell>
          <table:table-cell table:style-name="ce48" office:value-type="float" office:value="2800">
            <text:p>28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4] + [.G164]) / (2 * ( ((([.H164] + [.I164]) / 2) + [.J164]) / 10 )) * [.L164]" office:value-type="float" office:value="187.939698492462">
            <text:p>187.9397</text:p>
          </table:table-cell>
          <table:table-cell table:style-name="ce76" table:formula="of:=[.Z164]/[.D164]" office:value-type="float" office:value="0.442211055276382">
            <text:p>0.4422</text:p>
          </table:table-cell>
          <table:table-cell table:style-name="ce81" table:formula="of:=-1*[.Z164]/[.E164]" office:value-type="float" office:value="0.606257091911169">
            <text:p>0.6063</text:p>
          </table:table-cell>
          <table:table-cell table:style-name="ce76" table:formula="of:=[.Z164] * ([.N164] + [.O164] + [.P164]) / (3 - [.Q164] - [.R164])" office:value-type="float" office:value="250.586264656616">
            <text:p>250.58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9500">
            <text:p>95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5] + [.G165]) / (2 * ( ((([.H165] + [.I165]) / 2) + [.J165]) / 10 )) * [.L165]" office:value-type="float" office:value="267.934782608696">
            <text:p>267.9348</text:p>
          </table:table-cell>
          <table:table-cell table:style-name="ce76" table:formula="of:=[.Z165]/[.D165]" office:value-type="float" office:value="0.535869565217391">
            <text:p>0.5359</text:p>
          </table:table-cell>
          <table:table-cell table:style-name="ce81" table:formula="of:=-1*[.Z165]/[.E165]" office:value-type="float" office:value="0.535869565217391">
            <text:p>0.5359</text:p>
          </table:table-cell>
          <table:table-cell table:style-name="ce76" table:formula="of:=[.Z165] * ([.N165] + [.O165] + [.P165]) / (3 - [.Q165] - [.R165])" office:value-type="float" office:value="357.246376811594">
            <text:p>357.24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7] + [.G167]) / (2 * ( ((([.H167] + [.I167]) / 2) + [.J167]) / 10 )) * [.L167]" office:value-type="float" office:value="9.5">
            <text:p>9.5000</text:p>
          </table:table-cell>
          <table:table-cell table:style-name="ce76" table:formula="of:=[.Z167]/[.D167]" office:value-type="float" office:value="0.316666666666667">
            <text:p>0.3167</text:p>
          </table:table-cell>
          <table:table-cell table:style-name="ce81" table:formula="of:=-1*[.Z167]/[.E167]" office:value-type="float" office:value="0.475">
            <text:p>0.4750</text:p>
          </table:table-cell>
          <table:table-cell table:style-name="ce76" table:formula="of:=[.Z167] * ([.N167] + [.O167] + [.P167]) / (3 - [.Q167] - [.R167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0">
            <text:p>13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8] + [.G168]) / (2 * ( ((([.H168] + [.I168]) / 2) + [.J168]) / 10 )) * [.L168]" office:value-type="float" office:value="16.15">
            <text:p>16.1500</text:p>
          </table:table-cell>
          <table:table-cell table:style-name="ce76" table:formula="of:=[.Z168]/[.D168]" office:value-type="float" office:value="0.269166666666667">
            <text:p>0.2692</text:p>
          </table:table-cell>
          <table:table-cell table:style-name="ce81" table:formula="of:=-1*[.Z168]/[.E168]" office:value-type="float" office:value="0.475">
            <text:p>0.4750</text:p>
          </table:table-cell>
          <table:table-cell table:style-name="ce76" table:formula="of:=[.Z168] * ([.N168] + [.O168] + [.P168]) / (3 - [.Q168] - [.R168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0">
            <text:p>3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9] + [.G169]) / (2 * ( ((([.H169] + [.I169]) / 2) + [.J169]) / 10 )) * [.L169]" office:value-type="float" office:value="36.5350877192982">
            <text:p>36.5351</text:p>
          </table:table-cell>
          <table:table-cell table:style-name="ce76" table:formula="of:=[.Z169]/[.D169]" office:value-type="float" office:value="0.304459064327485">
            <text:p>0.3045</text:p>
          </table:table-cell>
          <table:table-cell table:style-name="ce81" table:formula="of:=-1*[.Z169]/[.E169]" office:value-type="float" office:value="0.570860745614035">
            <text:p>0.5709</text:p>
          </table:table-cell>
          <table:table-cell table:style-name="ce76" table:formula="of:=[.Z169] * ([.N169] + [.O169] + [.P169]) / (3 - [.Q169] - [.R169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0] + [.G170]) / (2 * ( ((([.H170] + [.I170]) / 2) + [.J170]) / 10 )) * [.L170]" office:value-type="float" office:value="9.5">
            <text:p>9.5000</text:p>
          </table:table-cell>
          <table:table-cell table:style-name="ce76" table:formula="of:=[.Z170]/[.D170]" office:value-type="float" office:value="0.316666666666667">
            <text:p>0.3167</text:p>
          </table:table-cell>
          <table:table-cell table:style-name="ce81" office:value-type="string">
            <text:p>n/a</text:p>
          </table:table-cell>
          <table:table-cell table:style-name="ce76" table:formula="of:=[.Z170] * ([.N170] + [.O170] + [.P170]) / (3 - [.Q170] - [.R170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0">
            <text:p>13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1] + [.G171]) / (2 * ( ((([.H171] + [.I171]) / 2) + [.J171]) / 10 )) * [.L171]" office:value-type="float" office:value="16.15">
            <text:p>16.1500</text:p>
          </table:table-cell>
          <table:table-cell table:style-name="ce76" table:formula="of:=[.Z171]/[.D171]" office:value-type="float" office:value="0.269166666666667">
            <text:p>0.2692</text:p>
          </table:table-cell>
          <table:table-cell table:style-name="ce81" office:value-type="string">
            <text:p>n/a</text:p>
          </table:table-cell>
          <table:table-cell table:style-name="ce76" table:formula="of:=[.Z171] * ([.N171] + [.O171] + [.P171]) / (3 - [.Q171] - [.R171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0">
            <text:p>3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2] + [.G172]) / (2 * ( ((([.H172] + [.I172]) / 2) + [.J172]) / 10 )) * [.L172]" office:value-type="float" office:value="36.5350877192982">
            <text:p>36.5351</text:p>
          </table:table-cell>
          <table:table-cell table:style-name="ce76" table:formula="of:=[.Z172]/[.D172]" office:value-type="float" office:value="0.304459064327485">
            <text:p>0.3045</text:p>
          </table:table-cell>
          <table:table-cell table:style-name="ce81" office:value-type="string">
            <text:p>n/a</text:p>
          </table:table-cell>
          <table:table-cell table:style-name="ce76" table:formula="of:=[.Z172] * ([.N172] + [.O172] + [.P172]) / (3 - [.Q172] - [.R172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0">
            <text:p>350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3] + [.G173]) / (2 * ( ((([.H173] + [.I173]) / 2) + [.J173]) / 10 )) * [.L173]" office:value-type="float" office:value="70.8333333333333">
            <text:p>70.8333</text:p>
          </table:table-cell>
          <table:table-cell table:style-name="ce76" table:formula="of:=[.Z173]/[.D173]" office:value-type="float" office:value="0.590277777777778">
            <text:p>0.5903</text:p>
          </table:table-cell>
          <table:table-cell table:style-name="ce81" office:value-type="string">
            <text:p>n/a</text:p>
          </table:table-cell>
          <table:table-cell table:style-name="ce76" table:formula="of:=[.Z173] * ([.N173] + [.O173] + [.P173]) / (3 - [.Q173] - [.R173])" office:value-type="float" office:value="97.3958333333333">
            <text:p>97.3958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4] + [.G174]) / (2 * ( ((([.H174] + [.I174]) / 2) + [.J174]) / 10 )) * [.L174]" office:value-type="float" office:value="12.5">
            <text:p>12.5000</text:p>
          </table:table-cell>
          <table:table-cell table:style-name="ce76" table:formula="of:=[.Z174]/[.D174]" office:value-type="float" office:value="0.347222222222222">
            <text:p>0.3472</text:p>
          </table:table-cell>
          <table:table-cell table:style-name="ce81" table:formula="of:=-1*[.Z174]/[.E174]" office:value-type="float" office:value="0.520833333333333">
            <text:p>0.5208</text:p>
          </table:table-cell>
          <table:table-cell table:style-name="ce76" table:formula="of:=[.Z174] * ([.N174] + [.O174] + [.P174]) / (3 - [.Q174] - [.R174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5] + [.G175]) / (2 * ( ((([.H175] + [.I175]) / 2) + [.J175]) / 10 )) * [.L175]" office:value-type="float" office:value="26.775">
            <text:p>26.7750</text:p>
          </table:table-cell>
          <table:table-cell table:style-name="ce76" table:formula="of:=[.Z175]/[.D175]" office:value-type="float" office:value="0.371875">
            <text:p>0.3719</text:p>
          </table:table-cell>
          <table:table-cell table:style-name="ce81" table:formula="of:=-1*[.Z175]/[.E175]" office:value-type="float" office:value="0.582065217391304">
            <text:p>0.5821</text:p>
          </table:table-cell>
          <table:table-cell table:style-name="ce76" table:formula="of:=[.Z175] * ([.N175] + [.O175] + [.P175]) / (3 - [.Q175] - [.R175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6] + [.G176]) / (2 * ( ((([.H176] + [.I176]) / 2) + [.J176]) / 10 )) * [.L176]" office:value-type="float" office:value="50.7017543859649">
            <text:p>50.7018</text:p>
          </table:table-cell>
          <table:table-cell table:style-name="ce76" table:formula="of:=[.Z176]/[.D176]" office:value-type="float" office:value="0.352095516569201">
            <text:p>0.3521</text:p>
          </table:table-cell>
          <table:table-cell table:style-name="ce81" table:formula="of:=-1*[.Z176]/[.E176]" office:value-type="float" office:value="0.563352826510721">
            <text:p>0.5634</text:p>
          </table:table-cell>
          <table:table-cell table:style-name="ce76" table:formula="of:=[.Z176] * ([.N176] + [.O176] + [.P176]) / (3 - [.Q176] - [.R176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7] + [.G177]) / (2 * ( ((([.H177] + [.I177]) / 2) + [.J177]) / 10 )) * [.L177]" office:value-type="float" office:value="12.5">
            <text:p>12.5000</text:p>
          </table:table-cell>
          <table:table-cell table:style-name="ce76" table:formula="of:=[.Z177]/[.D177]" office:value-type="float" office:value="0.347222222222222">
            <text:p>0.3472</text:p>
          </table:table-cell>
          <table:table-cell table:style-name="ce81" office:value-type="string">
            <text:p>n/a</text:p>
          </table:table-cell>
          <table:table-cell table:style-name="ce76" table:formula="of:=[.Z177] * ([.N177] + [.O177] + [.P177]) / (3 - [.Q177] - [.R177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8] + [.G178]) / (2 * ( ((([.H178] + [.I178]) / 2) + [.J178]) / 10 )) * [.L178]" office:value-type="float" office:value="26.775">
            <text:p>26.7750</text:p>
          </table:table-cell>
          <table:table-cell table:style-name="ce76" table:formula="of:=[.Z178]/[.D178]" office:value-type="float" office:value="0.371875">
            <text:p>0.3719</text:p>
          </table:table-cell>
          <table:table-cell table:style-name="ce81" office:value-type="string">
            <text:p>n/a</text:p>
          </table:table-cell>
          <table:table-cell table:style-name="ce76" table:formula="of:=[.Z178] * ([.N178] + [.O178] + [.P178]) / (3 - [.Q178] - [.R178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9] + [.G179]) / (2 * ( ((([.H179] + [.I179]) / 2) + [.J179]) / 10 )) * [.L179]" office:value-type="float" office:value="50.7017543859649">
            <text:p>50.7018</text:p>
          </table:table-cell>
          <table:table-cell table:style-name="ce76" table:formula="of:=[.Z179]/[.D179]" office:value-type="float" office:value="0.352095516569201">
            <text:p>0.3521</text:p>
          </table:table-cell>
          <table:table-cell table:style-name="ce81" office:value-type="string">
            <text:p>n/a</text:p>
          </table:table-cell>
          <table:table-cell table:style-name="ce76" table:formula="of:=[.Z179] * ([.N179] + [.O179] + [.P179]) / (3 - [.Q179] - [.R179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840">
            <text:p>84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0] + [.G180]) / (2 * ( ((([.H180] + [.I180]) / 2) + [.J180]) / 10 )) * [.L180]" office:value-type="float" office:value="96.1842105263158">
            <text:p>96.1842</text:p>
          </table:table-cell>
          <table:table-cell table:style-name="ce76" table:formula="of:=[.Z180]/[.D180]" office:value-type="float" office:value="0.667945906432748">
            <text:p>0.6679</text:p>
          </table:table-cell>
          <table:table-cell table:style-name="ce81" office:value-type="string">
            <text:p>n/a</text:p>
          </table:table-cell>
          <table:table-cell table:style-name="ce76" table:formula="of:=[.Z180] * ([.N180] + [.O180] + [.P180]) / (3 - [.Q180] - [.R180])" office:value-type="float" office:value="132.253289473684">
            <text:p>132.253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1] + [.G181]) / (2 * ( ((([.H181] + [.I181]) / 2) + [.J181]) / 10 )) * [.L181]" office:value-type="float" office:value="9.09090909090909">
            <text:p>9.0909</text:p>
          </table:table-cell>
          <table:table-cell table:style-name="ce76" table:formula="of:=[.Z181]/[.D181]" office:value-type="float" office:value="0.303030303030303">
            <text:p>0.3030</text:p>
          </table:table-cell>
          <table:table-cell table:style-name="ce81" table:formula="of:=-1*[.Z181]/[.E181]" office:value-type="float" office:value="0.454545454545455">
            <text:p>0.4545</text:p>
          </table:table-cell>
          <table:table-cell table:style-name="ce76" table:formula="of:=[.Z181] * ([.N181] + [.O181] + [.P181]) / (3 - [.Q181] - [.R181])" office:value-type="float" office:value="27.2727272727273">
            <text:p>27.27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65">
            <text:p>6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2] + [.G182]) / (2 * ( ((([.H182] + [.I182]) / 2) + [.J182]) / 10 )) * [.L182]" office:value-type="float" office:value="15.0793650793651">
            <text:p>15.0794</text:p>
          </table:table-cell>
          <table:table-cell table:style-name="ce76" table:formula="of:=[.Z182]/[.D182]" office:value-type="float" office:value="0.251322751322751">
            <text:p>0.2513</text:p>
          </table:table-cell>
          <table:table-cell table:style-name="ce81" table:formula="of:=-1*[.Z182]/[.E182]" office:value-type="float" office:value="0.443510737628385">
            <text:p>0.4435</text:p>
          </table:table-cell>
          <table:table-cell table:style-name="ce76" table:formula="of:=[.Z182] * ([.N182] + [.O182] + [.P182]) / (3 - [.Q182] - [.R182])" office:value-type="float" office:value="45.2380952380952">
            <text:p>45.2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3] + [.G183]) / (2 * ( ((([.H183] + [.I183]) / 2) + [.J183]) / 10 )) * [.L183]" office:value-type="float" office:value="30.5555555555556">
            <text:p>30.5556</text:p>
          </table:table-cell>
          <table:table-cell table:style-name="ce76" table:formula="of:=[.Z183]/[.D183]" office:value-type="float" office:value="0.25462962962963">
            <text:p>0.2546</text:p>
          </table:table-cell>
          <table:table-cell table:style-name="ce81" table:formula="of:=-1*[.Z183]/[.E183]" office:value-type="float" office:value="0.477430555555556">
            <text:p>0.4774</text:p>
          </table:table-cell>
          <table:table-cell table:style-name="ce76" table:formula="of:=[.Z183] * ([.N183] + [.O183] + [.P183]) / (3 - [.Q183] - [.R183])" office:value-type="float" office:value="91.6666666666667">
            <text:p>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4] + [.G184]) / (2 * ( ((([.H184] + [.I184]) / 2) + [.J184]) / 10 )) * [.L184]" office:value-type="float" office:value="9.09090909090909">
            <text:p>9.0909</text:p>
          </table:table-cell>
          <table:table-cell table:style-name="ce76" table:formula="of:=[.Z184]/[.D184]" office:value-type="float" office:value="0.303030303030303">
            <text:p>0.3030</text:p>
          </table:table-cell>
          <table:table-cell table:style-name="ce81" office:value-type="string">
            <text:p>n/a</text:p>
          </table:table-cell>
          <table:table-cell table:style-name="ce76" table:formula="of:=[.Z184] * ([.N184] + [.O184] + [.P184]) / (3 - [.Q184] - [.R184])" office:value-type="float" office:value="27.2727272727273">
            <text:p>27.27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65">
            <text:p>6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5] + [.G185]) / (2 * ( ((([.H185] + [.I185]) / 2) + [.J185]) / 10 )) * [.L185]" office:value-type="float" office:value="15.0793650793651">
            <text:p>15.0794</text:p>
          </table:table-cell>
          <table:table-cell table:style-name="ce76" table:formula="of:=[.Z185]/[.D185]" office:value-type="float" office:value="0.251322751322751">
            <text:p>0.2513</text:p>
          </table:table-cell>
          <table:table-cell table:style-name="ce81" office:value-type="string">
            <text:p>n/a</text:p>
          </table:table-cell>
          <table:table-cell table:style-name="ce76" table:formula="of:=[.Z185] * ([.N185] + [.O185] + [.P185]) / (3 - [.Q185] - [.R185])" office:value-type="float" office:value="45.2380952380952">
            <text:p>45.2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6] + [.G186]) / (2 * ( ((([.H186] + [.I186]) / 2) + [.J186]) / 10 )) * [.L186]" office:value-type="float" office:value="30.5555555555556">
            <text:p>30.5556</text:p>
          </table:table-cell>
          <table:table-cell table:style-name="ce76" table:formula="of:=[.Z186]/[.D186]" office:value-type="float" office:value="0.25462962962963">
            <text:p>0.2546</text:p>
          </table:table-cell>
          <table:table-cell table:style-name="ce81" office:value-type="string">
            <text:p>n/a</text:p>
          </table:table-cell>
          <table:table-cell table:style-name="ce76" table:formula="of:=[.Z186] * ([.N186] + [.O186] + [.P186]) / (3 - [.Q186] - [.R186])" office:value-type="float" office:value="91.6666666666667">
            <text:p>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7] + [.G187]) / (2 * ( ((([.H187] + [.I187]) / 2) + [.J187]) / 10 )) * [.L187]" office:value-type="float" office:value="61.1111111111111">
            <text:p>61.1111</text:p>
          </table:table-cell>
          <table:table-cell table:style-name="ce76" table:formula="of:=[.Z187]/[.D187]" office:value-type="float" office:value="0.509259259259259">
            <text:p>0.5093</text:p>
          </table:table-cell>
          <table:table-cell table:style-name="ce81" office:value-type="string">
            <text:p>n/a</text:p>
          </table:table-cell>
          <table:table-cell table:style-name="ce76" table:formula="of:=[.Z187] * ([.N187] + [.O187] + [.P187]) / (3 - [.Q187] - [.R187])" office:value-type="float" office:value="183.333333333333">
            <text:p>183.3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8] + [.G188]) / (2 * ( ((([.H188] + [.I188]) / 2) + [.J188]) / 10 )) * [.L188]" office:value-type="float" office:value="12.7272727272727">
            <text:p>12.7273</text:p>
          </table:table-cell>
          <table:table-cell table:style-name="ce76" table:formula="of:=[.Z188]/[.D188]" office:value-type="float" office:value="0.353535353535353">
            <text:p>0.3535</text:p>
          </table:table-cell>
          <table:table-cell table:style-name="ce81" table:formula="of:=-1*[.Z188]/[.E188]" office:value-type="float" office:value="0.53030303030303">
            <text:p>0.5303</text:p>
          </table:table-cell>
          <table:table-cell table:style-name="ce76" table:formula="of:=[.Z188] * ([.N188] + [.O188] + [.P188]) / (3 - [.Q188] - [.R188])" office:value-type="float" office:value="38.1818181818182">
            <text:p>38.18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9] + [.G189]) / (2 * ( ((([.H189] + [.I189]) / 2) + [.J189]) / 10 )) * [.L189]" office:value-type="float" office:value="21.4285714285714">
            <text:p>21.4286</text:p>
          </table:table-cell>
          <table:table-cell table:style-name="ce76" table:formula="of:=[.Z189]/[.D189]" office:value-type="float" office:value="0.297619047619048">
            <text:p>0.2976</text:p>
          </table:table-cell>
          <table:table-cell table:style-name="ce81" table:formula="of:=-1*[.Z189]/[.E189]" office:value-type="float" office:value="0.46583850931677">
            <text:p>0.4658</text:p>
          </table:table-cell>
          <table:table-cell table:style-name="ce76" table:formula="of:=[.Z189] * ([.N189] + [.O189] + [.P189]) / (3 - [.Q189] - [.R189])" office:value-type="float" office:value="64.2857142857143">
            <text:p>64.28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0] + [.G190]) / (2 * ( ((([.H190] + [.I190]) / 2) + [.J190]) / 10 )) * [.L190]" office:value-type="float" office:value="41.6666666666667">
            <text:p>41.6667</text:p>
          </table:table-cell>
          <table:table-cell table:style-name="ce76" table:formula="of:=[.Z190]/[.D190]" office:value-type="float" office:value="0.289351851851852">
            <text:p>0.2894</text:p>
          </table:table-cell>
          <table:table-cell table:style-name="ce81" table:formula="of:=-1*[.Z190]/[.E190]" office:value-type="float" office:value="0.462962962962963">
            <text:p>0.4630</text:p>
          </table:table-cell>
          <table:table-cell table:style-name="ce76" table:formula="of:=[.Z190] * ([.N190] + [.O190] + [.P190]) / (3 - [.Q190] - [.R190])" office:value-type="float" office:value="125">
            <text:p>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1] + [.G191]) / (2 * ( ((([.H191] + [.I191]) / 2) + [.J191]) / 10 )) * [.L191]" office:value-type="float" office:value="12.7272727272727">
            <text:p>12.7273</text:p>
          </table:table-cell>
          <table:table-cell table:style-name="ce76" table:formula="of:=[.Z191]/[.D191]" office:value-type="float" office:value="0.353535353535353">
            <text:p>0.3535</text:p>
          </table:table-cell>
          <table:table-cell table:style-name="ce81" office:value-type="string">
            <text:p>n/a</text:p>
          </table:table-cell>
          <table:table-cell table:style-name="ce76" table:formula="of:=[.Z191] * ([.N191] + [.O191] + [.P191]) / (3 - [.Q191] - [.R191])" office:value-type="float" office:value="38.1818181818182">
            <text:p>38.18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2] + [.G192]) / (2 * ( ((([.H192] + [.I192]) / 2) + [.J192]) / 10 )) * [.L192]" office:value-type="float" office:value="21.4285714285714">
            <text:p>21.4286</text:p>
          </table:table-cell>
          <table:table-cell table:style-name="ce76" table:formula="of:=[.Z192]/[.D192]" office:value-type="float" office:value="0.297619047619048">
            <text:p>0.2976</text:p>
          </table:table-cell>
          <table:table-cell table:style-name="ce81" office:value-type="string">
            <text:p>n/a</text:p>
          </table:table-cell>
          <table:table-cell table:style-name="ce76" table:formula="of:=[.Z192] * ([.N192] + [.O192] + [.P192]) / (3 - [.Q192] - [.R192])" office:value-type="float" office:value="64.2857142857143">
            <text:p>64.28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3] + [.G193]) / (2 * ( ((([.H193] + [.I193]) / 2) + [.J193]) / 10 )) * [.L193]" office:value-type="float" office:value="41.6666666666667">
            <text:p>41.6667</text:p>
          </table:table-cell>
          <table:table-cell table:style-name="ce76" table:formula="of:=[.Z193]/[.D193]" office:value-type="float" office:value="0.289351851851852">
            <text:p>0.2894</text:p>
          </table:table-cell>
          <table:table-cell table:style-name="ce81" office:value-type="string">
            <text:p>n/a</text:p>
          </table:table-cell>
          <table:table-cell table:style-name="ce76" table:formula="of:=[.Z193] * ([.N193] + [.O193] + [.P193]) / (3 - [.Q193] - [.R193])" office:value-type="float" office:value="125">
            <text:p>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380">
            <text:p>3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4] + [.G194]) / (2 * ( ((([.H194] + [.I194]) / 2) + [.J194]) / 10 )) * [.L194]" office:value-type="float" office:value="80.5555555555556">
            <text:p>80.5556</text:p>
          </table:table-cell>
          <table:table-cell table:style-name="ce76" table:formula="of:=[.Z194]/[.D194]" office:value-type="float" office:value="0.559413580246914">
            <text:p>0.5594</text:p>
          </table:table-cell>
          <table:table-cell table:style-name="ce81" office:value-type="string">
            <text:p>n/a</text:p>
          </table:table-cell>
          <table:table-cell table:style-name="ce76" table:formula="of:=[.Z194] * ([.N194] + [.O194] + [.P194]) / (3 - [.Q194] - [.R194])" office:value-type="float" office:value="241.666666666667">
            <text:p>24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Blast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195] + [.G195]) / (2 * ( ((([.H195] + [.I195]) / 2) + [.J195]) / 10 )) * [.L195]" office:value-type="float" office:value="6.97674418604651">
            <text:p>6.9767</text:p>
          </table:table-cell>
          <table:table-cell table:style-name="ce76" table:formula="of:=[.Z195]/[.D195]" office:value-type="float" office:value="0.0697674418604651">
            <text:p>0.0698</text:p>
          </table:table-cell>
          <table:table-cell table:style-name="ce81" table:formula="of:=-1*[.Z195]/[.E195]" office:value-type="float" office:value="0.0996677740863787">
            <text:p>0.0997</text:p>
          </table:table-cell>
          <table:table-cell table:style-name="ce76" table:formula="of:=[.Z195] * ([.N195] + [.O195] + [.P195]) / (3 - [.Q195] - [.R195])" office:value-type="float" office:value="10.4651162790698">
            <text:p>10.46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Improved Psionic Blast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196] + [.G196]) / (2 * ( ((([.H196] + [.I196]) / 2) + [.J196]) / 10 )) * [.L196]" office:value-type="float" office:value="8.83720930232558">
            <text:p>8.8372</text:p>
          </table:table-cell>
          <table:table-cell table:style-name="ce76" table:formula="of:=[.Z196]/[.D196]" office:value-type="float" office:value="0.0631229235880399">
            <text:p>0.0631</text:p>
          </table:table-cell>
          <table:table-cell table:style-name="ce81" table:formula="of:=-1*[.Z196]/[.E196]" office:value-type="float" office:value="0.11046511627907">
            <text:p>0.1105</text:p>
          </table:table-cell>
          <table:table-cell table:style-name="ce76" table:formula="of:=[.Z196] * ([.N196] + [.O196] + [.P196]) / (3 - [.Q196] - [.R196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Lance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7] + [.G197]) / (2 * ( ((([.H197] + [.I197]) / 2) + [.J197]) / 10 )) * [.L197]" office:value-type="float" office:value="149.497487437186">
            <text:p>149.4975</text:p>
          </table:table-cell>
          <table:table-cell table:style-name="ce76" table:formula="of:=[.Z197]/[.D197]" office:value-type="float" office:value="0.398659966499162">
            <text:p>0.3987</text:p>
          </table:table-cell>
          <table:table-cell table:style-name="ce81" table:formula="of:=-1*[.Z197]/[.E197]" office:value-type="float" office:value="0.543627227044312">
            <text:p>0.5436</text:p>
          </table:table-cell>
          <table:table-cell table:style-name="ce76" table:formula="of:=[.Z197] * ([.N197] + [.O197] + [.P197]) / (3 - [.Q197] - [.R197])" office:value-type="float" office:value="224.246231155779">
            <text:p>224.24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2800">
            <text:p>28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8] + [.G198]) / (2 * ( ((([.H198] + [.I198]) / 2) + [.J198]) / 10 )) * [.L198]" office:value-type="float" office:value="170.854271356784">
            <text:p>170.8543</text:p>
          </table:table-cell>
          <table:table-cell table:style-name="ce76" table:formula="of:=[.Z198]/[.D198]" office:value-type="float" office:value="0.402010050251256">
            <text:p>0.4020</text:p>
          </table:table-cell>
          <table:table-cell table:style-name="ce81" table:formula="of:=-1*[.Z198]/[.E198]" office:value-type="float" office:value="0.551142810828335">
            <text:p>0.5511</text:p>
          </table:table-cell>
          <table:table-cell table:style-name="ce76" table:formula="of:=[.Z198] * ([.N198] + [.O198] + [.P198]) / (3 - [.Q198] - [.R198])" office:value-type="float" office:value="256.281407035176">
            <text:p>256.28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 (Titanic)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9] + [.G199]) / (2 * ( ((([.H199] + [.I199]) / 2) + [.J199]) / 10 )) * [.L199]" office:value-type="float" office:value="253.191489361702">
            <text:p>253.1915</text:p>
          </table:table-cell>
          <table:table-cell table:style-name="ce76" table:formula="of:=[.Z199]/[.D199]" office:value-type="float" office:value="0.506382978723404">
            <text:p>0.5064</text:p>
          </table:table-cell>
          <table:table-cell table:style-name="ce81" table:formula="of:=-1*[.Z199]/[.E199]" office:value-type="float" office:value="0.506382978723404">
            <text:p>0.5064</text:p>
          </table:table-cell>
          <table:table-cell table:style-name="ce76" table:formula="of:=[.Z199] * ([.N199] + [.O199] + [.P199]) / (3 - [.Q199] - [.R199])" office:value-type="float" office:value="379.787234042553">
            <text:p>379.78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01] + [.G201]) / (2 * ( ((([.H201] + [.I201]) / 2) + [.J201]) / 10 )) * [.L201]" office:value-type="float" office:value="12.1764705882353">
            <text:p>12.1765</text:p>
          </table:table-cell>
          <table:table-cell table:style-name="ce76" table:formula="of:=[.Z201]/[.D201]" office:value-type="float" office:value="0.405882352941176">
            <text:p>0.4059</text:p>
          </table:table-cell>
          <table:table-cell table:style-name="ce81" table:formula="of:=-1*[.Z201]/[.E201]" office:value-type="float" office:value="0.608823529411765">
            <text:p>0.6088</text:p>
          </table:table-cell>
          <table:table-cell table:style-name="ce76" table:formula="of:=[.Z201] * ([.N201] + [.O201] + [.P201]) / (3 - [.Q201] - [.R201])" office:value-type="float" office:value="12.9557647058824">
            <text:p>12.9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02] + [.G202]) / (2 * ( ((([.H202] + [.I202]) / 2) + [.J202]) / 10 )) * [.L202]" office:value-type="float" office:value="20.7">
            <text:p>20.7000</text:p>
          </table:table-cell>
          <table:table-cell table:style-name="ce76" table:formula="of:=[.Z202]/[.D202]" office:value-type="float" office:value="0.345">
            <text:p>0.3450</text:p>
          </table:table-cell>
          <table:table-cell table:style-name="ce81" table:formula="of:=-1*[.Z202]/[.E202]" office:value-type="float" office:value="0.608823529411765">
            <text:p>0.6088</text:p>
          </table:table-cell>
          <table:table-cell table:style-name="ce76" table:formula="of:=[.Z202] * ([.N202] + [.O202] + [.P202]) / (3 - [.Q202] - [.R202])" office:value-type="float" office:value="22.0248">
            <text:p>22.024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415">
            <text:p>41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03] + [.G203]) / (2 * ( ((([.H203] + [.I203]) / 2) + [.J203]) / 10 )) * [.L203]" office:value-type="float" office:value="46.9736842105263">
            <text:p>46.9737</text:p>
          </table:table-cell>
          <table:table-cell table:style-name="ce76" table:formula="of:=[.Z203]/[.D203]" office:value-type="float" office:value="0.391447368421053">
            <text:p>0.3914</text:p>
          </table:table-cell>
          <table:table-cell table:style-name="ce81" table:formula="of:=-1*[.Z203]/[.E203]" office:value-type="float" office:value="0.733963815789474">
            <text:p>0.7340</text:p>
          </table:table-cell>
          <table:table-cell table:style-name="ce76" table:formula="of:=[.Z203] * ([.N203] + [.O203] + [.P203]) / (3 - [.Q203] - [.R203])" office:value-type="float" office:value="49.98">
            <text:p>49.98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52" office:value-type="float" office:value="50">
            <text:p>50</text:p>
          </table:table-cell>
          <table:table-cell table:style-name="ce56" office:value-type="float" office:value="105">
            <text:p>10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04] + [.G204]) / (2 * ( ((([.H204] + [.I204]) / 2) + [.J204]) / 10 )) * [.L204]" office:value-type="float" office:value="16.4117647058824">
            <text:p>16.4118</text:p>
          </table:table-cell>
          <table:table-cell table:style-name="ce76" table:formula="of:=[.Z204]/[.D204]" office:value-type="float" office:value="0.455882352941176">
            <text:p>0.4559</text:p>
          </table:table-cell>
          <table:table-cell table:style-name="ce81" table:formula="of:=-1*[.Z204]/[.E204]" office:value-type="float" office:value="0.683823529411765">
            <text:p>0.6838</text:p>
          </table:table-cell>
          <table:table-cell table:style-name="ce76" table:formula="of:=[.Z204] * ([.N204] + [.O204] + [.P204]) / (3 - [.Q204] - [.R204])" office:value-type="float" office:value="17.4621176470588">
            <text:p>17.46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52" office:value-type="float" office:value="115">
            <text:p>115</text:p>
          </table:table-cell>
          <table:table-cell table:style-name="ce56" office:value-type="float" office:value="265">
            <text:p>265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05] + [.G205]) / (2 * ( ((([.H205] + [.I205]) / 2) + [.J205]) / 10 )) * [.L205]" office:value-type="float" office:value="34.2">
            <text:p>34.2000</text:p>
          </table:table-cell>
          <table:table-cell table:style-name="ce76" table:formula="of:=[.Z205]/[.D205]" office:value-type="float" office:value="0.475">
            <text:p>0.4750</text:p>
          </table:table-cell>
          <table:table-cell table:style-name="ce81" table:formula="of:=-1*[.Z205]/[.E205]" office:value-type="float" office:value="0.743478260869565">
            <text:p>0.7435</text:p>
          </table:table-cell>
          <table:table-cell table:style-name="ce76" table:formula="of:=[.Z205] * ([.N205] + [.O205] + [.P205]) / (3 - [.Q205] - [.R205])" office:value-type="float" office:value="36.3888">
            <text:p>36.38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52" office:value-type="float" office:value="260">
            <text:p>260</text:p>
          </table:table-cell>
          <table:table-cell table:style-name="ce56" office:value-type="float" office:value="530">
            <text:p>5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59" office:value-type="float" office:value="0">
            <text:p>0</text:p>
          </table:table-cell>
          <table:table-cell table:style-name="ce73" table:formula="of:=([.F206] + [.G206]) / (2 * ( ((([.H206] + [.I206]) / 2) + [.J206]) / 10 )) * [.L206]" office:value-type="float" office:value="62.3684210526316">
            <text:p>62.3684</text:p>
          </table:table-cell>
          <table:table-cell table:style-name="ce76" table:formula="of:=[.Z206]/[.D206]" office:value-type="float" office:value="0.433114035087719">
            <text:p>0.4331</text:p>
          </table:table-cell>
          <table:table-cell table:style-name="ce81" table:formula="of:=-1*[.Z206]/[.E206]" office:value-type="float" office:value="0.692982456140351">
            <text:p>0.6930</text:p>
          </table:table-cell>
          <table:table-cell table:style-name="ce76" table:formula="of:=[.Z206] * ([.N206] + [.O206] + [.P206]) / (3 - [.Q206] - [.R206])" office:value-type="float" office:value="66.36">
            <text:p>66.36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6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53" office:value-type="float" office:value="100">
            <text:p>100</text:p>
          </table:table-cell>
          <table:table-cell table:style-name="ce57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07] + [.G207]) / (2 * ( ((([.H207] + [.I207]) / 2) + [.J207]) / 10 )) * [.L207]" office:value-type="float" office:value="10.4651162790698">
            <text:p>10.4651</text:p>
          </table:table-cell>
          <table:table-cell table:style-name="ce76" table:formula="of:=[.Z207]/[.D207]" office:value-type="float" office:value="0.104651162790698">
            <text:p>0.1047</text:p>
          </table:table-cell>
          <table:table-cell table:style-name="ce81" table:formula="of:=-1*[.Z207]/[.E207]" office:value-type="float" office:value="0.149501661129568">
            <text:p>0.1495</text:p>
          </table:table-cell>
          <table:table-cell table:style-name="ce76" table:formula="of:=[.Z207] * ([.N207] + [.O207] + [.P207]) / (3 - [.Q207] - [.R207])" office:value-type="float" office:value="22.046511627907">
            <text:p>22.04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6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53" office:value-type="float" office:value="125">
            <text:p>125</text:p>
          </table:table-cell>
          <table:table-cell table:style-name="ce57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08] + [.G208]) / (2 * ( ((([.H208] + [.I208]) / 2) + [.J208]) / 10 )) * [.L208]" office:value-type="float" office:value="12.7906976744186">
            <text:p>12.7907</text:p>
          </table:table-cell>
          <table:table-cell table:style-name="ce76" table:formula="of:=[.Z208]/[.D208]" office:value-type="float" office:value="0.0913621262458472">
            <text:p>0.0914</text:p>
          </table:table-cell>
          <table:table-cell table:style-name="ce81" table:formula="of:=-1*[.Z208]/[.E208]" office:value-type="float" office:value="0.159883720930233">
            <text:p>0.1599</text:p>
          </table:table-cell>
          <table:table-cell table:style-name="ce76" table:formula="of:=[.Z208] * ([.N208] + [.O208] + [.P208]) / (3 - [.Q208] - [.R208])" office:value-type="float" office:value="26.9457364341085">
            <text:p>26.94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6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53" office:value-type="float" office:value="1500">
            <text:p>1500</text:p>
          </table:table-cell>
          <table:table-cell table:style-name="ce57" office:value-type="float" office:value="3000">
            <text:p>3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52" office:value-type="float" office:value="160">
            <text:p>16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09] + [.G209]) / (2 * ( ((([.H209] + [.I209]) / 2) + [.J209]) / 10 )) * [.L209]" office:value-type="float" office:value="192.211055276382">
            <text:p>192.2111</text:p>
          </table:table-cell>
          <table:table-cell table:style-name="ce76" table:formula="of:=[.Z209]/[.D209]" office:value-type="float" office:value="0.512562814070352">
            <text:p>0.5126</text:p>
          </table:table-cell>
          <table:table-cell table:style-name="ce81" table:formula="of:=-1*[.Z209]/[.E209]" office:value-type="float" office:value="0.698949291914116">
            <text:p>0.6989</text:p>
          </table:table-cell>
          <table:table-cell table:style-name="ce76" table:formula="of:=[.Z209] * ([.N209] + [.O209] + [.P209]) / (3 - [.Q209] - [.R209])" office:value-type="float" office:value="223.733668341709">
            <text:p>223.73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6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53" office:value-type="float" office:value="1750">
            <text:p>1750</text:p>
          </table:table-cell>
          <table:table-cell table:style-name="ce57" office:value-type="float" office:value="3500">
            <text:p>3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52" office:value-type="float" office:value="160">
            <text:p>16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10] + [.G210]) / (2 * ( ((([.H210] + [.I210]) / 2) + [.J210]) / 10 )) * [.L210]" office:value-type="float" office:value="224.246231155779">
            <text:p>224.2462</text:p>
          </table:table-cell>
          <table:table-cell table:style-name="ce76" table:formula="of:=[.Z210]/[.D210]" office:value-type="float" office:value="0.527638190954774">
            <text:p>0.5276</text:p>
          </table:table-cell>
          <table:table-cell table:style-name="ce81" table:formula="of:=-1*[.Z210]/[.E210]" office:value-type="float" office:value="0.72337493921219">
            <text:p>0.7234</text:p>
          </table:table-cell>
          <table:table-cell table:style-name="ce76" table:formula="of:=[.Z210] * ([.N210] + [.O210] + [.P210]) / (3 - [.Q210] - [.R210])" office:value-type="float" office:value="261.022613065327">
            <text:p>261.02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6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53" office:value-type="float" office:value="6000">
            <text:p>6000</text:p>
          </table:table-cell>
          <table:table-cell table:style-name="ce57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52" office:value-type="float" office:value="250">
            <text:p>25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11] + [.G211]) / (2 * ( ((([.H211] + [.I211]) / 2) + [.J211]) / 10 )) * [.L211]" office:value-type="float" office:value="277.173913043478">
            <text:p>277.1739</text:p>
          </table:table-cell>
          <table:table-cell table:style-name="ce76" table:formula="of:=[.Z211]/[.D211]" office:value-type="float" office:value="0.554347826086957">
            <text:p>0.5543</text:p>
          </table:table-cell>
          <table:table-cell table:style-name="ce81" table:formula="of:=-1*[.Z211]/[.E211]" office:value-type="float" office:value="0.554347826086957">
            <text:p>0.5543</text:p>
          </table:table-cell>
          <table:table-cell table:style-name="ce76" table:formula="of:=[.Z211] * ([.N211] + [.O211] + [.P211]) / (3 - [.Q211] - [.R211])" office:value-type="float" office:value="322.630434782609">
            <text:p>322.63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S</text:p>
          </table:table-cell>
          <table:table-cell table:style-name="ce33" office:value-type="float" office:value="36">
            <text:p>36</text:p>
          </table:table-cell>
          <table:table-cell table:style-name="ce47" office:value-type="float" office:value="-24">
            <text:p>-24</text:p>
          </table:table-cell>
          <table:table-cell table:style-name="ce33" office:value-type="float" office:value="32">
            <text:p>32</text:p>
          </table:table-cell>
          <table:table-cell table:style-name="ce47" office:value-type="float" office:value="82">
            <text:p>82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6">
            <text:p>0.6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13] + [.G213]) / (2 * ( ((([.H213] + [.I213]) / 2) + [.J213]) / 10 )) * [.L213]" office:value-type="float" office:value="12.0705882352941">
            <text:p>12.0706</text:p>
          </table:table-cell>
          <table:table-cell table:style-name="ce77" table:formula="of:=[.Z213]/[.D213]" office:value-type="float" office:value="0.335294117647059">
            <text:p>0.3353</text:p>
          </table:table-cell>
          <table:table-cell table:style-name="ce80" table:formula="of:=-1*[.Z213]/[.E213]" office:value-type="float" office:value="0.502941176470588">
            <text:p>0.5029</text:p>
          </table:table-cell>
          <table:table-cell table:style-name="ce77" table:formula="of:=[.Z213] * ([.N213] + [.O213] + [.P213]) / (3 - [.Q213] - [.R213])" office:value-type="float" office:value="16.0941176470588">
            <text:p>16.0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M</text:p>
          </table:table-cell>
          <table:table-cell table:style-name="ce33" office:value-type="float" office:value="72">
            <text:p>72</text:p>
          </table:table-cell>
          <table:table-cell table:style-name="ce47" office:value-type="float" office:value="-46">
            <text:p>-46</text:p>
          </table:table-cell>
          <table:table-cell table:style-name="ce33" office:value-type="float" office:value="98">
            <text:p>98</text:p>
          </table:table-cell>
          <table:table-cell table:style-name="ce47" office:value-type="float" office:value="192">
            <text:p>192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14] + [.G214]) / (2 * ( ((([.H214] + [.I214]) / 2) + [.J214]) / 10 )) * [.L214]" office:value-type="float" office:value="30.7058823529412">
            <text:p>30.7059</text:p>
          </table:table-cell>
          <table:table-cell table:style-name="ce77" table:formula="of:=[.Z214]/[.D214]" office:value-type="float" office:value="0.426470588235294">
            <text:p>0.4265</text:p>
          </table:table-cell>
          <table:table-cell table:style-name="ce80" table:formula="of:=-1*[.Z214]/[.E214]" office:value-type="float" office:value="0.667519181585678">
            <text:p>0.6675</text:p>
          </table:table-cell>
          <table:table-cell table:style-name="ce77" table:formula="of:=[.Z214] * ([.N214] + [.O214] + [.P214]) / (3 - [.Q214] - [.R214])" office:value-type="float" office:value="40.9411764705882">
            <text:p>40.94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L</text:p>
          </table:table-cell>
          <table:table-cell table:style-name="ce33" office:value-type="float" office:value="144">
            <text:p>144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208">
            <text:p>208</text:p>
          </table:table-cell>
          <table:table-cell table:style-name="ce47" office:value-type="float" office:value="414">
            <text:p>414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70">
            <text:p>7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15] + [.G215]) / (2 * ( ((([.H215] + [.I215]) / 2) + [.J215]) / 10 )) * [.L215]" office:value-type="float" office:value="65.8588235294118">
            <text:p>65.8588</text:p>
          </table:table-cell>
          <table:table-cell table:style-name="ce77" table:formula="of:=[.Z215]/[.D215]" office:value-type="float" office:value="0.457352941176471">
            <text:p>0.4574</text:p>
          </table:table-cell>
          <table:table-cell table:style-name="ce80" table:formula="of:=-1*[.Z215]/[.E215]" office:value-type="float" office:value="0.731764705882353">
            <text:p>0.7318</text:p>
          </table:table-cell>
          <table:table-cell table:style-name="ce77" table:formula="of:=[.Z215] * ([.N215] + [.O215] + [.P215]) / (3 - [.Q215] - [.R215])" office:value-type="float" office:value="87.8117647058824">
            <text:p>87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</text:p>
          </table:table-cell>
          <table:table-cell table:style-name="ce35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102">
            <text:p>10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16] + [.G216]) / (2 * ( ((([.H216] + [.I216]) / 2) + [.J216]) / 10 )) * [.L216]" office:value-type="float" office:value="14.6117647058824">
            <text:p>14.6118</text:p>
          </table:table-cell>
          <table:table-cell table:style-name="ce78" table:formula="of:=[.Z216]/[.D216]" office:value-type="float" office:value="0.365294117647059">
            <text:p>0.3653</text:p>
          </table:table-cell>
          <table:table-cell table:style-name="ce82" table:formula="of:=-1*[.Z216]/[.E216]" office:value-type="float" office:value="0.521848739495798">
            <text:p>0.5218</text:p>
          </table:table-cell>
          <table:table-cell table:style-name="ce76" table:formula="of:=[.Z216] * ([.N216] + [.O216] + [.P216]) / (3 - [.Q216] - [.R216])" office:value-type="float" office:value="19.4823529411765">
            <text:p>19.4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</text:p>
          </table:table-cell>
          <table:table-cell table:style-name="ce35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218">
            <text:p>2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17] + [.G217]) / (2 * ( ((([.H217] + [.I217]) / 2) + [.J217]) / 10 )) * [.L217]" office:value-type="float" office:value="35.1529411764706">
            <text:p>35.1529</text:p>
          </table:table-cell>
          <table:table-cell table:style-name="ce78" table:formula="of:=[.Z217]/[.D217]" office:value-type="float" office:value="0.439411764705882">
            <text:p>0.4394</text:p>
          </table:table-cell>
          <table:table-cell table:style-name="ce82" table:formula="of:=-1*[.Z217]/[.E217]" office:value-type="float" office:value="0.676018099547511">
            <text:p>0.6760</text:p>
          </table:table-cell>
          <table:table-cell table:style-name="ce76" table:formula="of:=[.Z217] * ([.N217] + [.O217] + [.P217]) / (3 - [.Q217] - [.R217])" office:value-type="float" office:value="46.8705882352941">
            <text:p>46.8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</text:p>
          </table:table-cell>
          <table:table-cell table:style-name="ce35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28">
            <text:p>228</text:p>
          </table:table-cell>
          <table:table-cell table:style-name="ce48" office:value-type="float" office:value="454">
            <text:p>45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18] + [.G218]) / (2 * ( ((([.H218] + [.I218]) / 2) + [.J218]) / 10 )) * [.L218]" office:value-type="float" office:value="72.2117647058824">
            <text:p>72.2118</text:p>
          </table:table-cell>
          <table:table-cell table:style-name="ce78" table:formula="of:=[.Z218]/[.D218]" office:value-type="float" office:value="0.451323529411765">
            <text:p>0.4513</text:p>
          </table:table-cell>
          <table:table-cell table:style-name="ce82" table:formula="of:=-1*[.Z218]/[.E218]" office:value-type="float" office:value="0.722117647058824">
            <text:p>0.7221</text:p>
          </table:table-cell>
          <table:table-cell table:style-name="ce76" table:formula="of:=[.Z218] * ([.N218] + [.O218] + [.P218]) / (3 - [.Q218] - [.R218])" office:value-type="float" office:value="96.2823529411765">
            <text:p>96.2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Great Matter Annihilator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00">
            <text:p>270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19] + [.G219]) / (2 * ( ((([.H219] + [.I219]) / 2) + [.J219]) / 10 )) * [.L219]" office:value-type="float" office:value="174.146341463415">
            <text:p>174.1463</text:p>
          </table:table-cell>
          <table:table-cell table:style-name="ce78" table:formula="of:=[.Z219]/[.D219]" office:value-type="float" office:value="0.464390243902439">
            <text:p>0.4644</text:p>
          </table:table-cell>
          <table:table-cell table:style-name="ce82" table:formula="of:=-1*[.Z219]/[.E219]" office:value-type="float" office:value="0.621951219512195">
            <text:p>0.6220</text:p>
          </table:table-cell>
          <table:table-cell table:style-name="ce76" table:formula="of:=[.Z219] * ([.N219] + [.O219] + [.P219]) / (3 - [.Q219] - [.R219])" office:value-type="float" office:value="232.195121951219">
            <text:p>232.19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Titanic Matter Annihilator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6000">
            <text:p>6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20] + [.G220]) / (2 * ( ((([.H220] + [.I220]) / 2) + [.J220]) / 10 )) * [.L220]" office:value-type="float" office:value="289.772727272727">
            <text:p>289.7727</text:p>
          </table:table-cell>
          <table:table-cell table:style-name="ce78" table:formula="of:=[.Z220]/[.D220]" office:value-type="float" office:value="0.579545454545455">
            <text:p>0.5795</text:p>
          </table:table-cell>
          <table:table-cell table:style-name="ce82" table:formula="of:=-1*[.Z220]/[.E220]" office:value-type="float" office:value="0.579545454545455">
            <text:p>0.5795</text:p>
          </table:table-cell>
          <table:table-cell table:style-name="ce76" table:formula="of:=[.Z220] * ([.N220] + [.O220] + [.P220]) / (3 - [.Q220] - [.R220])" office:value-type="float" office:value="386.363636363636">
            <text:p>386.3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21] + [.G221]) / (2 * ( ((([.H221] + [.I221]) / 2) + [.J221]) / 10 )) * [.L221]" office:value-type="float" office:value="16.9411764705882">
            <text:p>16.9412</text:p>
          </table:table-cell>
          <table:table-cell table:style-name="ce78" table:formula="of:=[.Z221]/[.D221]" office:value-type="float" office:value="0.338823529411765">
            <text:p>0.3388</text:p>
          </table:table-cell>
          <table:table-cell table:style-name="ce82" table:formula="of:=-1*[.Z221]/[.E221]" office:value-type="float" office:value="0.498269896193772">
            <text:p>0.4983</text:p>
          </table:table-cell>
          <table:table-cell table:style-name="ce76" table:formula="of:=[.Z221] * ([.N221] + [.O221] + [.P221]) / (3 - [.Q221] - [.R221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128">
            <text:p>128</text:p>
          </table:table-cell>
          <table:table-cell table:style-name="ce48" office:value-type="float" office:value="236">
            <text:p>2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22] + [.G222]) / (2 * ( ((([.H222] + [.I222]) / 2) + [.J222]) / 10 )) * [.L222]" office:value-type="float" office:value="38.5411764705882">
            <text:p>38.5412</text:p>
          </table:table-cell>
          <table:table-cell table:style-name="ce78" table:formula="of:=[.Z222]/[.D222]" office:value-type="float" office:value="0.385411764705882">
            <text:p>0.3854</text:p>
          </table:table-cell>
          <table:table-cell table:style-name="ce82" table:formula="of:=-1*[.Z222]/[.E222]" office:value-type="float" office:value="0.642352941176471">
            <text:p>0.6424</text:p>
          </table:table-cell>
          <table:table-cell table:style-name="ce76" table:formula="of:=[.Z222] * ([.N222] + [.O222] + [.P222]) / (3 - [.Q222] - [.R222])" office:value-type="float" office:value="54.6">
            <text:p>54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-110">
            <text:p>-110</text:p>
          </table:table-cell>
          <table:table-cell table:style-name="ce35" office:value-type="float" office:value="246">
            <text:p>246</text:p>
          </table:table-cell>
          <table:table-cell table:style-name="ce48" office:value-type="float" office:value="458">
            <text:p>4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23] + [.G223]) / (2 * ( ((([.H223] + [.I223]) / 2) + [.J223]) / 10 )) * [.L223]" office:value-type="float" office:value="74.5411764705882">
            <text:p>74.5412</text:p>
          </table:table-cell>
          <table:table-cell table:style-name="ce78" table:formula="of:=[.Z223]/[.D223]" office:value-type="float" office:value="0.372705882352941">
            <text:p>0.3727</text:p>
          </table:table-cell>
          <table:table-cell table:style-name="ce82" table:formula="of:=-1*[.Z223]/[.E223]" office:value-type="float" office:value="0.67764705882353">
            <text:p>0.6776</text:p>
          </table:table-cell>
          <table:table-cell table:style-name="ce76" table:formula="of:=[.Z223] * ([.N223] + [.O223] + [.P223]) / (3 - [.Q223] - [.R223])" office:value-type="float" office:value="105.6">
            <text:p>10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Great Reality Eraser</text:p>
          </table:table-cell>
          <table:table-cell table:style-name="ce35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30">
            <text:p>-330</text:p>
          </table:table-cell>
          <table:table-cell table:style-name="ce35" office:value-type="float" office:value="1700">
            <text:p>1700</text:p>
          </table:table-cell>
          <table:table-cell table:style-name="ce48" office:value-type="float" office:value="2850">
            <text:p>285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24] + [.G224]) / (2 * ( ((([.H224] + [.I224]) / 2) + [.J224]) / 10 )) * [.L224]" office:value-type="float" office:value="188.658536585366">
            <text:p>188.6585</text:p>
          </table:table-cell>
          <table:table-cell table:style-name="ce78" table:formula="of:=[.Z224]/[.D224]" office:value-type="float" office:value="0.44390243902439">
            <text:p>0.4439</text:p>
          </table:table-cell>
          <table:table-cell table:style-name="ce82" table:formula="of:=-1*[.Z224]/[.E224]" office:value-type="float" office:value="0.571692535107169">
            <text:p>0.5717</text:p>
          </table:table-cell>
          <table:table-cell table:style-name="ce76" table:formula="of:=[.Z224] * ([.N224] + [.O224] + [.P224]) / (3 - [.Q224] - [.R224])" office:value-type="float" office:value="267.266260162602">
            <text:p>267.26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Titanic Reality Eraser</text:p>
          </table:table-cell>
          <table:table-cell table:style-name="ce35" office:value-type="string">
            <text:p>T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-550">
            <text:p>-550</text:p>
          </table:table-cell>
          <table:table-cell table:style-name="ce35" office:value-type="float" office:value="7000">
            <text:p>7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25] + [.G225]) / (2 * ( ((([.H225] + [.I225]) / 2) + [.J225]) / 10 )) * [.L225]" office:value-type="float" office:value="309.090909090909">
            <text:p>309.0909</text:p>
          </table:table-cell>
          <table:table-cell table:style-name="ce78" table:formula="of:=[.Z225]/[.D225]" office:value-type="float" office:value="0.515151515151515">
            <text:p>0.5152</text:p>
          </table:table-cell>
          <table:table-cell table:style-name="ce82" table:formula="of:=-1*[.Z225]/[.E225]" office:value-type="float" office:value="0.56198347107438">
            <text:p>0.5620</text:p>
          </table:table-cell>
          <table:table-cell table:style-name="ce76" table:formula="of:=[.Z225] * ([.N225] + [.O225] + [.P225]) / (3 - [.Q225] - [.R225])" office:value-type="float" office:value="437.878787878788">
            <text:p>437.87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Marauder Missiles</text:p>
          </table:table-cell>
          <table:table-cell table:style-name="ce33" office:value-type="string">
            <text:p>S</text:p>
          </table:table-cell>
          <table:table-cell table:style-name="ce33" office:value-type="float" office:value="58">
            <text:p>58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49">
            <text:p>49</text:p>
          </table:table-cell>
          <table:table-cell table:style-name="ce47" office:value-type="float" office:value="72">
            <text:p>72</text:p>
          </table:table-cell>
          <table:table-cell table:style-name="ce33" office:value-type="float" office:value="10">
            <text:p>10</text:p>
          </table:table-cell>
          <table:table-cell table:style-name="ce47" office:value-type="float" office:value="40">
            <text:p>40</text:p>
          </table:table-cell>
          <table:table-cell table:style-name="ce47" office:value-type="float" office:value="60">
            <text:p>6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5">
            <text:p>15</text:p>
          </table:table-cell>
          <table:table-cell table:number-columns-repeated="2"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227] + [.G227]) / (2 * ( ((([.H227] + [.I227]) / 2) + [.J227]) / 10 )) * [.L227]" office:value-type="float" office:value="6.05">
            <text:p>6.0500</text:p>
          </table:table-cell>
          <table:table-cell table:style-name="ce77" table:formula="of:=[.Z227]/[.D227]" office:value-type="float" office:value="0.104310344827586">
            <text:p>0.1043</text:p>
          </table:table-cell>
          <table:table-cell table:style-name="ce80" table:formula="of:=-1*[.Z227]/[.E227]" office:value-type="float" office:value="0.232692307692308">
            <text:p>0.2327</text:p>
          </table:table-cell>
          <table:table-cell table:style-name="ce77" table:formula="of:=[.Z227] * ([.N227] + [.O227] + [.P227]) / (3 - [.Q227] - [.R227])" office:value-type="float" office:value="9.83125">
            <text:p>9.83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Joker Missile</text:p>
          </table:table-cell>
          <table:table-cell table:style-name="ce34" office:value-type="string">
            <text:p>S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-30">
            <text:p>-3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28] + [.G228]) / (2 * ( ((([.H228] + [.I228]) / 2) + [.J228]) / 10 )) * [.L228]" office:value-type="float" office:value="7.6">
            <text:p>7.6000</text:p>
          </table:table-cell>
          <table:table-cell table:style-name="ce76" table:formula="of:=[.Z228]/[.D228]" office:value-type="float" office:value="0.105555555555556">
            <text:p>0.1056</text:p>
          </table:table-cell>
          <table:table-cell table:style-name="ce81" table:formula="of:=-1*[.Z228]/[.E228]" office:value-type="float" office:value="0.253333333333333">
            <text:p>0.2533</text:p>
          </table:table-cell>
          <table:table-cell table:style-name="ce76" table:formula="of:=[.Z228] * ([.N228] + [.O228] + [.P228]) / (3 - [.Q228] - [.R228])" office:value-type="float" office:value="12.35">
            <text:p>12.3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Joker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29] + [.G229]) / (2 * ( ((([.H229] + [.I229]) / 2) + [.J229]) / 10 )) * [.L229]" office:value-type="float" office:value="7.6">
            <text:p>7.6000</text:p>
          </table:table-cell>
          <table:table-cell table:style-name="ce76" table:formula="of:=[.Z229]/[.D229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229] * ([.N229] + [.O229] + [.P229]) / (3 - [.Q229] - [.R229])" office:value-type="float" office:value="12.35">
            <text:p>12.3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Joker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44">
            <text:p>14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4">
            <text:p>124</text:p>
          </table:table-cell>
          <table:table-cell table:style-name="ce48" office:value-type="float" office:value="180">
            <text:p>1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0] + [.G230]) / (2 * ( ((([.H230] + [.I230]) / 2) + [.J230]) / 10 )) * [.L230]" office:value-type="float" office:value="15.2">
            <text:p>15.2000</text:p>
          </table:table-cell>
          <table:table-cell table:style-name="ce76" table:formula="of:=[.Z230]/[.D230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230] * ([.N230] + [.O230] + [.P230]) / (3 - [.Q230] - [.R230])" office:value-type="float" office:value="24.7">
            <text:p>24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Joker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88">
            <text:p>28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48">
            <text:p>248</text:p>
          </table:table-cell>
          <table:table-cell table:style-name="ce48" office:value-type="float" office:value="360">
            <text:p>36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1] + [.G231]) / (2 * ( ((([.H231] + [.I231]) / 2) + [.J231]) / 10 )) * [.L231]" office:value-type="float" office:value="30.4">
            <text:p>30.4000</text:p>
          </table:table-cell>
          <table:table-cell table:style-name="ce76" table:formula="of:=[.Z231]/[.D231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231] * ([.N231] + [.O231] + [.P231]) / (3 - [.Q231] - [.R231])" office:value-type="float" office:value="49.4">
            <text:p>49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Joker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596">
            <text:p>59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96">
            <text:p>496</text:p>
          </table:table-cell>
          <table:table-cell table:style-name="ce48" office:value-type="float" office:value="720">
            <text:p>7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2] + [.G232]) / (2 * ( ((([.H232] + [.I232]) / 2) + [.J232]) / 10 )) * [.L232]" office:value-type="float" office:value="60.8">
            <text:p>60.8000</text:p>
          </table:table-cell>
          <table:table-cell table:style-name="ce76" table:formula="of:=[.Z232]/[.D232]" office:value-type="float" office:value="0.102013422818792">
            <text:p>0.1020</text:p>
          </table:table-cell>
          <table:table-cell table:style-name="ce81" office:value-type="string">
            <text:p>n/a</text:p>
          </table:table-cell>
          <table:table-cell table:style-name="ce76" table:formula="of:=[.Z232] * ([.N232] + [.O232] + [.P232]) / (3 - [.Q232] - [.R232])" office:value-type="float" office:value="98.8">
            <text:p>98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Wraith Missile</text:p>
          </table:table-cell>
          <table:table-cell table:style-name="ce34" office:value-type="string">
            <text:p>S</text:p>
          </table:table-cell>
          <table:table-cell table:style-name="ce34" office:value-type="float" office:value="86">
            <text:p>86</text:p>
          </table:table-cell>
          <table:table-cell table:style-name="ce44" office:value-type="float" office:value="-35">
            <text:p>-35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3] + [.G233]) / (2 * ( ((([.H233] + [.I233]) / 2) + [.J233]) / 10 )) * [.L233]" office:value-type="float" office:value="9.75">
            <text:p>9.7500</text:p>
          </table:table-cell>
          <table:table-cell table:style-name="ce76" table:formula="of:=[.Z233]/[.D233]" office:value-type="float" office:value="0.113372093023256">
            <text:p>0.1134</text:p>
          </table:table-cell>
          <table:table-cell table:style-name="ce81" table:formula="of:=-1*[.Z233]/[.E233]" office:value-type="float" office:value="0.278571428571429">
            <text:p>0.2786</text:p>
          </table:table-cell>
          <table:table-cell table:style-name="ce76" table:formula="of:=[.Z233] * ([.N233] + [.O233] + [.P233]) / (3 - [.Q233] - [.R233])" office:value-type="float" office:value="15.84375">
            <text:p>15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Wraith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86">
            <text:p>8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4] + [.G234]) / (2 * ( ((([.H234] + [.I234]) / 2) + [.J234]) / 10 )) * [.L234]" office:value-type="float" office:value="9.75">
            <text:p>9.7500</text:p>
          </table:table-cell>
          <table:table-cell table:style-name="ce76" table:formula="of:=[.Z234]/[.D234]" office:value-type="float" office:value="0.113372093023256">
            <text:p>0.1134</text:p>
          </table:table-cell>
          <table:table-cell table:style-name="ce81" office:value-type="string">
            <text:p>n/a</text:p>
          </table:table-cell>
          <table:table-cell table:style-name="ce76" table:formula="of:=[.Z234] * ([.N234] + [.O234] + [.P234]) / (3 - [.Q234] - [.R234])" office:value-type="float" office:value="15.84375">
            <text:p>15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Wraith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92">
            <text:p>19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240">
            <text:p>24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5] + [.G235]) / (2 * ( ((([.H235] + [.I235]) / 2) + [.J235]) / 10 )) * [.L235]" office:value-type="float" office:value="19.5">
            <text:p>19.5000</text:p>
          </table:table-cell>
          <table:table-cell table:style-name="ce76" table:formula="of:=[.Z235]/[.D235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235] * ([.N235] + [.O235] + [.P235]) / (3 - [.Q235] - [.R235])" office:value-type="float" office:value="31.6875">
            <text:p>31.68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Wraith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84">
            <text:p>38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480">
            <text:p>4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6] + [.G236]) / (2 * ( ((([.H236] + [.I236]) / 2) + [.J236]) / 10 )) * [.L236]" office:value-type="float" office:value="39">
            <text:p>39.0000</text:p>
          </table:table-cell>
          <table:table-cell table:style-name="ce76" table:formula="of:=[.Z236]/[.D236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236] * ([.N236] + [.O236] + [.P236]) / (3 - [.Q236] - [.R236])" office:value-type="float" office:value="63.375">
            <text:p>63.3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Wraith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68">
            <text:p>76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960">
            <text:p>96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7] + [.G237]) / (2 * ( ((([.H237] + [.I237]) / 2) + [.J237]) / 10 )) * [.L237]" office:value-type="float" office:value="78">
            <text:p>78.0000</text:p>
          </table:table-cell>
          <table:table-cell table:style-name="ce76" table:formula="of:=[.Z237]/[.D237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237] * ([.N237] + [.O237] + [.P237]) / (3 - [.Q237] - [.R237])" office:value-type="float" office:value="126.75">
            <text:p>126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Whirlwind Missiles</text:p>
          </table:table-cell>
          <table:table-cell table:style-name="ce33" office:value-type="string">
            <text:p>M</text:p>
          </table:table-cell>
          <table:table-cell table:style-name="ce33" office:value-type="float" office:value="65">
            <text:p>65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61">
            <text:p>61</text:p>
          </table:table-cell>
          <table:table-cell table:style-name="ce47" office:value-type="float" office:value="85">
            <text:p>85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10">
            <text:p>10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238] + [.G238]) / (2 * ( ((([.H238] + [.I238]) / 2) + [.J238]) / 10 )) * [.L238]" office:value-type="float" office:value="14.6">
            <text:p>14.6000</text:p>
          </table:table-cell>
          <table:table-cell table:style-name="ce77" table:formula="of:=[.Z238]/[.D238]" office:value-type="float" office:value="0.224615384615385">
            <text:p>0.2246</text:p>
          </table:table-cell>
          <table:table-cell table:style-name="ce80" table:formula="of:=-1*[.Z238]/[.E238]" office:value-type="float" office:value="0.561538461538462">
            <text:p>0.5615</text:p>
          </table:table-cell>
          <table:table-cell table:style-name="ce77" table:formula="of:=[.Z238] * ([.N238] + [.O238] + [.P238]) / (3 - [.Q238] - [.R238])" office:value-type="float" office:value="21.9">
            <text:p>21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Typhoon Missiles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35">
            <text:p>-35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9] + [.G239]) / (2 * ( ((([.H239] + [.I239]) / 2) + [.J239]) / 10 )) * [.L239]" office:value-type="float" office:value="20.5">
            <text:p>20.5000</text:p>
          </table:table-cell>
          <table:table-cell table:style-name="ce76" table:formula="of:=[.Z239]/[.D239]" office:value-type="float" office:value="0.25625">
            <text:p>0.2563</text:p>
          </table:table-cell>
          <table:table-cell table:style-name="ce81" table:formula="of:=-1*[.Z239]/[.E239]" office:value-type="float" office:value="0.585714285714286">
            <text:p>0.5857</text:p>
          </table:table-cell>
          <table:table-cell table:style-name="ce76" table:formula="of:=[.Z239] * ([.N239] + [.O239] + [.P239]) / (3 - [.Q239] - [.R239])" office:value-type="float" office:value="30.75">
            <text:p>30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Typhoon Missiles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0] + [.G240]) / (2 * ( ((([.H240] + [.I240]) / 2) + [.J240]) / 10 )) * [.L240]" office:value-type="float" office:value="10.5">
            <text:p>10.5000</text:p>
          </table:table-cell>
          <table:table-cell table:style-name="ce76" table:formula="of:=[.Z240]/[.D240]" office:value-type="float" office:value="0.2625">
            <text:p>0.2625</text:p>
          </table:table-cell>
          <table:table-cell table:style-name="ce81" office:value-type="string">
            <text:p>n/a</text:p>
          </table:table-cell>
          <table:table-cell table:style-name="ce76" table:formula="of:=[.Z240] * ([.N240] + [.O240] + [.P240]) / (3 - [.Q240] - [.R240])" office:value-type="float" office:value="15.75">
            <text:p>15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Typhoon Missile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1] + [.G241]) / (2 * ( ((([.H241] + [.I241]) / 2) + [.J241]) / 10 )) * [.L241]" office:value-type="float" office:value="20.5">
            <text:p>20.5000</text:p>
          </table:table-cell>
          <table:table-cell table:style-name="ce76" table:formula="of:=[.Z241]/[.D241]" office:value-type="float" office:value="0.25625">
            <text:p>0.2563</text:p>
          </table:table-cell>
          <table:table-cell table:style-name="ce81" office:value-type="string">
            <text:p>n/a</text:p>
          </table:table-cell>
          <table:table-cell table:style-name="ce76" table:formula="of:=[.Z241] * ([.N241] + [.O241] + [.P241]) / (3 - [.Q241] - [.R241])" office:value-type="float" office:value="30.75">
            <text:p>30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Typhoon Missiles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2] + [.G242]) / (2 * ( ((([.H242] + [.I242]) / 2) + [.J242]) / 10 )) * [.L242]" office:value-type="float" office:value="39">
            <text:p>39.0000</text:p>
          </table:table-cell>
          <table:table-cell table:style-name="ce76" table:formula="of:=[.Z242]/[.D242]" office:value-type="float" office:value="0.24375">
            <text:p>0.2438</text:p>
          </table:table-cell>
          <table:table-cell table:style-name="ce81" office:value-type="string">
            <text:p>n/a</text:p>
          </table:table-cell>
          <table:table-cell table:style-name="ce76" table:formula="of:=[.Z242] * ([.N242] + [.O242] + [.P242]) / (3 - [.Q242] - [.R242])" office:value-type="float" office:value="58.5">
            <text:p>5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Typhoon Missile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460">
            <text:p>4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3] + [.G243]) / (2 * ( ((([.H243] + [.I243]) / 2) + [.J243]) / 10 )) * [.L243]" office:value-type="float" office:value="78">
            <text:p>78.0000</text:p>
          </table:table-cell>
          <table:table-cell table:style-name="ce76" table:formula="of:=[.Z243]/[.D243]" office:value-type="float" office:value="0.24375">
            <text:p>0.2438</text:p>
          </table:table-cell>
          <table:table-cell table:style-name="ce81" office:value-type="string">
            <text:p>n/a</text:p>
          </table:table-cell>
          <table:table-cell table:style-name="ce76" table:formula="of:=[.Z243] * ([.N243] + [.O243] + [.P243]) / (3 - [.Q243] - [.R243])" office:value-type="float" office:value="117">
            <text:p>1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Hurricane Missiles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-49">
            <text:p>-49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4] + [.G244]) / (2 * ( ((([.H244] + [.I244]) / 2) + [.J244]) / 10 )) * [.L244]" office:value-type="float" office:value="27">
            <text:p>27.0000</text:p>
          </table:table-cell>
          <table:table-cell table:style-name="ce76" table:formula="of:=[.Z244]/[.D244]" office:value-type="float" office:value="0.284210526315789">
            <text:p>0.2842</text:p>
          </table:table-cell>
          <table:table-cell table:style-name="ce81" table:formula="of:=-1*[.Z244]/[.E244]" office:value-type="float" office:value="0.551020408163265">
            <text:p>0.5510</text:p>
          </table:table-cell>
          <table:table-cell table:style-name="ce76" table:formula="of:=[.Z244] * ([.N244] + [.O244] + [.P244]) / (3 - [.Q244] - [.R244])" office:value-type="float" office:value="40.5">
            <text:p>40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Hurricane Missiles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5] + [.G245]) / (2 * ( ((([.H245] + [.I245]) / 2) + [.J245]) / 10 )) * [.L245]" office:value-type="float" office:value="13.5">
            <text:p>13.5000</text:p>
          </table:table-cell>
          <table:table-cell table:style-name="ce76" table:formula="of:=[.Z245]/[.D245]" office:value-type="float" office:value="0.3">
            <text:p>0.3000</text:p>
          </table:table-cell>
          <table:table-cell table:style-name="ce81" office:value-type="string">
            <text:p>n/a</text:p>
          </table:table-cell>
          <table:table-cell table:style-name="ce76" table:formula="of:=[.Z245] * ([.N245] + [.O245] + [.P245]) / (3 - [.Q245] - [.R245])" office:value-type="float" office:value="20.25">
            <text:p>20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Hurricane Missile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6] + [.G246]) / (2 * ( ((([.H246] + [.I246]) / 2) + [.J246]) / 10 )) * [.L246]" office:value-type="float" office:value="27">
            <text:p>27.0000</text:p>
          </table:table-cell>
          <table:table-cell table:style-name="ce76" table:formula="of:=[.Z246]/[.D246]" office:value-type="float" office:value="0.284210526315789">
            <text:p>0.2842</text:p>
          </table:table-cell>
          <table:table-cell table:style-name="ce81" office:value-type="string">
            <text:p>n/a</text:p>
          </table:table-cell>
          <table:table-cell table:style-name="ce76" table:formula="of:=[.Z246] * ([.N246] + [.O246] + [.P246]) / (3 - [.Q246] - [.R246])" office:value-type="float" office:value="40.5">
            <text:p>40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Hurricane Missiles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290">
            <text:p>2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7] + [.G247]) / (2 * ( ((([.H247] + [.I247]) / 2) + [.J247]) / 10 )) * [.L247]" office:value-type="float" office:value="52">
            <text:p>52.0000</text:p>
          </table:table-cell>
          <table:table-cell table:style-name="ce76" table:formula="of:=[.Z247]/[.D247]" office:value-type="float" office:value="0.273684210526316">
            <text:p>0.2737</text:p>
          </table:table-cell>
          <table:table-cell table:style-name="ce81" office:value-type="string">
            <text:p>n/a</text:p>
          </table:table-cell>
          <table:table-cell table:style-name="ce76" table:formula="of:=[.Z247] * ([.N247] + [.O247] + [.P247]) / (3 - [.Q247] - [.R247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Hurricane Missile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80">
            <text:p>3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60">
            <text:p>460</text:p>
          </table:table-cell>
          <table:table-cell table:style-name="ce48" office:value-type="float" office:value="580">
            <text:p>5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8] + [.G248]) / (2 * ( ((([.H248] + [.I248]) / 2) + [.J248]) / 10 )) * [.L248]" office:value-type="float" office:value="104">
            <text:p>104.0000</text:p>
          </table:table-cell>
          <table:table-cell table:style-name="ce76" table:formula="of:=[.Z248]/[.D248]" office:value-type="float" office:value="0.273684210526316">
            <text:p>0.2737</text:p>
          </table:table-cell>
          <table:table-cell table:style-name="ce81" office:value-type="string">
            <text:p>n/a</text:p>
          </table:table-cell>
          <table:table-cell table:style-name="ce76" table:formula="of:=[.Z248] * ([.N248] + [.O248] + [.P248]) / (3 - [.Q248] - [.R248])" office:value-type="float" office:value="156">
            <text:p>15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Devastator Torpedoes</text:p>
          </table:table-cell>
          <table:table-cell table:style-name="ce33" office:value-type="string">
            <text:p>G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169">
            <text:p>169</text:p>
          </table:table-cell>
          <table:table-cell table:style-name="ce47" office:value-type="float" office:value="254">
            <text:p>254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200">
            <text:p>20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2">
            <text:p>12</text:p>
          </table:table-cell>
          <table:table-cell table:number-columns-repeated="2" table:style-name="ce47" office:value-type="float" office:value="10">
            <text:p>10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72" table:formula="of:=([.F249] + [.G249]) / (2 * ( ((([.H249] + [.I249]) / 2) + [.J249]) / 10 )) * [.L249]" office:value-type="float" office:value="10.1927710843374">
            <text:p>10.1928</text:p>
          </table:table-cell>
          <table:table-cell table:style-name="ce77" table:formula="of:=[.Z249]/[.D249]" office:value-type="float" office:value="0.149893692416726">
            <text:p>0.1499</text:p>
          </table:table-cell>
          <table:table-cell table:style-name="ce80" table:formula="of:=-1*[.Z249]/[.E249]" office:value-type="float" office:value="0.392029657089898">
            <text:p>0.3920</text:p>
          </table:table-cell>
          <table:table-cell table:style-name="ce77" table:formula="of:=[.Z249] * ([.N249] + [.O249] + [.P249]) / (3 - [.Q249] - [.R249])" office:value-type="float" office:value="17.8373493975904">
            <text:p>17.83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Desolator Torpedo</text:p>
          </table:table-cell>
          <table:table-cell table:style-name="ce35" office:value-type="string">
            <text:p>G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-33">
            <text:p>-33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50] + [.G250]) / (2 * ( ((([.H250] + [.I250]) / 2) + [.J250]) / 10 )) * [.L250]" office:value-type="float" office:value="12.6506024096386">
            <text:p>12.6506</text:p>
          </table:table-cell>
          <table:table-cell table:style-name="ce76" table:formula="of:=[.Z250]/[.D250]" office:value-type="float" office:value="0.150602409638554">
            <text:p>0.1506</text:p>
          </table:table-cell>
          <table:table-cell table:style-name="ce81" table:formula="of:=-1*[.Z250]/[.E250]" office:value-type="float" office:value="0.383351588170865">
            <text:p>0.3834</text:p>
          </table:table-cell>
          <table:table-cell table:style-name="ce76" table:formula="of:=[.Z250] * ([.N250] + [.O250] + [.P250]) / (3 - [.Q250] - [.R250])" office:value-type="float" office:value="22.1385542168675">
            <text:p>22.13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Desolator Torpedo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5">
            <text:p>105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51] + [.G251]) / (2 * ( ((([.H251] + [.I251]) / 2) + [.J251]) / 10 )) * [.L251]" office:value-type="float" office:value="6.3855421686747">
            <text:p>6.3855</text:p>
          </table:table-cell>
          <table:table-cell table:style-name="ce76" table:formula="of:=[.Z251]/[.D251]" office:value-type="float" office:value="0.152036718301779">
            <text:p>0.1520</text:p>
          </table:table-cell>
          <table:table-cell table:style-name="ce81" office:value-type="string">
            <text:p>n/a</text:p>
          </table:table-cell>
          <table:table-cell table:style-name="ce76" table:formula="of:=[.Z251] * ([.N251] + [.O251] + [.P251]) / (3 - [.Q251] - [.R251])" office:value-type="float" office:value="11.1746987951807">
            <text:p>11.17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Desolator Torpedo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52] + [.G252]) / (2 * ( ((([.H252] + [.I252]) / 2) + [.J252]) / 10 )) * [.L252]" office:value-type="float" office:value="12.6506024096386">
            <text:p>12.6506</text:p>
          </table:table-cell>
          <table:table-cell table:style-name="ce76" table:formula="of:=[.Z252]/[.D252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252] * ([.N252] + [.O252] + [.P252]) / (3 - [.Q252] - [.R252])" office:value-type="float" office:value="22.1385542168675">
            <text:p>22.13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Desolator Torpedo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68">
            <text:p>16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0">
            <text:p>420</text:p>
          </table:table-cell>
          <table:table-cell table:style-name="ce48" office:value-type="float" office:value="630">
            <text:p>6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53] + [.G253]) / (2 * ( ((([.H253] + [.I253]) / 2) + [.J253]) / 10 )) * [.L253]" office:value-type="float" office:value="25.3012048192771">
            <text:p>25.3012</text:p>
          </table:table-cell>
          <table:table-cell table:style-name="ce76" table:formula="of:=[.Z253]/[.D253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253] * ([.N253] + [.O253] + [.P253]) / (3 - [.Q253] - [.R253])" office:value-type="float" office:value="44.2771084337349">
            <text:p>44.27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Desolator Torpedo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336">
            <text:p>3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40">
            <text:p>840</text:p>
          </table:table-cell>
          <table:table-cell table:style-name="ce48" office:value-type="float" office:value="1260">
            <text:p>12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54] + [.G254]) / (2 * ( ((([.H254] + [.I254]) / 2) + [.J254]) / 10 )) * [.L254]" office:value-type="float" office:value="50.6024096385542">
            <text:p>50.6024</text:p>
          </table:table-cell>
          <table:table-cell table:style-name="ce76" table:formula="of:=[.Z254]/[.D254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254] * ([.N254] + [.O254] + [.P254]) / (3 - [.Q254] - [.R254])" office:value-type="float" office:value="88.5542168674699">
            <text:p>88.55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Eradicator Torpedo</text:p>
          </table:table-cell>
          <table:table-cell table:style-name="ce35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41">
            <text:p>-41</text:p>
          </table:table-cell>
          <table:table-cell table:style-name="ce35" office:value-type="float" office:value="250">
            <text:p>250</text:p>
          </table:table-cell>
          <table:table-cell table:style-name="ce58" office:value-type="float" office:value="350">
            <text:p>3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55] + [.G255]) / (2 * ( ((([.H255] + [.I255]) / 2) + [.J255]) / 10 )) * [.L255]" office:value-type="float" office:value="14.4578313253012">
            <text:p>14.4578</text:p>
          </table:table-cell>
          <table:table-cell table:style-name="ce76" table:formula="of:=[.Z255]/[.D255]" office:value-type="float" office:value="0.144578313253012">
            <text:p>0.1446</text:p>
          </table:table-cell>
          <table:table-cell table:style-name="ce81" table:formula="of:=-1*[.Z255]/[.E255]" office:value-type="float" office:value="0.35263003232442">
            <text:p>0.3526</text:p>
          </table:table-cell>
          <table:table-cell table:style-name="ce76" table:formula="of:=[.Z255] * ([.N255] + [.O255] + [.P255]) / (3 - [.Q255] - [.R255])" office:value-type="float" office:value="25.3012048192771">
            <text:p>25.30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Eradicator Torpedo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">
            <text:p>125</text:p>
          </table:table-cell>
          <table:table-cell table:style-name="ce58" office:value-type="float" office:value="175">
            <text:p>1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56] + [.G256]) / (2 * ( ((([.H256] + [.I256]) / 2) + [.J256]) / 10 )) * [.L256]" office:value-type="float" office:value="7.2289156626506">
            <text:p>7.2289</text:p>
          </table:table-cell>
          <table:table-cell table:style-name="ce76" table:formula="of:=[.Z256]/[.D256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256] * ([.N256] + [.O256] + [.P256]) / (3 - [.Q256] - [.R256])" office:value-type="float" office:value="12.6506024096386">
            <text:p>12.65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Eradicator Torpedo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0">
            <text:p>250</text:p>
          </table:table-cell>
          <table:table-cell table:style-name="ce58" office:value-type="float" office:value="350">
            <text:p>3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57] + [.G257]) / (2 * ( ((([.H257] + [.I257]) / 2) + [.J257]) / 10 )) * [.L257]" office:value-type="float" office:value="14.4578313253012">
            <text:p>14.4578</text:p>
          </table:table-cell>
          <table:table-cell table:style-name="ce76" table:formula="of:=[.Z257]/[.D257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257] * ([.N257] + [.O257] + [.P257]) / (3 - [.Q257] - [.R257])" office:value-type="float" office:value="25.3012048192771">
            <text:p>25.30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Eradicator Torpedo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0">
            <text:p>500</text:p>
          </table:table-cell>
          <table:table-cell table:style-name="ce58" office:value-type="float" office:value="700">
            <text:p>7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58] + [.G258]) / (2 * ( ((([.H258] + [.I258]) / 2) + [.J258]) / 10 )) * [.L258]" office:value-type="float" office:value="28.9156626506024">
            <text:p>28.9157</text:p>
          </table:table-cell>
          <table:table-cell table:style-name="ce76" table:formula="of:=[.Z258]/[.D258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258] * ([.N258] + [.O258] + [.P258]) / (3 - [.Q258] - [.R258])" office:value-type="float" office:value="50.6024096385542">
            <text:p>50.60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Eradicator Torpedo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58" office:value-type="float" office:value="1400">
            <text:p>14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59] + [.G259]) / (2 * ( ((([.H259] + [.I259]) / 2) + [.J259]) / 10 )) * [.L259]" office:value-type="float" office:value="57.8313253012048">
            <text:p>57.8313</text:p>
          </table:table-cell>
          <table:table-cell table:style-name="ce76" table:formula="of:=[.Z259]/[.D259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259] * ([.N259] + [.O259] + [.P259]) / (3 - [.Q259] - [.R259])" office:value-type="float" office:value="101.204819277108">
            <text:p>101.204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Corrosive Warhead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-65">
            <text:p>-65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60] + [.G260]) / (2 * ( ((([.H260] + [.I260]) / 2) + [.J260]) / 10 )) * [.L260]" office:value-type="float" office:value="23.015873015873">
            <text:p>23.0159</text:p>
          </table:table-cell>
          <table:table-cell table:style-name="ce76" table:formula="of:=[.Z260]/[.D260]" office:value-type="float" office:value="0.153439153439153">
            <text:p>0.1534</text:p>
          </table:table-cell>
          <table:table-cell table:style-name="ce81" table:formula="of:=-1*[.Z260]/[.E260]" office:value-type="float" office:value="0.354090354090354">
            <text:p>0.3541</text:p>
          </table:table-cell>
          <table:table-cell table:style-name="ce76" table:formula="of:=[.Z260] * ([.N260] + [.O260] + [.P260]) / (3 - [.Q260] - [.R260])" office:value-type="float" office:value="34.5238095238095">
            <text:p>34.52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Corrosive Warhead Torp.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225">
            <text:p>2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61] + [.G261]) / (2 * ( ((([.H261] + [.I261]) / 2) + [.J261]) / 10 )) * [.L261]" office:value-type="float" office:value="11.5873015873016">
            <text:p>11.5873</text:p>
          </table:table-cell>
          <table:table-cell table:style-name="ce76" table:formula="of:=[.Z261]/[.D261]" office:value-type="float" office:value="0.154497354497354">
            <text:p>0.1545</text:p>
          </table:table-cell>
          <table:table-cell table:style-name="ce81" office:value-type="string">
            <text:p>n/a</text:p>
          </table:table-cell>
          <table:table-cell table:style-name="ce76" table:formula="of:=[.Z261] * ([.N261] + [.O261] + [.P261]) / (3 - [.Q261] - [.R261])" office:value-type="float" office:value="17.3809523809524">
            <text:p>17.38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Corrosive Warhead Torp.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62] + [.G262]) / (2 * ( ((([.H262] + [.I262]) / 2) + [.J262]) / 10 )) * [.L262]" office:value-type="float" office:value="23.015873015873">
            <text:p>23.0159</text:p>
          </table:table-cell>
          <table:table-cell table:style-name="ce76" table:formula="of:=[.Z262]/[.D262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262] * ([.N262] + [.O262] + [.P262]) / (3 - [.Q262] - [.R262])" office:value-type="float" office:value="34.5238095238095">
            <text:p>34.52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Corrosive Warhead Torp.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00">
            <text:p>3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50">
            <text:p>550</text:p>
          </table:table-cell>
          <table:table-cell table:style-name="ce48" office:value-type="float" office:value="900">
            <text:p>9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63] + [.G263]) / (2 * ( ((([.H263] + [.I263]) / 2) + [.J263]) / 10 )) * [.L263]" office:value-type="float" office:value="46.031746031746">
            <text:p>46.0317</text:p>
          </table:table-cell>
          <table:table-cell table:style-name="ce76" table:formula="of:=[.Z263]/[.D263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263] * ([.N263] + [.O263] + [.P263]) / (3 - [.Q263] - [.R263])" office:value-type="float" office:value="69.0476190476191">
            <text:p>69.04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Corrosive Warhead Torp.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600">
            <text:p>6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00">
            <text:p>1100</text:p>
          </table:table-cell>
          <table:table-cell table:style-name="ce48" office:value-type="float" office:value="1800">
            <text:p>18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64] + [.G264]) / (2 * ( ((([.H264] + [.I264]) / 2) + [.J264]) / 10 )) * [.L264]" office:value-type="float" office:value="92.0634920634921">
            <text:p>92.0635</text:p>
          </table:table-cell>
          <table:table-cell table:style-name="ce76" table:formula="of:=[.Z264]/[.D264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264] * ([.N264] + [.O264] + [.P264]) / (3 - [.Q264] - [.R264])" office:value-type="float" office:value="138.095238095238">
            <text:p>138.09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Exotic Matter Warhead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380">
            <text:p>3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65] + [.G265]) / (2 * ( ((([.H265] + [.I265]) / 2) + [.J265]) / 10 )) * [.L265]" office:value-type="float" office:value="29.2307692307692">
            <text:p>29.2308</text:p>
          </table:table-cell>
          <table:table-cell table:style-name="ce76" table:formula="of:=[.Z265]/[.D265]" office:value-type="float" office:value="0.077948717948718">
            <text:p>0.0779</text:p>
          </table:table-cell>
          <table:table-cell table:style-name="ce81" table:formula="of:=-1*[.Z265]/[.E265]" office:value-type="float" office:value="0.0974358974358974">
            <text:p>0.0974</text:p>
          </table:table-cell>
          <table:table-cell table:style-name="ce76" table:formula="of:=[.Z265] * ([.N265] + [.O265] + [.P265]) / (3 - [.Q265] - [.R265])" office:value-type="float" office:value="54.3692307692308">
            <text:p>54.36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Strange Matter Warhead</text:p>
          </table:table-cell>
          <table:table-cell table:style-name="ce34" office:value-type="string">
            <text:p>X</text:p>
          </table:table-cell>
          <table:table-cell table:style-name="ce34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220">
            <text:p>220</text:p>
          </table:table-cell>
          <table:table-cell table:style-name="ce48" office:value-type="float" office:value="440">
            <text:p>44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66] + [.G266]) / (2 * ( ((([.H266] + [.I266]) / 2) + [.J266]) / 10 )) * [.L266]" office:value-type="float" office:value="33.8461538461538">
            <text:p>33.8462</text:p>
          </table:table-cell>
          <table:table-cell table:style-name="ce76" table:formula="of:=[.Z266]/[.D266]" office:value-type="float" office:value="0.0815569972196478">
            <text:p>0.0816</text:p>
          </table:table-cell>
          <table:table-cell table:style-name="ce81" table:formula="of:=-1*[.Z266]/[.E266]" office:value-type="float" office:value="0.10414201183432">
            <text:p>0.1041</text:p>
          </table:table-cell>
          <table:table-cell table:style-name="ce76" table:formula="of:=[.Z266] * ([.N266] + [.O266] + [.P266]) / (3 - [.Q266] - [.R266])" office:value-type="float" office:value="62.9538461538462">
            <text:p>62.95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Reflex Warhead Launcher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750">
            <text:p>75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67] + [.G267]) / (2 * ( ((([.H267] + [.I267]) / 2) + [.J267]) / 10 )) * [.L267]" office:value-type="float" office:value="69.4444444444444">
            <text:p>69.4444</text:p>
          </table:table-cell>
          <table:table-cell table:style-name="ce76" table:formula="of:=[.Z267]/[.D267]" office:value-type="float" office:value="0.138888888888889">
            <text:p>0.1389</text:p>
          </table:table-cell>
          <table:table-cell table:style-name="ce81" table:formula="of:=-1*[.Z267]/[.E267]" office:value-type="float" office:value="0.138888888888889">
            <text:p>0.1389</text:p>
          </table:table-cell>
          <table:table-cell table:style-name="ce76" table:formula="of:=[.Z267] * ([.N267] + [.O267] + [.P267]) / (3 - [.Q267] - [.R267])" office:value-type="float" office:value="129.166666666667">
            <text:p>129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Junk Mine Launcher</text:p>
          </table:table-cell>
          <table:table-cell table:style-name="ce34" office:value-type="string">
            <text:p>G</text:p>
          </table:table-cell>
          <table:table-cell table:style-name="ce34" office:value-type="float" office:value="45">
            <text:p>45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40">
            <text:p>4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68] + [.G268]) / (2 * ( ((([.H268] + [.I268]) / 2) + [.J268]) / 10 )) * [.L268]" office:value-type="float" office:value="15.4639175257732">
            <text:p>15.4639</text:p>
          </table:table-cell>
          <table:table-cell table:style-name="ce76" table:formula="of:=[.Z268]/[.D268]" office:value-type="float" office:value="0.343642611683849">
            <text:p>0.3436</text:p>
          </table:table-cell>
          <table:table-cell table:style-name="ce81" table:formula="of:=-1*[.Z268]/[.E268]" office:value-type="float" office:value="0.77319587628866">
            <text:p>0.7732</text:p>
          </table:table-cell>
          <table:table-cell table:style-name="ce76" table:formula="of:=[.Z268] * ([.N268] + [.O268] + [.P268]) / (3 - [.Q268] - [.R268])" office:value-type="float" office:value="25.5154639175258">
            <text:p>25.515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Voidspawn Missile</text:p>
          </table:table-cell>
          <table:table-cell table:style-name="ce34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69] + [.G269]) / (2 * ( ((([.H269] + [.I269]) / 2) + [.J269]) / 10 )) * [.L269]" office:value-type="float" office:value="15.3846153846154">
            <text:p>15.3846</text:p>
          </table:table-cell>
          <table:table-cell table:style-name="ce76" table:formula="of:=[.Z269]/[.D269]" office:value-type="float" office:value="0.153846153846154">
            <text:p>0.1538</text:p>
          </table:table-cell>
          <table:table-cell table:style-name="ce81" table:formula="of:=-1*[.Z269]/[.E269]" office:value-type="float" office:value="0.307692307692308">
            <text:p>0.3077</text:p>
          </table:table-cell>
          <table:table-cell table:style-name="ce76" table:formula="of:=[.Z269] * ([.N269] + [.O269] + [.P269]) / (3 - [.Q269] - [.R269])" office:value-type="float" office:value="36.9230769230769">
            <text:p>36.92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70] + [.G270]) / (2 * ( ((([.H270] + [.I270]) / 2) + [.J270]) / 10 )) * [.L270]" office:value-type="float" office:value="9.61538461538462">
            <text:p>9.6154</text:p>
          </table:table-cell>
          <table:table-cell table:style-name="ce76" table:formula="of:=[.Z270]/[.D270]" office:value-type="float" office:value="0.192307692307692">
            <text:p>0.1923</text:p>
          </table:table-cell>
          <table:table-cell table:style-name="ce81" office:value-type="string">
            <text:p>n/a</text:p>
          </table:table-cell>
          <table:table-cell table:style-name="ce76" table:formula="of:=[.Z270] * ([.N270] + [.O270] + [.P270]) / (3 - [.Q270] - [.R270])" office:value-type="float" office:value="23.0769230769231">
            <text:p>23.07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71] + [.G271]) / (2 * ( ((([.H271] + [.I271]) / 2) + [.J271]) / 10 )) * [.L271]" office:value-type="float" office:value="15.3846153846154">
            <text:p>15.3846</text:p>
          </table:table-cell>
          <table:table-cell table:style-name="ce76" table:formula="of:=[.Z271]/[.D271]" office:value-type="float" office:value="0.205128205128205">
            <text:p>0.2051</text:p>
          </table:table-cell>
          <table:table-cell table:style-name="ce81" office:value-type="string">
            <text:p>n/a</text:p>
          </table:table-cell>
          <table:table-cell table:style-name="ce76" table:formula="of:=[.Z271] * ([.N271] + [.O271] + [.P271]) / (3 - [.Q271] - [.R271])" office:value-type="float" office:value="36.9230769230769">
            <text:p>36.92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300">
            <text:p>3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72] + [.G272]) / (2 * ( ((([.H272] + [.I272]) / 2) + [.J272]) / 10 )) * [.L272]" office:value-type="float" office:value="27.4725274725275">
            <text:p>27.4725</text:p>
          </table:table-cell>
          <table:table-cell table:style-name="ce76" table:formula="of:=[.Z272]/[.D272]" office:value-type="float" office:value="0.274725274725275">
            <text:p>0.2747</text:p>
          </table:table-cell>
          <table:table-cell table:style-name="ce81" office:value-type="string">
            <text:p>n/a</text:p>
          </table:table-cell>
          <table:table-cell table:style-name="ce76" table:formula="of:=[.Z272] * ([.N272] + [.O272] + [.P272]) / (3 - [.Q272] - [.R272])" office:value-type="float" office:value="65.9340659340659">
            <text:p>65.93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540">
            <text:p>54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73] + [.G273]) / (2 * ( ((([.H273] + [.I273]) / 2) + [.J273]) / 10 )) * [.L273]" office:value-type="float" office:value="47.2527472527473">
            <text:p>47.2527</text:p>
          </table:table-cell>
          <table:table-cell table:style-name="ce76" table:formula="of:=[.Z273]/[.D273]" office:value-type="float" office:value="0.315018315018315">
            <text:p>0.3150</text:p>
          </table:table-cell>
          <table:table-cell table:style-name="ce81" office:value-type="string">
            <text:p>n/a</text:p>
          </table:table-cell>
          <table:table-cell table:style-name="ce76" table:formula="of:=[.Z273] * ([.N273] + [.O273] + [.P273]) / (3 - [.Q273] - [.R273])" office:value-type="float" office:value="113.406593406593">
            <text:p>113.406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Voidspawn Missile Barrage</text:p>
          </table:table-cell>
          <table:table-cell table:style-name="ce34" office:value-type="string">
            <text:p>X</text:p>
          </table:table-cell>
          <table:table-cell table:style-name="ce34" office:value-type="float" office:value="420">
            <text:p>420</text:p>
          </table:table-cell>
          <table:table-cell table:style-name="ce48" office:value-type="float" office:value="-330">
            <text:p>-33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5">
            <text:p>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74] + [.G274]) / (2 * ( ((([.H274] + [.I274]) / 2) + [.J274]) / 10 )) * [.L274]" office:value-type="float" office:value="49.4505494505495">
            <text:p>49.4505</text:p>
          </table:table-cell>
          <table:table-cell table:style-name="ce76" table:formula="of:=[.Z274]/[.D274]" office:value-type="float" office:value="0.117739403453689">
            <text:p>0.1177</text:p>
          </table:table-cell>
          <table:table-cell table:style-name="ce81" table:formula="of:=-1*[.Z274]/[.E274]" office:value-type="float" office:value="0.14985014985015">
            <text:p>0.1499</text:p>
          </table:table-cell>
          <table:table-cell table:style-name="ce76" table:formula="of:=[.Z274] * ([.N274] + [.O274] + [.P274]) / (3 - [.Q274] - [.R274])" office:value-type="float" office:value="118.681318681319">
            <text:p>118.68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0" office:value-type="string">
            <text:p>scourge</text:p>
          </table:table-cell>
          <table:table-cell table:style-name="ce21" office:value-type="string">
            <text:p>Scourge Missiles</text:p>
          </table:table-cell>
          <table:table-cell table:style-name="ce33" office:value-type="string">
            <text:p>L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-45">
            <text:p>-45</text:p>
          </table:table-cell>
          <table:table-cell table:style-name="ce33" office:value-type="float" office:value="196">
            <text:p>196</text:p>
          </table:table-cell>
          <table:table-cell table:style-name="ce47" office:value-type="float" office:value="388">
            <text:p>388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5">
            <text:p>1.5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float" office:value="20">
            <text:p>20</text:p>
          </table:table-cell>
          <table:table-cell table:style-name="ce47" office:value-type="float" office:value="35">
            <text:p>3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0.5">
            <text:p>0.5</text:p>
          </table:table-cell>
          <table:table-cell table:style-name="ce72" table:formula="of:=([.F276] + [.G276]) / (2 * ( ((([.H276] + [.I276]) / 2) + [.J276]) / 10 )) * [.L276]" office:value-type="float" office:value="58.4">
            <text:p>58.4000</text:p>
          </table:table-cell>
          <table:table-cell table:style-name="ce77" table:formula="of:=[.Z276]/[.D276]" office:value-type="float" office:value="0.584">
            <text:p>0.5840</text:p>
          </table:table-cell>
          <table:table-cell table:style-name="ce80" table:formula="of:=-1*[.Z276]/[.E276]" office:value-type="float" office:value="1.29777777777778">
            <text:p>1.2978</text:p>
          </table:table-cell>
          <table:table-cell table:style-name="ce77" table:formula="of:=[.Z276] * ([.N276] + [.O276] + [.P276]) / (3 - [.Q276] - [.R276])" office:value-type="float" office:value="204.4">
            <text:p>204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78] + [.G278]) / (2 * ( ((([.H278] + [.I278]) / 2) + [.J278]) / 10 )) * [.L278]" office:value-type="float" office:value="14.948275862069">
            <text:p>14.9483</text:p>
          </table:table-cell>
          <table:table-cell table:style-name="ce76" table:formula="of:=[.Z278]/[.D278]" office:value-type="float" office:value="0.498275862068966">
            <text:p>0.4983</text:p>
          </table:table-cell>
          <table:table-cell table:style-name="ce81" table:formula="of:=-1*[.Z278]/[.E278]" office:value-type="float" office:value="0.747413793103448">
            <text:p>0.7474</text:p>
          </table:table-cell>
          <table:table-cell table:style-name="ce76" table:formula="of:=[.Z278] * ([.N278] + [.O278] + [.P278]) / (3 - [.Q278] - [.R278])" office:value-type="float" office:value="18.1870689655172">
            <text:p>18.18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36">
            <text:p>1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79] + [.G279]) / (2 * ( ((([.H279] + [.I279]) / 2) + [.J279]) / 10 )) * [.L279]" office:value-type="float" office:value="24.3194444444444">
            <text:p>24.3194</text:p>
          </table:table-cell>
          <table:table-cell table:style-name="ce76" table:formula="of:=[.Z279]/[.D279]" office:value-type="float" office:value="0.405324074074074">
            <text:p>0.4053</text:p>
          </table:table-cell>
          <table:table-cell table:style-name="ce81" table:formula="of:=-1*[.Z279]/[.E279]" office:value-type="float" office:value="0.715277777777778">
            <text:p>0.7153</text:p>
          </table:table-cell>
          <table:table-cell table:style-name="ce76" table:formula="of:=[.Z279] * ([.N279] + [.O279] + [.P279]) / (3 - [.Q279] - [.R279])" office:value-type="float" office:value="29.5886574074074">
            <text:p>29.58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80] + [.G280]) / (2 * ( ((([.H280] + [.I280]) / 2) + [.J280]) / 10 )) * [.L280]" office:value-type="float" office:value="49.4">
            <text:p>49.4000</text:p>
          </table:table-cell>
          <table:table-cell table:style-name="ce76" table:formula="of:=[.Z280]/[.D280]" office:value-type="float" office:value="0.411666666666667">
            <text:p>0.4117</text:p>
          </table:table-cell>
          <table:table-cell table:style-name="ce81" table:formula="of:=-1*[.Z280]/[.E280]" office:value-type="float" office:value="0.771875">
            <text:p>0.7719</text:p>
          </table:table-cell>
          <table:table-cell table:style-name="ce76" table:formula="of:=[.Z280] * ([.N280] + [.O280] + [.P280]) / (3 - [.Q280] - [.R280])" office:value-type="float" office:value="60.1033333333333">
            <text:p>60.10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81] + [.G281]) / (2 * ( ((([.H281] + [.I281]) / 2) + [.J281]) / 10 )) * [.L281]" office:value-type="float" office:value="18.4655172413793">
            <text:p>18.4655</text:p>
          </table:table-cell>
          <table:table-cell table:style-name="ce76" table:formula="of:=[.Z281]/[.D281]" office:value-type="float" office:value="0.512931034482759">
            <text:p>0.5129</text:p>
          </table:table-cell>
          <table:table-cell table:style-name="ce81" table:formula="of:=-1*[.Z281]/[.E281]" office:value-type="float" office:value="0.769396551724138">
            <text:p>0.7694</text:p>
          </table:table-cell>
          <table:table-cell table:style-name="ce76" table:formula="of:=[.Z281] * ([.N281] + [.O281] + [.P281]) / (3 - [.Q281] - [.R281])" office:value-type="float" office:value="22.4663793103448">
            <text:p>22.46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82] + [.G282]) / (2 * ( ((([.H282] + [.I282]) / 2) + [.J282]) / 10 )) * [.L282]" office:value-type="float" office:value="38.9583333333333">
            <text:p>38.9583</text:p>
          </table:table-cell>
          <table:table-cell table:style-name="ce76" table:formula="of:=[.Z282]/[.D282]" office:value-type="float" office:value="0.541087962962963">
            <text:p>0.5411</text:p>
          </table:table-cell>
          <table:table-cell table:style-name="ce81" table:formula="of:=-1*[.Z282]/[.E282]" office:value-type="float" office:value="0.846920289855072">
            <text:p>0.8469</text:p>
          </table:table-cell>
          <table:table-cell table:style-name="ce76" table:formula="of:=[.Z282] * ([.N282] + [.O282] + [.P282]) / (3 - [.Q282] - [.R282])" office:value-type="float" office:value="47.3993055555556">
            <text:p>47.399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440">
            <text:p>4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83] + [.G283]) / (2 * ( ((([.H283] + [.I283]) / 2) + [.J283]) / 10 )) * [.L283]" office:value-type="float" office:value="65">
            <text:p>65.0000</text:p>
          </table:table-cell>
          <table:table-cell table:style-name="ce76" table:formula="of:=[.Z283]/[.D283]" office:value-type="float" office:value="0.451388888888889">
            <text:p>0.4514</text:p>
          </table:table-cell>
          <table:table-cell table:style-name="ce81" table:formula="of:=-1*[.Z283]/[.E283]" office:value-type="float" office:value="0.722222222222222">
            <text:p>0.7222</text:p>
          </table:table-cell>
          <table:table-cell table:style-name="ce76" table:formula="of:=[.Z283] * ([.N283] + [.O283] + [.P283]) / (3 - [.Q283] - [.R283])" office:value-type="float" office:value="79.0833333333333">
            <text:p>79.08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Warhead Torpedo</text:p>
          </table:table-cell>
          <table:table-cell table:style-name="ce34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284] + [.G284]) / (2 * ( ((([.H284] + [.I284]) / 2) + [.J284]) / 10 )) * [.L284]" office:value-type="float" office:value="10.4651162790698">
            <text:p>10.4651</text:p>
          </table:table-cell>
          <table:table-cell table:style-name="ce76" table:formula="of:=[.Z284]/[.D284]" office:value-type="float" office:value="0.104651162790698">
            <text:p>0.1047</text:p>
          </table:table-cell>
          <table:table-cell table:style-name="ce81" table:formula="of:=-1*[.Z284]/[.E284]" office:value-type="float" office:value="0.209302325581395">
            <text:p>0.2093</text:p>
          </table:table-cell>
          <table:table-cell table:style-name="ce76" table:formula="of:=[.Z284] * ([.N284] + [.O284] + [.P284]) / (3 - [.Q284] - [.R284])" office:value-type="float" office:value="19.6220930232558">
            <text:p>19.62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Gray Goo Warhead Torpedo</text:p>
          </table:table-cell>
          <table:table-cell table:style-name="ce34" office:value-type="string">
            <text:p>G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285] + [.G285]) / (2 * ( ((([.H285] + [.I285]) / 2) + [.J285]) / 10 )) * [.L285]" office:value-type="float" office:value="12.7906976744186">
            <text:p>12.7907</text:p>
          </table:table-cell>
          <table:table-cell table:style-name="ce76" table:formula="of:=[.Z285]/[.D285]" office:value-type="float" office:value="0.106589147286822">
            <text:p>0.1066</text:p>
          </table:table-cell>
          <table:table-cell table:style-name="ce81" table:formula="of:=-1*[.Z285]/[.E285]" office:value-type="float" office:value="0.213178294573643">
            <text:p>0.2132</text:p>
          </table:table-cell>
          <table:table-cell table:style-name="ce76" table:formula="of:=[.Z285] * ([.N285] + [.O285] + [.P285]) / (3 - [.Q285] - [.R285])" office:value-type="float" office:value="23.9825581395349">
            <text:p>23.98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86] + [.G286]) / (2 * ( ((([.H286] + [.I286]) / 2) + [.J286]) / 10 )) * [.L286]" office:value-type="float" office:value="21.4634146341463">
            <text:p>21.4634</text:p>
          </table:table-cell>
          <table:table-cell table:style-name="ce76" table:formula="of:=[.Z286]/[.D286]" office:value-type="float" office:value="0.0572357723577236">
            <text:p>0.0572</text:p>
          </table:table-cell>
          <table:table-cell table:style-name="ce81" table:formula="of:=-1*[.Z286]/[.E286]" office:value-type="float" office:value="0.0715447154471545">
            <text:p>0.0715</text:p>
          </table:table-cell>
          <table:table-cell table:style-name="ce76" table:formula="of:=[.Z286] * ([.N286] + [.O286] + [.P286]) / (3 - [.Q286] - [.R286])" office:value-type="float" office:value="40.2439024390244">
            <text:p>40.24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5" office:value-type="string">
            <text:p>X</text:p>
          </table:table-cell>
          <table:table-cell table:style-name="ce35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87] + [.G287]) / (2 * ( ((([.H287] + [.I287]) / 2) + [.J287]) / 10 )) * [.L287]" office:value-type="float" office:value="24.390243902439">
            <text:p>24.3902</text:p>
          </table:table-cell>
          <table:table-cell table:style-name="ce76" table:formula="of:=[.Z287]/[.D287]" office:value-type="float" office:value="0.0587716720540699">
            <text:p>0.0588</text:p>
          </table:table-cell>
          <table:table-cell table:style-name="ce81" table:formula="of:=-1*[.Z287]/[.E287]" office:value-type="float" office:value="0.075046904315197">
            <text:p>0.0750</text:p>
          </table:table-cell>
          <table:table-cell table:style-name="ce76" table:formula="of:=[.Z287] * ([.N287] + [.O287] + [.P287]) / (3 - [.Q287] - [.R287])" office:value-type="float" office:value="45.7317073170732">
            <text:p>45.731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8" office:value-type="string">
            <text:p>Nanite Warhead Rocket Artillery 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88] + [.G288]) / (2 * ( ((([.H288] + [.I288]) / 2) + [.J288]) / 10 )) * [.L288]" office:value-type="float" office:value="41.6666666666667">
            <text:p>41.6667</text:p>
          </table:table-cell>
          <table:table-cell table:style-name="ce76" table:formula="of:=[.Z288]/[.D288]" office:value-type="float" office:value="0.0833333333333333">
            <text:p>0.0833</text:p>
          </table:table-cell>
          <table:table-cell table:style-name="ce81" table:formula="of:=-1*[.Z288]/[.E288]" office:value-type="float" office:value="0.0833333333333333">
            <text:p>0.0833</text:p>
          </table:table-cell>
          <table:table-cell table:style-name="ce76" table:formula="of:=[.Z288] * ([.N288] + [.O288] + [.P288]) / (3 - [.Q288] - [.R288])" office:value-type="float" office:value="78.125">
            <text:p>7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90] + [.G290]) / (2 * ( ((([.H290] + [.I290]) / 2) + [.J290]) / 10 )) * [.L290]" office:value-type="float" office:value="8.20689655172414">
            <text:p>8.2069</text:p>
          </table:table-cell>
          <table:table-cell table:style-name="ce76" table:formula="of:=[.Z290]/[.D290]" office:value-type="float" office:value="0.431941923774955">
            <text:p>0.4319</text:p>
          </table:table-cell>
          <table:table-cell table:style-name="ce81" table:formula="of:=-1*[.Z290]/[.E290]" office:value-type="float" office:value="0.746081504702194">
            <text:p>0.7461</text:p>
          </table:table-cell>
          <table:table-cell table:style-name="ce76" table:formula="of:=[.Z290] * ([.N290] + [.O290] + [.P290]) / (3 - [.Q290] - [.R290])" office:value-type="float" office:value="8.75402298850575">
            <text:p>8.75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91] + [.G291]) / (2 * ( ((([.H291] + [.I291]) / 2) + [.J291]) / 10 )) * [.L291]" office:value-type="float" office:value="15.8194444444444">
            <text:p>15.8194</text:p>
          </table:table-cell>
          <table:table-cell table:style-name="ce76" table:formula="of:=[.Z291]/[.D291]" office:value-type="float" office:value="0.405626780626781">
            <text:p>0.4056</text:p>
          </table:table-cell>
          <table:table-cell table:style-name="ce81" table:formula="of:=-1*[.Z291]/[.E291]" office:value-type="float" office:value="0.790972222222222">
            <text:p>0.7910</text:p>
          </table:table-cell>
          <table:table-cell table:style-name="ce76" table:formula="of:=[.Z291] * ([.N291] + [.O291] + [.P291]) / (3 - [.Q291] - [.R291])" office:value-type="float" office:value="16.8740740740741">
            <text:p>16.87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8">
            <text:p>1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92] + [.G292]) / (2 * ( ((([.H292] + [.I292]) / 2) + [.J292]) / 10 )) * [.L292]" office:value-type="float" office:value="29">
            <text:p>29.0000</text:p>
          </table:table-cell>
          <table:table-cell table:style-name="ce76" table:formula="of:=[.Z292]/[.D292]" office:value-type="float" office:value="0.371794871794872">
            <text:p>0.3718</text:p>
          </table:table-cell>
          <table:table-cell table:style-name="ce81" table:formula="of:=-1*[.Z292]/[.E292]" office:value-type="float" office:value="0.725">
            <text:p>0.7250</text:p>
          </table:table-cell>
          <table:table-cell table:style-name="ce76" table:formula="of:=[.Z292] * ([.N292] + [.O292] + [.P292]) / (3 - [.Q292] - [.R292])" office:value-type="float" office:value="30.9333333333333">
            <text:p>30.9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93] + [.G293]) / (2 * ( ((([.H293] + [.I293]) / 2) + [.J293]) / 10 )) * [.L293]" office:value-type="float" office:value="8.20689655172414">
            <text:p>8.2069</text:p>
          </table:table-cell>
          <table:table-cell table:style-name="ce76" table:formula="of:=[.Z293]/[.D293]" office:value-type="float" office:value="0.431941923774955">
            <text:p>0.4319</text:p>
          </table:table-cell>
          <table:table-cell table:style-name="ce81" office:value-type="string">
            <text:p>n/a</text:p>
          </table:table-cell>
          <table:table-cell table:style-name="ce76" table:formula="of:=[.Z293] * ([.N293] + [.O293] + [.P293]) / (3 - [.Q293] - [.R293])" office:value-type="float" office:value="8.75402298850575">
            <text:p>8.75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94] + [.G294]) / (2 * ( ((([.H294] + [.I294]) / 2) + [.J294]) / 10 )) * [.L294]" office:value-type="float" office:value="15.8194444444444">
            <text:p>15.8194</text:p>
          </table:table-cell>
          <table:table-cell table:style-name="ce76" table:formula="of:=[.Z294]/[.D294]" office:value-type="float" office:value="0.405626780626781">
            <text:p>0.4056</text:p>
          </table:table-cell>
          <table:table-cell table:style-name="ce81" office:value-type="string">
            <text:p>n/a</text:p>
          </table:table-cell>
          <table:table-cell table:style-name="ce76" table:formula="of:=[.Z294] * ([.N294] + [.O294] + [.P294]) / (3 - [.Q294] - [.R294])" office:value-type="float" office:value="16.8740740740741">
            <text:p>16.87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8">
            <text:p>1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95] + [.G295]) / (2 * ( ((([.H295] + [.I295]) / 2) + [.J295]) / 10 )) * [.L295]" office:value-type="float" office:value="29">
            <text:p>29.0000</text:p>
          </table:table-cell>
          <table:table-cell table:style-name="ce76" table:formula="of:=[.Z295]/[.D295]" office:value-type="float" office:value="0.371794871794872">
            <text:p>0.3718</text:p>
          </table:table-cell>
          <table:table-cell table:style-name="ce81" office:value-type="string">
            <text:p>n/a</text:p>
          </table:table-cell>
          <table:table-cell table:style-name="ce76" table:formula="of:=[.Z295] * ([.N295] + [.O295] + [.P295]) / (3 - [.Q295] - [.R295])" office:value-type="float" office:value="30.9333333333333">
            <text:p>30.9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425">
            <text:p>4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96] + [.G296]) / (2 * ( ((([.H296] + [.I296]) / 2) + [.J296]) / 10 )) * [.L296]" office:value-type="float" office:value="57.4117647058824">
            <text:p>57.4118</text:p>
          </table:table-cell>
          <table:table-cell table:style-name="ce76" table:formula="of:=[.Z296]/[.D296]" office:value-type="float" office:value="0.73604826546003">
            <text:p>0.7360</text:p>
          </table:table-cell>
          <table:table-cell table:style-name="ce81" office:value-type="string">
            <text:p>n/a</text:p>
          </table:table-cell>
          <table:table-cell table:style-name="ce76" table:formula="of:=[.Z296] * ([.N296] + [.O296] + [.P296]) / (3 - [.Q296] - [.R296])" office:value-type="float" office:value="61.2392156862745">
            <text:p>61.23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-17">
            <text:p>-17</text:p>
          </table:table-cell>
          <table:table-cell table:style-name="ce34" office:value-type="float" office:value="18">
            <text:p>18</text:p>
          </table:table-cell>
          <table:table-cell table:style-name="ce59" office:value-type="float" office:value="56">
            <text:p>5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97] + [.G297]) / (2 * ( ((([.H297] + [.I297]) / 2) + [.J297]) / 10 )) * [.L297]" office:value-type="float" office:value="10.8448275862069">
            <text:p>10.8448</text:p>
          </table:table-cell>
          <table:table-cell table:style-name="ce76" table:formula="of:=[.Z297]/[.D297]" office:value-type="float" office:value="0.387315270935961">
            <text:p>0.3873</text:p>
          </table:table-cell>
          <table:table-cell table:style-name="ce81" table:formula="of:=-1*[.Z297]/[.E297]" office:value-type="float" office:value="0.637931034482759">
            <text:p>0.6379</text:p>
          </table:table-cell>
          <table:table-cell table:style-name="ce76" table:formula="of:=[.Z297] * ([.N297] + [.O297] + [.P297]) / (3 - [.Q297] - [.R297])" office:value-type="float" office:value="11.567816091954">
            <text:p>11.56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-30">
            <text:p>-30</text:p>
          </table:table-cell>
          <table:table-cell table:style-name="ce34" office:value-type="float" office:value="50">
            <text:p>50</text:p>
          </table:table-cell>
          <table:table-cell table:style-name="ce59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98] + [.G298]) / (2 * ( ((([.H298] + [.I298]) / 2) + [.J298]) / 10 )) * [.L298]" office:value-type="float" office:value="19.125">
            <text:p>19.1250</text:p>
          </table:table-cell>
          <table:table-cell table:style-name="ce76" table:formula="of:=[.Z298]/[.D298]" office:value-type="float" office:value="0.341517857142857">
            <text:p>0.3415</text:p>
          </table:table-cell>
          <table:table-cell table:style-name="ce81" table:formula="of:=-1*[.Z298]/[.E298]" office:value-type="float" office:value="0.6375">
            <text:p>0.6375</text:p>
          </table:table-cell>
          <table:table-cell table:style-name="ce76" table:formula="of:=[.Z298] * ([.N298] + [.O298] + [.P298]) / (3 - [.Q298] - [.R298])" office:value-type="float" office:value="20.4">
            <text:p>20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58">
            <text:p>-58</text:p>
          </table:table-cell>
          <table:table-cell table:style-name="ce34" office:value-type="float" office:value="114">
            <text:p>114</text:p>
          </table:table-cell>
          <table:table-cell table:style-name="ce59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99] + [.G299]) / (2 * ( ((([.H299] + [.I299]) / 2) + [.J299]) / 10 )) * [.L299]" office:value-type="float" office:value="35.2">
            <text:p>35.2000</text:p>
          </table:table-cell>
          <table:table-cell table:style-name="ce76" table:formula="of:=[.Z299]/[.D299]" office:value-type="float" office:value="0.32">
            <text:p>0.3200</text:p>
          </table:table-cell>
          <table:table-cell table:style-name="ce81" table:formula="of:=-1*[.Z299]/[.E299]" office:value-type="float" office:value="0.606896551724138">
            <text:p>0.6069</text:p>
          </table:table-cell>
          <table:table-cell table:style-name="ce76" table:formula="of:=[.Z299] * ([.N299] + [.O299] + [.P299]) / (3 - [.Q299] - [.R299])" office:value-type="float" office:value="37.5466666666667">
            <text:p>37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59" office:value-type="float" office:value="56">
            <text:p>5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0] + [.G300]) / (2 * ( ((([.H300] + [.I300]) / 2) + [.J300]) / 10 )) * [.L300]" office:value-type="float" office:value="10.8448275862069">
            <text:p>10.8448</text:p>
          </table:table-cell>
          <table:table-cell table:style-name="ce76" table:formula="of:=[.Z300]/[.D300]" office:value-type="float" office:value="0.387315270935961">
            <text:p>0.3873</text:p>
          </table:table-cell>
          <table:table-cell table:style-name="ce81" office:value-type="string">
            <text:p>n/a</text:p>
          </table:table-cell>
          <table:table-cell table:style-name="ce76" table:formula="of:=[.Z300] * ([.N300] + [.O300] + [.P300]) / (3 - [.Q300] - [.R300])" office:value-type="float" office:value="11.567816091954">
            <text:p>11.56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50">
            <text:p>50</text:p>
          </table:table-cell>
          <table:table-cell table:style-name="ce59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1] + [.G301]) / (2 * ( ((([.H301] + [.I301]) / 2) + [.J301]) / 10 )) * [.L301]" office:value-type="float" office:value="19.125">
            <text:p>19.1250</text:p>
          </table:table-cell>
          <table:table-cell table:style-name="ce76" table:formula="of:=[.Z301]/[.D301]" office:value-type="float" office:value="0.341517857142857">
            <text:p>0.3415</text:p>
          </table:table-cell>
          <table:table-cell table:style-name="ce81" office:value-type="string">
            <text:p>n/a</text:p>
          </table:table-cell>
          <table:table-cell table:style-name="ce76" table:formula="of:=[.Z301] * ([.N301] + [.O301] + [.P301]) / (3 - [.Q301] - [.R301])" office:value-type="float" office:value="20.4">
            <text:p>20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14">
            <text:p>114</text:p>
          </table:table-cell>
          <table:table-cell table:style-name="ce59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2] + [.G302]) / (2 * ( ((([.H302] + [.I302]) / 2) + [.J302]) / 10 )) * [.L302]" office:value-type="float" office:value="35.2">
            <text:p>35.2000</text:p>
          </table:table-cell>
          <table:table-cell table:style-name="ce76" table:formula="of:=[.Z302]/[.D302]" office:value-type="float" office:value="0.32">
            <text:p>0.3200</text:p>
          </table:table-cell>
          <table:table-cell table:style-name="ce81" office:value-type="string">
            <text:p>n/a</text:p>
          </table:table-cell>
          <table:table-cell table:style-name="ce76" table:formula="of:=[.Z302] * ([.N302] + [.O302] + [.P302]) / (3 - [.Q302] - [.R302])" office:value-type="float" office:value="37.5466666666667">
            <text:p>37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25">
            <text:p>225</text:p>
          </table:table-cell>
          <table:table-cell table:style-name="ce59" office:value-type="float" office:value="490">
            <text:p>4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3] + [.G303]) / (2 * ( ((([.H303] + [.I303]) / 2) + [.J303]) / 10 )) * [.L303]" office:value-type="float" office:value="67.2941176470588">
            <text:p>67.2941</text:p>
          </table:table-cell>
          <table:table-cell table:style-name="ce76" table:formula="of:=[.Z303]/[.D303]" office:value-type="float" office:value="0.611764705882353">
            <text:p>0.6118</text:p>
          </table:table-cell>
          <table:table-cell table:style-name="ce81" office:value-type="string">
            <text:p>n/a</text:p>
          </table:table-cell>
          <table:table-cell table:style-name="ce76" table:formula="of:=[.Z303] * ([.N303] + [.O303] + [.P303]) / (3 - [.Q303] - [.R303])" office:value-type="float" office:value="71.7803921568628">
            <text:p>71.78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4" office:value-type="float" office:value="28">
            <text:p>28</text:p>
          </table:table-cell>
          <table:table-cell table:style-name="ce59" office:value-type="float" office:value="76">
            <text:p>7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4] + [.G304]) / (2 * ( ((([.H304] + [.I304]) / 2) + [.J304]) / 10 )) * [.L304]" office:value-type="float" office:value="15.2413793103448">
            <text:p>15.2414</text:p>
          </table:table-cell>
          <table:table-cell table:style-name="ce76" table:formula="of:=[.Z304]/[.D304]" office:value-type="float" office:value="0.508045977011494">
            <text:p>0.5080</text:p>
          </table:table-cell>
          <table:table-cell table:style-name="ce81" table:formula="of:=-1*[.Z304]/[.E304]" office:value-type="float" office:value="0.762068965517241">
            <text:p>0.7621</text:p>
          </table:table-cell>
          <table:table-cell table:style-name="ce76" table:formula="of:=[.Z304] * ([.N304] + [.O304] + [.P304]) / (3 - [.Q304] - [.R304])" office:value-type="float" office:value="16.2574712643678">
            <text:p>16.25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4" office:value-type="float" office:value="74">
            <text:p>74</text:p>
          </table:table-cell>
          <table:table-cell table:style-name="ce59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5] + [.G305]) / (2 * ( ((([.H305] + [.I305]) / 2) + [.J305]) / 10 )) * [.L305]" office:value-type="float" office:value="27.8611111111111">
            <text:p>27.8611</text:p>
          </table:table-cell>
          <table:table-cell table:style-name="ce76" table:formula="of:=[.Z305]/[.D305]" office:value-type="float" office:value="0.464351851851852">
            <text:p>0.4644</text:p>
          </table:table-cell>
          <table:table-cell table:style-name="ce81" table:formula="of:=-1*[.Z305]/[.E305]" office:value-type="float" office:value="0.819444444444444">
            <text:p>0.8194</text:p>
          </table:table-cell>
          <table:table-cell table:style-name="ce76" table:formula="of:=[.Z305] * ([.N305] + [.O305] + [.P305]) / (3 - [.Q305] - [.R305])" office:value-type="float" office:value="29.7185185185185">
            <text:p>29.718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4" office:value-type="float" office:value="168">
            <text:p>168</text:p>
          </table:table-cell>
          <table:table-cell table:style-name="ce59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6] + [.G306]) / (2 * ( ((([.H306] + [.I306]) / 2) + [.J306]) / 10 )) * [.L306]" office:value-type="float" office:value="50.2">
            <text:p>50.2000</text:p>
          </table:table-cell>
          <table:table-cell table:style-name="ce76" table:formula="of:=[.Z306]/[.D306]" office:value-type="float" office:value="0.418333333333333">
            <text:p>0.4183</text:p>
          </table:table-cell>
          <table:table-cell table:style-name="ce81" table:formula="of:=-1*[.Z306]/[.E306]" office:value-type="float" office:value="0.784375">
            <text:p>0.7844</text:p>
          </table:table-cell>
          <table:table-cell table:style-name="ce76" table:formula="of:=[.Z306] * ([.N306] + [.O306] + [.P306]) / (3 - [.Q306] - [.R306])" office:value-type="float" office:value="53.5466666666667">
            <text:p>53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8">
            <text:p>28</text:p>
          </table:table-cell>
          <table:table-cell table:style-name="ce59" office:value-type="float" office:value="76">
            <text:p>7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7] + [.G307]) / (2 * ( ((([.H307] + [.I307]) / 2) + [.J307]) / 10 )) * [.L307]" office:value-type="float" office:value="15.2413793103448">
            <text:p>15.2414</text:p>
          </table:table-cell>
          <table:table-cell table:style-name="ce76" table:formula="of:=[.Z307]/[.D307]" office:value-type="float" office:value="0.508045977011494">
            <text:p>0.5080</text:p>
          </table:table-cell>
          <table:table-cell table:style-name="ce81" office:value-type="string">
            <text:p>n/a</text:p>
          </table:table-cell>
          <table:table-cell table:style-name="ce76" table:formula="of:=[.Z307] * ([.N307] + [.O307] + [.P307]) / (3 - [.Q307] - [.R307])" office:value-type="float" office:value="16.2574712643678">
            <text:p>16.25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74">
            <text:p>74</text:p>
          </table:table-cell>
          <table:table-cell table:style-name="ce59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8] + [.G308]) / (2 * ( ((([.H308] + [.I308]) / 2) + [.J308]) / 10 )) * [.L308]" office:value-type="float" office:value="27.8611111111111">
            <text:p>27.8611</text:p>
          </table:table-cell>
          <table:table-cell table:style-name="ce76" table:formula="of:=[.Z308]/[.D308]" office:value-type="float" office:value="0.464351851851852">
            <text:p>0.4644</text:p>
          </table:table-cell>
          <table:table-cell table:style-name="ce81" office:value-type="string">
            <text:p>n/a</text:p>
          </table:table-cell>
          <table:table-cell table:style-name="ce76" table:formula="of:=[.Z308] * ([.N308] + [.O308] + [.P308]) / (3 - [.Q308] - [.R308])" office:value-type="float" office:value="29.7185185185185">
            <text:p>29.718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68">
            <text:p>168</text:p>
          </table:table-cell>
          <table:table-cell table:style-name="ce59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9] + [.G309]) / (2 * ( ((([.H309] + [.I309]) / 2) + [.J309]) / 10 )) * [.L309]" office:value-type="float" office:value="50.2">
            <text:p>50.2000</text:p>
          </table:table-cell>
          <table:table-cell table:style-name="ce76" table:formula="of:=[.Z309]/[.D309]" office:value-type="float" office:value="0.418333333333333">
            <text:p>0.4183</text:p>
          </table:table-cell>
          <table:table-cell table:style-name="ce81" office:value-type="string">
            <text:p>n/a</text:p>
          </table:table-cell>
          <table:table-cell table:style-name="ce76" table:formula="of:=[.Z309] * ([.N309] + [.O309] + [.P309]) / (3 - [.Q309] - [.R309])" office:value-type="float" office:value="53.5466666666667">
            <text:p>53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340">
            <text:p>340</text:p>
          </table:table-cell>
          <table:table-cell table:style-name="ce59" office:value-type="float" office:value="665">
            <text:p>6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0] + [.G310]) / (2 * ( ((([.H310] + [.I310]) / 2) + [.J310]) / 10 )) * [.L310]" office:value-type="float" office:value="94.5882352941177">
            <text:p>94.5882</text:p>
          </table:table-cell>
          <table:table-cell table:style-name="ce76" table:formula="of:=[.Z310]/[.D310]" office:value-type="float" office:value="0.788235294117647">
            <text:p>0.7882</text:p>
          </table:table-cell>
          <table:table-cell table:style-name="ce81" office:value-type="string">
            <text:p>n/a</text:p>
          </table:table-cell>
          <table:table-cell table:style-name="ce76" table:formula="of:=[.Z310] * ([.N310] + [.O310] + [.P310]) / (3 - [.Q310] - [.R310])" office:value-type="float" office:value="100.894117647059">
            <text:p>100.8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4" office:value-type="float" office:value="36">
            <text:p>36</text:p>
          </table:table-cell>
          <table:table-cell table:style-name="ce59" office:value-type="float" office:value="106">
            <text:p>10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1] + [.G311]) / (2 * ( ((([.H311] + [.I311]) / 2) + [.J311]) / 10 )) * [.L311]" office:value-type="float" office:value="20.8103448275862">
            <text:p>20.8103</text:p>
          </table:table-cell>
          <table:table-cell table:style-name="ce76" table:formula="of:=[.Z311]/[.D311]" office:value-type="float" office:value="0.578065134099617">
            <text:p>0.5781</text:p>
          </table:table-cell>
          <table:table-cell table:style-name="ce81" table:formula="of:=-1*[.Z311]/[.E311]" office:value-type="float" office:value="0.867097701149425">
            <text:p>0.8671</text:p>
          </table:table-cell>
          <table:table-cell table:style-name="ce76" table:formula="of:=[.Z311] * ([.N311] + [.O311] + [.P311]) / (3 - [.Q311] - [.R311])" office:value-type="float" office:value="22.1977011494253">
            <text:p>22.1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4" office:value-type="float" office:value="102">
            <text:p>102</text:p>
          </table:table-cell>
          <table:table-cell table:style-name="ce59" office:value-type="float" office:value="268">
            <text:p>2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2] + [.G312]) / (2 * ( ((([.H312] + [.I312]) / 2) + [.J312]) / 10 )) * [.L312]" office:value-type="float" office:value="43.6805555555556">
            <text:p>43.6806</text:p>
          </table:table-cell>
          <table:table-cell table:style-name="ce76" table:formula="of:=[.Z312]/[.D312]" office:value-type="float" office:value="0.606674382716049">
            <text:p>0.6067</text:p>
          </table:table-cell>
          <table:table-cell table:style-name="ce81" table:formula="of:=-1*[.Z312]/[.E312]" office:value-type="float" office:value="0.94957729468599">
            <text:p>0.9496</text:p>
          </table:table-cell>
          <table:table-cell table:style-name="ce76" table:formula="of:=[.Z312] * ([.N312] + [.O312] + [.P312]) / (3 - [.Q312] - [.R312])" office:value-type="float" office:value="46.5925925925926">
            <text:p>46.59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4" office:value-type="float" office:value="254">
            <text:p>254</text:p>
          </table:table-cell>
          <table:table-cell table:style-name="ce59" office:value-type="float" office:value="452">
            <text:p>45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3] + [.G313]) / (2 * ( ((([.H313] + [.I313]) / 2) + [.J313]) / 10 )) * [.L313]" office:value-type="float" office:value="70.6">
            <text:p>70.6000</text:p>
          </table:table-cell>
          <table:table-cell table:style-name="ce76" table:formula="of:=[.Z313]/[.D313]" office:value-type="float" office:value="0.490277777777778">
            <text:p>0.4903</text:p>
          </table:table-cell>
          <table:table-cell table:style-name="ce81" table:formula="of:=-1*[.Z313]/[.E313]" office:value-type="float" office:value="0.784444444444444">
            <text:p>0.7844</text:p>
          </table:table-cell>
          <table:table-cell table:style-name="ce76" table:formula="of:=[.Z313] * ([.N313] + [.O313] + [.P313]) / (3 - [.Q313] - [.R313])" office:value-type="float" office:value="75.3066666666667">
            <text:p>75.30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36">
            <text:p>36</text:p>
          </table:table-cell>
          <table:table-cell table:style-name="ce59" office:value-type="float" office:value="106">
            <text:p>10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4] + [.G314]) / (2 * ( ((([.H314] + [.I314]) / 2) + [.J314]) / 10 )) * [.L314]" office:value-type="float" office:value="20.8103448275862">
            <text:p>20.8103</text:p>
          </table:table-cell>
          <table:table-cell table:style-name="ce76" table:formula="of:=[.Z314]/[.D314]" office:value-type="float" office:value="0.578065134099617">
            <text:p>0.5781</text:p>
          </table:table-cell>
          <table:table-cell table:style-name="ce81" office:value-type="string">
            <text:p>n/a</text:p>
          </table:table-cell>
          <table:table-cell table:style-name="ce76" table:formula="of:=[.Z314] * ([.N314] + [.O314] + [.P314]) / (3 - [.Q314] - [.R314])" office:value-type="float" office:value="22.1977011494253">
            <text:p>22.1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02">
            <text:p>102</text:p>
          </table:table-cell>
          <table:table-cell table:style-name="ce59" office:value-type="float" office:value="268">
            <text:p>2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5] + [.G315]) / (2 * ( ((([.H315] + [.I315]) / 2) + [.J315]) / 10 )) * [.L315]" office:value-type="float" office:value="43.6805555555556">
            <text:p>43.6806</text:p>
          </table:table-cell>
          <table:table-cell table:style-name="ce76" table:formula="of:=[.Z315]/[.D315]" office:value-type="float" office:value="0.606674382716049">
            <text:p>0.6067</text:p>
          </table:table-cell>
          <table:table-cell table:style-name="ce81" office:value-type="string">
            <text:p>n/a</text:p>
          </table:table-cell>
          <table:table-cell table:style-name="ce76" table:formula="of:=[.Z315] * ([.N315] + [.O315] + [.P315]) / (3 - [.Q315] - [.R315])" office:value-type="float" office:value="46.5925925925926">
            <text:p>46.59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54">
            <text:p>254</text:p>
          </table:table-cell>
          <table:table-cell table:style-name="ce59" office:value-type="float" office:value="452">
            <text:p>45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6] + [.G316]) / (2 * ( ((([.H316] + [.I316]) / 2) + [.J316]) / 10 )) * [.L316]" office:value-type="float" office:value="70.6">
            <text:p>70.6000</text:p>
          </table:table-cell>
          <table:table-cell table:style-name="ce76" table:formula="of:=[.Z316]/[.D316]" office:value-type="float" office:value="0.490277777777778">
            <text:p>0.4903</text:p>
          </table:table-cell>
          <table:table-cell table:style-name="ce81" office:value-type="string">
            <text:p>n/a</text:p>
          </table:table-cell>
          <table:table-cell table:style-name="ce76" table:formula="of:=[.Z316] * ([.N316] + [.O316] + [.P316]) / (3 - [.Q316] - [.R316])" office:value-type="float" office:value="75.3066666666667">
            <text:p>75.30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9" office:value-type="string">
            <text:p>Acid Erucato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530">
            <text:p>530</text:p>
          </table:table-cell>
          <table:table-cell table:style-name="ce59" office:value-type="float" office:value="885">
            <text:p>88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7] + [.G317]) / (2 * ( ((([.H317] + [.I317]) / 2) + [.J317]) / 10 )) * [.L317]" office:value-type="float" office:value="133.176470588235">
            <text:p>133.1765</text:p>
          </table:table-cell>
          <table:table-cell table:style-name="ce76" table:formula="of:=[.Z317]/[.D317]" office:value-type="float" office:value="0.924836601307189">
            <text:p>0.9248</text:p>
          </table:table-cell>
          <table:table-cell table:style-name="ce81" office:value-type="string">
            <text:p>n/a</text:p>
          </table:table-cell>
          <table:table-cell table:style-name="ce76" table:formula="of:=[.Z317] * ([.N317] + [.O317] + [.P317]) / (3 - [.Q317] - [.R317])" office:value-type="float" office:value="142.054901960784">
            <text:p>142.05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34" office:value-type="string">
            <text:p>G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-30">
            <text:p>-30</text:p>
          </table:table-cell>
          <table:table-cell table:style-name="ce35" office:value-type="float" office:value="60">
            <text:p>60</text:p>
          </table:table-cell>
          <table:table-cell table:style-name="ce59" office:value-type="float" office:value="110">
            <text:p>11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18] + [.G318]) / (2 * ( ((([.H318] + [.I318]) / 2) + [.J318]) / 10 )) * [.L318]" office:value-type="float" office:value="7.90697674418605">
            <text:p>7.9070</text:p>
          </table:table-cell>
          <table:table-cell table:style-name="ce76" table:formula="of:=[.Z318]/[.D318]" office:value-type="float" office:value="0.109819121447028">
            <text:p>0.1098</text:p>
          </table:table-cell>
          <table:table-cell table:style-name="ce81" table:formula="of:=-1*[.Z318]/[.E318]" office:value-type="float" office:value="0.263565891472868">
            <text:p>0.2636</text:p>
          </table:table-cell>
          <table:table-cell table:style-name="ce76" table:formula="of:=[.Z318] * ([.N318] + [.O318] + [.P318]) / (3 - [.Q318] - [.R318])" office:value-type="float" office:value="15.0232558139535">
            <text:p>15.02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59" office:value-type="float" office:value="55">
            <text:p>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19] + [.G319]) / (2 * ( ((([.H319] + [.I319]) / 2) + [.J319]) / 10 )) * [.L319]" office:value-type="float" office:value="3.95348837209302">
            <text:p>3.9535</text:p>
          </table:table-cell>
          <table:table-cell table:style-name="ce76" table:formula="of:=[.Z319]/[.D319]" office:value-type="float" office:value="0.219638242894057">
            <text:p>0.2196</text:p>
          </table:table-cell>
          <table:table-cell table:style-name="ce81" office:value-type="string">
            <text:p>n/a</text:p>
          </table:table-cell>
          <table:table-cell table:style-name="ce76" table:formula="of:=[.Z319] * ([.N319] + [.O319] + [.P319]) / (3 - [.Q319] - [.R319])" office:value-type="float" office:value="7.51162790697674">
            <text:p>7.51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59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0] + [.G320]) / (2 * ( ((([.H320] + [.I320]) / 2) + [.J320]) / 10 )) * [.L320]" office:value-type="float" office:value="6.97674418604651">
            <text:p>6.9767</text:p>
          </table:table-cell>
          <table:table-cell table:style-name="ce76" table:formula="of:=[.Z320]/[.D320]" office:value-type="float" office:value="0.193798449612403">
            <text:p>0.1938</text:p>
          </table:table-cell>
          <table:table-cell table:style-name="ce81" office:value-type="string">
            <text:p>n/a</text:p>
          </table:table-cell>
          <table:table-cell table:style-name="ce76" table:formula="of:=[.Z320] * ([.N320] + [.O320] + [.P320]) / (3 - [.Q320] - [.R320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59" office:value-type="float" office:value="160">
            <text:p>1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1] + [.G321]) / (2 * ( ((([.H321] + [.I321]) / 2) + [.J321]) / 10 )) * [.L321]" office:value-type="float" office:value="11.1627906976744">
            <text:p>11.1628</text:p>
          </table:table-cell>
          <table:table-cell table:style-name="ce76" table:formula="of:=[.Z321]/[.D321]" office:value-type="float" office:value="0.155038759689922">
            <text:p>0.1550</text:p>
          </table:table-cell>
          <table:table-cell table:style-name="ce81" office:value-type="string">
            <text:p>n/a</text:p>
          </table:table-cell>
          <table:table-cell table:style-name="ce76" table:formula="of:=[.Z321] * ([.N321] + [.O321] + [.P321]) / (3 - [.Q321] - [.R321])" office:value-type="float" office:value="21.2093023255814">
            <text:p>21.209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40">
            <text:p>140</text:p>
          </table:table-cell>
          <table:table-cell table:style-name="ce59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2] + [.G322]) / (2 * ( ((([.H322] + [.I322]) / 2) + [.J322]) / 10 )) * [.L322]" office:value-type="float" office:value="19.5348837209302">
            <text:p>19.5349</text:p>
          </table:table-cell>
          <table:table-cell table:style-name="ce76" table:formula="of:=[.Z322]/[.D322]" office:value-type="float" office:value="0.271317829457364">
            <text:p>0.2713</text:p>
          </table:table-cell>
          <table:table-cell table:style-name="ce81" office:value-type="string">
            <text:p>n/a</text:p>
          </table:table-cell>
          <table:table-cell table:style-name="ce76" table:formula="of:=[.Z322] * ([.N322] + [.O322] + [.P322]) / (3 - [.Q322] - [.R322])" office:value-type="float" office:value="37.1162790697674">
            <text:p>37.11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34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75">
            <text:p>75</text:p>
          </table:table-cell>
          <table:table-cell table:style-name="ce59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3] + [.G323]) / (2 * ( ((([.H323] + [.I323]) / 2) + [.J323]) / 10 )) * [.L323]" office:value-type="float" office:value="9.30232558139535">
            <text:p>9.3023</text:p>
          </table:table-cell>
          <table:table-cell table:style-name="ce76" table:formula="of:=[.Z323]/[.D323]" office:value-type="float" office:value="0.0930232558139535">
            <text:p>0.0930</text:p>
          </table:table-cell>
          <table:table-cell table:style-name="ce81" table:formula="of:=-1*[.Z323]/[.E323]" office:value-type="float" office:value="0.186046511627907">
            <text:p>0.1860</text:p>
          </table:table-cell>
          <table:table-cell table:style-name="ce76" table:formula="of:=[.Z323] * ([.N323] + [.O323] + [.P323]) / (3 - [.Q323] - [.R323])" office:value-type="float" office:value="17.6744186046512">
            <text:p>17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59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4] + [.G324]) / (2 * ( ((([.H324] + [.I324]) / 2) + [.J324]) / 10 )) * [.L324]" office:value-type="float" office:value="5.11627906976744">
            <text:p>5.1163</text:p>
          </table:table-cell>
          <table:table-cell table:style-name="ce76" table:formula="of:=[.Z324]/[.D324]" office:value-type="float" office:value="0.204651162790698">
            <text:p>0.2047</text:p>
          </table:table-cell>
          <table:table-cell table:style-name="ce81" office:value-type="string">
            <text:p>n/a</text:p>
          </table:table-cell>
          <table:table-cell table:style-name="ce76" table:formula="of:=[.Z324] * ([.N324] + [.O324] + [.P324]) / (3 - [.Q324] - [.R324])" office:value-type="float" office:value="9.72093023255814">
            <text:p>9.720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59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5] + [.G325]) / (2 * ( ((([.H325] + [.I325]) / 2) + [.J325]) / 10 )) * [.L325]" office:value-type="float" office:value="9.30232558139535">
            <text:p>9.3023</text:p>
          </table:table-cell>
          <table:table-cell table:style-name="ce76" table:formula="of:=[.Z325]/[.D325]" office:value-type="float" office:value="0.186046511627907">
            <text:p>0.1860</text:p>
          </table:table-cell>
          <table:table-cell table:style-name="ce81" office:value-type="string">
            <text:p>n/a</text:p>
          </table:table-cell>
          <table:table-cell table:style-name="ce76" table:formula="of:=[.Z325] * ([.N325] + [.O325] + [.P325]) / (3 - [.Q325] - [.R325])" office:value-type="float" office:value="17.6744186046512">
            <text:p>17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59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6] + [.G326]) / (2 * ( ((([.H326] + [.I326]) / 2) + [.J326]) / 10 )) * [.L326]" office:value-type="float" office:value="15.8139534883721">
            <text:p>15.8140</text:p>
          </table:table-cell>
          <table:table-cell table:style-name="ce76" table:formula="of:=[.Z326]/[.D326]" office:value-type="float" office:value="0.158139534883721">
            <text:p>0.1581</text:p>
          </table:table-cell>
          <table:table-cell table:style-name="ce81" office:value-type="string">
            <text:p>n/a</text:p>
          </table:table-cell>
          <table:table-cell table:style-name="ce76" table:formula="of:=[.Z326] * ([.N326] + [.O326] + [.P326]) / (3 - [.Q326] - [.R326])" office:value-type="float" office:value="30.046511627907">
            <text:p>30.04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0">
            <text:p>170</text:p>
          </table:table-cell>
          <table:table-cell table:style-name="ce59" office:value-type="float" office:value="340">
            <text:p>3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7] + [.G327]) / (2 * ( ((([.H327] + [.I327]) / 2) + [.J327]) / 10 )) * [.L327]" office:value-type="float" office:value="23.7209302325581">
            <text:p>23.7209</text:p>
          </table:table-cell>
          <table:table-cell table:style-name="ce76" table:formula="of:=[.Z327]/[.D327]" office:value-type="float" office:value="0.237209302325581">
            <text:p>0.2372</text:p>
          </table:table-cell>
          <table:table-cell table:style-name="ce81" office:value-type="string">
            <text:p>n/a</text:p>
          </table:table-cell>
          <table:table-cell table:style-name="ce76" table:formula="of:=[.Z327] * ([.N327] + [.O327] + [.P327]) / (3 - [.Q327] - [.R327])" office:value-type="float" office:value="45.0697674418605">
            <text:p>45.06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34" office:value-type="string">
            <text:p>G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90">
            <text:p>90</text:p>
          </table:table-cell>
          <table:table-cell table:style-name="ce59" office:value-type="float" office:value="155">
            <text:p>1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8] + [.G328]) / (2 * ( ((([.H328] + [.I328]) / 2) + [.J328]) / 10 )) * [.L328]" office:value-type="float" office:value="11.3953488372093">
            <text:p>11.3953</text:p>
          </table:table-cell>
          <table:table-cell table:style-name="ce76" table:formula="of:=[.Z328]/[.D328]" office:value-type="float" office:value="0.0949612403100775">
            <text:p>0.0950</text:p>
          </table:table-cell>
          <table:table-cell table:style-name="ce81" table:formula="of:=-1*[.Z328]/[.E328]" office:value-type="float" office:value="0.189922480620155">
            <text:p>0.1899</text:p>
          </table:table-cell>
          <table:table-cell table:style-name="ce76" table:formula="of:=[.Z328] * ([.N328] + [.O328] + [.P328]) / (3 - [.Q328] - [.R328])" office:value-type="float" office:value="21.6511627906977">
            <text:p>21.65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59" office:value-type="float" office:value="95">
            <text:p>9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9] + [.G329]) / (2 * ( ((([.H329] + [.I329]) / 2) + [.J329]) / 10 )) * [.L329]" office:value-type="float" office:value="6.74418604651163">
            <text:p>6.7442</text:p>
          </table:table-cell>
          <table:table-cell table:style-name="ce76" table:formula="of:=[.Z329]/[.D329]" office:value-type="float" office:value="0.224806201550388">
            <text:p>0.2248</text:p>
          </table:table-cell>
          <table:table-cell table:style-name="ce81" office:value-type="string">
            <text:p>n/a</text:p>
          </table:table-cell>
          <table:table-cell table:style-name="ce76" table:formula="of:=[.Z329] * ([.N329] + [.O329] + [.P329]) / (3 - [.Q329] - [.R329])" office:value-type="float" office:value="12.8139534883721">
            <text:p>12.81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0">
            <text:p>90</text:p>
          </table:table-cell>
          <table:table-cell table:style-name="ce59" office:value-type="float" office:value="155">
            <text:p>1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30] + [.G330]) / (2 * ( ((([.H330] + [.I330]) / 2) + [.J330]) / 10 )) * [.L330]" office:value-type="float" office:value="11.3953488372093">
            <text:p>11.3953</text:p>
          </table:table-cell>
          <table:table-cell table:style-name="ce76" table:formula="of:=[.Z330]/[.D330]" office:value-type="float" office:value="0.189922480620155">
            <text:p>0.1899</text:p>
          </table:table-cell>
          <table:table-cell table:style-name="ce81" office:value-type="string">
            <text:p>n/a</text:p>
          </table:table-cell>
          <table:table-cell table:style-name="ce76" table:formula="of:=[.Z330] * ([.N330] + [.O330] + [.P330]) / (3 - [.Q330] - [.R330])" office:value-type="float" office:value="21.6511627906977">
            <text:p>21.65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5">
            <text:p>135</text:p>
          </table:table-cell>
          <table:table-cell table:style-name="ce59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31] + [.G331]) / (2 * ( ((([.H331] + [.I331]) / 2) + [.J331]) / 10 )) * [.L331]" office:value-type="float" office:value="19.3023255813953">
            <text:p>19.3023</text:p>
          </table:table-cell>
          <table:table-cell table:style-name="ce76" table:formula="of:=[.Z331]/[.D331]" office:value-type="float" office:value="0.160852713178295">
            <text:p>0.1609</text:p>
          </table:table-cell>
          <table:table-cell table:style-name="ce81" office:value-type="string">
            <text:p>n/a</text:p>
          </table:table-cell>
          <table:table-cell table:style-name="ce76" table:formula="of:=[.Z331] * ([.N331] + [.O331] + [.P331]) / (3 - [.Q331] - [.R331])" office:value-type="float" office:value="36.6744186046512">
            <text:p>36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90">
            <text:p>190</text:p>
          </table:table-cell>
          <table:table-cell table:style-name="ce59" office:value-type="float" office:value="420">
            <text:p>4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32] + [.G332]) / (2 * ( ((([.H332] + [.I332]) / 2) + [.J332]) / 10 )) * [.L332]" office:value-type="float" office:value="28.3720930232558">
            <text:p>28.3721</text:p>
          </table:table-cell>
          <table:table-cell table:style-name="ce76" table:formula="of:=[.Z332]/[.D332]" office:value-type="float" office:value="0.236434108527132">
            <text:p>0.2364</text:p>
          </table:table-cell>
          <table:table-cell table:style-name="ce81" office:value-type="string">
            <text:p>n/a</text:p>
          </table:table-cell>
          <table:table-cell table:style-name="ce76" table:formula="of:=[.Z332] * ([.N332] + [.O332] + [.P332]) / (3 - [.Q332] - [.R332])" office:value-type="float" office:value="53.9069767441861">
            <text:p>53.907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50">
            <text:p>150</text:p>
          </table:table-cell>
          <table:table-cell table:style-name="ce59" office:value-type="float" office:value="300">
            <text:p>30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5">
            <text:p>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333] + [.G333]) / (2 * ( ((([.H333] + [.I333]) / 2) + [.J333]) / 10 )) * [.L333]" office:value-type="float" office:value="21.9512195121951">
            <text:p>21.9512</text:p>
          </table:table-cell>
          <table:table-cell table:style-name="ce76" table:formula="of:=[.Z333]/[.D333]" office:value-type="float" office:value="0.0585365853658537">
            <text:p>0.0585</text:p>
          </table:table-cell>
          <table:table-cell table:style-name="ce81" table:formula="of:=-1*[.Z333]/[.E333]" office:value-type="float" office:value="0.0731707317073171">
            <text:p>0.0732</text:p>
          </table:table-cell>
          <table:table-cell table:style-name="ce76" table:formula="of:=[.Z333] * ([.N333] + [.O333] + [.P333]) / (3 - [.Q333] - [.R333])" office:value-type="float" office:value="41.7073170731707">
            <text:p>41.70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34" office:value-type="string">
            <text:p>X</text:p>
          </table:table-cell>
          <table:table-cell table:style-name="ce35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175">
            <text:p>175</text:p>
          </table:table-cell>
          <table:table-cell table:style-name="ce59" office:value-type="float" office:value="325">
            <text:p>32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85">
            <text:p>8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334] + [.G334]) / (2 * ( ((([.H334] + [.I334]) / 2) + [.J334]) / 10 )) * [.L334]" office:value-type="float" office:value="24.390243902439">
            <text:p>24.3902</text:p>
          </table:table-cell>
          <table:table-cell table:style-name="ce76" table:formula="of:=[.Z334]/[.D334]" office:value-type="float" office:value="0.0587716720540699">
            <text:p>0.0588</text:p>
          </table:table-cell>
          <table:table-cell table:style-name="ce81" table:formula="of:=-1*[.Z334]/[.E334]" office:value-type="float" office:value="0.075046904315197">
            <text:p>0.0750</text:p>
          </table:table-cell>
          <table:table-cell table:style-name="ce76" table:formula="of:=[.Z334] * ([.N334] + [.O334] + [.P334]) / (3 - [.Q334] - [.R334])" office:value-type="float" office:value="46.3414634146341">
            <text:p>46.34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250">
            <text:p>250</text:p>
          </table:table-cell>
          <table:table-cell table:style-name="ce59" office:value-type="float" office:value="500">
            <text:p>50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00">
            <text:p>10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335] + [.G335]) / (2 * ( ((([.H335] + [.I335]) / 2) + [.J335]) / 10 )) * [.L335]" office:value-type="float" office:value="41.6666666666667">
            <text:p>41.6667</text:p>
          </table:table-cell>
          <table:table-cell table:style-name="ce76" table:formula="of:=[.Z335]/[.D335]" office:value-type="float" office:value="0.0833333333333333">
            <text:p>0.0833</text:p>
          </table:table-cell>
          <table:table-cell table:style-name="ce81" table:formula="of:=-1*[.Z335]/[.E335]" office:value-type="float" office:value="0.0833333333333333">
            <text:p>0.0833</text:p>
          </table:table-cell>
          <table:table-cell table:style-name="ce76" table:formula="of:=[.Z335] * ([.N335] + [.O335] + [.P335]) / (3 - [.Q335] - [.R335])" office:value-type="float" office:value="79.1666666666667">
            <text:p>79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-7">
            <text:p>-7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38] + [.G338]) / (2 * ( ((([.H338] + [.I338]) / 2) + [.J338]) / 10 )) * [.L338]" office:value-type="float" office:value="4.10344827586207">
            <text:p>4.1034</text:p>
          </table:table-cell>
          <table:table-cell table:style-name="ce78" table:formula="of:=[.Z338]/[.D338]" office:value-type="float" office:value="0.341954022988506">
            <text:p>0.3420</text:p>
          </table:table-cell>
          <table:table-cell table:style-name="ce82" table:formula="of:=-1*[.Z338]/[.E338]" office:value-type="float" office:value="0.586206896551724">
            <text:p>0.5862</text:p>
          </table:table-cell>
          <table:table-cell table:style-name="ce76" table:formula="of:=[.Z338] * ([.N338] + [.O338] + [.P338]) / (3 - [.Q338] - [.R338])" office:value-type="float" office:value="4.10344827586207">
            <text:p>4.103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13">
            <text:p>-13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39] + [.G339]) / (2 * ( ((([.H339] + [.I339]) / 2) + [.J339]) / 10 )) * [.L339]" office:value-type="float" office:value="8.26388888888889">
            <text:p>8.2639</text:p>
          </table:table-cell>
          <table:table-cell table:style-name="ce78" table:formula="of:=[.Z339]/[.D339]" office:value-type="float" office:value="0.344328703703704">
            <text:p>0.3443</text:p>
          </table:table-cell>
          <table:table-cell table:style-name="ce82" table:formula="of:=-1*[.Z339]/[.E339]" office:value-type="float" office:value="0.635683760683761">
            <text:p>0.6357</text:p>
          </table:table-cell>
          <table:table-cell table:style-name="ce76" table:formula="of:=[.Z339] * ([.N339] + [.O339] + [.P339]) / (3 - [.Q339] - [.R339])" office:value-type="float" office:value="8.26388888888889">
            <text:p>8.26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0] + [.G340]) / (2 * ( ((([.H340] + [.I340]) / 2) + [.J340]) / 10 )) * [.L340]" office:value-type="float" office:value="17">
            <text:p>17.0000</text:p>
          </table:table-cell>
          <table:table-cell table:style-name="ce78" table:formula="of:=[.Z340]/[.D340]" office:value-type="float" office:value="0.354166666666667">
            <text:p>0.3542</text:p>
          </table:table-cell>
          <table:table-cell table:style-name="ce82" table:formula="of:=-1*[.Z340]/[.E340]" office:value-type="float" office:value="0.68">
            <text:p>0.6800</text:p>
          </table:table-cell>
          <table:table-cell table:style-name="ce76" table:formula="of:=[.Z340] * ([.N340] + [.O340] + [.P340]) / (3 - [.Q340] - [.R340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1] + [.G341]) / (2 * ( ((([.H341] + [.I341]) / 2) + [.J341]) / 10 )) * [.L341]" office:value-type="float" office:value="4.10344827586207">
            <text:p>4.1034</text:p>
          </table:table-cell>
          <table:table-cell table:style-name="ce78" table:formula="of:=[.Z341]/[.D341]" office:value-type="float" office:value="0.341954022988506">
            <text:p>0.3420</text:p>
          </table:table-cell>
          <table:table-cell table:style-name="ce82" office:value-type="string">
            <text:p>n/a</text:p>
          </table:table-cell>
          <table:table-cell table:style-name="ce76" table:formula="of:=[.Z341] * ([.N341] + [.O341] + [.P341]) / (3 - [.Q341] - [.R341])" office:value-type="float" office:value="4.10344827586207">
            <text:p>4.103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2] + [.G342]) / (2 * ( ((([.H342] + [.I342]) / 2) + [.J342]) / 10 )) * [.L342]" office:value-type="float" office:value="8.26388888888889">
            <text:p>8.2639</text:p>
          </table:table-cell>
          <table:table-cell table:style-name="ce78" table:formula="of:=[.Z342]/[.D342]" office:value-type="float" office:value="0.344328703703704">
            <text:p>0.3443</text:p>
          </table:table-cell>
          <table:table-cell table:style-name="ce82" office:value-type="string">
            <text:p>n/a</text:p>
          </table:table-cell>
          <table:table-cell table:style-name="ce76" table:formula="of:=[.Z342] * ([.N342] + [.O342] + [.P342]) / (3 - [.Q342] - [.R342])" office:value-type="float" office:value="8.26388888888889">
            <text:p>8.26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3] + [.G343]) / (2 * ( ((([.H343] + [.I343]) / 2) + [.J343]) / 10 )) * [.L343]" office:value-type="float" office:value="17">
            <text:p>17.0000</text:p>
          </table:table-cell>
          <table:table-cell table:style-name="ce78" table:formula="of:=[.Z343]/[.D343]" office:value-type="float" office:value="0.354166666666667">
            <text:p>0.3542</text:p>
          </table:table-cell>
          <table:table-cell table:style-name="ce82" office:value-type="string">
            <text:p>n/a</text:p>
          </table:table-cell>
          <table:table-cell table:style-name="ce76" table:formula="of:=[.Z343] * ([.N343] + [.O343] + [.P343]) / (3 - [.Q343] - [.R343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8">
            <text:p>98</text:p>
          </table:table-cell>
          <table:table-cell table:style-name="ce48" office:value-type="float" office:value="240">
            <text:p>2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4] + [.G344]) / (2 * ( ((([.H344] + [.I344]) / 2) + [.J344]) / 10 )) * [.L344]" office:value-type="float" office:value="31.8117647058824">
            <text:p>31.8118</text:p>
          </table:table-cell>
          <table:table-cell table:style-name="ce78" table:formula="of:=[.Z344]/[.D344]" office:value-type="float" office:value="0.662745098039216">
            <text:p>0.6627</text:p>
          </table:table-cell>
          <table:table-cell table:style-name="ce82" office:value-type="string">
            <text:p>n/a</text:p>
          </table:table-cell>
          <table:table-cell table:style-name="ce76" table:formula="of:=[.Z344] * ([.N344] + [.O344] + [.P344]) / (3 - [.Q344] - [.R344])" office:value-type="float" office:value="31.8117647058824">
            <text:p>31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2">
            <text:p>3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5] + [.G345]) / (2 * ( ((([.H345] + [.I345]) / 2) + [.J345]) / 10 )) * [.L345]" office:value-type="float" office:value="6.1551724137931">
            <text:p>6.1552</text:p>
          </table:table-cell>
          <table:table-cell table:style-name="ce78" table:formula="of:=[.Z345]/[.D345]" office:value-type="float" office:value="0.323956442831216">
            <text:p>0.3240</text:p>
          </table:table-cell>
          <table:table-cell table:style-name="ce82" table:formula="of:=-1*[.Z345]/[.E345]" office:value-type="float" office:value="0.559561128526646">
            <text:p>0.5596</text:p>
          </table:table-cell>
          <table:table-cell table:style-name="ce76" table:formula="of:=[.Z345] * ([.N345] + [.O345] + [.P345]) / (3 - [.Q345] - [.R345])" office:value-type="float" office:value="6.1551724137931">
            <text:p>6.15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6] + [.G346]) / (2 * ( ((([.H346] + [.I346]) / 2) + [.J346]) / 10 )) * [.L346]" office:value-type="float" office:value="12.3958333333333">
            <text:p>12.3958</text:p>
          </table:table-cell>
          <table:table-cell table:style-name="ce78" table:formula="of:=[.Z346]/[.D346]" office:value-type="float" office:value="0.31784188034188">
            <text:p>0.3178</text:p>
          </table:table-cell>
          <table:table-cell table:style-name="ce82" table:formula="of:=-1*[.Z346]/[.E346]" office:value-type="float" office:value="0.619791666666667">
            <text:p>0.6198</text:p>
          </table:table-cell>
          <table:table-cell table:style-name="ce76" table:formula="of:=[.Z346] * ([.N346] + [.O346] + [.P346]) / (3 - [.Q346] - [.R346])" office:value-type="float" office:value="12.3958333333333">
            <text:p>12.3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58">
            <text:p>58</text:p>
          </table:table-cell>
          <table:table-cell table:style-name="ce48" office:value-type="float" office:value="190">
            <text:p>1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7] + [.G347]) / (2 * ( ((([.H347] + [.I347]) / 2) + [.J347]) / 10 )) * [.L347]" office:value-type="float" office:value="24.8">
            <text:p>24.8000</text:p>
          </table:table-cell>
          <table:table-cell table:style-name="ce78" table:formula="of:=[.Z347]/[.D347]" office:value-type="float" office:value="0.317948717948718">
            <text:p>0.3179</text:p>
          </table:table-cell>
          <table:table-cell table:style-name="ce82" table:formula="of:=-1*[.Z347]/[.E347]" office:value-type="float" office:value="0.62">
            <text:p>0.6200</text:p>
          </table:table-cell>
          <table:table-cell table:style-name="ce76" table:formula="of:=[.Z347] * ([.N347] + [.O347] + [.P347]) / (3 - [.Q347] - [.R347])" office:value-type="float" office:value="24.8">
            <text:p>2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2">
            <text:p>3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8] + [.G348]) / (2 * ( ((([.H348] + [.I348]) / 2) + [.J348]) / 10 )) * [.L348]" office:value-type="float" office:value="6.1551724137931">
            <text:p>6.1552</text:p>
          </table:table-cell>
          <table:table-cell table:style-name="ce78" table:formula="of:=[.Z348]/[.D348]" office:value-type="float" office:value="0.323956442831216">
            <text:p>0.3240</text:p>
          </table:table-cell>
          <table:table-cell table:style-name="ce82" office:value-type="string">
            <text:p>n/a</text:p>
          </table:table-cell>
          <table:table-cell table:style-name="ce76" table:formula="of:=[.Z348] * ([.N348] + [.O348] + [.P348]) / (3 - [.Q348] - [.R348])" office:value-type="float" office:value="6.1551724137931">
            <text:p>6.15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9] + [.G349]) / (2 * ( ((([.H349] + [.I349]) / 2) + [.J349]) / 10 )) * [.L349]" office:value-type="float" office:value="12.3958333333333">
            <text:p>12.3958</text:p>
          </table:table-cell>
          <table:table-cell table:style-name="ce78" table:formula="of:=[.Z349]/[.D349]" office:value-type="float" office:value="0.31784188034188">
            <text:p>0.3178</text:p>
          </table:table-cell>
          <table:table-cell table:style-name="ce82" office:value-type="string">
            <text:p>n/a</text:p>
          </table:table-cell>
          <table:table-cell table:style-name="ce76" table:formula="of:=[.Z349] * ([.N349] + [.O349] + [.P349]) / (3 - [.Q349] - [.R349])" office:value-type="float" office:value="12.3958333333333">
            <text:p>12.3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8">
            <text:p>58</text:p>
          </table:table-cell>
          <table:table-cell table:style-name="ce48" office:value-type="float" office:value="190">
            <text:p>1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0] + [.G350]) / (2 * ( ((([.H350] + [.I350]) / 2) + [.J350]) / 10 )) * [.L350]" office:value-type="float" office:value="24.8">
            <text:p>24.8000</text:p>
          </table:table-cell>
          <table:table-cell table:style-name="ce78" table:formula="of:=[.Z350]/[.D350]" office:value-type="float" office:value="0.317948717948718">
            <text:p>0.3179</text:p>
          </table:table-cell>
          <table:table-cell table:style-name="ce82" office:value-type="string">
            <text:p>n/a</text:p>
          </table:table-cell>
          <table:table-cell table:style-name="ce76" table:formula="of:=[.Z350] * ([.N350] + [.O350] + [.P350]) / (3 - [.Q350] - [.R350])" office:value-type="float" office:value="24.8">
            <text:p>2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1] + [.G351]) / (2 * ( ((([.H351] + [.I351]) / 2) + [.J351]) / 10 )) * [.L351]" office:value-type="float" office:value="44.6117647058824">
            <text:p>44.6118</text:p>
          </table:table-cell>
          <table:table-cell table:style-name="ce78" table:formula="of:=[.Z351]/[.D351]" office:value-type="float" office:value="0.571945701357466">
            <text:p>0.5719</text:p>
          </table:table-cell>
          <table:table-cell table:style-name="ce82" office:value-type="string">
            <text:p>n/a</text:p>
          </table:table-cell>
          <table:table-cell table:style-name="ce76" table:formula="of:=[.Z351] * ([.N351] + [.O351] + [.P351]) / (3 - [.Q351] - [.R351])" office:value-type="float" office:value="44.6117647058824">
            <text:p>44.6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-17">
            <text:p>-17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2] + [.G352]) / (2 * ( ((([.H352] + [.I352]) / 2) + [.J352]) / 10 )) * [.L352]" office:value-type="float" office:value="8.5">
            <text:p>8.5000</text:p>
          </table:table-cell>
          <table:table-cell table:style-name="ce78" table:formula="of:=[.Z352]/[.D352]" office:value-type="float" office:value="0.303571428571429">
            <text:p>0.3036</text:p>
          </table:table-cell>
          <table:table-cell table:style-name="ce82" table:formula="of:=-1*[.Z352]/[.E352]" office:value-type="float" office:value="0.5">
            <text:p>0.5000</text:p>
          </table:table-cell>
          <table:table-cell table:style-name="ce76" table:formula="of:=[.Z352] * ([.N352] + [.O352] + [.P352]) / (3 - [.Q352] - [.R352])" office:value-type="float" office:value="8.5">
            <text:p>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-30">
            <text:p>-3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3] + [.G353]) / (2 * ( ((([.H353] + [.I353]) / 2) + [.J353]) / 10 )) * [.L353]" office:value-type="float" office:value="15.1111111111111">
            <text:p>15.1111</text:p>
          </table:table-cell>
          <table:table-cell table:style-name="ce78" table:formula="of:=[.Z353]/[.D353]" office:value-type="float" office:value="0.26984126984127">
            <text:p>0.2698</text:p>
          </table:table-cell>
          <table:table-cell table:style-name="ce82" table:formula="of:=-1*[.Z353]/[.E353]" office:value-type="float" office:value="0.503703703703704">
            <text:p>0.5037</text:p>
          </table:table-cell>
          <table:table-cell table:style-name="ce76" table:formula="of:=[.Z353] * ([.N353] + [.O353] + [.P353]) / (3 - [.Q353] - [.R353])" office:value-type="float" office:value="15.1111111111111">
            <text:p>15.111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58">
            <text:p>-58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4] + [.G354]) / (2 * ( ((([.H354] + [.I354]) / 2) + [.J354]) / 10 )) * [.L354]" office:value-type="float" office:value="30.8">
            <text:p>30.8000</text:p>
          </table:table-cell>
          <table:table-cell table:style-name="ce78" table:formula="of:=[.Z354]/[.D354]" office:value-type="float" office:value="0.28">
            <text:p>0.2800</text:p>
          </table:table-cell>
          <table:table-cell table:style-name="ce82" table:formula="of:=-1*[.Z354]/[.E354]" office:value-type="float" office:value="0.531034482758621">
            <text:p>0.5310</text:p>
          </table:table-cell>
          <table:table-cell table:style-name="ce76" table:formula="of:=[.Z354] * ([.N354] + [.O354] + [.P354]) / (3 - [.Q354] - [.R354])" office:value-type="float" office:value="30.8">
            <text:p>30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5] + [.G355]) / (2 * ( ((([.H355] + [.I355]) / 2) + [.J355]) / 10 )) * [.L355]" office:value-type="float" office:value="8.5">
            <text:p>8.5000</text:p>
          </table:table-cell>
          <table:table-cell table:style-name="ce78" table:formula="of:=[.Z355]/[.D355]" office:value-type="float" office:value="0.303571428571429">
            <text:p>0.3036</text:p>
          </table:table-cell>
          <table:table-cell table:style-name="ce82" office:value-type="string">
            <text:p>n/a</text:p>
          </table:table-cell>
          <table:table-cell table:style-name="ce76" table:formula="of:=[.Z355] * ([.N355] + [.O355] + [.P355]) / (3 - [.Q355] - [.R355])" office:value-type="float" office:value="8.5">
            <text:p>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6] + [.G356]) / (2 * ( ((([.H356] + [.I356]) / 2) + [.J356]) / 10 )) * [.L356]" office:value-type="float" office:value="15.1111111111111">
            <text:p>15.1111</text:p>
          </table:table-cell>
          <table:table-cell table:style-name="ce78" table:formula="of:=[.Z356]/[.D356]" office:value-type="float" office:value="0.26984126984127">
            <text:p>0.2698</text:p>
          </table:table-cell>
          <table:table-cell table:style-name="ce82" office:value-type="string">
            <text:p>n/a</text:p>
          </table:table-cell>
          <table:table-cell table:style-name="ce76" table:formula="of:=[.Z356] * ([.N356] + [.O356] + [.P356]) / (3 - [.Q356] - [.R356])" office:value-type="float" office:value="15.1111111111111">
            <text:p>15.111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7] + [.G357]) / (2 * ( ((([.H357] + [.I357]) / 2) + [.J357]) / 10 )) * [.L357]" office:value-type="float" office:value="30.8">
            <text:p>30.8000</text:p>
          </table:table-cell>
          <table:table-cell table:style-name="ce78" table:formula="of:=[.Z357]/[.D357]" office:value-type="float" office:value="0.28">
            <text:p>0.2800</text:p>
          </table:table-cell>
          <table:table-cell table:style-name="ce82" office:value-type="string">
            <text:p>n/a</text:p>
          </table:table-cell>
          <table:table-cell table:style-name="ce76" table:formula="of:=[.Z357] * ([.N357] + [.O357] + [.P357]) / (3 - [.Q357] - [.R357])" office:value-type="float" office:value="30.8">
            <text:p>30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4">
            <text:p>174</text:p>
          </table:table-cell>
          <table:table-cell table:style-name="ce48" office:value-type="float" office:value="428">
            <text:p>42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8] + [.G358]) / (2 * ( ((([.H358] + [.I358]) / 2) + [.J358]) / 10 )) * [.L358]" office:value-type="float" office:value="56.6588235294118">
            <text:p>56.6588</text:p>
          </table:table-cell>
          <table:table-cell table:style-name="ce78" table:formula="of:=[.Z358]/[.D358]" office:value-type="float" office:value="0.515080213903743">
            <text:p>0.5151</text:p>
          </table:table-cell>
          <table:table-cell table:style-name="ce82" office:value-type="string">
            <text:p>n/a</text:p>
          </table:table-cell>
          <table:table-cell table:style-name="ce76" table:formula="of:=[.Z358] * ([.N358] + [.O358] + [.P358]) / (3 - [.Q358] - [.R358])" office:value-type="float" office:value="56.6588235294118">
            <text:p>56.65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47">
            <text:p>4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9] + [.G359]) / (2 * ( ((([.H359] + [.I359]) / 2) + [.J359]) / 10 )) * [.L359]" office:value-type="float" office:value="9.52586206896552">
            <text:p>9.5259</text:p>
          </table:table-cell>
          <table:table-cell table:style-name="ce78" table:formula="of:=[.Z359]/[.D359]" office:value-type="float" office:value="0.317528735632184">
            <text:p>0.3175</text:p>
          </table:table-cell>
          <table:table-cell table:style-name="ce82" table:formula="of:=-1*[.Z359]/[.E359]" office:value-type="float" office:value="0.476293103448276">
            <text:p>0.4763</text:p>
          </table:table-cell>
          <table:table-cell table:style-name="ce76" table:formula="of:=[.Z359] * ([.N359] + [.O359] + [.P359]) / (3 - [.Q359] - [.R359])" office:value-type="float" office:value="9.52586206896552">
            <text:p>9.52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2">
            <text:p>52</text:p>
          </table:table-cell>
          <table:table-cell table:style-name="ce48" office:value-type="float" office:value="108">
            <text:p>1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0] + [.G360]) / (2 * ( ((([.H360] + [.I360]) / 2) + [.J360]) / 10 )) * [.L360]" office:value-type="float" office:value="18.8888888888889">
            <text:p>18.8889</text:p>
          </table:table-cell>
          <table:table-cell table:style-name="ce78" table:formula="of:=[.Z360]/[.D360]" office:value-type="float" office:value="0.314814814814815">
            <text:p>0.3148</text:p>
          </table:table-cell>
          <table:table-cell table:style-name="ce82" table:formula="of:=-1*[.Z360]/[.E360]" office:value-type="float" office:value="0.555555555555556">
            <text:p>0.5556</text:p>
          </table:table-cell>
          <table:table-cell table:style-name="ce76" table:formula="of:=[.Z360] * ([.N360] + [.O360] + [.P360]) / (3 - [.Q360] - [.R360])" office:value-type="float" office:value="18.8888888888889">
            <text:p>18.88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1] + [.G361]) / (2 * ( ((([.H361] + [.I361]) / 2) + [.J361]) / 10 )) * [.L361]" office:value-type="float" office:value="35.6">
            <text:p>35.6000</text:p>
          </table:table-cell>
          <table:table-cell table:style-name="ce78" table:formula="of:=[.Z361]/[.D361]" office:value-type="float" office:value="0.296666666666667">
            <text:p>0.2967</text:p>
          </table:table-cell>
          <table:table-cell table:style-name="ce82" table:formula="of:=-1*[.Z361]/[.E361]" office:value-type="float" office:value="0.55625">
            <text:p>0.5563</text:p>
          </table:table-cell>
          <table:table-cell table:style-name="ce76" table:formula="of:=[.Z361] * ([.N361] + [.O361] + [.P361]) / (3 - [.Q361] - [.R361])" office:value-type="float" office:value="35.6">
            <text:p>3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47">
            <text:p>4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2] + [.G362]) / (2 * ( ((([.H362] + [.I362]) / 2) + [.J362]) / 10 )) * [.L362]" office:value-type="float" office:value="9.52586206896552">
            <text:p>9.5259</text:p>
          </table:table-cell>
          <table:table-cell table:style-name="ce78" table:formula="of:=[.Z362]/[.D362]" office:value-type="float" office:value="0.317528735632184">
            <text:p>0.3175</text:p>
          </table:table-cell>
          <table:table-cell table:style-name="ce82" office:value-type="string">
            <text:p>n/a</text:p>
          </table:table-cell>
          <table:table-cell table:style-name="ce76" table:formula="of:=[.Z362] * ([.N362] + [.O362] + [.P362]) / (3 - [.Q362] - [.R362])" office:value-type="float" office:value="9.52586206896552">
            <text:p>9.52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2">
            <text:p>52</text:p>
          </table:table-cell>
          <table:table-cell table:style-name="ce48" office:value-type="float" office:value="108">
            <text:p>1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3] + [.G363]) / (2 * ( ((([.H363] + [.I363]) / 2) + [.J363]) / 10 )) * [.L363]" office:value-type="float" office:value="18.8888888888889">
            <text:p>18.8889</text:p>
          </table:table-cell>
          <table:table-cell table:style-name="ce78" table:formula="of:=[.Z363]/[.D363]" office:value-type="float" office:value="0.314814814814815">
            <text:p>0.3148</text:p>
          </table:table-cell>
          <table:table-cell table:style-name="ce82" office:value-type="string">
            <text:p>n/a</text:p>
          </table:table-cell>
          <table:table-cell table:style-name="ce76" table:formula="of:=[.Z363] * ([.N363] + [.O363] + [.P363]) / (3 - [.Q363] - [.R363])" office:value-type="float" office:value="18.8888888888889">
            <text:p>18.88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4] + [.G364]) / (2 * ( ((([.H364] + [.I364]) / 2) + [.J364]) / 10 )) * [.L364]" office:value-type="float" office:value="35.6">
            <text:p>35.6000</text:p>
          </table:table-cell>
          <table:table-cell table:style-name="ce78" table:formula="of:=[.Z364]/[.D364]" office:value-type="float" office:value="0.296666666666667">
            <text:p>0.2967</text:p>
          </table:table-cell>
          <table:table-cell table:style-name="ce82" office:value-type="string">
            <text:p>n/a</text:p>
          </table:table-cell>
          <table:table-cell table:style-name="ce76" table:formula="of:=[.Z364] * ([.N364] + [.O364] + [.P364]) / (3 - [.Q364] - [.R364])" office:value-type="float" office:value="35.6">
            <text:p>3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6">
            <text:p>226</text:p>
          </table:table-cell>
          <table:table-cell table:style-name="ce48" office:value-type="float" office:value="472">
            <text:p>4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5] + [.G365]) / (2 * ( ((([.H365] + [.I365]) / 2) + [.J365]) / 10 )) * [.L365]" office:value-type="float" office:value="65.6941176470588">
            <text:p>65.6941</text:p>
          </table:table-cell>
          <table:table-cell table:style-name="ce78" table:formula="of:=[.Z365]/[.D365]" office:value-type="float" office:value="0.547450980392157">
            <text:p>0.5475</text:p>
          </table:table-cell>
          <table:table-cell table:style-name="ce82" office:value-type="string">
            <text:p>n/a</text:p>
          </table:table-cell>
          <table:table-cell table:style-name="ce76" table:formula="of:=[.Z365] * ([.N365] + [.O365] + [.P365]) / (3 - [.Q365] - [.R365])" office:value-type="float" office:value="65.6941176470588">
            <text:p>65.6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6] + [.G366]) / (2 * ( ((([.H366] + [.I366]) / 2) + [.J366]) / 10 )) * [.L366]" office:value-type="float" office:value="11.7241379310345">
            <text:p>11.7241</text:p>
          </table:table-cell>
          <table:table-cell table:style-name="ce78" table:formula="of:=[.Z366]/[.D366]" office:value-type="float" office:value="0.325670498084291">
            <text:p>0.3257</text:p>
          </table:table-cell>
          <table:table-cell table:style-name="ce82" table:formula="of:=-1*[.Z366]/[.E366]" office:value-type="float" office:value="0.488505747126437">
            <text:p>0.4885</text:p>
          </table:table-cell>
          <table:table-cell table:style-name="ce76" table:formula="of:=[.Z366] * ([.N366] + [.O366] + [.P366]) / (3 - [.Q366] - [.R366])" office:value-type="float" office:value="11.7241379310345">
            <text:p>11.72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7] + [.G367]) / (2 * ( ((([.H367] + [.I367]) / 2) + [.J367]) / 10 )) * [.L367]" office:value-type="float" office:value="27.625">
            <text:p>27.6250</text:p>
          </table:table-cell>
          <table:table-cell table:style-name="ce78" table:formula="of:=[.Z367]/[.D367]" office:value-type="float" office:value="0.383680555555556">
            <text:p>0.3837</text:p>
          </table:table-cell>
          <table:table-cell table:style-name="ce82" table:formula="of:=-1*[.Z367]/[.E367]" office:value-type="float" office:value="0.600543478260869">
            <text:p>0.6005</text:p>
          </table:table-cell>
          <table:table-cell table:style-name="ce76" table:formula="of:=[.Z367] * ([.N367] + [.O367] + [.P367]) / (3 - [.Q367] - [.R367])" office:value-type="float" office:value="27.625">
            <text:p>27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54">
            <text:p>154</text:p>
          </table:table-cell>
          <table:table-cell table:style-name="ce48" office:value-type="float" office:value="326">
            <text:p>32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8] + [.G368]) / (2 * ( ((([.H368] + [.I368]) / 2) + [.J368]) / 10 )) * [.L368]" office:value-type="float" office:value="48">
            <text:p>48.0000</text:p>
          </table:table-cell>
          <table:table-cell table:style-name="ce78" table:formula="of:=[.Z368]/[.D368]" office:value-type="float" office:value="0.333333333333333">
            <text:p>0.3333</text:p>
          </table:table-cell>
          <table:table-cell table:style-name="ce82" table:formula="of:=-1*[.Z368]/[.E368]" office:value-type="float" office:value="0.533333333333333">
            <text:p>0.5333</text:p>
          </table:table-cell>
          <table:table-cell table:style-name="ce76" table:formula="of:=[.Z368] * ([.N368] + [.O368] + [.P368]) / (3 - [.Q368] - [.R368])" office:value-type="float" office:value="48">
            <text:p>4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9] + [.G369]) / (2 * ( ((([.H369] + [.I369]) / 2) + [.J369]) / 10 )) * [.L369]" office:value-type="float" office:value="11.7241379310345">
            <text:p>11.7241</text:p>
          </table:table-cell>
          <table:table-cell table:style-name="ce78" table:formula="of:=[.Z369]/[.D369]" office:value-type="float" office:value="0.325670498084291">
            <text:p>0.3257</text:p>
          </table:table-cell>
          <table:table-cell table:style-name="ce82" office:value-type="string">
            <text:p>n/a</text:p>
          </table:table-cell>
          <table:table-cell table:style-name="ce76" table:formula="of:=[.Z369] * ([.N369] + [.O369] + [.P369]) / (3 - [.Q369] - [.R369])" office:value-type="float" office:value="11.7241379310345">
            <text:p>11.72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0] + [.G370]) / (2 * ( ((([.H370] + [.I370]) / 2) + [.J370]) / 10 )) * [.L370]" office:value-type="float" office:value="27.625">
            <text:p>27.6250</text:p>
          </table:table-cell>
          <table:table-cell table:style-name="ce78" table:formula="of:=[.Z370]/[.D370]" office:value-type="float" office:value="0.383680555555556">
            <text:p>0.3837</text:p>
          </table:table-cell>
          <table:table-cell table:style-name="ce82" office:value-type="string">
            <text:p>n/a</text:p>
          </table:table-cell>
          <table:table-cell table:style-name="ce76" table:formula="of:=[.Z370] * ([.N370] + [.O370] + [.P370]) / (3 - [.Q370] - [.R370])" office:value-type="float" office:value="27.625">
            <text:p>27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4">
            <text:p>154</text:p>
          </table:table-cell>
          <table:table-cell table:style-name="ce48" office:value-type="float" office:value="326">
            <text:p>32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1] + [.G371]) / (2 * ( ((([.H371] + [.I371]) / 2) + [.J371]) / 10 )) * [.L371]" office:value-type="float" office:value="48">
            <text:p>48.0000</text:p>
          </table:table-cell>
          <table:table-cell table:style-name="ce78" table:formula="of:=[.Z371]/[.D371]" office:value-type="float" office:value="0.333333333333333">
            <text:p>0.3333</text:p>
          </table:table-cell>
          <table:table-cell table:style-name="ce82" office:value-type="string">
            <text:p>n/a</text:p>
          </table:table-cell>
          <table:table-cell table:style-name="ce76" table:formula="of:=[.Z371] * ([.N371] + [.O371] + [.P371]) / (3 - [.Q371] - [.R371])" office:value-type="float" office:value="48">
            <text:p>4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36">
            <text:p>336</text:p>
          </table:table-cell>
          <table:table-cell table:style-name="ce48" office:value-type="float" office:value="648">
            <text:p>6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2] + [.G372]) / (2 * ( ((([.H372] + [.I372]) / 2) + [.J372]) / 10 )) * [.L372]" office:value-type="float" office:value="92.6117647058824">
            <text:p>92.6118</text:p>
          </table:table-cell>
          <table:table-cell table:style-name="ce78" table:formula="of:=[.Z372]/[.D372]" office:value-type="float" office:value="0.643137254901961">
            <text:p>0.6431</text:p>
          </table:table-cell>
          <table:table-cell table:style-name="ce82" office:value-type="string">
            <text:p>n/a</text:p>
          </table:table-cell>
          <table:table-cell table:style-name="ce76" table:formula="of:=[.Z372] * ([.N372] + [.O372] + [.P372]) / (3 - [.Q372] - [.R372])" office:value-type="float" office:value="92.6117647058824">
            <text:p>92.6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Javelin Thrower</text:p>
          </table:table-cell>
          <table:table-cell table:style-name="ce35" office:value-type="string">
            <text:p>X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-175">
            <text:p>-175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3] + [.G373]) / (2 * ( ((([.H373] + [.I373]) / 2) + [.J373]) / 10 )) * [.L373]" office:value-type="float" office:value="115.104166666667">
            <text:p>115.1042</text:p>
          </table:table-cell>
          <table:table-cell table:style-name="ce78" table:formula="of:=[.Z373]/[.D373]" office:value-type="float" office:value="0.418560606060606">
            <text:p>0.4186</text:p>
          </table:table-cell>
          <table:table-cell table:style-name="ce82" table:formula="of:=-1*[.Z373]/[.E373]" office:value-type="float" office:value="0.657738095238095">
            <text:p>0.6577</text:p>
          </table:table-cell>
          <table:table-cell table:style-name="ce76" table:formula="of:=[.Z373] * ([.N373] + [.O373] + [.P373]) / (3 - [.Q373] - [.R373])" office:value-type="float" office:value="124.696180555556">
            <text:p>124.69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Javelin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225">
            <text:p>-225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3000">
            <text:p>3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4] + [.G374]) / (2 * ( ((([.H374] + [.I374]) / 2) + [.J374]) / 10 )) * [.L374]" office:value-type="float" office:value="168.229166666667">
            <text:p>168.2292</text:p>
          </table:table-cell>
          <table:table-cell table:style-name="ce78" table:formula="of:=[.Z374]/[.D374]" office:value-type="float" office:value="0.560763888888889">
            <text:p>0.5608</text:p>
          </table:table-cell>
          <table:table-cell table:style-name="ce82" table:formula="of:=-1*[.Z374]/[.E374]" office:value-type="float" office:value="0.747685185185185">
            <text:p>0.7477</text:p>
          </table:table-cell>
          <table:table-cell table:style-name="ce76" table:formula="of:=[.Z374] * ([.N374] + [.O374] + [.P374]) / (3 - [.Q374] - [.R374])" office:value-type="float" office:value="182.248263888889">
            <text:p>182.24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Lance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50">
            <text:p>350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2000">
            <text:p>2000</text:p>
          </table:table-cell>
          <table:table-cell table:style-name="ce48" office:value-type="float" office:value="3500">
            <text:p>35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5] + [.G375]) / (2 * ( ((([.H375] + [.I375]) / 2) + [.J375]) / 10 )) * [.L375]" office:value-type="float" office:value="194.791666666667">
            <text:p>194.7917</text:p>
          </table:table-cell>
          <table:table-cell table:style-name="ce78" table:formula="of:=[.Z375]/[.D375]" office:value-type="float" office:value="0.556547619047619">
            <text:p>0.5565</text:p>
          </table:table-cell>
          <table:table-cell table:style-name="ce82" table:formula="of:=-1*[.Z375]/[.E375]" office:value-type="float" office:value="0.708333333333333">
            <text:p>0.7083</text:p>
          </table:table-cell>
          <table:table-cell table:style-name="ce76" table:formula="of:=[.Z375] * ([.N375] + [.O375] + [.P375]) / (3 - [.Q375] - [.R375])" office:value-type="float" office:value="211.024305555556">
            <text:p>211.02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line Impaler</text:p>
          </table:table-cell>
          <table:table-cell table:style-name="ce35" office:value-type="string">
            <text:p>T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8000">
            <text:p>8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155">
            <text:p>15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6] + [.G376]) / (2 * ( ((([.H376] + [.I376]) / 2) + [.J376]) / 10 )) * [.L376]" office:value-type="float" office:value="283.333333333333">
            <text:p>283.3333</text:p>
          </table:table-cell>
          <table:table-cell table:style-name="ce78" table:formula="of:=[.Z376]/[.D376]" office:value-type="float" office:value="0.62962962962963">
            <text:p>0.6296</text:p>
          </table:table-cell>
          <table:table-cell table:style-name="ce82" table:formula="of:=-1*[.Z376]/[.E376]" office:value-type="float" office:value="0.566666666666667">
            <text:p>0.5667</text:p>
          </table:table-cell>
          <table:table-cell table:style-name="ce76" table:formula="of:=[.Z376] * ([.N376] + [.O376] + [.P376]) / (3 - [.Q376] - [.R376])" office:value-type="float" office:value="306.944444444444">
            <text:p>306.94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S</text:p>
          </table:table-cell>
          <table:table-cell table:style-name="ce33" office:value-type="float" office:value="28">
            <text:p>28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46">
            <text:p>46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20">
            <text:p>2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78] + [.G378]) / (2 * ( ((([.H378] + [.I378]) / 2) + [.J378]) / 10 )) * [.L378]" office:value-type="float" office:value="7.75862068965517">
            <text:p>7.7586</text:p>
          </table:table-cell>
          <table:table-cell table:style-name="ce77" table:formula="of:=[.Z378]/[.D378]" office:value-type="float" office:value="0.277093596059113">
            <text:p>0.2771</text:p>
          </table:table-cell>
          <table:table-cell table:style-name="ce80" table:formula="of:=-1*[.Z378]/[.E378]" office:value-type="float" office:value="0.456389452332657">
            <text:p>0.4564</text:p>
          </table:table-cell>
          <table:table-cell table:style-name="ce77" table:formula="of:=[.Z378] * ([.N378] + [.O378] + [.P378]) / (3 - [.Q378] - [.R378])" office:value-type="float" office:value="7.75862068965517">
            <text:p>7.75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M</text:p>
          </table:table-cell>
          <table:table-cell table:style-name="ce33" office:value-type="float" office:value="56">
            <text:p>56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115">
            <text:p>115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25">
            <text:p>25</text:p>
          </table:table-cell>
          <table:table-cell table:style-name="ce33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79] + [.G379]) / (2 * ( ((([.H379] + [.I379]) / 2) + [.J379]) / 10 )) * [.L379]" office:value-type="float" office:value="16.1458333333333">
            <text:p>16.1458</text:p>
          </table:table-cell>
          <table:table-cell table:style-name="ce77" table:formula="of:=[.Z379]/[.D379]" office:value-type="float" office:value="0.288318452380952">
            <text:p>0.2883</text:p>
          </table:table-cell>
          <table:table-cell table:style-name="ce80" table:formula="of:=-1*[.Z379]/[.E379]" office:value-type="float" office:value="0.538194444444444">
            <text:p>0.5382</text:p>
          </table:table-cell>
          <table:table-cell table:style-name="ce77" table:formula="of:=[.Z379] * ([.N379] + [.O379] + [.P379]) / (3 - [.Q379] - [.R379])" office:value-type="float" office:value="16.1458333333333">
            <text:p>16.14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L</text:p>
          </table:table-cell>
          <table:table-cell table:style-name="ce33" office:value-type="float" office:value="112">
            <text:p>112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96">
            <text:p>96</text:p>
          </table:table-cell>
          <table:table-cell table:style-name="ce47" office:value-type="float" office:value="276">
            <text:p>276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80] + [.G380]) / (2 * ( ((([.H380] + [.I380]) / 2) + [.J380]) / 10 )) * [.L380]" office:value-type="float" office:value="32.8235294117647">
            <text:p>32.8235</text:p>
          </table:table-cell>
          <table:table-cell table:style-name="ce77" table:formula="of:=[.Z380]/[.D380]" office:value-type="float" office:value="0.293067226890756">
            <text:p>0.2931</text:p>
          </table:table-cell>
          <table:table-cell table:style-name="ce80" table:formula="of:=-1*[.Z380]/[.E380]" office:value-type="float" office:value="0.556331006979063">
            <text:p>0.5563</text:p>
          </table:table-cell>
          <table:table-cell table:style-name="ce77" table:formula="of:=[.Z380] * ([.N380] + [.O380] + [.P380]) / (3 - [.Q380] - [.R380])" office:value-type="float" office:value="32.8235294117647">
            <text:p>32.82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57">
            <text:p>5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81] + [.G381]) / (2 * ( ((([.H381] + [.I381]) / 2) + [.J381]) / 10 )) * [.L381]" office:value-type="float" office:value="9.69827586206897">
            <text:p>9.6983</text:p>
          </table:table-cell>
          <table:table-cell table:style-name="ce76" table:formula="of:=[.Z381]/[.D381]" office:value-type="float" office:value="0.323275862068966">
            <text:p>0.3233</text:p>
          </table:table-cell>
          <table:table-cell table:style-name="ce81" table:formula="of:=-1*[.Z381]/[.E381]" office:value-type="float" office:value="0.484913793103448">
            <text:p>0.4849</text:p>
          </table:table-cell>
          <table:table-cell table:style-name="ce76" table:formula="of:=[.Z381] * ([.N381] + [.O381] + [.P381]) / (3 - [.Q381] - [.R381])" office:value-type="float" office:value="9.69827586206897">
            <text:p>9.69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48">
            <text:p>1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82] + [.G382]) / (2 * ( ((([.H382] + [.I382]) / 2) + [.J382]) / 10 )) * [.L382]" office:value-type="float" office:value="20.625">
            <text:p>20.6250</text:p>
          </table:table-cell>
          <table:table-cell table:style-name="ce76" table:formula="of:=[.Z382]/[.D382]" office:value-type="float" office:value="0.34375">
            <text:p>0.3438</text:p>
          </table:table-cell>
          <table:table-cell table:style-name="ce81" table:formula="of:=-1*[.Z382]/[.E382]" office:value-type="float" office:value="0.606617647058823">
            <text:p>0.6066</text:p>
          </table:table-cell>
          <table:table-cell table:style-name="ce76" table:formula="of:=[.Z382] * ([.N382] + [.O382] + [.P382]) / (3 - [.Q382] - [.R382])" office:value-type="float" office:value="20.625">
            <text:p>2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318">
            <text:p>3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83] + [.G383]) / (2 * ( ((([.H383] + [.I383]) / 2) + [.J383]) / 10 )) * [.L383]" office:value-type="float" office:value="38.1176470588235">
            <text:p>38.1176</text:p>
          </table:table-cell>
          <table:table-cell table:style-name="ce76" table:formula="of:=[.Z383]/[.D383]" office:value-type="float" office:value="0.317647058823529">
            <text:p>0.3176</text:p>
          </table:table-cell>
          <table:table-cell table:style-name="ce81" table:formula="of:=-1*[.Z383]/[.E383]" office:value-type="float" office:value="0.595588235294118">
            <text:p>0.5956</text:p>
          </table:table-cell>
          <table:table-cell table:style-name="ce76" table:formula="of:=[.Z383] * ([.N383] + [.O383] + [.P383]) / (3 - [.Q383] - [.R383])" office:value-type="float" office:value="38.1176470588235">
            <text:p>38.1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74">
            <text:p>7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84] + [.G384]) / (2 * ( ((([.H384] + [.I384]) / 2) + [.J384]) / 10 )) * [.L384]" office:value-type="float" office:value="12.6724137931034">
            <text:p>12.6724</text:p>
          </table:table-cell>
          <table:table-cell table:style-name="ce76" table:formula="of:=[.Z384]/[.D384]" office:value-type="float" office:value="0.352011494252874">
            <text:p>0.3520</text:p>
          </table:table-cell>
          <table:table-cell table:style-name="ce81" table:formula="of:=-1*[.Z384]/[.E384]" office:value-type="float" office:value="0.52801724137931">
            <text:p>0.5280</text:p>
          </table:table-cell>
          <table:table-cell table:style-name="ce76" table:formula="of:=[.Z384] * ([.N384] + [.O384] + [.P384]) / (3 - [.Q384] - [.R384])" office:value-type="float" office:value="12.6724137931035">
            <text:p>12.67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67">
            <text:p>67</text:p>
          </table:table-cell>
          <table:table-cell table:style-name="ce48" office:value-type="float" office:value="192">
            <text:p>19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85] + [.G385]) / (2 * ( ((([.H385] + [.I385]) / 2) + [.J385]) / 10 )) * [.L385]" office:value-type="float" office:value="26.9791666666667">
            <text:p>26.9792</text:p>
          </table:table-cell>
          <table:table-cell table:style-name="ce76" table:formula="of:=[.Z385]/[.D385]" office:value-type="float" office:value="0.374710648148148">
            <text:p>0.3747</text:p>
          </table:table-cell>
          <table:table-cell table:style-name="ce81" table:formula="of:=-1*[.Z385]/[.E385]" office:value-type="float" office:value="0.586503623188406">
            <text:p>0.5865</text:p>
          </table:table-cell>
          <table:table-cell table:style-name="ce76" table:formula="of:=[.Z385] * ([.N385] + [.O385] + [.P385]) / (3 - [.Q385] - [.R385])" office:value-type="float" office:value="26.9791666666667">
            <text:p>26.97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58">
            <text:p>158</text:p>
          </table:table-cell>
          <table:table-cell table:style-name="ce48" office:value-type="float" office:value="378">
            <text:p>3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86] + [.G386]) / (2 * ( ((([.H386] + [.I386]) / 2) + [.J386]) / 10 )) * [.L386]" office:value-type="float" office:value="47.2941176470588">
            <text:p>47.2941</text:p>
          </table:table-cell>
          <table:table-cell table:style-name="ce76" table:formula="of:=[.Z386]/[.D386]" office:value-type="float" office:value="0.32843137254902">
            <text:p>0.3284</text:p>
          </table:table-cell>
          <table:table-cell table:style-name="ce81" table:formula="of:=-1*[.Z386]/[.E386]" office:value-type="float" office:value="0.525490196078431">
            <text:p>0.5255</text:p>
          </table:table-cell>
          <table:table-cell table:style-name="ce76" table:formula="of:=[.Z386] * ([.N386] + [.O386] + [.P386]) / (3 - [.Q386] - [.R386])" office:value-type="float" office:value="47.2941176470588">
            <text:p>47.2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27">
            <text:p>27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6">
            <text:p>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75">
            <text:p>0.7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87] + [.G387]) / (2 * ( ((([.H387] + [.I387]) / 2) + [.J387]) / 10 )) * [.L387]" office:value-type="float" office:value="20">
            <text:p>20.0000</text:p>
          </table:table-cell>
          <table:table-cell table:style-name="ce77" table:formula="of:=[.Z387]/[.D387]" office:value-type="float" office:value="0.8">
            <text:p>0.8000</text:p>
          </table:table-cell>
          <table:table-cell table:style-name="ce80" table:formula="of:=-1*[.Z387]/[.E387]" office:value-type="float" office:value="1.17647058823529">
            <text:p>1.1765</text:p>
          </table:table-cell>
          <table:table-cell table:style-name="ce77" table:formula="of:=[.Z387] * ([.N387] + [.O387] + [.P387]) / (3 - [.Q387] - [.R387])" office:value-type="float" office:value="20">
            <text:p>2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M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33">
            <text:p>33</text:p>
          </table:table-cell>
          <table:table-cell table:style-name="ce47" office:value-type="float" office:value="68">
            <text:p>68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9">
            <text:p>9</text:p>
          </table:table-cell>
          <table:table-cell table:style-name="ce33" office:value-type="float" office:value="35">
            <text:p>3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88] + [.G388]) / (2 * ( ((([.H388] + [.I388]) / 2) + [.J388]) / 10 )) * [.L388]" office:value-type="float" office:value="33.0192307692308">
            <text:p>33.0192</text:p>
          </table:table-cell>
          <table:table-cell table:style-name="ce77" table:formula="of:=[.Z388]/[.D388]" office:value-type="float" office:value="1.32076923076923">
            <text:p>1.3208</text:p>
          </table:table-cell>
          <table:table-cell table:style-name="ce80" table:formula="of:=-1*[.Z388]/[.E388]" office:value-type="float" office:value="1.94230769230769">
            <text:p>1.9423</text:p>
          </table:table-cell>
          <table:table-cell table:style-name="ce77" table:formula="of:=[.Z388] * ([.N388] + [.O388] + [.P388]) / (3 - [.Q388] - [.R388])" office:value-type="float" office:value="33.0192307692308">
            <text:p>33.01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L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78">
            <text:p>78</text:p>
          </table:table-cell>
          <table:table-cell table:style-name="ce47" office:value-type="float" office:value="162">
            <text:p>162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12">
            <text:p>12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89] + [.G389]) / (2 * ( ((([.H389] + [.I389]) / 2) + [.J389]) / 10 )) * [.L389]" office:value-type="float" office:value="60">
            <text:p>60.0000</text:p>
          </table:table-cell>
          <table:table-cell table:style-name="ce77" table:formula="of:=[.Z389]/[.D389]" office:value-type="float" office:value="2.4">
            <text:p>2.4000</text:p>
          </table:table-cell>
          <table:table-cell table:style-name="ce80" table:formula="of:=-1*[.Z389]/[.E389]" office:value-type="float" office:value="3.52941176470588">
            <text:p>3.5294</text:p>
          </table:table-cell>
          <table:table-cell table:style-name="ce77" table:formula="of:=[.Z389] * ([.N389] + [.O389] + [.P389]) / (3 - [.Q389] - [.R389])" office:value-type="float" office:value="60">
            <text:p>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90] + [.G390]) / (2 * ( ((([.H390] + [.I390]) / 2) + [.J390]) / 10 )) * [.L390]" office:value-type="float" office:value="26">
            <text:p>26.0000</text:p>
          </table:table-cell>
          <table:table-cell table:style-name="ce76" table:formula="of:=[.Z390]/[.D390]" office:value-type="float" office:value="0.866666666666667">
            <text:p>0.8667</text:p>
          </table:table-cell>
          <table:table-cell table:style-name="ce81" table:formula="of:=-1*[.Z390]/[.E390]" office:value-type="float" office:value="1.3">
            <text:p>1.3000</text:p>
          </table:table-cell>
          <table:table-cell table:style-name="ce76" table:formula="of:=[.Z390] * ([.N390] + [.O390] + [.P390]) / (3 - [.Q390] - [.R390])" office:value-type="float" office:value="26">
            <text:p>2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43">
            <text:p>43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1] + [.G391]) / (2 * ( ((([.H391] + [.I391]) / 2) + [.J391]) / 10 )) * [.L391]" office:value-type="float" office:value="42.8269230769231">
            <text:p>42.8269</text:p>
          </table:table-cell>
          <table:table-cell table:style-name="ce78" table:formula="of:=[.Z391]/[.D391]" office:value-type="float" office:value="0.713782051282051">
            <text:p>0.7138</text:p>
          </table:table-cell>
          <table:table-cell table:style-name="ce82" table:formula="of:=-1*[.Z391]/[.E391]" office:value-type="float" office:value="1.25961538461538">
            <text:p>1.2596</text:p>
          </table:table-cell>
          <table:table-cell table:style-name="ce76" table:formula="of:=[.Z391] * ([.N391] + [.O391] + [.P391]) / (3 - [.Q391] - [.R391])" office:value-type="float" office:value="42.8269230769231">
            <text:p>42.82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02">
            <text:p>102</text:p>
          </table:table-cell>
          <table:table-cell table:style-name="ce48" office:value-type="float" office:value="210">
            <text:p>2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2] + [.G392]) / (2 * ( ((([.H392] + [.I392]) / 2) + [.J392]) / 10 )) * [.L392]" office:value-type="float" office:value="78">
            <text:p>78.0000</text:p>
          </table:table-cell>
          <table:table-cell table:style-name="ce78" table:formula="of:=[.Z392]/[.D392]" office:value-type="float" office:value="0.65">
            <text:p>0.6500</text:p>
          </table:table-cell>
          <table:table-cell table:style-name="ce82" table:formula="of:=-1*[.Z392]/[.E392]" office:value-type="float" office:value="1.21875">
            <text:p>1.2188</text:p>
          </table:table-cell>
          <table:table-cell table:style-name="ce76" table:formula="of:=[.Z392] * ([.N392] + [.O392] + [.P392]) / (3 - [.Q392] - [.R392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3] + [.G393]) / (2 * ( ((([.H393] + [.I393]) / 2) + [.J393]) / 10 )) * [.L393]" office:value-type="float" office:value="33">
            <text:p>33.0000</text:p>
          </table:table-cell>
          <table:table-cell table:style-name="ce78" table:formula="of:=[.Z393]/[.D393]" office:value-type="float" office:value="0.916666666666667">
            <text:p>0.9167</text:p>
          </table:table-cell>
          <table:table-cell table:style-name="ce82" table:formula="of:=-1*[.Z393]/[.E393]" office:value-type="float" office:value="1.375">
            <text:p>1.3750</text:p>
          </table:table-cell>
          <table:table-cell table:style-name="ce76" table:formula="of:=[.Z393] * ([.N393] + [.O393] + [.P393]) / (3 - [.Q393] - [.R393])" office:value-type="float" office:value="33">
            <text:p>33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54">
            <text:p>54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4] + [.G394]) / (2 * ( ((([.H394] + [.I394]) / 2) + [.J394]) / 10 )) * [.L394]" office:value-type="float" office:value="53.6153846153846">
            <text:p>53.6154</text:p>
          </table:table-cell>
          <table:table-cell table:style-name="ce78" table:formula="of:=[.Z394]/[.D394]" office:value-type="float" office:value="0.74465811965812">
            <text:p>0.7447</text:p>
          </table:table-cell>
          <table:table-cell table:style-name="ce82" table:formula="of:=-1*[.Z394]/[.E394]" office:value-type="float" office:value="1.16555183946488">
            <text:p>1.1656</text:p>
          </table:table-cell>
          <table:table-cell table:style-name="ce76" table:formula="of:=[.Z394] * ([.N394] + [.O394] + [.P394]) / (3 - [.Q394] - [.R394])" office:value-type="float" office:value="53.6153846153846">
            <text:p>53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5] + [.G395]) / (2 * ( ((([.H395] + [.I395]) / 2) + [.J395]) / 10 )) * [.L395]" office:value-type="float" office:value="94.5">
            <text:p>94.5000</text:p>
          </table:table-cell>
          <table:table-cell table:style-name="ce78" table:formula="of:=[.Z395]/[.D395]" office:value-type="float" office:value="0.65625">
            <text:p>0.6563</text:p>
          </table:table-cell>
          <table:table-cell table:style-name="ce82" table:formula="of:=-1*[.Z395]/[.E395]" office:value-type="float" office:value="1.05">
            <text:p>1.0500</text:p>
          </table:table-cell>
          <table:table-cell table:style-name="ce76" table:formula="of:=[.Z395] * ([.N395] + [.O395] + [.P395]) / (3 - [.Q395] - [.R395])" office:value-type="float" office:value="94.5">
            <text:p>94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Hailstorm Auto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750">
            <text:p>7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6] + [.G396]) / (2 * ( ((([.H396] + [.I396]) / 2) + [.J396]) / 10 )) * [.L396]" office:value-type="float" office:value="165.677966101695">
            <text:p>165.6780</text:p>
          </table:table-cell>
          <table:table-cell table:style-name="ce78" table:formula="of:=[.Z396]/[.D396]" office:value-type="float" office:value="0.44180790960452">
            <text:p>0.4418</text:p>
          </table:table-cell>
          <table:table-cell table:style-name="ce82" table:formula="of:=-1*[.Z396]/[.E396]" office:value-type="float" office:value="0.602465331278891">
            <text:p>0.6025</text:p>
          </table:table-cell>
          <table:table-cell table:style-name="ce76" table:formula="of:=[.Z396] * ([.N396] + [.O396] + [.P396]) / (3 - [.Q396] - [.R396])" office:value-type="float" office:value="179.484463276836">
            <text:p>17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Firestorm Autocannon</text:p>
          </table:table-cell>
          <table:table-cell table:style-name="ce35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850">
            <text:p>8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7] + [.G397]) / (2 * ( ((([.H397] + [.I397]) / 2) + [.J397]) / 10 )) * [.L397]" office:value-type="float" office:value="194.491525423729">
            <text:p>194.4915</text:p>
          </table:table-cell>
          <table:table-cell table:style-name="ce78" table:formula="of:=[.Z397]/[.D397]" office:value-type="float" office:value="0.457627118644068">
            <text:p>0.4576</text:p>
          </table:table-cell>
          <table:table-cell table:style-name="ce82" table:formula="of:=-1*[.Z397]/[.E397]" office:value-type="float" office:value="0.648305084745763">
            <text:p>0.6483</text:p>
          </table:table-cell>
          <table:table-cell table:style-name="ce76" table:formula="of:=[.Z397] * ([.N397] + [.O397] + [.P397]) / (3 - [.Q397] - [.R397])" office:value-type="float" office:value="210.699152542373">
            <text:p>210.69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Tempest Autocannon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8] + [.G398]) / (2 * ( ((([.H398] + [.I398]) / 2) + [.J398]) / 10 )) * [.L398]" office:value-type="float" office:value="288.135593220339">
            <text:p>288.1356</text:p>
          </table:table-cell>
          <table:table-cell table:style-name="ce78" table:formula="of:=[.Z398]/[.D398]" office:value-type="float" office:value="0.576271186440678">
            <text:p>0.5763</text:p>
          </table:table-cell>
          <table:table-cell table:style-name="ce82" table:formula="of:=-1*[.Z398]/[.E398]" office:value-type="float" office:value="0.576271186440678">
            <text:p>0.5763</text:p>
          </table:table-cell>
          <table:table-cell table:style-name="ce76" table:formula="of:=[.Z398] * ([.N398] + [.O398] + [.P398]) / (3 - [.Q398] - [.R398])" office:value-type="float" office:value="312.146892655367">
            <text:p>312.14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Kinetic Artillery</text:p>
          </table:table-cell>
          <table:table-cell table:style-name="ce33" office:value-type="string">
            <text:p>L</text:p>
          </table:table-cell>
          <table:table-cell table:style-name="ce33" office:value-type="float" office:value="155">
            <text:p>155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195">
            <text:p>195</text:p>
          </table:table-cell>
          <table:table-cell table:style-name="ce47" office:value-type="float" office:value="585">
            <text:p>585</text:p>
          </table:table-cell>
          <table:table-cell table:style-name="ce33" office:value-type="float" office:value="9">
            <text:p>9</text:p>
          </table:table-cell>
          <table:table-cell table:style-name="ce47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99] + [.G399]) / (2 * ( ((([.H399] + [.I399]) / 2) + [.J399]) / 10 )) * [.L399]" office:value-type="float" office:value="40.9090909090909">
            <text:p>40.9091</text:p>
          </table:table-cell>
          <table:table-cell table:style-name="ce77" table:formula="of:=[.Z399]/[.D399]" office:value-type="float" office:value="0.263929618768328">
            <text:p>0.2639</text:p>
          </table:table-cell>
          <table:table-cell table:style-name="ce80" table:formula="of:=-1*[.Z399]/[.E399]" office:value-type="float" office:value="0.454545454545455">
            <text:p>0.4545</text:p>
          </table:table-cell>
          <table:table-cell table:style-name="ce77" table:formula="of:=[.Z399] * ([.N399] + [.O399] + [.P399]) / (3 - [.Q399] - [.R399])" office:value-type="float" office:value="51.1363636363636">
            <text:p>51.13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Kinetic Artillery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10">
            <text:p>-110</text:p>
          </table:table-cell>
          <table:table-cell table:style-name="ce34" office:value-type="float" office:value="245">
            <text:p>245</text:p>
          </table:table-cell>
          <table:table-cell table:style-name="ce44" office:value-type="float" office:value="720">
            <text:p>72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0] + [.G400]) / (2 * ( ((([.H400] + [.I400]) / 2) + [.J400]) / 10 )) * [.L400]" office:value-type="float" office:value="50.6118881118881">
            <text:p>50.6119</text:p>
          </table:table-cell>
          <table:table-cell table:style-name="ce76" table:formula="of:=[.Z400]/[.D400]" office:value-type="float" office:value="0.281177156177156">
            <text:p>0.2812</text:p>
          </table:table-cell>
          <table:table-cell table:style-name="ce81" table:formula="of:=-1*[.Z400]/[.E400]" office:value-type="float" office:value="0.460108073744437">
            <text:p>0.4601</text:p>
          </table:table-cell>
          <table:table-cell table:style-name="ce76" table:formula="of:=[.Z400] * ([.N400] + [.O400] + [.P400]) / (3 - [.Q400] - [.R400])" office:value-type="float" office:value="63.2648601398601">
            <text:p>63.26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kypiercer Artillery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30">
            <text:p>-130</text:p>
          </table:table-cell>
          <table:table-cell table:style-name="ce34" office:value-type="float" office:value="300">
            <text:p>300</text:p>
          </table:table-cell>
          <table:table-cell table:style-name="ce44" office:value-type="float" office:value="870">
            <text:p>87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1] + [.G401]) / (2 * ( ((([.H401] + [.I401]) / 2) + [.J401]) / 10 )) * [.L401]" office:value-type="float" office:value="61.3636363636364">
            <text:p>61.3636</text:p>
          </table:table-cell>
          <table:table-cell table:style-name="ce76" table:formula="of:=[.Z401]/[.D401]" office:value-type="float" office:value="0.299334811529933">
            <text:p>0.2993</text:p>
          </table:table-cell>
          <table:table-cell table:style-name="ce81" table:formula="of:=-1*[.Z401]/[.E401]" office:value-type="float" office:value="0.472027972027972">
            <text:p>0.4720</text:p>
          </table:table-cell>
          <table:table-cell table:style-name="ce76" table:formula="of:=[.Z401] * ([.N401] + [.O401] + [.P401]) / (3 - [.Q401] - [.R401])" office:value-type="float" office:value="76.7045454545455">
            <text:p>76.7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iga Cannon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910">
            <text:p>910</text:p>
          </table:table-cell>
          <table:table-cell table:style-name="ce47" office:value-type="float" office:value="2600">
            <text:p>2600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54">
            <text:p>54</text:p>
          </table:table-cell>
          <table:table-cell table:style-name="ce47" office:value-type="float" office:value="80">
            <text:p>8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02] + [.G402]) / (2 * ( ((([.H402] + [.I402]) / 2) + [.J402]) / 10 )) * [.L402]" office:value-type="float" office:value="115.460526315789">
            <text:p>115.4605</text:p>
          </table:table-cell>
          <table:table-cell table:style-name="ce77" table:formula="of:=[.Z402]/[.D402]" office:value-type="float" office:value="0.355263157894737">
            <text:p>0.3553</text:p>
          </table:table-cell>
          <table:table-cell table:style-name="ce80" table:formula="of:=-1*[.Z402]/[.E402]" office:value-type="float" office:value="0.461842105263158">
            <text:p>0.4618</text:p>
          </table:table-cell>
          <table:table-cell table:style-name="ce77" table:formula="of:=[.Z402] * ([.N402] + [.O402] + [.P402]) / (3 - [.Q402] - [.R402])" office:value-type="float" office:value="134.703947368421">
            <text:p>134.70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Giga-Cannon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3200">
            <text:p>32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3] + [.G403]) / (2 * ( ((([.H403] + [.I403]) / 2) + [.J403]) / 10 )) * [.L403]" office:value-type="float" office:value="144.736842105263">
            <text:p>144.7368</text:p>
          </table:table-cell>
          <table:table-cell table:style-name="ce76" table:formula="of:=[.Z403]/[.D403]" office:value-type="float" office:value="0.385964912280702">
            <text:p>0.3860</text:p>
          </table:table-cell>
          <table:table-cell table:style-name="ce81" table:formula="of:=-1*[.Z403]/[.E403]" office:value-type="float" office:value="0.516917293233083">
            <text:p>0.5169</text:p>
          </table:table-cell>
          <table:table-cell table:style-name="ce76" table:formula="of:=[.Z403] * ([.N403] + [.O403] + [.P403]) / (3 - [.Q403] - [.R403])" office:value-type="float" office:value="168.859649122807">
            <text:p>168.859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The Gran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3700">
            <text:p>37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4] + [.G404]) / (2 * ( ((([.H404] + [.I404]) / 2) + [.J404]) / 10 )) * [.L404]" office:value-type="float" office:value="171.052631578947">
            <text:p>171.0526</text:p>
          </table:table-cell>
          <table:table-cell table:style-name="ce76" table:formula="of:=[.Z404]/[.D404]" office:value-type="float" office:value="0.402476780185758">
            <text:p>0.4025</text:p>
          </table:table-cell>
          <table:table-cell table:style-name="ce81" table:formula="of:=-1*[.Z404]/[.E404]" office:value-type="float" office:value="0.551782682512733">
            <text:p>0.5518</text:p>
          </table:table-cell>
          <table:table-cell table:style-name="ce76" table:formula="of:=[.Z404] * ([.N404] + [.O404] + [.P404]) / (3 - [.Q404] - [.R404])" office:value-type="float" office:value="199.561403508772">
            <text:p>199.56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RKKV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500">
            <text:p>55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5">
            <text:p>155</text:p>
          </table:table-cell>
          <table:table-cell table:style-name="ce35" office:value-type="float" office:value="255">
            <text:p>255</text:p>
          </table:table-cell>
          <table:table-cell table:style-name="ce48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85">
            <text:p>0.8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5] + [.G405]) / (2 * ( ((([.H405] + [.I405]) / 2) + [.J405]) / 10 )) * [.L405]" office:value-type="float" office:value="275.555555555556">
            <text:p>275.5556</text:p>
          </table:table-cell>
          <table:table-cell table:style-name="ce76" table:formula="of:=[.Z405]/[.D405]" office:value-type="float" office:value="0.551111111111111">
            <text:p>0.5511</text:p>
          </table:table-cell>
          <table:table-cell table:style-name="ce81" table:formula="of:=-1*[.Z405]/[.E405]" office:value-type="float" office:value="0.551111111111111">
            <text:p>0.5511</text:p>
          </table:table-cell>
          <table:table-cell table:style-name="ce76" table:formula="of:=[.Z405] * ([.N405] + [.O405] + [.P405]) / (3 - [.Q405] - [.R405])" office:value-type="float" office:value="330.666666666667">
            <text:p>330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FerroMagnetic Liqui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6] + [.G406]) / (2 * ( ((([.H406] + [.I406]) / 2) + [.J406]) / 10 )) * [.L406]" office:value-type="float" office:value="139.802631578947">
            <text:p>139.8026</text:p>
          </table:table-cell>
          <table:table-cell table:style-name="ce76" table:formula="of:=[.Z406]/[.D406]" office:value-type="float" office:value="0.37280701754386">
            <text:p>0.3728</text:p>
          </table:table-cell>
          <table:table-cell table:style-name="ce81" table:formula="of:=-1*[.Z406]/[.E406]" office:value-type="float" office:value="0.499295112781955">
            <text:p>0.4993</text:p>
          </table:table-cell>
          <table:table-cell table:style-name="ce76" table:formula="of:=[.Z406] * ([.N406] + [.O406] + [.P406]) / (3 - [.Q406] - [.R406])" office:value-type="float" office:value="195.723684210526">
            <text:p>195.72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FerroMagnetic Liqui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7] + [.G407]) / (2 * ( ((([.H407] + [.I407]) / 2) + [.J407]) / 10 )) * [.L407]" office:value-type="float" office:value="158.44298245614">
            <text:p>158.4430</text:p>
          </table:table-cell>
          <table:table-cell table:style-name="ce76" table:formula="of:=[.Z407]/[.D407]" office:value-type="float" office:value="0.37280701754386">
            <text:p>0.3728</text:p>
          </table:table-cell>
          <table:table-cell table:style-name="ce81" table:formula="of:=-1*[.Z407]/[.E407]" office:value-type="float" office:value="0.511106395019807">
            <text:p>0.5111</text:p>
          </table:table-cell>
          <table:table-cell table:style-name="ce76" table:formula="of:=[.Z407] * ([.N407] + [.O407] + [.P407]) / (3 - [.Q407] - [.R407])" office:value-type="float" office:value="221.820175438596">
            <text:p>221.820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MagnetoHydroDynamic Cannon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4000">
            <text:p>4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8] + [.G408]) / (2 * ( ((([.H408] + [.I408]) / 2) + [.J408]) / 10 )) * [.L408]" office:value-type="float" office:value="240.217391304348">
            <text:p>240.2174</text:p>
          </table:table-cell>
          <table:table-cell table:style-name="ce76" table:formula="of:=[.Z408]/[.D408]" office:value-type="float" office:value="0.480434782608696">
            <text:p>0.4804</text:p>
          </table:table-cell>
          <table:table-cell table:style-name="ce81" table:formula="of:=-1*[.Z408]/[.E408]" office:value-type="float" office:value="0.480434782608696">
            <text:p>0.4804</text:p>
          </table:table-cell>
          <table:table-cell table:style-name="ce76" table:formula="of:=[.Z408] * ([.N408] + [.O408] + [.P408]) / (3 - [.Q408] - [.R408])" office:value-type="float" office:value="336.304347826087">
            <text:p>336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lak Artillery (tier 3)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8">
            <text:p>8</text:p>
          </table:table-cell>
          <table:table-cell table:style-name="ce33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7">
            <text:p>0.7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09] + [.G409]) / (2 * ( ((([.H409] + [.I409]) / 2) + [.J409]) / 10 )) * [.L409]" office:value-type="float" office:value="9">
            <text:p>9.0000</text:p>
          </table:table-cell>
          <table:table-cell table:style-name="ce77" table:formula="of:=[.Z409]/[.D409]" office:value-type="float" office:value="0.692307692307692">
            <text:p>0.6923</text:p>
          </table:table-cell>
          <table:table-cell table:style-name="ce80" table:formula="of:=-1*[.Z409]/[.E409]" office:value-type="float" office:value="0.9">
            <text:p>0.9000</text:p>
          </table:table-cell>
          <table:table-cell table:style-name="ce77" table:formula="of:=[.Z409] * ([.N409] + [.O409] + [.P409]) / (3 - [.Q409] - [.R409])" office:value-type="float" office:value="9">
            <text:p>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Flak Artillery</text:p>
          </table:table-cell>
          <table:table-cell table:style-name="ce34" office:value-type="string">
            <text:p>P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-12">
            <text:p>-1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0] + [.G410]) / (2 * ( ((([.H410] + [.I410]) / 2) + [.J410]) / 10 )) * [.L410]" office:value-type="float" office:value="12.75">
            <text:p>12.7500</text:p>
          </table:table-cell>
          <table:table-cell table:style-name="ce76" table:formula="of:=[.Z410]/[.D410]" office:value-type="float" office:value="0.796875">
            <text:p>0.7969</text:p>
          </table:table-cell>
          <table:table-cell table:style-name="ce81" table:formula="of:=-1*[.Z410]/[.E410]" office:value-type="float" office:value="1.0625">
            <text:p>1.0625</text:p>
          </table:table-cell>
          <table:table-cell table:style-name="ce76" table:formula="of:=[.Z410] * ([.N410] + [.O410] + [.P410]) / (3 - [.Q410] - [.R410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roncloud Defender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15">
            <text:p>-15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1] + [.G411]) / (2 * ( ((([.H411] + [.I411]) / 2) + [.J411]) / 10 )) * [.L411]" office:value-type="float" office:value="16.5">
            <text:p>16.5000</text:p>
          </table:table-cell>
          <table:table-cell table:style-name="ce76" table:formula="of:=[.Z411]/[.D411]" office:value-type="float" office:value="0.825">
            <text:p>0.8250</text:p>
          </table:table-cell>
          <table:table-cell table:style-name="ce81" table:formula="of:=-1*[.Z411]/[.E411]" office:value-type="float" office:value="1.1">
            <text:p>1.1000</text:p>
          </table:table-cell>
          <table:table-cell table:style-name="ce76" table:formula="of:=[.Z411] * ([.N411] + [.O411] + [.P411]) / (3 - [.Q411] - [.R411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uardian Point-Defense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8">
            <text:p>8</text:p>
          </table:table-cell>
          <table:table-cell table:style-name="ce33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12] + [.G412]) / (2 * ( ((([.H412] + [.I412]) / 2) + [.J412]) / 10 )) * [.L412]" office:value-type="float" office:value="9">
            <text:p>9.0000</text:p>
          </table:table-cell>
          <table:table-cell table:style-name="ce77" table:formula="of:=[.Z412]/[.D412]" office:value-type="float" office:value="0.692307692307692">
            <text:p>0.6923</text:p>
          </table:table-cell>
          <table:table-cell table:style-name="ce80" table:formula="of:=-1*[.Z412]/[.E412]" office:value-type="float" office:value="0.9">
            <text:p>0.9000</text:p>
          </table:table-cell>
          <table:table-cell table:style-name="ce77" table:formula="of:=[.Z412] * ([.N412] + [.O412] + [.P412]) / (3 - [.Q412] - [.R412])" office:value-type="float" office:value="9">
            <text:p>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Protector Point-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-12">
            <text:p>-1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3] + [.G413]) / (2 * ( ((([.H413] + [.I413]) / 2) + [.J413]) / 10 )) * [.L413]" office:value-type="float" office:value="12.75">
            <text:p>12.7500</text:p>
          </table:table-cell>
          <table:table-cell table:style-name="ce76" table:formula="of:=[.Z413]/[.D413]" office:value-type="float" office:value="0.796875">
            <text:p>0.7969</text:p>
          </table:table-cell>
          <table:table-cell table:style-name="ce81" table:formula="of:=-1*[.Z413]/[.E413]" office:value-type="float" office:value="1.0625">
            <text:p>1.0625</text:p>
          </table:table-cell>
          <table:table-cell table:style-name="ce76" table:formula="of:=[.Z413] * ([.N413] + [.O413] + [.P413]) / (3 - [.Q413] - [.R413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ron Curtain Point 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15">
            <text:p>-15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4] + [.G414]) / (2 * ( ((([.H414] + [.I414]) / 2) + [.J414]) / 10 )) * [.L414]" office:value-type="float" office:value="16.5">
            <text:p>16.5000</text:p>
          </table:table-cell>
          <table:table-cell table:style-name="ce76" table:formula="of:=[.Z414]/[.D414]" office:value-type="float" office:value="0.825">
            <text:p>0.8250</text:p>
          </table:table-cell>
          <table:table-cell table:style-name="ce81" table:formula="of:=-1*[.Z414]/[.E414]" office:value-type="float" office:value="1.1">
            <text:p>1.1000</text:p>
          </table:table-cell>
          <table:table-cell table:style-name="ce76" table:formula="of:=[.Z414] * ([.N414] + [.O414] + [.P414]) / (3 - [.Q414] - [.R414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Juggernaut Artillery</text:p>
          </table:table-cell>
          <table:table-cell table:style-name="ce34" office:value-type="string">
            <text:p>M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10">
            <text:p>-110</text:p>
          </table:table-cell>
          <table:table-cell table:style-name="ce34" office:value-type="float" office:value="220">
            <text:p>220</text:p>
          </table:table-cell>
          <table:table-cell table:style-name="ce44" office:value-type="float" office:value="650">
            <text:p>6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5] + [.G415]) / (2 * ( ((([.H415] + [.I415]) / 2) + [.J415]) / 10 )) * [.L415]" office:value-type="float" office:value="48.6713286713287">
            <text:p>48.6713</text:p>
          </table:table-cell>
          <table:table-cell table:style-name="ce76" table:formula="of:=[.Z415]/[.D415]" office:value-type="float" office:value="0.27039627039627">
            <text:p>0.2704</text:p>
          </table:table-cell>
          <table:table-cell table:style-name="ce81" table:formula="of:=-1*[.Z415]/[.E415]" office:value-type="float" office:value="0.442466624284806">
            <text:p>0.4425</text:p>
          </table:table-cell>
          <table:table-cell table:style-name="ce76" table:formula="of:=[.Z415] * ([.N415] + [.O415] + [.P415]) / (3 - [.Q415] - [.R415])" office:value-type="float" office:value="60.8391608391608">
            <text:p>60.83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Juggernaut Artillery</text:p>
          </table:table-cell>
          <table:table-cell table:style-name="ce34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30">
            <text:p>-130</text:p>
          </table:table-cell>
          <table:table-cell table:style-name="ce34" office:value-type="float" office:value="280">
            <text:p>280</text:p>
          </table:table-cell>
          <table:table-cell table:style-name="ce44" office:value-type="float" office:value="760">
            <text:p>76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6] + [.G416]) / (2 * ( ((([.H416] + [.I416]) / 2) + [.J416]) / 10 )) * [.L416]" office:value-type="float" office:value="58.1818181818182">
            <text:p>58.1818</text:p>
          </table:table-cell>
          <table:table-cell table:style-name="ce76" table:formula="of:=[.Z416]/[.D416]" office:value-type="float" office:value="0.283813747228381">
            <text:p>0.2838</text:p>
          </table:table-cell>
          <table:table-cell table:style-name="ce81" table:formula="of:=-1*[.Z416]/[.E416]" office:value-type="float" office:value="0.447552447552448">
            <text:p>0.4476</text:p>
          </table:table-cell>
          <table:table-cell table:style-name="ce76" table:formula="of:=[.Z416] * ([.N416] + [.O416] + [.P416]) / (3 - [.Q416] - [.R416])" office:value-type="float" office:value="72.7272727272727">
            <text:p>72.72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Juggernaut PD System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4">
            <text:p>-24</text:p>
          </table:table-cell>
          <table:table-cell table:style-name="ce34" office:value-type="float" office:value="5">
            <text:p>5</text:p>
          </table:table-cell>
          <table:table-cell table:style-name="ce44" office:value-type="float" office:value="15">
            <text:p>15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4">
            <text:p>4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75">
            <text:p>0.75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7] + [.G417]) / (2 * ( ((([.H417] + [.I417]) / 2) + [.J417]) / 10 )) * [.L417]" office:value-type="float" office:value="20">
            <text:p>20.0000</text:p>
          </table:table-cell>
          <table:table-cell table:style-name="ce76" table:formula="of:=[.Z417]/[.D417]" office:value-type="float" office:value="0.666666666666667">
            <text:p>0.6667</text:p>
          </table:table-cell>
          <table:table-cell table:style-name="ce81" table:formula="of:=-1*[.Z417]/[.E417]" office:value-type="float" office:value="0.833333333333333">
            <text:p>0.8333</text:p>
          </table:table-cell>
          <table:table-cell table:style-name="ce76" table:formula="of:=[.Z417] * ([.N417] + [.O417] + [.P417]) / (3 - [.Q417] - [.R417])" office:value-type="float" office:value="20">
            <text:p>2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Juggernaut PD System</text:p>
          </table:table-cell>
          <table:table-cell table:style-name="ce34" office:value-type="string">
            <text:p>M</text:p>
          </table:table-cell>
          <table:table-cell table:style-name="ce34" office:value-type="float" office:value="36">
            <text:p>36</text:p>
          </table:table-cell>
          <table:table-cell table:style-name="ce44" office:value-type="float" office:value="-30">
            <text:p>-3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8">
            <text:p>18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4">
            <text:p>4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75">
            <text:p>0.75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8] + [.G418]) / (2 * ( ((([.H418] + [.I418]) / 2) + [.J418]) / 10 )) * [.L418]" office:value-type="float" office:value="24">
            <text:p>24.0000</text:p>
          </table:table-cell>
          <table:table-cell table:style-name="ce76" table:formula="of:=[.Z418]/[.D418]" office:value-type="float" office:value="0.666666666666667">
            <text:p>0.6667</text:p>
          </table:table-cell>
          <table:table-cell table:style-name="ce81" table:formula="of:=-1*[.Z418]/[.E418]" office:value-type="float" office:value="0.8">
            <text:p>0.8000</text:p>
          </table:table-cell>
          <table:table-cell table:style-name="ce76" table:formula="of:=[.Z418] * ([.N418] + [.O418] + [.P418]) / (3 - [.Q418] - [.R418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steroid Thrower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4" office:value-type="float" office:value="7000">
            <text:p>7000</text:p>
          </table:table-cell>
          <table:table-cell table:style-name="ce44" office:value-type="float" office:value="10000">
            <text:p>10000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40">
            <text:p>40</text:p>
          </table:table-cell>
          <table:table-cell table:style-name="ce44" office:value-type="float" office:value="180">
            <text:p>180</text:p>
          </table:table-cell>
          <table:table-cell table:style-name="ce34" office:value-type="float" office:value="250">
            <text:p>2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9] + [.G419]) / (2 * ( ((([.H419] + [.I419]) / 2) + [.J419]) / 10 )) * [.L419]" office:value-type="float" office:value="303.571428571429">
            <text:p>303.5714</text:p>
          </table:table-cell>
          <table:table-cell table:style-name="ce76" table:formula="of:=[.Z419]/[.D419]" office:value-type="float" office:value="0.607142857142857">
            <text:p>0.6071</text:p>
          </table:table-cell>
          <table:table-cell table:style-name="ce81" table:formula="of:=-1*[.Z419]/[.E419]" office:value-type="float" office:value="0.607142857142857">
            <text:p>0.6071</text:p>
          </table:table-cell>
          <table:table-cell table:style-name="ce76" table:formula="of:=[.Z419] * ([.N419] + [.O419] + [.P419]) / (3 - [.Q419] - [.R419])" office:value-type="float" office:value="354.166666666667">
            <text:p>354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31">
            <text:p>31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20">
            <text:p>2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21] + [.G421]) / (2 * ( ((([.H421] + [.I421]) / 2) + [.J421]) / 10 )) * [.L421]" office:value-type="float" office:value="5.56034482758621">
            <text:p>5.5603</text:p>
          </table:table-cell>
          <table:table-cell table:style-name="ce77" table:formula="of:=[.Z421]/[.D421]" office:value-type="float" office:value="0.327079107505071">
            <text:p>0.3271</text:p>
          </table:table-cell>
          <table:table-cell table:style-name="ce80" table:formula="of:=-1*[.Z421]/[.E421]" office:value-type="float" office:value="0.556034482758621">
            <text:p>0.5560</text:p>
          </table:table-cell>
          <table:table-cell table:style-name="ce77" table:formula="of:=[.Z421] * ([.N421] + [.O421] + [.P421]) / (3 - [.Q421] - [.R421])" office:value-type="float" office:value="5.56034482758621">
            <text:p>5.5603</text:p>
          </table:table-cell>
          <table:table-cell table:style-name="ce77" table:formula="of:=[.Z421] * 1.33" office:value-type="float" office:value="7.39525862068966">
            <text:p>7.395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M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-23">
            <text:p>-23</text:p>
          </table:table-cell>
          <table:table-cell table:style-name="ce33" office:value-type="float" office:value="26">
            <text:p>26</text:p>
          </table:table-cell>
          <table:table-cell table:style-name="ce47" office:value-type="float" office:value="78">
            <text:p>78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25">
            <text:p>25</text:p>
          </table:table-cell>
          <table:table-cell table:style-name="ce33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22] + [.G422]) / (2 * ( ((([.H422] + [.I422]) / 2) + [.J422]) / 10 )) * [.L422]" office:value-type="float" office:value="10.8333333333333">
            <text:p>10.8333</text:p>
          </table:table-cell>
          <table:table-cell table:style-name="ce77" table:formula="of:=[.Z422]/[.D422]" office:value-type="float" office:value="0.318627450980392">
            <text:p>0.3186</text:p>
          </table:table-cell>
          <table:table-cell table:style-name="ce80" table:formula="of:=-1*[.Z422]/[.E422]" office:value-type="float" office:value="0.471014492753623">
            <text:p>0.4710</text:p>
          </table:table-cell>
          <table:table-cell table:style-name="ce77" table:formula="of:=[.Z422] * ([.N422] + [.O422] + [.P422]) / (3 - [.Q422] - [.R422])" office:value-type="float" office:value="10.8333333333333">
            <text:p>10.8333</text:p>
          </table:table-cell>
          <table:table-cell table:style-name="ce77" table:formula="of:=[.Z422] * 1.33" office:value-type="float" office:value="14.4083333333333">
            <text:p>14.408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L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51">
            <text:p>-51</text:p>
          </table:table-cell>
          <table:table-cell table:style-name="ce33" office:value-type="float" office:value="62">
            <text:p>62</text:p>
          </table:table-cell>
          <table:table-cell table:style-name="ce47" office:value-type="float" office:value="186">
            <text:p>186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23] + [.G423]) / (2 * ( ((([.H423] + [.I423]) / 2) + [.J423]) / 10 )) * [.L423]" office:value-type="float" office:value="21.8823529411765">
            <text:p>21.8824</text:p>
          </table:table-cell>
          <table:table-cell table:style-name="ce77" table:formula="of:=[.Z423]/[.D423]" office:value-type="float" office:value="0.321799307958477">
            <text:p>0.3218</text:p>
          </table:table-cell>
          <table:table-cell table:style-name="ce80" table:formula="of:=-1*[.Z423]/[.E423]" office:value-type="float" office:value="0.429065743944637">
            <text:p>0.4291</text:p>
          </table:table-cell>
          <table:table-cell table:style-name="ce77" table:formula="of:=[.Z423] * ([.N423] + [.O423] + [.P423]) / (3 - [.Q423] - [.R423])" office:value-type="float" office:value="21.8823529411765">
            <text:p>21.8824</text:p>
          </table:table-cell>
          <table:table-cell table:style-name="ce77" table:formula="of:=[.Z423] * 1.33" office:value-type="float" office:value="29.1035294117647">
            <text:p>29.10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16">
            <text:p>-16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1">
            <text:p>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24] + [.G424]) / (2 * ( ((([.H424] + [.I424]) / 2) + [.J424]) / 10 )) * [.L424]" office:value-type="float" office:value="8.66379310344828">
            <text:p>8.6638</text:p>
          </table:table-cell>
          <table:table-cell table:style-name="ce78" table:formula="of:=[.Z424]/[.D424]" office:value-type="float" office:value="0.360991379310345">
            <text:p>0.3610</text:p>
          </table:table-cell>
          <table:table-cell table:style-name="ce82" table:formula="of:=-1*[.Z424]/[.E424]" office:value-type="float" office:value="0.541487068965517">
            <text:p>0.5415</text:p>
          </table:table-cell>
          <table:table-cell table:style-name="ce78" table:formula="of:=[.Z424] * ([.N424] + [.O424] + [.P424]) / (3 - [.Q424] - [.R424])" office:value-type="float" office:value="8.66379310344828">
            <text:p>8.6638</text:p>
          </table:table-cell>
          <table:table-cell table:style-name="ce78" table:formula="of:=[.Z424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32">
            <text:p>-32</text:p>
          </table:table-cell>
          <table:table-cell table:style-name="ce52" office:value-type="float" office:value="45">
            <text:p>45</text:p>
          </table:table-cell>
          <table:table-cell table:style-name="ce56" office:value-type="float" office:value="136">
            <text:p>13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25] + [.G425]) / (2 * ( ((([.H425] + [.I425]) / 2) + [.J425]) / 10 )) * [.L425]" office:value-type="float" office:value="18.8541666666667">
            <text:p>18.8542</text:p>
          </table:table-cell>
          <table:table-cell table:style-name="ce78" table:formula="of:=[.Z425]/[.D425]" office:value-type="float" office:value="0.392795138888889">
            <text:p>0.3928</text:p>
          </table:table-cell>
          <table:table-cell table:style-name="ce82" table:formula="of:=-1*[.Z425]/[.E425]" office:value-type="float" office:value="0.589192708333333">
            <text:p>0.5892</text:p>
          </table:table-cell>
          <table:table-cell table:style-name="ce78" table:formula="of:=[.Z425] * ([.N425] + [.O425] + [.P425]) / (3 - [.Q425] - [.R425])" office:value-type="float" office:value="18.8541666666667">
            <text:p>18.8542</text:p>
          </table:table-cell>
          <table:table-cell table:style-name="ce78" table:formula="of:=[.Z425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-64">
            <text:p>-64</text:p>
          </table:table-cell>
          <table:table-cell table:style-name="ce52" office:value-type="float" office:value="104">
            <text:p>104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26] + [.G426]) / (2 * ( ((([.H426] + [.I426]) / 2) + [.J426]) / 10 )) * [.L426]" office:value-type="float" office:value="34.5882352941176">
            <text:p>34.5882</text:p>
          </table:table-cell>
          <table:table-cell table:style-name="ce78" table:formula="of:=[.Z426]/[.D426]" office:value-type="float" office:value="0.360294117647059">
            <text:p>0.3603</text:p>
          </table:table-cell>
          <table:table-cell table:style-name="ce82" table:formula="of:=-1*[.Z426]/[.E426]" office:value-type="float" office:value="0.540441176470588">
            <text:p>0.5404</text:p>
          </table:table-cell>
          <table:table-cell table:style-name="ce78" table:formula="of:=[.Z426] * ([.N426] + [.O426] + [.P426]) / (3 - [.Q426] - [.R426])" office:value-type="float" office:value="34.5882352941176">
            <text:p>34.5882</text:p>
          </table:table-cell>
          <table:table-cell table:style-name="ce78" table:formula="of:=[.Z426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1">
            <text:p>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27] + [.G427]) / (2 * ( ((([.H427] + [.I427]) / 2) + [.J427]) / 10 )) * [.L427]" office:value-type="float" office:value="8.66379310344828">
            <text:p>8.6638</text:p>
          </table:table-cell>
          <table:table-cell table:style-name="ce78" table:formula="of:=[.Z427]/[.D427]" office:value-type="float" office:value="0.360991379310345">
            <text:p>0.3610</text:p>
          </table:table-cell>
          <table:table-cell table:style-name="ce82" office:value-type="string">
            <text:p>n/a</text:p>
          </table:table-cell>
          <table:table-cell table:style-name="ce78" table:formula="of:=[.Z427] * ([.N427] + [.O427] + [.P427]) / (3 - [.Q427] - [.R427])" office:value-type="float" office:value="8.66379310344828">
            <text:p>8.6638</text:p>
          </table:table-cell>
          <table:table-cell table:style-name="ce78" table:formula="of:=[.Z427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5">
            <text:p>45</text:p>
          </table:table-cell>
          <table:table-cell table:style-name="ce56" office:value-type="float" office:value="136">
            <text:p>13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28] + [.G428]) / (2 * ( ((([.H428] + [.I428]) / 2) + [.J428]) / 10 )) * [.L428]" office:value-type="float" office:value="18.8541666666667">
            <text:p>18.8542</text:p>
          </table:table-cell>
          <table:table-cell table:style-name="ce78" table:formula="of:=[.Z428]/[.D428]" office:value-type="float" office:value="0.392795138888889">
            <text:p>0.3928</text:p>
          </table:table-cell>
          <table:table-cell table:style-name="ce82" office:value-type="string">
            <text:p>n/a</text:p>
          </table:table-cell>
          <table:table-cell table:style-name="ce78" table:formula="of:=[.Z428] * ([.N428] + [.O428] + [.P428]) / (3 - [.Q428] - [.R428])" office:value-type="float" office:value="18.8541666666667">
            <text:p>18.8542</text:p>
          </table:table-cell>
          <table:table-cell table:style-name="ce78" table:formula="of:=[.Z428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4">
            <text:p>104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29] + [.G429]) / (2 * ( ((([.H429] + [.I429]) / 2) + [.J429]) / 10 )) * [.L429]" office:value-type="float" office:value="34.5882352941176">
            <text:p>34.5882</text:p>
          </table:table-cell>
          <table:table-cell table:style-name="ce78" table:formula="of:=[.Z429]/[.D429]" office:value-type="float" office:value="0.360294117647059">
            <text:p>0.3603</text:p>
          </table:table-cell>
          <table:table-cell table:style-name="ce82" office:value-type="string">
            <text:p>n/a</text:p>
          </table:table-cell>
          <table:table-cell table:style-name="ce78" table:formula="of:=[.Z429] * ([.N429] + [.O429] + [.P429]) / (3 - [.Q429] - [.R429])" office:value-type="float" office:value="34.5882352941176">
            <text:p>34.5882</text:p>
          </table:table-cell>
          <table:table-cell table:style-name="ce78" table:formula="of:=[.Z429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08">
            <text:p>208</text:p>
          </table:table-cell>
          <table:table-cell table:style-name="ce56" office:value-type="float" office:value="566">
            <text:p>56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30] + [.G430]) / (2 * ( ((([.H430] + [.I430]) / 2) + [.J430]) / 10 )) * [.L430]" office:value-type="float" office:value="68.2941176470588">
            <text:p>68.2941</text:p>
          </table:table-cell>
          <table:table-cell table:style-name="ce78" table:formula="of:=[.Z430]/[.D430]" office:value-type="float" office:value="0.355698529411765">
            <text:p>0.3557</text:p>
          </table:table-cell>
          <table:table-cell table:style-name="ce82" office:value-type="string">
            <text:p>n/a</text:p>
          </table:table-cell>
          <table:table-cell table:style-name="ce78" table:formula="of:=[.Z430] * ([.N430] + [.O430] + [.P430]) / (3 - [.Q430] - [.R430])" office:value-type="float" office:value="68.2941176470588">
            <text:p>68.2941</text:p>
          </table:table-cell>
          <table:table-cell table:style-name="ce78" table:formula="of:=[.Z430] * 1.33" office:value-type="float" office:value="90.8311764705882">
            <text:p>90.831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22">
            <text:p>22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31] + [.G431]) / (2 * ( ((([.H431] + [.I431]) / 2) + [.J431]) / 10 )) * [.L431]" office:value-type="float" office:value="11.8965517241379">
            <text:p>11.8966</text:p>
          </table:table-cell>
          <table:table-cell table:style-name="ce78" table:formula="of:=[.Z431]/[.D431]" office:value-type="float" office:value="0.396551724137931">
            <text:p>0.3966</text:p>
          </table:table-cell>
          <table:table-cell table:style-name="ce82" table:formula="of:=-1*[.Z431]/[.E431]" office:value-type="float" office:value="0.594827586206897">
            <text:p>0.5948</text:p>
          </table:table-cell>
          <table:table-cell table:style-name="ce78" table:formula="of:=[.Z431] * ([.N431] + [.O431] + [.P431]) / (3 - [.Q431] - [.R431])" office:value-type="float" office:value="11.8965517241379">
            <text:p>11.8966</text:p>
          </table:table-cell>
          <table:table-cell table:style-name="ce78" table:formula="of:=[.Z431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40">
            <text:p>-40</text:p>
          </table:table-cell>
          <table:table-cell table:style-name="ce52" office:value-type="float" office:value="63">
            <text:p>63</text:p>
          </table:table-cell>
          <table:table-cell table:style-name="ce56" office:value-type="float" office:value="170">
            <text:p>1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32] + [.G432]) / (2 * ( ((([.H432] + [.I432]) / 2) + [.J432]) / 10 )) * [.L432]" office:value-type="float" office:value="24.2708333333333">
            <text:p>24.2708</text:p>
          </table:table-cell>
          <table:table-cell table:style-name="ce78" table:formula="of:=[.Z432]/[.D432]" office:value-type="float" office:value="0.404513888888889">
            <text:p>0.4045</text:p>
          </table:table-cell>
          <table:table-cell table:style-name="ce82" table:formula="of:=-1*[.Z432]/[.E432]" office:value-type="float" office:value="0.606770833333333">
            <text:p>0.6068</text:p>
          </table:table-cell>
          <table:table-cell table:style-name="ce78" table:formula="of:=[.Z432] * ([.N432] + [.O432] + [.P432]) / (3 - [.Q432] - [.R432])" office:value-type="float" office:value="24.2708333333333">
            <text:p>24.2708</text:p>
          </table:table-cell>
          <table:table-cell table:style-name="ce78" table:formula="of:=[.Z432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80">
            <text:p>-8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33] + [.G433]) / (2 * ( ((([.H433] + [.I433]) / 2) + [.J433]) / 10 )) * [.L433]" office:value-type="float" office:value="45.7058823529412">
            <text:p>45.7059</text:p>
          </table:table-cell>
          <table:table-cell table:style-name="ce78" table:formula="of:=[.Z433]/[.D433]" office:value-type="float" office:value="0.380882352941176">
            <text:p>0.3809</text:p>
          </table:table-cell>
          <table:table-cell table:style-name="ce82" table:formula="of:=-1*[.Z433]/[.E433]" office:value-type="float" office:value="0.571323529411765">
            <text:p>0.5713</text:p>
          </table:table-cell>
          <table:table-cell table:style-name="ce78" table:formula="of:=[.Z433] * ([.N433] + [.O433] + [.P433]) / (3 - [.Q433] - [.R433])" office:value-type="float" office:value="45.7058823529412">
            <text:p>45.7059</text:p>
          </table:table-cell>
          <table:table-cell table:style-name="ce78" table:formula="of:=[.Z433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2">
            <text:p>22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34] + [.G434]) / (2 * ( ((([.H434] + [.I434]) / 2) + [.J434]) / 10 )) * [.L434]" office:value-type="float" office:value="11.8965517241379">
            <text:p>11.8966</text:p>
          </table:table-cell>
          <table:table-cell table:style-name="ce78" table:formula="of:=[.Z434]/[.D434]" office:value-type="float" office:value="0.396551724137931">
            <text:p>0.3966</text:p>
          </table:table-cell>
          <table:table-cell table:style-name="ce82" office:value-type="string">
            <text:p>n/a</text:p>
          </table:table-cell>
          <table:table-cell table:style-name="ce78" table:formula="of:=[.Z434] * ([.N434] + [.O434] + [.P434]) / (3 - [.Q434] - [.R434])" office:value-type="float" office:value="11.8965517241379">
            <text:p>11.8966</text:p>
          </table:table-cell>
          <table:table-cell table:style-name="ce78" table:formula="of:=[.Z434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3">
            <text:p>63</text:p>
          </table:table-cell>
          <table:table-cell table:style-name="ce56" office:value-type="float" office:value="170">
            <text:p>1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35] + [.G435]) / (2 * ( ((([.H435] + [.I435]) / 2) + [.J435]) / 10 )) * [.L435]" office:value-type="float" office:value="24.2708333333333">
            <text:p>24.2708</text:p>
          </table:table-cell>
          <table:table-cell table:style-name="ce78" table:formula="of:=[.Z435]/[.D435]" office:value-type="float" office:value="0.404513888888889">
            <text:p>0.4045</text:p>
          </table:table-cell>
          <table:table-cell table:style-name="ce82" office:value-type="string">
            <text:p>n/a</text:p>
          </table:table-cell>
          <table:table-cell table:style-name="ce78" table:formula="of:=[.Z435] * ([.N435] + [.O435] + [.P435]) / (3 - [.Q435] - [.R435])" office:value-type="float" office:value="24.2708333333333">
            <text:p>24.2708</text:p>
          </table:table-cell>
          <table:table-cell table:style-name="ce78" table:formula="of:=[.Z435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36] + [.G436]) / (2 * ( ((([.H436] + [.I436]) / 2) + [.J436]) / 10 )) * [.L436]" office:value-type="float" office:value="45.7058823529412">
            <text:p>45.7059</text:p>
          </table:table-cell>
          <table:table-cell table:style-name="ce78" table:formula="of:=[.Z436]/[.D436]" office:value-type="float" office:value="0.380882352941176">
            <text:p>0.3809</text:p>
          </table:table-cell>
          <table:table-cell table:style-name="ce82" office:value-type="string">
            <text:p>n/a</text:p>
          </table:table-cell>
          <table:table-cell table:style-name="ce78" table:formula="of:=[.Z436] * ([.N436] + [.O436] + [.P436]) / (3 - [.Q436] - [.R436])" office:value-type="float" office:value="45.7058823529412">
            <text:p>45.7059</text:p>
          </table:table-cell>
          <table:table-cell table:style-name="ce78" table:formula="of:=[.Z436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0">
            <text:p>300</text:p>
          </table:table-cell>
          <table:table-cell table:style-name="ce56" office:value-type="float" office:value="706">
            <text:p>70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37] + [.G437]) / (2 * ( ((([.H437] + [.I437]) / 2) + [.J437]) / 10 )) * [.L437]" office:value-type="float" office:value="88.7647058823529">
            <text:p>88.7647</text:p>
          </table:table-cell>
          <table:table-cell table:style-name="ce78" table:formula="of:=[.Z437]/[.D437]" office:value-type="float" office:value="0.369852941176471">
            <text:p>0.3699</text:p>
          </table:table-cell>
          <table:table-cell table:style-name="ce82" office:value-type="string">
            <text:p>n/a</text:p>
          </table:table-cell>
          <table:table-cell table:style-name="ce78" table:formula="of:=[.Z437] * ([.N437] + [.O437] + [.P437]) / (3 - [.Q437] - [.R437])" office:value-type="float" office:value="88.7647058823529">
            <text:p>88.7647</text:p>
          </table:table-cell>
          <table:table-cell table:style-name="ce78" table:formula="of:=[.Z437] * 1.33" office:value-type="float" office:value="118.057058823529">
            <text:p>118.057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5">
            <text:p>-15</text:p>
          </table:table-cell>
          <table:table-cell table:style-name="ce33" office:value-type="float" office:value="11">
            <text:p>11</text:p>
          </table:table-cell>
          <table:table-cell table:style-name="ce47" office:value-type="float" office:value="31">
            <text:p>31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38] + [.G438]) / (2 * ( ((([.H438] + [.I438]) / 2) + [.J438]) / 10 )) * [.L438]" office:value-type="float" office:value="4.44705882352941">
            <text:p>4.4471</text:p>
          </table:table-cell>
          <table:table-cell table:style-name="ce77" table:formula="of:=[.Z438]/[.D438]" office:value-type="float" office:value="0.26159169550173">
            <text:p>0.2616</text:p>
          </table:table-cell>
          <table:table-cell table:style-name="ce80" table:formula="of:=-1*[.Z438]/[.E438]" office:value-type="float" office:value="0.296470588235294">
            <text:p>0.2965</text:p>
          </table:table-cell>
          <table:table-cell table:style-name="ce77" table:formula="of:=[.Z438] * ([.N438] + [.O438] + [.P438]) / (3 - [.Q438] - [.R438])" office:value-type="float" office:value="5.33647058823529">
            <text:p>5.3365</text:p>
          </table:table-cell>
          <table:table-cell table:style-name="ce77" table:formula="of:=[.Z438] * 1.33" office:value-type="float" office:value="5.91458823529412">
            <text:p>5.914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M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29">
            <text:p>29</text:p>
          </table:table-cell>
          <table:table-cell table:style-name="ce47" office:value-type="float" office:value="75">
            <text:p>75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39] + [.G439]) / (2 * ( ((([.H439] + [.I439]) / 2) + [.J439]) / 10 )) * [.L439]" office:value-type="float" office:value="9.36">
            <text:p>9.3600</text:p>
          </table:table-cell>
          <table:table-cell table:style-name="ce77" table:formula="of:=[.Z439]/[.D439]" office:value-type="float" office:value="0.275294117647059">
            <text:p>0.2753</text:p>
          </table:table-cell>
          <table:table-cell table:style-name="ce80" table:formula="of:=-1*[.Z439]/[.E439]" office:value-type="float" office:value="0.312">
            <text:p>0.3120</text:p>
          </table:table-cell>
          <table:table-cell table:style-name="ce77" table:formula="of:=[.Z439] * ([.N439] + [.O439] + [.P439]) / (3 - [.Q439] - [.R439])" office:value-type="float" office:value="11.232">
            <text:p>11.2320</text:p>
          </table:table-cell>
          <table:table-cell table:style-name="ce77" table:formula="of:=[.Z439] * 1.33" office:value-type="float" office:value="12.4488">
            <text:p>12.44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L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60">
            <text:p>-60</text:p>
          </table:table-cell>
          <table:table-cell table:style-name="ce33" office:value-type="float" office:value="69">
            <text:p>69</text:p>
          </table:table-cell>
          <table:table-cell table:style-name="ce47" office:value-type="float" office:value="186">
            <text:p>186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40] + [.G440]) / (2 * ( ((([.H440] + [.I440]) / 2) + [.J440]) / 10 )) * [.L440]" office:value-type="float" office:value="20.1315789473684">
            <text:p>20.1316</text:p>
          </table:table-cell>
          <table:table-cell table:style-name="ce77" table:formula="of:=[.Z440]/[.D440]" office:value-type="float" office:value="0.296052631578947">
            <text:p>0.2961</text:p>
          </table:table-cell>
          <table:table-cell table:style-name="ce80" table:formula="of:=-1*[.Z440]/[.E440]" office:value-type="float" office:value="0.335526315789474">
            <text:p>0.3355</text:p>
          </table:table-cell>
          <table:table-cell table:style-name="ce77" table:formula="of:=[.Z440] * ([.N440] + [.O440] + [.P440]) / (3 - [.Q440] - [.R440])" office:value-type="float" office:value="24.1578947368421">
            <text:p>24.1579</text:p>
          </table:table-cell>
          <table:table-cell table:style-name="ce77" table:formula="of:=[.Z440] * 1.33" office:value-type="float" office:value="26.775">
            <text:p>26.7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4">
            <text:p>5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1] + [.G441]) / (2 * ( ((([.H441] + [.I441]) / 2) + [.J441]) / 10 )) * [.L441]" office:value-type="float" office:value="7.41176470588235">
            <text:p>7.4118</text:p>
          </table:table-cell>
          <table:table-cell table:style-name="ce78" table:formula="of:=[.Z441]/[.D441]" office:value-type="float" office:value="0.308823529411765">
            <text:p>0.3088</text:p>
          </table:table-cell>
          <table:table-cell table:style-name="ce82" table:formula="of:=-1*[.Z441]/[.E441]" office:value-type="float" office:value="0.370588235294118">
            <text:p>0.3706</text:p>
          </table:table-cell>
          <table:table-cell table:style-name="ce78" table:formula="of:=[.Z441] * ([.N441] + [.O441] + [.P441]) / (3 - [.Q441] - [.R441])" office:value-type="float" office:value="8.89411764705882">
            <text:p>8.8941</text:p>
          </table:table-cell>
          <table:table-cell table:style-name="ce78" table:formula="of:=[.Z441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34">
            <text:p>-34</text:p>
          </table:table-cell>
          <table:table-cell table:style-name="ce52" office:value-type="float" office:value="48">
            <text:p>48</text:p>
          </table:table-cell>
          <table:table-cell table:style-name="ce56" office:value-type="float" office:value="132">
            <text:p>13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2] + [.G442]) / (2 * ( ((([.H442] + [.I442]) / 2) + [.J442]) / 10 )) * [.L442]" office:value-type="float" office:value="16.2">
            <text:p>16.2000</text:p>
          </table:table-cell>
          <table:table-cell table:style-name="ce78" table:formula="of:=[.Z442]/[.D442]" office:value-type="float" office:value="0.3375">
            <text:p>0.3375</text:p>
          </table:table-cell>
          <table:table-cell table:style-name="ce82" table:formula="of:=-1*[.Z442]/[.E442]" office:value-type="float" office:value="0.476470588235294">
            <text:p>0.4765</text:p>
          </table:table-cell>
          <table:table-cell table:style-name="ce78" table:formula="of:=[.Z442] * ([.N442] + [.O442] + [.P442]) / (3 - [.Q442] - [.R442])" office:value-type="float" office:value="19.44">
            <text:p>19.4400</text:p>
          </table:table-cell>
          <table:table-cell table:style-name="ce78" table:formula="of:=[.Z442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-68">
            <text:p>-68</text:p>
          </table:table-cell>
          <table:table-cell table:style-name="ce52" office:value-type="float" office:value="118">
            <text:p>118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3] + [.G443]) / (2 * ( ((([.H443] + [.I443]) / 2) + [.J443]) / 10 )) * [.L443]" office:value-type="float" office:value="32.0526315789474">
            <text:p>32.0526</text:p>
          </table:table-cell>
          <table:table-cell table:style-name="ce78" table:formula="of:=[.Z443]/[.D443]" office:value-type="float" office:value="0.333881578947368">
            <text:p>0.3339</text:p>
          </table:table-cell>
          <table:table-cell table:style-name="ce82" table:formula="of:=-1*[.Z443]/[.E443]" office:value-type="float" office:value="0.471362229102167">
            <text:p>0.4714</text:p>
          </table:table-cell>
          <table:table-cell table:style-name="ce78" table:formula="of:=[.Z443] * ([.N443] + [.O443] + [.P443]) / (3 - [.Q443] - [.R443])" office:value-type="float" office:value="38.4631578947368">
            <text:p>38.4632</text:p>
          </table:table-cell>
          <table:table-cell table:style-name="ce78" table:formula="of:=[.Z443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4">
            <text:p>5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4] + [.G444]) / (2 * ( ((([.H444] + [.I444]) / 2) + [.J444]) / 10 )) * [.L444]" office:value-type="float" office:value="7.41176470588235">
            <text:p>7.4118</text:p>
          </table:table-cell>
          <table:table-cell table:style-name="ce78" table:formula="of:=[.Z444]/[.D444]" office:value-type="float" office:value="0.308823529411765">
            <text:p>0.3088</text:p>
          </table:table-cell>
          <table:table-cell table:style-name="ce82" office:value-type="string">
            <text:p>n/a</text:p>
          </table:table-cell>
          <table:table-cell table:style-name="ce78" table:formula="of:=[.Z444] * ([.N444] + [.O444] + [.P444]) / (3 - [.Q444] - [.R444])" office:value-type="float" office:value="8.89411764705882">
            <text:p>8.8941</text:p>
          </table:table-cell>
          <table:table-cell table:style-name="ce78" table:formula="of:=[.Z444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8">
            <text:p>48</text:p>
          </table:table-cell>
          <table:table-cell table:style-name="ce56" office:value-type="float" office:value="132">
            <text:p>13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5] + [.G445]) / (2 * ( ((([.H445] + [.I445]) / 2) + [.J445]) / 10 )) * [.L445]" office:value-type="float" office:value="16.2">
            <text:p>16.2000</text:p>
          </table:table-cell>
          <table:table-cell table:style-name="ce78" table:formula="of:=[.Z445]/[.D445]" office:value-type="float" office:value="0.3375">
            <text:p>0.3375</text:p>
          </table:table-cell>
          <table:table-cell table:style-name="ce82" office:value-type="string">
            <text:p>n/a</text:p>
          </table:table-cell>
          <table:table-cell table:style-name="ce78" table:formula="of:=[.Z445] * ([.N445] + [.O445] + [.P445]) / (3 - [.Q445] - [.R445])" office:value-type="float" office:value="19.44">
            <text:p>19.4400</text:p>
          </table:table-cell>
          <table:table-cell table:style-name="ce78" table:formula="of:=[.Z445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18">
            <text:p>118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6] + [.G446]) / (2 * ( ((([.H446] + [.I446]) / 2) + [.J446]) / 10 )) * [.L446]" office:value-type="float" office:value="32.0526315789474">
            <text:p>32.0526</text:p>
          </table:table-cell>
          <table:table-cell table:style-name="ce78" table:formula="of:=[.Z446]/[.D446]" office:value-type="float" office:value="0.333881578947368">
            <text:p>0.3339</text:p>
          </table:table-cell>
          <table:table-cell table:style-name="ce82" office:value-type="string">
            <text:p>n/a</text:p>
          </table:table-cell>
          <table:table-cell table:style-name="ce78" table:formula="of:=[.Z446] * ([.N446] + [.O446] + [.P446]) / (3 - [.Q446] - [.R446])" office:value-type="float" office:value="38.4631578947368">
            <text:p>38.4632</text:p>
          </table:table-cell>
          <table:table-cell table:style-name="ce78" table:formula="of:=[.Z446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26">
            <text:p>226</text:p>
          </table:table-cell>
          <table:table-cell table:style-name="ce56" office:value-type="float" office:value="560">
            <text:p>56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7] + [.G447]) / (2 * ( ((([.H447] + [.I447]) / 2) + [.J447]) / 10 )) * [.L447]" office:value-type="float" office:value="62.0526315789474">
            <text:p>62.0526</text:p>
          </table:table-cell>
          <table:table-cell table:style-name="ce78" table:formula="of:=[.Z447]/[.D447]" office:value-type="float" office:value="0.323190789473684">
            <text:p>0.3232</text:p>
          </table:table-cell>
          <table:table-cell table:style-name="ce82" office:value-type="string">
            <text:p>n/a</text:p>
          </table:table-cell>
          <table:table-cell table:style-name="ce78" table:formula="of:=[.Z447] * ([.N447] + [.O447] + [.P447]) / (3 - [.Q447] - [.R447])" office:value-type="float" office:value="74.4631578947368">
            <text:p>74.4632</text:p>
          </table:table-cell>
          <table:table-cell table:style-name="ce78" table:formula="of:=[.Z447] * 1.33" office:value-type="float" office:value="82.53">
            <text:p>82.5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4">
            <text:p>-24</text:p>
          </table:table-cell>
          <table:table-cell table:style-name="ce52" office:value-type="float" office:value="21">
            <text:p>21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8] + [.G448]) / (2 * ( ((([.H448] + [.I448]) / 2) + [.J448]) / 10 )) * [.L448]" office:value-type="float" office:value="9.63529411764706">
            <text:p>9.6353</text:p>
          </table:table-cell>
          <table:table-cell table:style-name="ce78" table:formula="of:=[.Z448]/[.D448]" office:value-type="float" office:value="0.321176470588235">
            <text:p>0.3212</text:p>
          </table:table-cell>
          <table:table-cell table:style-name="ce82" table:formula="of:=-1*[.Z448]/[.E448]" office:value-type="float" office:value="0.401470588235294">
            <text:p>0.4015</text:p>
          </table:table-cell>
          <table:table-cell table:style-name="ce78" table:formula="of:=[.Z448] * ([.N448] + [.O448] + [.P448]) / (3 - [.Q448] - [.R448])" office:value-type="float" office:value="11.5623529411765">
            <text:p>11.5624</text:p>
          </table:table-cell>
          <table:table-cell table:style-name="ce78" table:formula="of:=[.Z448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46">
            <text:p>-46</text:p>
          </table:table-cell>
          <table:table-cell table:style-name="ce52" office:value-type="float" office:value="68">
            <text:p>68</text:p>
          </table:table-cell>
          <table:table-cell table:style-name="ce56" office:value-type="float" office:value="164">
            <text:p>16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9] + [.G449]) / (2 * ( ((([.H449] + [.I449]) / 2) + [.J449]) / 10 )) * [.L449]" office:value-type="float" office:value="20.88">
            <text:p>20.8800</text:p>
          </table:table-cell>
          <table:table-cell table:style-name="ce78" table:formula="of:=[.Z449]/[.D449]" office:value-type="float" office:value="0.348">
            <text:p>0.3480</text:p>
          </table:table-cell>
          <table:table-cell table:style-name="ce82" table:formula="of:=-1*[.Z449]/[.E449]" office:value-type="float" office:value="0.453913043478261">
            <text:p>0.4539</text:p>
          </table:table-cell>
          <table:table-cell table:style-name="ce78" table:formula="of:=[.Z449] * ([.N449] + [.O449] + [.P449]) / (3 - [.Q449] - [.R449])" office:value-type="float" office:value="25.056">
            <text:p>25.0560</text:p>
          </table:table-cell>
          <table:table-cell table:style-name="ce78" table:formula="of:=[.Z449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90">
            <text:p>-90</text:p>
          </table:table-cell>
          <table:table-cell table:style-name="ce52" office:value-type="float" office:value="162">
            <text:p>162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0] + [.G450]) / (2 * ( ((([.H450] + [.I450]) / 2) + [.J450]) / 10 )) * [.L450]" office:value-type="float" office:value="41.8421052631579">
            <text:p>41.8421</text:p>
          </table:table-cell>
          <table:table-cell table:style-name="ce78" table:formula="of:=[.Z450]/[.D450]" office:value-type="float" office:value="0.348684210526316">
            <text:p>0.3487</text:p>
          </table:table-cell>
          <table:table-cell table:style-name="ce82" table:formula="of:=-1*[.Z450]/[.E450]" office:value-type="float" office:value="0.464912280701754">
            <text:p>0.4649</text:p>
          </table:table-cell>
          <table:table-cell table:style-name="ce78" table:formula="of:=[.Z450] * ([.N450] + [.O450] + [.P450]) / (3 - [.Q450] - [.R450])" office:value-type="float" office:value="50.2105263157895">
            <text:p>50.2105</text:p>
          </table:table-cell>
          <table:table-cell table:style-name="ce78" table:formula="of:=[.Z450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1">
            <text:p>21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1] + [.G451]) / (2 * ( ((([.H451] + [.I451]) / 2) + [.J451]) / 10 )) * [.L451]" office:value-type="float" office:value="9.63529411764706">
            <text:p>9.6353</text:p>
          </table:table-cell>
          <table:table-cell table:style-name="ce78" table:formula="of:=[.Z451]/[.D451]" office:value-type="float" office:value="0.321176470588235">
            <text:p>0.3212</text:p>
          </table:table-cell>
          <table:table-cell table:style-name="ce82" office:value-type="string">
            <text:p>n/a</text:p>
          </table:table-cell>
          <table:table-cell table:style-name="ce78" table:formula="of:=[.Z451] * ([.N451] + [.O451] + [.P451]) / (3 - [.Q451] - [.R451])" office:value-type="float" office:value="11.5623529411765">
            <text:p>11.5624</text:p>
          </table:table-cell>
          <table:table-cell table:style-name="ce78" table:formula="of:=[.Z451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8">
            <text:p>68</text:p>
          </table:table-cell>
          <table:table-cell table:style-name="ce56" office:value-type="float" office:value="164">
            <text:p>16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2] + [.G452]) / (2 * ( ((([.H452] + [.I452]) / 2) + [.J452]) / 10 )) * [.L452]" office:value-type="float" office:value="20.88">
            <text:p>20.8800</text:p>
          </table:table-cell>
          <table:table-cell table:style-name="ce78" table:formula="of:=[.Z452]/[.D452]" office:value-type="float" office:value="0.348">
            <text:p>0.3480</text:p>
          </table:table-cell>
          <table:table-cell table:style-name="ce82" office:value-type="string">
            <text:p>n/a</text:p>
          </table:table-cell>
          <table:table-cell table:style-name="ce78" table:formula="of:=[.Z452] * ([.N452] + [.O452] + [.P452]) / (3 - [.Q452] - [.R452])" office:value-type="float" office:value="25.056">
            <text:p>25.0560</text:p>
          </table:table-cell>
          <table:table-cell table:style-name="ce78" table:formula="of:=[.Z452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2">
            <text:p>162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3] + [.G453]) / (2 * ( ((([.H453] + [.I453]) / 2) + [.J453]) / 10 )) * [.L453]" office:value-type="float" office:value="41.8421052631579">
            <text:p>41.8421</text:p>
          </table:table-cell>
          <table:table-cell table:style-name="ce78" table:formula="of:=[.Z453]/[.D453]" office:value-type="float" office:value="0.348684210526316">
            <text:p>0.3487</text:p>
          </table:table-cell>
          <table:table-cell table:style-name="ce82" office:value-type="string">
            <text:p>n/a</text:p>
          </table:table-cell>
          <table:table-cell table:style-name="ce78" table:formula="of:=[.Z453] * ([.N453] + [.O453] + [.P453]) / (3 - [.Q453] - [.R453])" office:value-type="float" office:value="50.2105263157895">
            <text:p>50.2105</text:p>
          </table:table-cell>
          <table:table-cell table:style-name="ce78" table:formula="of:=[.Z453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8">
            <text:p>308</text:p>
          </table:table-cell>
          <table:table-cell table:style-name="ce56" office:value-type="float" office:value="722">
            <text:p>722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4] + [.G454]) / (2 * ( ((([.H454] + [.I454]) / 2) + [.J454]) / 10 )) * [.L454]" office:value-type="float" office:value="81.3157894736842">
            <text:p>81.3158</text:p>
          </table:table-cell>
          <table:table-cell table:style-name="ce78" table:formula="of:=[.Z454]/[.D454]" office:value-type="float" office:value="0.338815789473684">
            <text:p>0.3388</text:p>
          </table:table-cell>
          <table:table-cell table:style-name="ce82" office:value-type="string">
            <text:p>n/a</text:p>
          </table:table-cell>
          <table:table-cell table:style-name="ce78" table:formula="of:=[.Z454] * ([.N454] + [.O454] + [.P454]) / (3 - [.Q454] - [.R454])" office:value-type="float" office:value="97.578947368421">
            <text:p>97.5789</text:p>
          </table:table-cell>
          <table:table-cell table:style-name="ce78" table:formula="of:=[.Z454] * 1.33" office:value-type="float" office:value="108.15">
            <text:p>108.1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Saturator Artillery</text:p>
          </table:table-cell>
          <table:table-cell table:style-name="ce33" office:value-type="string">
            <text:p>X</text:p>
          </table:table-cell>
          <table:table-cell table:style-name="ce33" office:value-type="float" office:value="229">
            <text:p>229</text:p>
          </table:table-cell>
          <table:table-cell table:style-name="ce47" office:value-type="float" office:value="-200">
            <text:p>-200</text:p>
          </table:table-cell>
          <table:table-cell table:style-name="ce33" office:value-type="float" office:value="920">
            <text:p>920</text:p>
          </table:table-cell>
          <table:table-cell table:style-name="ce47" office:value-type="float" office:value="2600">
            <text:p>2600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54">
            <text:p>54</text:p>
          </table:table-cell>
          <table:table-cell table:style-name="ce47" office:value-type="float" office:value="80">
            <text:p>8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2.5">
            <text:p>2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55] + [.G455]) / (2 * ( ((([.H455] + [.I455]) / 2) + [.J455]) / 10 )) * [.L455]" office:value-type="float" office:value="115.789473684211">
            <text:p>115.7895</text:p>
          </table:table-cell>
          <table:table-cell table:style-name="ce77" table:formula="of:=[.Z455]/[.D455]" office:value-type="float" office:value="0.505630889450701">
            <text:p>0.5056</text:p>
          </table:table-cell>
          <table:table-cell table:style-name="ce80" table:formula="of:=-1*[.Z455]/[.E455]" office:value-type="float" office:value="0.578947368421053">
            <text:p>0.5789</text:p>
          </table:table-cell>
          <table:table-cell table:style-name="ce77" table:formula="of:=[.Z455] * ([.N455] + [.O455] + [.P455]) / (3 - [.Q455] - [.R455])" office:value-type="float" office:value="154.385964912281">
            <text:p>154.3860</text:p>
          </table:table-cell>
          <table:table-cell table:style-name="ce77" table:formula="of:=[.Z455] * 1.33" office:value-type="float" office:value="154">
            <text:p>154.0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Artillery</text:p>
          </table:table-cell>
          <table:table-cell table:style-name="ce36" office:value-type="string">
            <text:p>X</text:p>
          </table:table-cell>
          <table:table-cell table:style-name="ce35" office:value-type="float" office:value="270">
            <text:p>270</text:p>
          </table:table-cell>
          <table:table-cell table:style-name="ce48" office:value-type="float" office:value="-225">
            <text:p>-225</text:p>
          </table:table-cell>
          <table:table-cell table:style-name="ce52" office:value-type="float" office:value="1200">
            <text:p>1200</text:p>
          </table:table-cell>
          <table:table-cell table:style-name="ce56" office:value-type="float" office:value="3200">
            <text:p>32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6] + [.G456]) / (2 * ( ((([.H456] + [.I456]) / 2) + [.J456]) / 10 )) * [.L456]" office:value-type="float" office:value="144.736842105263">
            <text:p>144.7368</text:p>
          </table:table-cell>
          <table:table-cell table:style-name="ce78" table:formula="of:=[.Z456]/[.D456]" office:value-type="float" office:value="0.536062378167641">
            <text:p>0.5361</text:p>
          </table:table-cell>
          <table:table-cell table:style-name="ce82" table:formula="of:=-1*[.Z456]/[.E456]" office:value-type="float" office:value="0.64327485380117">
            <text:p>0.6433</text:p>
          </table:table-cell>
          <table:table-cell table:style-name="ce78" table:formula="of:=[.Z456] * ([.N456] + [.O456] + [.P456]) / (3 - [.Q456] - [.R456])" office:value-type="float" office:value="192.982456140351">
            <text:p>192.9825</text:p>
          </table:table-cell>
          <table:table-cell table:style-name="ce78" table:formula="of:=[.Z456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400">
            <text:p>4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7] + [.G457]) / (2 * ( ((([.H457] + [.I457]) / 2) + [.J457]) / 10 )) * [.L457]" office:value-type="float" office:value="18.0921052631579">
            <text:p>18.0921</text:p>
          </table:table-cell>
          <table:table-cell table:style-name="ce78" table:formula="of:=[.Z457]/[.D457]" office:value-type="float" office:value="0.516917293233083">
            <text:p>0.5169</text:p>
          </table:table-cell>
          <table:table-cell table:style-name="ce82" office:value-type="string">
            <text:p>n/a</text:p>
          </table:table-cell>
          <table:table-cell table:style-name="ce78" table:formula="of:=[.Z457] * ([.N457] + [.O457] + [.P457]) / (3 - [.Q457] - [.R457])" office:value-type="float" office:value="24.1228070175439">
            <text:p>24.1228</text:p>
          </table:table-cell>
          <table:table-cell table:style-name="ce78" table:formula="of:=[.Z457] * 1.33" office:value-type="float" office:value="24.0625">
            <text:p>24.0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0">
            <text:p>300</text:p>
          </table:table-cell>
          <table:table-cell table:style-name="ce56" office:value-type="float" office:value="800">
            <text:p>8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8] + [.G458]) / (2 * ( ((([.H458] + [.I458]) / 2) + [.J458]) / 10 )) * [.L458]" office:value-type="float" office:value="36.1842105263158">
            <text:p>36.1842</text:p>
          </table:table-cell>
          <table:table-cell table:style-name="ce78" table:formula="of:=[.Z458]/[.D458]" office:value-type="float" office:value="0.55668016194332">
            <text:p>0.5567</text:p>
          </table:table-cell>
          <table:table-cell table:style-name="ce82" office:value-type="string">
            <text:p>n/a</text:p>
          </table:table-cell>
          <table:table-cell table:style-name="ce78" table:formula="of:=[.Z458] * ([.N458] + [.O458] + [.P458]) / (3 - [.Q458] - [.R458])" office:value-type="float" office:value="48.2456140350877">
            <text:p>48.2456</text:p>
          </table:table-cell>
          <table:table-cell table:style-name="ce78" table:formula="of:=[.Z458] * 1.33" office:value-type="float" office:value="48.125">
            <text:p>48.1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35">
            <text:p>1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00">
            <text:p>600</text:p>
          </table:table-cell>
          <table:table-cell table:style-name="ce56" office:value-type="float" office:value="1600">
            <text:p>16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9] + [.G459]) / (2 * ( ((([.H459] + [.I459]) / 2) + [.J459]) / 10 )) * [.L459]" office:value-type="float" office:value="72.3684210526316">
            <text:p>72.3684</text:p>
          </table:table-cell>
          <table:table-cell table:style-name="ce78" table:formula="of:=[.Z459]/[.D459]" office:value-type="float" office:value="0.536062378167641">
            <text:p>0.5361</text:p>
          </table:table-cell>
          <table:table-cell table:style-name="ce82" office:value-type="string">
            <text:p>n/a</text:p>
          </table:table-cell>
          <table:table-cell table:style-name="ce78" table:formula="of:=[.Z459] * ([.N459] + [.O459] + [.P459]) / (3 - [.Q459] - [.R459])" office:value-type="float" office:value="96.4912280701754">
            <text:p>96.4912</text:p>
          </table:table-cell>
          <table:table-cell table:style-name="ce78" table:formula="of:=[.Z459] * 1.33" office:value-type="float" office:value="96.25">
            <text:p>96.2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70">
            <text:p>27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00">
            <text:p>1200</text:p>
          </table:table-cell>
          <table:table-cell table:style-name="ce56" office:value-type="float" office:value="3200">
            <text:p>32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0] + [.G460]) / (2 * ( ((([.H460] + [.I460]) / 2) + [.J460]) / 10 )) * [.L460]" office:value-type="float" office:value="144.736842105263">
            <text:p>144.7368</text:p>
          </table:table-cell>
          <table:table-cell table:style-name="ce78" table:formula="of:=[.Z460]/[.D460]" office:value-type="float" office:value="0.536062378167641">
            <text:p>0.5361</text:p>
          </table:table-cell>
          <table:table-cell table:style-name="ce82" office:value-type="string">
            <text:p>n/a</text:p>
          </table:table-cell>
          <table:table-cell table:style-name="ce78" table:formula="of:=[.Z460] * ([.N460] + [.O460] + [.P460]) / (3 - [.Q460] - [.R460])" office:value-type="float" office:value="192.982456140351">
            <text:p>192.9825</text:p>
          </table:table-cell>
          <table:table-cell table:style-name="ce78" table:formula="of:=[.Z460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Artillery</text:p>
          </table:table-cell>
          <table:table-cell table:style-name="ce36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250">
            <text:p>-250</text:p>
          </table:table-cell>
          <table:table-cell table:style-name="ce52" office:value-type="float" office:value="1500">
            <text:p>1500</text:p>
          </table:table-cell>
          <table:table-cell table:style-name="ce56" office:value-type="float" office:value="3700">
            <text:p>37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1] + [.G461]) / (2 * ( ((([.H461] + [.I461]) / 2) + [.J461]) / 10 )) * [.L461]" office:value-type="float" office:value="171.052631578947">
            <text:p>171.0526</text:p>
          </table:table-cell>
          <table:table-cell table:style-name="ce78" table:formula="of:=[.Z461]/[.D461]" office:value-type="float" office:value="0.570175438596491">
            <text:p>0.5702</text:p>
          </table:table-cell>
          <table:table-cell table:style-name="ce82" table:formula="of:=-1*[.Z461]/[.E461]" office:value-type="float" office:value="0.68421052631579">
            <text:p>0.6842</text:p>
          </table:table-cell>
          <table:table-cell table:style-name="ce78" table:formula="of:=[.Z461] * ([.N461] + [.O461] + [.P461]) / (3 - [.Q461] - [.R461])" office:value-type="float" office:value="228.070175438596">
            <text:p>228.0702</text:p>
          </table:table-cell>
          <table:table-cell table:style-name="ce78" table:formula="of:=[.Z461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8">
            <text:p>3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85">
            <text:p>185</text:p>
          </table:table-cell>
          <table:table-cell table:style-name="ce56" office:value-type="float" office:value="460">
            <text:p>46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2] + [.G462]) / (2 * ( ((([.H462] + [.I462]) / 2) + [.J462]) / 10 )) * [.L462]" office:value-type="float" office:value="21.2171052631579">
            <text:p>21.2171</text:p>
          </table:table-cell>
          <table:table-cell table:style-name="ce78" table:formula="of:=[.Z462]/[.D462]" office:value-type="float" office:value="0.55834487534626">
            <text:p>0.5583</text:p>
          </table:table-cell>
          <table:table-cell table:style-name="ce82" office:value-type="string">
            <text:p>n/a</text:p>
          </table:table-cell>
          <table:table-cell table:style-name="ce78" table:formula="of:=[.Z462] * ([.N462] + [.O462] + [.P462]) / (3 - [.Q462] - [.R462])" office:value-type="float" office:value="28.2894736842105">
            <text:p>28.2895</text:p>
          </table:table-cell>
          <table:table-cell table:style-name="ce78" table:formula="of:=[.Z462] * 1.33" office:value-type="float" office:value="28.21875">
            <text:p>28.21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75">
            <text:p>375</text:p>
          </table:table-cell>
          <table:table-cell table:style-name="ce56" office:value-type="float" office:value="925">
            <text:p>925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3] + [.G463]) / (2 * ( ((([.H463] + [.I463]) / 2) + [.J463]) / 10 )) * [.L463]" office:value-type="float" office:value="42.7631578947368">
            <text:p>42.7632</text:p>
          </table:table-cell>
          <table:table-cell table:style-name="ce78" table:formula="of:=[.Z463]/[.D463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463] * ([.N463] + [.O463] + [.P463]) / (3 - [.Q463] - [.R463])" office:value-type="float" office:value="57.0175438596491">
            <text:p>57.0175</text:p>
          </table:table-cell>
          <table:table-cell table:style-name="ce78" table:formula="of:=[.Z463] * 1.33" office:value-type="float" office:value="56.875">
            <text:p>56.8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750">
            <text:p>750</text:p>
          </table:table-cell>
          <table:table-cell table:style-name="ce56" office:value-type="float" office:value="1850">
            <text:p>185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4] + [.G464]) / (2 * ( ((([.H464] + [.I464]) / 2) + [.J464]) / 10 )) * [.L464]" office:value-type="float" office:value="85.5263157894737">
            <text:p>85.5263</text:p>
          </table:table-cell>
          <table:table-cell table:style-name="ce78" table:formula="of:=[.Z464]/[.D464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464] * ([.N464] + [.O464] + [.P464]) / (3 - [.Q464] - [.R464])" office:value-type="float" office:value="114.035087719298">
            <text:p>114.0351</text:p>
          </table:table-cell>
          <table:table-cell table:style-name="ce78" table:formula="of:=[.Z464] * 1.33" office:value-type="float" office:value="113.75">
            <text:p>113.7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0">
            <text:p>1500</text:p>
          </table:table-cell>
          <table:table-cell table:style-name="ce56" office:value-type="float" office:value="3700">
            <text:p>37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5] + [.G465]) / (2 * ( ((([.H465] + [.I465]) / 2) + [.J465]) / 10 )) * [.L465]" office:value-type="float" office:value="171.052631578947">
            <text:p>171.0526</text:p>
          </table:table-cell>
          <table:table-cell table:style-name="ce78" table:formula="of:=[.Z465]/[.D465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465] * ([.N465] + [.O465] + [.P465]) / (3 - [.Q465] - [.R465])" office:value-type="float" office:value="228.070175438596">
            <text:p>228.0702</text:p>
          </table:table-cell>
          <table:table-cell table:style-name="ce78" table:formula="of:=[.Z465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Nano-Missile Cloud Launcher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6">
            <text:p>6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8">
            <text:p>18</text:p>
          </table:table-cell>
          <table:table-cell table:number-columns-repeated="2" table:style-name="ce47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">
            <text:p>0.2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466] + [.G466]) / (2 * ( ((([.H466] + [.I466]) / 2) + [.J466]) / 10 )) * [.L466]" office:value-type="float" office:value="4.70588235294118">
            <text:p>4.7059</text:p>
          </table:table-cell>
          <table:table-cell table:style-name="ce77" table:formula="of:=[.Z466]/[.D466]" office:value-type="float" office:value="0.27681660899654">
            <text:p>0.2768</text:p>
          </table:table-cell>
          <table:table-cell table:style-name="ce80" table:formula="of:=-1*[.Z466]/[.E466]" office:value-type="float" office:value="0.470588235294118">
            <text:p>0.4706</text:p>
          </table:table-cell>
          <table:table-cell table:style-name="ce77" table:formula="of:=[.Z466] * ([.N466] + [.O466] + [.P466]) / (3 - [.Q466] - [.R466])" office:value-type="float" office:value="7.64705882352941">
            <text:p>7.6471</text:p>
          </table:table-cell>
          <table:table-cell table:style-name="ce77" table:formula="of:=[.Z466] * 1.33" office:value-type="float" office:value="6.25882352941177">
            <text:p>6.2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Nano-Missiles</text:p>
          </table:table-cell>
          <table:table-cell table:style-name="ce36" office:value-type="string">
            <text:p>S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-15">
            <text:p>-15</text:p>
          </table:table-cell>
          <table:table-cell table:style-name="ce52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67] + [.G467]) / (2 * ( ((([.H467] + [.I467]) / 2) + [.J467]) / 10 )) * [.L467]" office:value-type="float" office:value="5.88235294117647">
            <text:p>5.8824</text:p>
          </table:table-cell>
          <table:table-cell table:style-name="ce78" table:formula="of:=[.Z467]/[.D467]" office:value-type="float" office:value="0.280112044817927">
            <text:p>0.2801</text:p>
          </table:table-cell>
          <table:table-cell table:style-name="ce82" table:formula="of:=-1*[.Z467]/[.E467]" office:value-type="float" office:value="0.392156862745098">
            <text:p>0.3922</text:p>
          </table:table-cell>
          <table:table-cell table:style-name="ce78" table:formula="of:=[.Z467] * ([.N467] + [.O467] + [.P467]) / (3 - [.Q467] - [.R467])" office:value-type="float" office:value="9.55882352941176">
            <text:p>9.5588</text:p>
          </table:table-cell>
          <table:table-cell table:style-name="ce78" table:formula="of:=[.Z467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68] + [.G468]) / (2 * ( ((([.H468] + [.I468]) / 2) + [.J468]) / 10 )) * [.L468]" office:value-type="float" office:value="4.11764705882353">
            <text:p>4.1176</text:p>
          </table:table-cell>
          <table:table-cell table:style-name="ce78" table:formula="of:=[.Z468]/[.D468]" office:value-type="float" office:value="0.411764705882353">
            <text:p>0.4118</text:p>
          </table:table-cell>
          <table:table-cell table:style-name="ce82" office:value-type="string">
            <text:p>n/a</text:p>
          </table:table-cell>
          <table:table-cell table:style-name="ce78" table:formula="of:=[.Z468] * ([.N468] + [.O468] + [.P468]) / (3 - [.Q468] - [.R468])" office:value-type="float" office:value="6.69117647058824">
            <text:p>6.6912</text:p>
          </table:table-cell>
          <table:table-cell table:style-name="ce78" table:formula="of:=[.Z468] * 1.33" office:value-type="float" office:value="5.4764705882353">
            <text:p>5.476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8">
            <text:p>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69] + [.G469]) / (2 * ( ((([.H469] + [.I469]) / 2) + [.J469]) / 10 )) * [.L469]" office:value-type="float" office:value="8.23529411764706">
            <text:p>8.2353</text:p>
          </table:table-cell>
          <table:table-cell table:style-name="ce78" table:formula="of:=[.Z469]/[.D469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469] * ([.N469] + [.O469] + [.P469]) / (3 - [.Q469] - [.R469])" office:value-type="float" office:value="13.3823529411765">
            <text:p>13.3824</text:p>
          </table:table-cell>
          <table:table-cell table:style-name="ce78" table:formula="of:=[.Z469] * 1.33" office:value-type="float" office:value="10.9529411764706">
            <text:p>10.952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16">
            <text:p>1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70] + [.G470]) / (2 * ( ((([.H470] + [.I470]) / 2) + [.J470]) / 10 )) * [.L470]" office:value-type="float" office:value="16.4705882352941">
            <text:p>16.4706</text:p>
          </table:table-cell>
          <table:table-cell table:style-name="ce78" table:formula="of:=[.Z470]/[.D470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470] * ([.N470] + [.O470] + [.P470]) / (3 - [.Q470] - [.R470])" office:value-type="float" office:value="26.7647058823529">
            <text:p>26.7647</text:p>
          </table:table-cell>
          <table:table-cell table:style-name="ce78" table:formula="of:=[.Z470] * 1.33" office:value-type="float" office:value="21.9058823529412">
            <text:p>21.905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4">
            <text:p>24</text:p>
          </table:table-cell>
          <table:table-cell table:style-name="ce56" office:value-type="float" office:value="32">
            <text:p>3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71] + [.G471]) / (2 * ( ((([.H471] + [.I471]) / 2) + [.J471]) / 10 )) * [.L471]" office:value-type="float" office:value="32.9411764705882">
            <text:p>32.9412</text:p>
          </table:table-cell>
          <table:table-cell table:style-name="ce78" table:formula="of:=[.Z471]/[.D471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471] * ([.N471] + [.O471] + [.P471]) / (3 - [.Q471] - [.R471])" office:value-type="float" office:value="53.5294117647059">
            <text:p>53.5294</text:p>
          </table:table-cell>
          <table:table-cell table:style-name="ce78" table:formula="of:=[.Z471] * 1.33" office:value-type="float" office:value="43.8117647058824">
            <text:p>43.811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Nano-Missiles</text:p>
          </table:table-cell>
          <table:table-cell table:style-name="ce36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5">
            <text:p>5</text:p>
          </table:table-cell>
          <table:table-cell table:style-name="ce56" office:value-type="float" office:value="8">
            <text:p>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72] + [.G472]) / (2 * ( ((([.H472] + [.I472]) / 2) + [.J472]) / 10 )) * [.L472]" office:value-type="float" office:value="7.64705882352941">
            <text:p>7.6471</text:p>
          </table:table-cell>
          <table:table-cell table:style-name="ce78" table:formula="of:=[.Z472]/[.D472]" office:value-type="float" office:value="0.305882352941176">
            <text:p>0.3059</text:p>
          </table:table-cell>
          <table:table-cell table:style-name="ce82" table:formula="of:=-1*[.Z472]/[.E472]" office:value-type="float" office:value="0.382352941176471">
            <text:p>0.3824</text:p>
          </table:table-cell>
          <table:table-cell table:style-name="ce78" table:formula="of:=[.Z472] * ([.N472] + [.O472] + [.P472]) / (3 - [.Q472] - [.R472])" office:value-type="float" office:value="12.4264705882353">
            <text:p>12.4265</text:p>
          </table:table-cell>
          <table:table-cell table:style-name="ce78" table:formula="of:=[.Z472] * 1.33" office:value-type="float" office:value="10.1705882352941">
            <text:p>10.170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73] + [.G473]) / (2 * ( ((([.H473] + [.I473]) / 2) + [.J473]) / 10 )) * [.L473]" office:value-type="float" office:value="5.88235294117647">
            <text:p>5.8824</text:p>
          </table:table-cell>
          <table:table-cell table:style-name="ce78" table:formula="of:=[.Z473]/[.D473]" office:value-type="float" office:value="0.490196078431373">
            <text:p>0.4902</text:p>
          </table:table-cell>
          <table:table-cell table:style-name="ce82" office:value-type="string">
            <text:p>n/a</text:p>
          </table:table-cell>
          <table:table-cell table:style-name="ce78" table:formula="of:=[.Z473] * ([.N473] + [.O473] + [.P473]) / (3 - [.Q473] - [.R473])" office:value-type="float" office:value="9.55882352941176">
            <text:p>9.5588</text:p>
          </table:table-cell>
          <table:table-cell table:style-name="ce78" table:formula="of:=[.Z473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11">
            <text:p>1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74] + [.G474]) / (2 * ( ((([.H474] + [.I474]) / 2) + [.J474]) / 10 )) * [.L474]" office:value-type="float" office:value="11.1764705882353">
            <text:p>11.1765</text:p>
          </table:table-cell>
          <table:table-cell table:style-name="ce78" table:formula="of:=[.Z474]/[.D474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474] * ([.N474] + [.O474] + [.P474]) / (3 - [.Q474] - [.R474])" office:value-type="float" office:value="18.1617647058824">
            <text:p>18.1618</text:p>
          </table:table-cell>
          <table:table-cell table:style-name="ce78" table:formula="of:=[.Z474] * 1.33" office:value-type="float" office:value="14.8647058823529">
            <text:p>14.8647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22">
            <text:p>2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75] + [.G475]) / (2 * ( ((([.H475] + [.I475]) / 2) + [.J475]) / 10 )) * [.L475]" office:value-type="float" office:value="22.3529411764706">
            <text:p>22.3529</text:p>
          </table:table-cell>
          <table:table-cell table:style-name="ce78" table:formula="of:=[.Z475]/[.D475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475] * ([.N475] + [.O475] + [.P475]) / (3 - [.Q475] - [.R475])" office:value-type="float" office:value="36.3235294117647">
            <text:p>36.3235</text:p>
          </table:table-cell>
          <table:table-cell table:style-name="ce78" table:formula="of:=[.Z475] * 1.33" office:value-type="float" office:value="29.7294117647059">
            <text:p>29.729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44">
            <text:p>4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76] + [.G476]) / (2 * ( ((([.H476] + [.I476]) / 2) + [.J476]) / 10 )) * [.L476]" office:value-type="float" office:value="44.7058823529412">
            <text:p>44.7059</text:p>
          </table:table-cell>
          <table:table-cell table:style-name="ce78" table:formula="of:=[.Z476]/[.D476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476] * ([.N476] + [.O476] + [.P476]) / (3 - [.Q476] - [.R476])" office:value-type="float" office:value="72.6470588235294">
            <text:p>72.6471</text:p>
          </table:table-cell>
          <table:table-cell table:style-name="ce78" table:formula="of:=[.Z476] * 1.33" office:value-type="float" office:value="59.4588235294118">
            <text:p>59.4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Driller Drones</text:p>
          </table:table-cell>
          <table:table-cell table:style-name="ce33" office:value-type="string">
            <text:p>H</text:p>
          </table:table-cell>
          <table:table-cell table:style-name="ce33" office:value-type="float" office:value="88">
            <text:p>88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6">
            <text:p>16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.3">
            <text:p>2.3</text:p>
          </table:table-cell>
          <table:table-cell table:style-name="ce33" office:value-type="float" office:value="10">
            <text:p>1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3" office:value-type="float" office:value="700">
            <text:p>70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25">
            <text:p>25</text:p>
          </table:table-cell>
          <table:table-cell table:style-name="ce47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77] + [.G477]) / ([.J477] / 5) * [.L477]" office:value-type="float" office:value="43.4782608695652">
            <text:p>43.4783</text:p>
          </table:table-cell>
          <table:table-cell table:style-name="ce77" table:formula="of:=[.Z477]/[.D477]" office:value-type="float" office:value="0.494071146245059">
            <text:p>0.4941</text:p>
          </table:table-cell>
          <table:table-cell table:style-name="ce80" table:formula="of:=-1*[.Z477]/[.E477]" office:value-type="float" office:value="0.736919675755343">
            <text:p>0.7369</text:p>
          </table:table-cell>
          <table:table-cell table:style-name="ce77" table:formula="of:=[.Z477] * ([.N477] + [.O477] + [.P477]) / (3 - [.Q477] - [.R477])" office:value-type="float" office:value="65.2173913043478">
            <text:p>65.2174</text:p>
          </table:table-cell>
          <table:table-cell table:style-name="ce77" table:formula="of:=[.Z477] * 1.33" office:value-type="float" office:value="57.8260869565217">
            <text:p>57.826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Drone Crafts</text:p>
          </table:table-cell>
          <table:table-cell table:style-name="ce36" office:value-type="string">
            <text:p>H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70">
            <text:p>-7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23">
            <text:p>23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.3">
            <text:p>2.3</text:p>
          </table:table-cell>
          <table:table-cell table:style-name="ce5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750">
            <text:p>750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5" table:formula="of:=([.F478] + [.G478]) / ([.J478] / 5) * [.L478]" office:value-type="float" office:value="67.3913043478261">
            <text:p>67.3913</text:p>
          </table:table-cell>
          <table:table-cell table:style-name="ce78" table:formula="of:=[.Z478]/[.D478]" office:value-type="float" office:value="0.612648221343874">
            <text:p>0.6126</text:p>
          </table:table-cell>
          <table:table-cell table:style-name="ce82" table:formula="of:=-1*[.Z478]/[.E478]" office:value-type="float" office:value="0.962732919254658">
            <text:p>0.9627</text:p>
          </table:table-cell>
          <table:table-cell table:style-name="ce78" table:formula="of:=[.Z478] * ([.N478] + [.O478] + [.P478]) / (3 - [.Q478] - [.R478])" office:value-type="float" office:value="101.086956521739">
            <text:p>101.0870</text:p>
          </table:table-cell>
          <table:table-cell table:style-name="ce78" table:formula="of:=[.Z478] * 1.33" office:value-type="float" office:value="89.6304347826087">
            <text:p>89.63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Drone Crafts</text:p>
          </table:table-cell>
          <table:table-cell table:style-name="ce36" office:value-type="string">
            <text:p>H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30">
            <text:p>3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.3">
            <text:p>2.3</text:p>
          </table:table-cell>
          <table:table-cell table:style-name="ce5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800">
            <text:p>800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5" table:formula="of:=([.F479] + [.G479]) / ([.J479] / 5) * [.L479]" office:value-type="float" office:value="86.9565217391304">
            <text:p>86.9565</text:p>
          </table:table-cell>
          <table:table-cell table:style-name="ce78" table:formula="of:=[.Z479]/[.D479]" office:value-type="float" office:value="0.62111801242236">
            <text:p>0.6211</text:p>
          </table:table-cell>
          <table:table-cell table:style-name="ce82" table:formula="of:=-1*[.Z479]/[.E479]" office:value-type="float" office:value="1.08695652173913">
            <text:p>1.0870</text:p>
          </table:table-cell>
          <table:table-cell table:style-name="ce78" table:formula="of:=[.Z479] * ([.N479] + [.O479] + [.P479]) / (3 - [.Q479] - [.R479])" office:value-type="float" office:value="130.434782608696">
            <text:p>130.4348</text:p>
          </table:table-cell>
          <table:table-cell table:style-name="ce78" table:formula="of:=[.Z479] * 1.33" office:value-type="float" office:value="115.652173913043">
            <text:p>115.652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Defensive Web Slinger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0">
            <text:p>10</text:p>
          </table:table-cell>
          <table:table-cell table:style-name="ce5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45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80] + [.G480]) / (2 * ( ((([.H480] + [.I480]) / 2) + [.J480]) / 10 )) * [.L480]" office:value-type="float" office:value="11.25">
            <text:p>11.2500</text:p>
          </table:table-cell>
          <table:table-cell table:style-name="ce77" table:formula="of:=[.Z480]/[.D480]" office:value-type="float" office:value="0.865384615384615">
            <text:p>0.8654</text:p>
          </table:table-cell>
          <table:table-cell table:style-name="ce80" table:formula="of:=-1*[.Z480]/[.E480]" office:value-type="float" office:value="1.125">
            <text:p>1.1250</text:p>
          </table:table-cell>
          <table:table-cell table:style-name="ce77" table:formula="of:=[.Z480] * ([.N480] + [.O480] + [.P480]) / (3 - [.Q480] - [.R480])" office:value-type="float" office:value="13.2954545454545">
            <text:p>13.2955</text:p>
          </table:table-cell>
          <table:table-cell table:style-name="ce77" table:formula="of:=[.Z480] * 1.33" office:value-type="float" office:value="14.9625">
            <text:p>14.9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CIWS</text:p>
          </table:table-cell>
          <table:table-cell table:style-name="ce36" office:value-type="string">
            <text:p>P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-12">
            <text:p>-12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81] + [.G481]) / (2 * ( ((([.H481] + [.I481]) / 2) + [.J481]) / 10 )) * [.L481]" office:value-type="float" office:value="13.5">
            <text:p>13.5000</text:p>
          </table:table-cell>
          <table:table-cell table:style-name="ce78" table:formula="of:=[.Z481]/[.D481]" office:value-type="float" office:value="0.84375">
            <text:p>0.8438</text:p>
          </table:table-cell>
          <table:table-cell table:style-name="ce82" table:formula="of:=-1*[.Z481]/[.E481]" office:value-type="float" office:value="1.125">
            <text:p>1.1250</text:p>
          </table:table-cell>
          <table:table-cell table:style-name="ce78" table:formula="of:=[.Z481] * ([.N481] + [.O481] + [.P481]) / (3 - [.Q481] - [.R481])" office:value-type="float" office:value="15.9545454545455">
            <text:p>15.9545</text:p>
          </table:table-cell>
          <table:table-cell table:style-name="ce78" table:formula="of:=[.Z481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82] + [.G482]) / (2 * ( ((([.H482] + [.I482]) / 2) + [.J482]) / 10 )) * [.L482]" office:value-type="float" office:value="13.5">
            <text:p>13.5000</text:p>
          </table:table-cell>
          <table:table-cell table:style-name="ce78" table:formula="of:=[.Z482]/[.D482]" office:value-type="float" office:value="0.84375">
            <text:p>0.8438</text:p>
          </table:table-cell>
          <table:table-cell table:style-name="ce82" office:value-type="string">
            <text:p>n/a</text:p>
          </table:table-cell>
          <table:table-cell table:style-name="ce78" table:formula="of:=[.Z482] * ([.N482] + [.O482] + [.P482]) / (3 - [.Q482] - [.R482])" office:value-type="float" office:value="15.9545454545455">
            <text:p>15.9545</text:p>
          </table:table-cell>
          <table:table-cell table:style-name="ce78" table:formula="of:=[.Z482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14">
            <text:p>14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83] + [.G483]) / (2 * ( ((([.H483] + [.I483]) / 2) + [.J483]) / 10 )) * [.L483]" office:value-type="float" office:value="16.5">
            <text:p>16.5000</text:p>
          </table:table-cell>
          <table:table-cell table:style-name="ce78" table:formula="of:=[.Z483]/[.D483]" office:value-type="float" office:value="0.825">
            <text:p>0.8250</text:p>
          </table:table-cell>
          <table:table-cell table:style-name="ce82" office:value-type="string">
            <text:p>n/a</text:p>
          </table:table-cell>
          <table:table-cell table:style-name="ce78" table:formula="of:=[.Z483] * ([.N483] + [.O483] + [.P483]) / (3 - [.Q483] - [.R483])" office:value-type="float" office:value="19.5">
            <text:p>19.5000</text:p>
          </table:table-cell>
          <table:table-cell table:style-name="ce78" table:formula="of:=[.Z483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16">
            <text:p>16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84] + [.G484]) / (2 * ( ((([.H484] + [.I484]) / 2) + [.J484]) / 10 )) * [.L484]" office:value-type="float" office:value="19.5">
            <text:p>19.5000</text:p>
          </table:table-cell>
          <table:table-cell table:style-name="ce78" table:formula="of:=[.Z484]/[.D484]" office:value-type="float" office:value="0.8125">
            <text:p>0.8125</text:p>
          </table:table-cell>
          <table:table-cell table:style-name="ce82" office:value-type="string">
            <text:p>n/a</text:p>
          </table:table-cell>
          <table:table-cell table:style-name="ce78" table:formula="of:=[.Z484] * ([.N484] + [.O484] + [.P484]) / (3 - [.Q484] - [.R484])" office:value-type="float" office:value="23.0454545454545">
            <text:p>23.0455</text:p>
          </table:table-cell>
          <table:table-cell table:style-name="ce78" table:formula="of:=[.Z484] * 1.33" office:value-type="float" office:value="25.935">
            <text:p>25.93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18">
            <text:p>18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85] + [.G485]) / (2 * ( ((([.H485] + [.I485]) / 2) + [.J485]) / 10 )) * [.L485]" office:value-type="float" office:value="22.5">
            <text:p>22.5000</text:p>
          </table:table-cell>
          <table:table-cell table:style-name="ce78" table:formula="of:=[.Z485]/[.D485]" office:value-type="float" office:value="0.803571428571429">
            <text:p>0.8036</text:p>
          </table:table-cell>
          <table:table-cell table:style-name="ce82" office:value-type="string">
            <text:p>n/a</text:p>
          </table:table-cell>
          <table:table-cell table:style-name="ce78" table:formula="of:=[.Z485] * ([.N485] + [.O485] + [.P485]) / (3 - [.Q485] - [.R485])" office:value-type="float" office:value="26.5909090909091">
            <text:p>26.5909</text:p>
          </table:table-cell>
          <table:table-cell table:style-name="ce78" table:formula="of:=[.Z485] * 1.33" office:value-type="float" office:value="29.925">
            <text:p>29.9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CIWS</text:p>
          </table:table-cell>
          <table:table-cell table:style-name="ce36" office:value-type="string">
            <text:p>P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-15">
            <text:p>-15</text:p>
          </table:table-cell>
          <table:table-cell table:style-name="ce52" office:value-type="float" office:value="7">
            <text:p>7</text:p>
          </table:table-cell>
          <table:table-cell table:style-name="ce56" office:value-type="float" office:value="15">
            <text:p>15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86] + [.G486]) / (2 * ( ((([.H486] + [.I486]) / 2) + [.J486]) / 10 )) * [.L486]" office:value-type="float" office:value="16.5">
            <text:p>16.5000</text:p>
          </table:table-cell>
          <table:table-cell table:style-name="ce78" table:formula="of:=[.Z486]/[.D486]" office:value-type="float" office:value="0.825">
            <text:p>0.8250</text:p>
          </table:table-cell>
          <table:table-cell table:style-name="ce82" table:formula="of:=-1*[.Z486]/[.E486]" office:value-type="float" office:value="1.1">
            <text:p>1.1000</text:p>
          </table:table-cell>
          <table:table-cell table:style-name="ce78" table:formula="of:=[.Z486] * ([.N486] + [.O486] + [.P486]) / (3 - [.Q486] - [.R486])" office:value-type="float" office:value="19.5">
            <text:p>19.5000</text:p>
          </table:table-cell>
          <table:table-cell table:style-name="ce78" table:formula="of:=[.Z486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7">
            <text:p>7</text:p>
          </table:table-cell>
          <table:table-cell table:style-name="ce56" office:value-type="float" office:value="15">
            <text:p>15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87] + [.G487]) / (2 * ( ((([.H487] + [.I487]) / 2) + [.J487]) / 10 )) * [.L487]" office:value-type="float" office:value="16.5">
            <text:p>16.5000</text:p>
          </table:table-cell>
          <table:table-cell table:style-name="ce78" table:formula="of:=[.Z487]/[.D487]" office:value-type="float" office:value="0.825">
            <text:p>0.8250</text:p>
          </table:table-cell>
          <table:table-cell table:style-name="ce82" office:value-type="string">
            <text:p>n/a</text:p>
          </table:table-cell>
          <table:table-cell table:style-name="ce78" table:formula="of:=[.Z487] * ([.N487] + [.O487] + [.P487]) / (3 - [.Q487] - [.R487])" office:value-type="float" office:value="19.5">
            <text:p>19.5000</text:p>
          </table:table-cell>
          <table:table-cell table:style-name="ce78" table:formula="of:=[.Z487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18">
            <text:p>18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88] + [.G488]) / (2 * ( ((([.H488] + [.I488]) / 2) + [.J488]) / 10 )) * [.L488]" office:value-type="float" office:value="21">
            <text:p>21.0000</text:p>
          </table:table-cell>
          <table:table-cell table:style-name="ce78" table:formula="of:=[.Z488]/[.D488]" office:value-type="float" office:value="0.84">
            <text:p>0.8400</text:p>
          </table:table-cell>
          <table:table-cell table:style-name="ce82" office:value-type="string">
            <text:p>n/a</text:p>
          </table:table-cell>
          <table:table-cell table:style-name="ce78" table:formula="of:=[.Z488] * ([.N488] + [.O488] + [.P488]) / (3 - [.Q488] - [.R488])" office:value-type="float" office:value="24.8181818181818">
            <text:p>24.8182</text:p>
          </table:table-cell>
          <table:table-cell table:style-name="ce78" table:formula="of:=[.Z488] * 1.33" office:value-type="float" office:value="27.93">
            <text:p>27.9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20">
            <text:p>20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89] + [.G489]) / (2 * ( ((([.H489] + [.I489]) / 2) + [.J489]) / 10 )) * [.L489]" office:value-type="float" office:value="24">
            <text:p>24.0000</text:p>
          </table:table-cell>
          <table:table-cell table:style-name="ce78" table:formula="of:=[.Z489]/[.D489]" office:value-type="float" office:value="0.8">
            <text:p>0.8000</text:p>
          </table:table-cell>
          <table:table-cell table:style-name="ce82" office:value-type="string">
            <text:p>n/a</text:p>
          </table:table-cell>
          <table:table-cell table:style-name="ce78" table:formula="of:=[.Z489] * ([.N489] + [.O489] + [.P489]) / (3 - [.Q489] - [.R489])" office:value-type="float" office:value="28.3636363636364">
            <text:p>28.3636</text:p>
          </table:table-cell>
          <table:table-cell table:style-name="ce78" table:formula="of:=[.Z489] * 1.33" office:value-type="float" office:value="31.92">
            <text:p>31.92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">
            <text:p>15</text:p>
          </table:table-cell>
          <table:table-cell table:style-name="ce56" office:value-type="float" office:value="22">
            <text:p>2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90] + [.G490]) / (2 * ( ((([.H490] + [.I490]) / 2) + [.J490]) / 10 )) * [.L490]" office:value-type="float" office:value="27.75">
            <text:p>27.7500</text:p>
          </table:table-cell>
          <table:table-cell table:style-name="ce78" table:formula="of:=[.Z490]/[.D490]" office:value-type="float" office:value="0.792857142857143">
            <text:p>0.7929</text:p>
          </table:table-cell>
          <table:table-cell table:style-name="ce82" office:value-type="string">
            <text:p>n/a</text:p>
          </table:table-cell>
          <table:table-cell table:style-name="ce78" table:formula="of:=[.Z490] * ([.N490] + [.O490] + [.P490]) / (3 - [.Q490] - [.R490])" office:value-type="float" office:value="32.7954545454545">
            <text:p>32.7955</text:p>
          </table:table-cell>
          <table:table-cell table:style-name="ce78" table:formula="of:=[.Z490] * 1.33" office:value-type="float" office:value="36.9075">
            <text:p>36.907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Ruination Glare</text:p>
          </table:table-cell>
          <table:table-cell table:style-name="ce33" office:value-type="string">
            <text:p>T</text:p>
          </table:table-cell>
          <table:table-cell table:style-name="ce33" office:value-type="float" office:value="456">
            <text:p>456</text:p>
          </table:table-cell>
          <table:table-cell table:style-name="ce47" office:value-type="float" office:value="-500">
            <text:p>-500</text:p>
          </table:table-cell>
          <table:table-cell table:style-name="ce33" office:value-type="float" office:value="5000">
            <text:p>5000</text:p>
          </table:table-cell>
          <table:table-cell table:style-name="ce47" office:value-type="float" office:value="10000">
            <text:p>10000</text:p>
          </table:table-cell>
          <table:table-cell table:style-name="ce33" office:value-type="float" office:value="20">
            <text:p>20</text:p>
          </table:table-cell>
          <table:table-cell table:number-columns-repeated="2" table:style-name="ce47" office:value-type="float" office:value="90">
            <text:p>90</text:p>
          </table:table-cell>
          <table:table-cell table:style-name="ce33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91] + [.G491]) / (2 * ( ((([.H491] + [.I491]) / 2) + [.J491]) / 10 )) * [.L491]" office:value-type="float" office:value="439.655172413793">
            <text:p>439.6552</text:p>
          </table:table-cell>
          <table:table-cell table:style-name="ce77" table:formula="of:=[.Z491]/[.D491]" office:value-type="float" office:value="0.96415607985481">
            <text:p>0.9642</text:p>
          </table:table-cell>
          <table:table-cell table:style-name="ce80" table:formula="of:=-1*[.Z491]/[.E491]" office:value-type="float" office:value="0.879310344827586">
            <text:p>0.8793</text:p>
          </table:table-cell>
          <table:table-cell table:style-name="ce77" table:formula="of:=[.Z491] * ([.N491] + [.O491] + [.P491]) / (3 - [.Q491] - [.R491])" office:value-type="float" office:value="512.931034482759">
            <text:p>512.9310</text:p>
          </table:table-cell>
          <table:table-cell table:style-name="ce77" table:formula="of:=[.Z491] * 1.33" office:value-type="float" office:value="584.741379310345">
            <text:p>584.741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Ruinator</text:p>
          </table:table-cell>
          <table:table-cell table:style-name="ce36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25">
            <text:p>-525</text:p>
          </table:table-cell>
          <table:table-cell table:style-name="ce52" office:value-type="float" office:value="5500">
            <text:p>5500</text:p>
          </table:table-cell>
          <table:table-cell table:style-name="ce56" office:value-type="float" office:value="10000">
            <text:p>10000</text:p>
          </table:table-cell>
          <table:table-cell table:style-name="ce62" office:value-type="float" office:value="20">
            <text:p>20</text:p>
          </table:table-cell>
          <table:table-cell table:number-columns-repeated="2" table:style-name="ce62" office:value-type="float" office:value="90">
            <text:p>90</text:p>
          </table:table-cell>
          <table:table-cell table:style-name="ce52" office:value-type="float" office:value="130">
            <text:p>13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92] + [.G492]) / (2 * ( ((([.H492] + [.I492]) / 2) + [.J492]) / 10 )) * [.L492]" office:value-type="float" office:value="454.310344827586">
            <text:p>454.3103</text:p>
          </table:table-cell>
          <table:table-cell table:style-name="ce78" table:formula="of:=[.Z492]/[.D492]" office:value-type="float" office:value="0.908620689655172">
            <text:p>0.9086</text:p>
          </table:table-cell>
          <table:table-cell table:style-name="ce82" table:formula="of:=-1*[.Z492]/[.E492]" office:value-type="float" office:value="0.865353037766831">
            <text:p>0.8654</text:p>
          </table:table-cell>
          <table:table-cell table:style-name="ce78" table:formula="of:=[.Z492] * ([.N492] + [.O492] + [.P492]) / (3 - [.Q492] - [.R492])" office:value-type="float" office:value="530.028735632184">
            <text:p>530.0287</text:p>
          </table:table-cell>
          <table:table-cell table:style-name="ce78" table:formula="of:=[.Z492] * 1.33" office:value-type="float" office:value="604.23275862069">
            <text:p>604.23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Ruinator</text:p>
          </table:table-cell>
          <table:table-cell table:style-name="ce36" office:value-type="string">
            <text:p>T</text:p>
          </table:table-cell>
          <table:table-cell table:style-name="ce35" office:value-type="float" office:value="550">
            <text:p>550</text:p>
          </table:table-cell>
          <table:table-cell table:style-name="ce48" office:value-type="float" office:value="-550">
            <text:p>-550</text:p>
          </table:table-cell>
          <table:table-cell table:style-name="ce52" office:value-type="float" office:value="6000">
            <text:p>6000</text:p>
          </table:table-cell>
          <table:table-cell table:style-name="ce56" office:value-type="float" office:value="10000">
            <text:p>10000</text:p>
          </table:table-cell>
          <table:table-cell table:style-name="ce62" office:value-type="float" office:value="20">
            <text:p>20</text:p>
          </table:table-cell>
          <table:table-cell table:number-columns-repeated="2" table:style-name="ce62" office:value-type="float" office:value="90">
            <text:p>90</text:p>
          </table:table-cell>
          <table:table-cell table:style-name="ce52" office:value-type="float" office:value="140">
            <text:p>14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93] + [.G493]) / (2 * ( ((([.H493] + [.I493]) / 2) + [.J493]) / 10 )) * [.L493]" office:value-type="float" office:value="468.965517241379">
            <text:p>468.9655</text:p>
          </table:table-cell>
          <table:table-cell table:style-name="ce78" table:formula="of:=[.Z493]/[.D493]" office:value-type="float" office:value="0.852664576802508">
            <text:p>0.8527</text:p>
          </table:table-cell>
          <table:table-cell table:style-name="ce82" table:formula="of:=-1*[.Z493]/[.E493]" office:value-type="float" office:value="0.852664576802508">
            <text:p>0.8527</text:p>
          </table:table-cell>
          <table:table-cell table:style-name="ce78" table:formula="of:=[.Z493] * ([.N493] + [.O493] + [.P493]) / (3 - [.Q493] - [.R493])" office:value-type="float" office:value="547.126436781609">
            <text:p>547.1264</text:p>
          </table:table-cell>
          <table:table-cell table:style-name="ce78" table:formula="of:=[.Z493] * 1.33" office:value-type="float" office:value="623.724137931035">
            <text:p>623.724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Advanced Strikecraft (bomber)</text:p>
          </table:table-cell>
          <table:table-cell table:style-name="ce37" office:value-type="string">
            <text:p>H</text:p>
          </table:table-cell>
          <table:table-cell table:style-name="ce45" office:value-type="float" office:value="88">
            <text:p>88</text:p>
          </table:table-cell>
          <table:table-cell table:style-name="ce45" office:value-type="float" office:value="-59">
            <text:p>-59</text:p>
          </table:table-cell>
          <table:table-cell table:style-name="ce54" office:value-type="float" office:value="6">
            <text:p>6</text:p>
          </table:table-cell>
          <table:table-cell table:style-name="ce60" office:value-type="float" office:value="17">
            <text:p>17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.3">
            <text:p>2.3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54" office:value-type="float" office:value="700">
            <text:p>700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0.8">
            <text:p>0.8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495] + [.G495]) / ([.J495] / 5) * [.L495]" office:value-type="float" office:value="50">
            <text:p>50.0000</text:p>
          </table:table-cell>
          <table:table-cell table:style-name="ce77" table:formula="of:=[.Z495]/[.D495]" office:value-type="float" office:value="0.568181818181818">
            <text:p>0.5682</text:p>
          </table:table-cell>
          <table:table-cell table:style-name="ce80" table:formula="of:=-1*[.Z495]/[.E495]" office:value-type="float" office:value="0.847457627118644">
            <text:p>0.8475</text:p>
          </table:table-cell>
          <table:table-cell table:style-name="ce77" table:formula="of:=[.Z495] * ([.N495] + [.O495] + [.P495]) / (3 - [.Q495] - [.R495])" office:value-type="float" office:value="87.5">
            <text:p>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ssault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-75">
            <text:p>-75</text:p>
          </table:table-cell>
          <table:table-cell table:style-name="ce55" office:value-type="float" office:value="10">
            <text:p>10</text:p>
          </table:table-cell>
          <table:table-cell table:style-name="ce61" office:value-type="float" office:value="20">
            <text:p>2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96] + [.G496]) / ([.J496] / 5) * [.L496]" office:value-type="float" office:value="75">
            <text:p>75.0000</text:p>
          </table:table-cell>
          <table:table-cell table:style-name="ce78" table:formula="of:=[.Z496]/[.D496]" office:value-type="float" office:value="0.681818181818182">
            <text:p>0.6818</text:p>
          </table:table-cell>
          <table:table-cell table:style-name="ce82" table:formula="of:=-1*[.Z496]/[.E496]" office:value-type="float" office:value="1">
            <text:p>1.0000</text:p>
          </table:table-cell>
          <table:table-cell table:style-name="ce78" table:formula="of:=[.Z496] * ([.N496] + [.O496] + [.P496]) / (3 - [.Q496] - [.R496])" office:value-type="float" office:value="112.5">
            <text:p>112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ssault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-75">
            <text:p>-75</text:p>
          </table:table-cell>
          <table:table-cell table:style-name="ce55" office:value-type="float" office:value="20">
            <text:p>20</text:p>
          </table:table-cell>
          <table:table-cell table:style-name="ce61" office:value-type="float" office:value="40">
            <text:p>4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97] + [.G497]) / ([.J497] / 5) * [.L497]" office:value-type="float" office:value="75">
            <text:p>75.0000</text:p>
          </table:table-cell>
          <table:table-cell table:style-name="ce78" table:formula="of:=[.Z497]/[.D497]" office:value-type="float" office:value="0.681818181818182">
            <text:p>0.6818</text:p>
          </table:table-cell>
          <table:table-cell table:style-name="ce82" table:formula="of:=-1*[.Z497]/[.E497]" office:value-type="float" office:value="1">
            <text:p>1.0000</text:p>
          </table:table-cell>
          <table:table-cell table:style-name="ce78" table:formula="of:=[.Z497] * ([.N497] + [.O497] + [.P497]) / (3 - [.Q497] - [.R497])" office:value-type="float" office:value="140.625">
            <text:p>14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iegebreaker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-85">
            <text:p>-85</text:p>
          </table:table-cell>
          <table:table-cell table:style-name="ce55" office:value-type="float" office:value="15">
            <text:p>15</text:p>
          </table:table-cell>
          <table:table-cell table:style-name="ce61" office:value-type="float" office:value="25">
            <text:p>2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98] + [.G498]) / ([.J498] / 5) * [.L498]" office:value-type="float" office:value="100">
            <text:p>100.0000</text:p>
          </table:table-cell>
          <table:table-cell table:style-name="ce78" table:formula="of:=[.Z498]/[.D498]" office:value-type="float" office:value="0.769230769230769">
            <text:p>0.7692</text:p>
          </table:table-cell>
          <table:table-cell table:style-name="ce82" table:formula="of:=-1*[.Z498]/[.E498]" office:value-type="float" office:value="1.17647058823529">
            <text:p>1.1765</text:p>
          </table:table-cell>
          <table:table-cell table:style-name="ce78" table:formula="of:=[.Z498] * ([.N498] + [.O498] + [.P498]) / (3 - [.Q498] - [.R498])" office:value-type="float" office:value="150">
            <text:p>15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iegebreaker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-85">
            <text:p>-85</text:p>
          </table:table-cell>
          <table:table-cell table:style-name="ce55" office:value-type="float" office:value="30">
            <text:p>30</text:p>
          </table:table-cell>
          <table:table-cell table:style-name="ce61" office:value-type="float" office:value="50">
            <text:p>5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99] + [.G499]) / ([.J499] / 5) * [.L499]" office:value-type="float" office:value="100">
            <text:p>100.0000</text:p>
          </table:table-cell>
          <table:table-cell table:style-name="ce78" table:formula="of:=[.Z499]/[.D499]" office:value-type="float" office:value="0.769230769230769">
            <text:p>0.7692</text:p>
          </table:table-cell>
          <table:table-cell table:style-name="ce82" table:formula="of:=-1*[.Z499]/[.E499]" office:value-type="float" office:value="1.17647058823529">
            <text:p>1.1765</text:p>
          </table:table-cell>
          <table:table-cell table:style-name="ce78" table:formula="of:=[.Z499] * ([.N499] + [.O499] + [.P499]) / (3 - [.Q499] - [.R499])" office:value-type="float" office:value="187.5">
            <text:p>1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Voidstalker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-100">
            <text:p>-100</text:p>
          </table:table-cell>
          <table:table-cell table:style-name="ce55" office:value-type="float" office:value="20">
            <text:p>20</text:p>
          </table:table-cell>
          <table:table-cell table:style-name="ce61" office:value-type="float" office:value="30">
            <text:p>3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0] + [.G500]) / ([.J500] / 5) * [.L500]" office:value-type="float" office:value="125">
            <text:p>125.0000</text:p>
          </table:table-cell>
          <table:table-cell table:style-name="ce78" table:formula="of:=[.Z500]/[.D500]" office:value-type="float" office:value="0.833333333333333">
            <text:p>0.8333</text:p>
          </table:table-cell>
          <table:table-cell table:style-name="ce82" table:formula="of:=-1*[.Z500]/[.E500]" office:value-type="float" office:value="1.25">
            <text:p>1.2500</text:p>
          </table:table-cell>
          <table:table-cell table:style-name="ce78" table:formula="of:=[.Z500] * ([.N500] + [.O500] + [.P500]) / (3 - [.Q500] - [.R500])" office:value-type="float" office:value="187.5">
            <text:p>1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Voidstalker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-100">
            <text:p>-100</text:p>
          </table:table-cell>
          <table:table-cell table:style-name="ce55" office:value-type="float" office:value="40">
            <text:p>40</text:p>
          </table:table-cell>
          <table:table-cell table:style-name="ce61" office:value-type="float" office:value="60">
            <text:p>6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1] + [.G501]) / ([.J501] / 5) * [.L501]" office:value-type="float" office:value="125">
            <text:p>125.0000</text:p>
          </table:table-cell>
          <table:table-cell table:style-name="ce78" table:formula="of:=[.Z501]/[.D501]" office:value-type="float" office:value="0.833333333333333">
            <text:p>0.8333</text:p>
          </table:table-cell>
          <table:table-cell table:style-name="ce82" table:formula="of:=-1*[.Z501]/[.E501]" office:value-type="float" office:value="1.25">
            <text:p>1.2500</text:p>
          </table:table-cell>
          <table:table-cell table:style-name="ce78" table:formula="of:=[.Z501] * ([.N501] + [.O501] + [.P501]) / (3 - [.Q501] - [.R501])" office:value-type="float" office:value="234.375">
            <text:p>234.3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Mercenary Strikecraft</text:p>
          </table:table-cell>
          <table:table-cell table:style-name="ce38" office:value-type="string">
            <text:p>H</text:p>
          </table:table-cell>
          <table:table-cell table:style-name="ce39" office:value-type="float" office:value="68">
            <text:p>68</text:p>
          </table:table-cell>
          <table:table-cell table:style-name="ce39" office:value-type="float" office:value="-45">
            <text:p>-45</text:p>
          </table:table-cell>
          <table:table-cell table:style-name="ce55" office:value-type="float" office:value="6">
            <text:p>6</text:p>
          </table:table-cell>
          <table:table-cell table:style-name="ce61" office:value-type="float" office:value="12">
            <text:p>12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500">
            <text:p>500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25">
            <text:p>25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2] + [.G502]) / ([.J502] / 5) * [.L502]" office:value-type="float" office:value="45">
            <text:p>45.0000</text:p>
          </table:table-cell>
          <table:table-cell table:style-name="ce78" table:formula="of:=[.Z502]/[.D502]" office:value-type="float" office:value="0.661764705882353">
            <text:p>0.6618</text:p>
          </table:table-cell>
          <table:table-cell table:style-name="ce82" table:formula="of:=-1*[.Z502]/[.E502]" office:value-type="float" office:value="1">
            <text:p>1.0000</text:p>
          </table:table-cell>
          <table:table-cell table:style-name="ce78" table:formula="of:=[.Z502] * ([.N502] + [.O502] + [.P502]) / (3 - [.Q502] - [.R502])" office:value-type="float" office:value="67.5">
            <text:p>6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Elite Mercenary Strikecraft</text:p>
          </table:table-cell>
          <table:table-cell table:style-name="ce38" office:value-type="string">
            <text:p>H</text:p>
          </table:table-cell>
          <table:table-cell table:style-name="ce39" office:value-type="float" office:value="88">
            <text:p>88</text:p>
          </table:table-cell>
          <table:table-cell table:style-name="ce39" office:value-type="float" office:value="-59">
            <text:p>-59</text:p>
          </table:table-cell>
          <table:table-cell table:style-name="ce55" office:value-type="float" office:value="12">
            <text:p>12</text:p>
          </table:table-cell>
          <table:table-cell table:style-name="ce61" office:value-type="float" office:value="24">
            <text:p>24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50">
            <text:p>5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3] + [.G503]) / ([.J503] / 5) * [.L503]" office:value-type="float" office:value="90">
            <text:p>90.0000</text:p>
          </table:table-cell>
          <table:table-cell table:style-name="ce78" table:formula="of:=[.Z503]/[.D503]" office:value-type="float" office:value="1.02272727272727">
            <text:p>1.0227</text:p>
          </table:table-cell>
          <table:table-cell table:style-name="ce82" table:formula="of:=-1*[.Z503]/[.E503]" office:value-type="float" office:value="1.52542372881356">
            <text:p>1.5254</text:p>
          </table:table-cell>
          <table:table-cell table:style-name="ce78" table:formula="of:=[.Z503] * ([.N503] + [.O503] + [.P503]) / (3 - [.Q503] - [.R503])" office:value-type="float" office:value="135">
            <text:p>13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Amoeba Flagella</text:p>
          </table:table-cell>
          <table:table-cell table:style-name="ce37" office:value-type="string">
            <text:p>H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-30">
            <text:p>-30</text:p>
          </table:table-cell>
          <table:table-cell table:style-name="ce54" office:value-type="float" office:value="20">
            <text:p>20</text:p>
          </table:table-cell>
          <table:table-cell table:style-name="ce60" office:value-type="float" office:value="30">
            <text:p>30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5">
            <text:p>5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0.7">
            <text:p>0.7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54" office:value-type="float" office:value="500">
            <text:p>500</text:p>
          </table:table-cell>
          <table:table-cell table:style-name="ce45" office:value-type="float" office:value="20">
            <text:p>2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504] + [.G504]) / ([.J504] / 5) * [.L504]" office:value-type="float" office:value="35">
            <text:p>35.0000</text:p>
          </table:table-cell>
          <table:table-cell table:style-name="ce77" table:formula="of:=[.Z504]/[.D504]" office:value-type="float" office:value="0.583333333333333">
            <text:p>0.5833</text:p>
          </table:table-cell>
          <table:table-cell table:style-name="ce80" table:formula="of:=-1*[.Z504]/[.E504]" office:value-type="float" office:value="1.16666666666667">
            <text:p>1.1667</text:p>
          </table:table-cell>
          <table:table-cell table:style-name="ce77" table:formula="of:=[.Z504] * ([.N504] + [.O504] + [.P504]) / (3 - [.Q504] - [.R504])" office:value-type="float" office:value="61.25">
            <text:p>61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Highbrea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-40">
            <text:p>-40</text:p>
          </table:table-cell>
          <table:table-cell table:style-name="ce55" office:value-type="float" office:value="35">
            <text:p>35</text:p>
          </table:table-cell>
          <table:table-cell table:style-name="ce61" office:value-type="float" office:value="55">
            <text:p>5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7">
            <text:p>0.7</text:p>
          </table:table-cell>
          <table:table-cell table:style-name="ce61" office:value-type="float" office:value="0.5">
            <text:p>0.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6">
            <text:p>0.6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5] + [.G505]) / ([.J505] / 5) * [.L505]" office:value-type="float" office:value="63">
            <text:p>63.0000</text:p>
          </table:table-cell>
          <table:table-cell table:style-name="ce78" table:formula="of:=[.Z505]/[.D505]" office:value-type="float" office:value="0.7875">
            <text:p>0.7875</text:p>
          </table:table-cell>
          <table:table-cell table:style-name="ce82" table:formula="of:=-1*[.Z505]/[.E505]" office:value-type="float" office:value="1.575">
            <text:p>1.5750</text:p>
          </table:table-cell>
          <table:table-cell table:style-name="ce78" table:formula="of:=[.Z505] * ([.N505] + [.O505] + [.P505]) / (3 - [.Q505] - [.R505])" office:value-type="float" office:value="110.25">
            <text:p>110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Genetically-Engineere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50">
            <text:p>-50</text:p>
          </table:table-cell>
          <table:table-cell table:style-name="ce55" office:value-type="float" office:value="50">
            <text:p>50</text:p>
          </table:table-cell>
          <table:table-cell table:style-name="ce61" office:value-type="float" office:value="70">
            <text:p>7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8">
            <text:p>0.8</text:p>
          </table:table-cell>
          <table:table-cell table:style-name="ce61" office:value-type="float" office:value="0.6">
            <text:p>0.6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7">
            <text:p>0.7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6] + [.G506]) / ([.J506] / 5) * [.L506]" office:value-type="float" office:value="96">
            <text:p>96.0000</text:p>
          </table:table-cell>
          <table:table-cell table:style-name="ce78" table:formula="of:=[.Z506]/[.D506]" office:value-type="float" office:value="0.96">
            <text:p>0.9600</text:p>
          </table:table-cell>
          <table:table-cell table:style-name="ce82" table:formula="of:=-1*[.Z506]/[.E506]" office:value-type="float" office:value="1.92">
            <text:p>1.9200</text:p>
          </table:table-cell>
          <table:table-cell table:style-name="ce78" table:formula="of:=[.Z506] * ([.N506] + [.O506] + [.P506]) / (3 - [.Q506] - [.R506])" office:value-type="float" office:value="180">
            <text:p>18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Perfect Space Organism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60">
            <text:p>-60</text:p>
          </table:table-cell>
          <table:table-cell table:style-name="ce55" office:value-type="float" office:value="60">
            <text:p>60</text:p>
          </table:table-cell>
          <table:table-cell table:style-name="ce61" office:value-type="float" office:value="80">
            <text:p>8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8">
            <text:p>0.8</text:p>
          </table:table-cell>
          <table:table-cell table:style-name="ce61" office:value-type="float" office:value="0.6">
            <text:p>0.6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7">
            <text:p>0.7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7] + [.G507]) / ([.J507] / 5) * [.L507]" office:value-type="float" office:value="112">
            <text:p>112.0000</text:p>
          </table:table-cell>
          <table:table-cell table:style-name="ce78" table:formula="of:=[.Z507]/[.D507]" office:value-type="float" office:value="0.933333333333333">
            <text:p>0.9333</text:p>
          </table:table-cell>
          <table:table-cell table:style-name="ce82" table:formula="of:=-1*[.Z507]/[.E507]" office:value-type="float" office:value="1.86666666666667">
            <text:p>1.8667</text:p>
          </table:table-cell>
          <table:table-cell table:style-name="ce78" table:formula="of:=[.Z507] * ([.N507] + [.O507] + [.P507]) / (3 - [.Q507] - [.R507])" office:value-type="float" office:value="210">
            <text:p>21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Cybernetically-Augmente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50">
            <text:p>-50</text:p>
          </table:table-cell>
          <table:table-cell table:style-name="ce55" office:value-type="float" office:value="45">
            <text:p>45</text:p>
          </table:table-cell>
          <table:table-cell table:style-name="ce61" office:value-type="float" office:value="65">
            <text:p>6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9">
            <text:p>0.9</text:p>
          </table:table-cell>
          <table:table-cell table:style-name="ce61" office:value-type="float" office:value="0.75">
            <text:p>0.7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50">
            <text:p>50</text:p>
          </table:table-cell>
          <table:table-cell table:number-columns-repeated="2" table:style-name="ce68" office:value-type="float" office:value="20">
            <text:p>20</text:p>
          </table:table-cell>
          <table:table-cell table:style-name="ce39" office:value-type="float" office:value="0.75">
            <text:p>0.75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8] + [.G508]) / ([.J508] / 5) * [.L508]" office:value-type="float" office:value="99">
            <text:p>99.0000</text:p>
          </table:table-cell>
          <table:table-cell table:style-name="ce78" table:formula="of:=[.Z508]/[.D508]" office:value-type="float" office:value="0.99">
            <text:p>0.9900</text:p>
          </table:table-cell>
          <table:table-cell table:style-name="ce82" table:formula="of:=-1*[.Z508]/[.E508]" office:value-type="float" office:value="1.98">
            <text:p>1.9800</text:p>
          </table:table-cell>
          <table:table-cell table:style-name="ce78" table:formula="of:=[.Z508] * ([.N508] + [.O508] + [.P508]) / (3 - [.Q508] - [.R508])" office:value-type="float" office:value="173.25">
            <text:p>173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Bionic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60">
            <text:p>-60</text:p>
          </table:table-cell>
          <table:table-cell table:style-name="ce55" office:value-type="float" office:value="55">
            <text:p>55</text:p>
          </table:table-cell>
          <table:table-cell table:style-name="ce61" office:value-type="float" office:value="75">
            <text:p>7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9">
            <text:p>0.9</text:p>
          </table:table-cell>
          <table:table-cell table:style-name="ce61" office:value-type="float" office:value="0.75">
            <text:p>0.7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5">
            <text:p>25</text:p>
          </table:table-cell>
          <table:table-cell table:style-name="ce39" office:value-type="float" office:value="0.75">
            <text:p>0.75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9] + [.G509]) / ([.J509] / 5) * [.L509]" office:value-type="float" office:value="117">
            <text:p>117.0000</text:p>
          </table:table-cell>
          <table:table-cell table:style-name="ce78" table:formula="of:=[.Z509]/[.D509]" office:value-type="float" office:value="0.975">
            <text:p>0.9750</text:p>
          </table:table-cell>
          <table:table-cell table:style-name="ce82" table:formula="of:=-1*[.Z509]/[.E509]" office:value-type="float" office:value="1.95">
            <text:p>1.9500</text:p>
          </table:table-cell>
          <table:table-cell table:style-name="ce78" table:formula="of:=[.Z509] * ([.N509] + [.O509] + [.P509]) / (3 - [.Q509] - [.R509])" office:value-type="float" office:value="204.75">
            <text:p>204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Swarm Strikecraft</text:p>
          </table:table-cell>
          <table:table-cell table:style-name="ce37" office:value-type="string">
            <text:p>H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-80">
            <text:p>-80</text:p>
          </table:table-cell>
          <table:table-cell table:style-name="ce54" office:value-type="float" office:value="8">
            <text:p>8</text:p>
          </table:table-cell>
          <table:table-cell table:style-name="ce60" office:value-type="float" office:value="12">
            <text:p>12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">
            <text:p>2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1">
            <text:p>1</text:p>
          </table:table-cell>
          <table:table-cell table:style-name="ce60" office:value-type="float" office:value="0.8">
            <text:p>0.8</text:p>
          </table:table-cell>
          <table:table-cell table:number-columns-repeated="4" table:style-name="ce45" office:value-type="float" office:value="1">
            <text:p>1</text:p>
          </table:table-cell>
          <table:table-cell table:style-name="ce45" office:value-type="float" office:value="0.66">
            <text:p>0.66</text:p>
          </table:table-cell>
          <table:table-cell table:style-name="ce54" office:value-type="float" office:value="400">
            <text:p>400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8">
            <text:p>0.8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510] + [.G510]) / ([.J510] / 5) * [.L510]" office:value-type="float" office:value="50">
            <text:p>50.0000</text:p>
          </table:table-cell>
          <table:table-cell table:style-name="ce77" table:formula="of:=[.Z510]/[.D510]" office:value-type="float" office:value="0.5">
            <text:p>0.5000</text:p>
          </table:table-cell>
          <table:table-cell table:style-name="ce80" table:formula="of:=-1*[.Z510]/[.E510]" office:value-type="float" office:value="0.625">
            <text:p>0.6250</text:p>
          </table:table-cell>
          <table:table-cell table:style-name="ce77" table:formula="of:=[.Z510] * ([.N510] + [.O510] + [.P510]) / (3 - [.Q510] - [.R510])" office:value-type="float" office:value="111.940298507463">
            <text:p>111.940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warm Strikecraft (new)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80">
            <text:p>-80</text:p>
          </table:table-cell>
          <table:table-cell table:style-name="ce55" office:value-type="float" office:value="10">
            <text:p>10</text:p>
          </table:table-cell>
          <table:table-cell table:style-name="ce61" office:value-type="float" office:value="18">
            <text:p>18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.8">
            <text:p>0.8</text:p>
          </table:table-cell>
          <table:table-cell table:style-name="ce39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.66">
            <text:p>0.66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1] + [.G511]) / ([.J511] / 5) * [.L511]" office:value-type="float" office:value="70">
            <text:p>70.0000</text:p>
          </table:table-cell>
          <table:table-cell table:style-name="ce78" table:formula="of:=[.Z511]/[.D511]" office:value-type="float" office:value="0.7">
            <text:p>0.7000</text:p>
          </table:table-cell>
          <table:table-cell table:style-name="ce82" table:formula="of:=-1*[.Z511]/[.E511]" office:value-type="float" office:value="0.875">
            <text:p>0.8750</text:p>
          </table:table-cell>
          <table:table-cell table:style-name="ce78" table:formula="of:=[.Z511] * ([.N511] + [.O511] + [.P511]) / (3 - [.Q511] - [.R511])" office:value-type="float" office:value="169.776119402985">
            <text:p>169.77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Ravaging Swarmers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90">
            <text:p>-90</text:p>
          </table:table-cell>
          <table:table-cell table:style-name="ce55" office:value-type="float" office:value="15">
            <text:p>15</text:p>
          </table:table-cell>
          <table:table-cell table:style-name="ce61" office:value-type="float" office:value="25">
            <text:p>2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.8">
            <text:p>0.8</text:p>
          </table:table-cell>
          <table:table-cell table:style-name="ce39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.75">
            <text:p>0.75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2] + [.G512]) / ([.J512] / 5) * [.L512]" office:value-type="float" office:value="100">
            <text:p>100.0000</text:p>
          </table:table-cell>
          <table:table-cell table:style-name="ce78" table:formula="of:=[.Z512]/[.D512]" office:value-type="float" office:value="0.833333333333333">
            <text:p>0.8333</text:p>
          </table:table-cell>
          <table:table-cell table:style-name="ce82" table:formula="of:=-1*[.Z512]/[.E512]" office:value-type="float" office:value="1.11111111111111">
            <text:p>1.1111</text:p>
          </table:table-cell>
          <table:table-cell table:style-name="ce78" table:formula="of:=[.Z512] * ([.N512] + [.O512] + [.P512]) / (3 - [.Q512] - [.R512])" office:value-type="float" office:value="260">
            <text:p>260.0000</text:p>
          </table:table-cell>
          <table:table-cell table:style-name="ce31" table:number-columns-repeated="2"/>
          <table:table-cell table:number-columns-repeated="993"/>
        </table:table-row>
        <table:table-row table:style-name="ro2" table:number-rows-repeated="862">
          <table:table-cell table:style-name="ce16"/>
          <table:table-cell table:style-name="ce31"/>
          <table:table-cell table:style-name="ce39" table:number-columns-repeated="23"/>
          <table:table-cell table:style-name="ce76"/>
          <table:table-cell table:style-name="ce79" table:number-columns-repeated="3"/>
          <table:table-cell table:style-name="ce31" table:number-columns-repeated="2"/>
          <table:table-cell table:number-columns-repeated="993"/>
        </table:table-row>
        <table:table-row table:style-name="ro4" table:number-rows-repeated="104720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05/18/2025</text:date>, <text:time>21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5-05-18T21:29:50.21</dc:date>
    <dc:creator>Pavel Solovyev</dc:creator>
    <meta:editing-duration>P21DT9H58M28S</meta:editing-duration>
    <meta:editing-cycles>154</meta:editing-cycles>
    <meta:document-statistic meta:table-count="1" meta:cell-count="14464" meta:object-count="0"/>
    <meta:user-defined meta:name=""/>
  </office:meta>
</office:document-meta>
</file>